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00000000192044505E.png" manifest:media-type=""/>
  <manifest:file-entry manifest:full-path="Pictures/10000000000005000000001EACB73829.png" manifest:media-type=""/>
  <manifest:file-entry manifest:full-path="Pictures/10000000000005000000023A0649D5EE.jpg" manifest:media-type=""/>
  <manifest:file-entry manifest:full-path="Pictures/10000201000000940000005036DAB67B.png" manifest:media-type=""/>
  <manifest:file-entry manifest:full-path="Pictures/10000201000000940000005037EF7D2E.png" manifest:media-type=""/>
  <manifest:file-entry manifest:full-path="Pictures/200000090000860A0000036C1D4AD3C0.wmf" manifest:media-type=""/>
  <manifest:file-entry manifest:full-path="Pictures/100002010000009400000051FCC9AE35.png" manifest:media-type=""/>
  <manifest:file-entry manifest:full-path="Pictures/1000000000000235000000E95C029E6E.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DejaVu Sans1" svg:font-family="'DejaVu Sans'" style:font-pitch="variable"/>
    <style:font-face style:name="Lohit Hindi1" svg:font-family="'Lohit Hindi'" style:font-pitch="variable"/>
    <style:font-face style:name="WenQuanYi Micro Hei1" svg:font-family="'WenQuanYi Micro He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2"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no-wrap"/>
    </style:style>
    <style:style style:name="gr5"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style:style>
    <style:style style:name="gr7"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8" style:family="graphic" style:parent-style-name="standard">
      <style:graphic-properties draw:stroke="none" draw:fill="solid" draw:fill-color="#ffcc00" draw:opacity="100%" draw:textarea-horizontal-align="left" draw:textarea-vertical-align="top" draw:auto-grow-height="false" fo:padding-top="0.13cm" fo:padding-bottom="0.13cm" fo:padding-left="0.25cm" fo:padding-right="0.25cm" fo:wrap-option="wrap"/>
    </style:style>
    <style:style style:name="gr9"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wrap"/>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3.079cm" fo:min-width="0cm" fo:padding-top="0cm" fo:padding-bottom="0cm" fo:padding-left="0cm" fo:padding-right="0cm" fo:wrap-option="wrap"/>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2.007cm" fo:min-width="0cm" fo:padding-top="0cm" fo:padding-bottom="0cm" fo:padding-left="0cm" fo:padding-right="0cm" fo:wrap-option="wrap"/>
    </style:style>
    <style:style style:name="pr3" style:family="presentation" style:parent-style-name="Default-notes">
      <style:graphic-properties draw:stroke="none" draw:fill="none" draw:fill-color="#ffffff" draw:auto-grow-height="true" fo:min-height="11.43cm"/>
    </style:style>
    <style:style style:name="pr4" style:family="presentation" style:parent-style-name="Titel2-outline1">
      <style:graphic-properties draw:stroke="none" draw:fill="none" draw:fill-color="#ffffff" draw:textarea-horizontal-align="justify" draw:textarea-vertical-align="top" draw:auto-grow-height="true" draw:auto-grow-width="false" fo:min-height="12.864cm" fo:min-width="0cm" fo:padding-top="0cm" fo:padding-bottom="0cm" fo:padding-left="0cm" fo:padding-right="0cm" fo:wrap-option="wrap"/>
    </style:style>
    <style:style style:name="pr5" style:family="presentation" style:parent-style-name="Titel2-title">
      <style:graphic-properties draw:stroke="none" draw:fill="none" draw:fill-color="#ffffff" draw:textarea-horizontal-align="justify" draw:textarea-vertical-align="bottom" draw:auto-grow-height="true" draw:auto-grow-width="false" fo:min-height="2.184cm" fo:min-width="0cm" fo:padding-top="0cm" fo:padding-bottom="0cm" fo:padding-left="0cm" fo:padding-right="0cm" fo:wrap-option="wrap"/>
    </style:style>
    <style:style style:name="pr6" style:family="presentation" style:parent-style-name="Titel2-notes">
      <style:graphic-properties draw:stroke="none" draw:fill="none" draw:fill-color="#ffffff" fo:min-height="10.55cm"/>
    </style:style>
    <style:style style:name="pr7" style:family="presentation" style:parent-style-name="Titel2-notes">
      <style:graphic-properties draw:stroke="none" draw:fill="none" draw:fill-color="#ffffff" draw:textarea-horizontal-align="justify" draw:textarea-vertical-align="middle" draw:auto-grow-height="true" draw:auto-grow-width="false" fo:min-height="10.796cm" fo:min-width="0cm" fo:padding-top="0cm" fo:padding-bottom="0cm" fo:padding-left="0cm" fo:padding-right="0cm" fo:wrap-option="no-wrap"/>
    </style:style>
    <style:style style:name="pr8" style:family="presentation" style:parent-style-name="Titel20-title">
      <style:graphic-properties draw:stroke="none" draw:fill="none" draw:fill-color="#ffffff" draw:textarea-horizontal-align="justify" draw:textarea-vertical-align="bottom" draw:auto-grow-height="true" draw:auto-grow-width="false" fo:min-height="1.54cm" fo:min-width="0cm" fo:padding-top="0cm" fo:padding-bottom="0cm" fo:padding-left="0cm" fo:padding-right="0cm" fo:wrap-option="wrap"/>
    </style:style>
    <style:style style:name="pr9" style:family="presentation" style:parent-style-name="Titel20-notes">
      <style:graphic-properties draw:stroke="none" draw:fill="none" draw:fill-color="#ffffff" fo:min-height="10.793cm"/>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105cm" fo:margin-bottom="0cm" fo:text-align="start" fo:text-indent="0cm" style:punctuation-wrap="hanging" style:line-break="strict"/>
    </style:style>
    <style:style style:name="P4" style:family="paragraph">
      <style:paragraph-properties fo:margin-left="0cm" fo:margin-right="0cm" fo:margin-top="0cm" fo:margin-bottom="0cm" fo:line-height="100%" fo:text-align="end" fo:text-indent="0cm" style:punctuation-wrap="hanging" style:line-break="strict"/>
    </style:style>
    <style:style style:name="P5" style:family="paragraph">
      <style:paragraph-properties fo:margin-left="0cm" fo:margin-right="0cm" fo:margin-top="0.176cm" fo:margin-bottom="0cm" fo:text-indent="0cm" style:punctuation-wrap="hanging" style:line-break="strict"/>
    </style:style>
    <style:style style:name="P6" style:family="paragraph">
      <style:paragraph-properties fo:margin-left="0cm" fo:margin-right="0cm" fo:margin-top="0.282cm" fo:margin-bottom="0cm" fo:text-align="end" fo:text-indent="0cm" style:punctuation-wrap="hanging" style:line-break="strict"/>
    </style:style>
    <style:style style:name="P7" style:family="paragraph">
      <style:paragraph-properties fo:margin-left="0cm" fo:margin-right="0cm" fo:margin-top="0.282cm" fo:margin-bottom="0cm" fo:text-indent="0cm" style:punctuation-wrap="hanging" style:line-break="strict"/>
    </style:style>
    <style:style style:name="P8" style:family="paragraph">
      <style:paragraph-properties fo:margin-left="0cm" fo:margin-right="0cm" fo:margin-top="0cm" fo:margin-bottom="0cm" fo:text-indent="0cm" style:punctuation-wrap="hanging" style:line-break="strict"/>
    </style:style>
    <style:style style:name="P9" style:family="paragraph">
      <style:paragraph-properties fo:margin-left="0cm" fo:margin-right="0cm" fo:margin-top="0cm" fo:margin-bottom="0cm" fo:line-height="100%" fo:text-indent="0cm" style:punctuation-wrap="hanging" style:line-break="strict"/>
    </style:style>
    <style:style style:name="P10" style:family="paragraph">
      <style:paragraph-properties fo:margin-left="0cm" fo:margin-right="0cm" fo:margin-top="0.282cm" fo:margin-bottom="0cm" fo:text-align="end" fo:text-indent="0cm" style:punctuation-wrap="hanging" style:line-break="strict" style:writing-mode="lr-tb" style:font-independent-line-spacing="true"/>
      <style:text-properties fo:font-size="16pt"/>
    </style:style>
    <style:style style:name="P11" style:family="paragraph">
      <style:paragraph-properties fo:margin-left="0cm" fo:margin-right="0cm" fo:margin-top="0.282cm" fo:margin-bottom="0cm" fo:text-indent="0cm" style:punctuation-wrap="hanging" style:line-break="strict" style:writing-mode="lr-tb" style:font-independent-line-spacing="true"/>
      <style:text-properties fo:font-size="16pt"/>
    </style:style>
    <style:style style:name="P12" style:family="paragraph">
      <style:paragraph-properties fo:margin-left="0cm" fo:margin-right="0cm" fo:margin-top="0cm" fo:margin-bottom="0cm" fo:text-indent="0cm" style:punctuation-wrap="hanging" style:line-break="strict" style:writing-mode="lr-tb" style:font-independent-line-spacing="true"/>
      <style:text-properties fo:font-size="16pt"/>
    </style:style>
    <style:style style:name="P13" style:family="paragraph">
      <style:paragraph-properties fo:margin-left="0cm" fo:margin-right="0cm" fo:margin-top="0cm" fo:margin-bottom="0cm" fo:line-height="100%" fo:text-indent="0cm" style:punctuation-wrap="hanging" style:line-break="strict" style:writing-mode="lr-tb" style:font-independent-line-spacing="true"/>
      <style:text-properties fo:font-size="16pt"/>
    </style:style>
    <style:style style:name="P14" style:family="paragraph">
      <style:paragraph-properties fo:margin-left="0cm" fo:margin-right="0cm" fo:margin-top="0cm" fo:margin-bottom="0cm" fo:line-height="100%" fo:text-align="end" fo:text-indent="0cm" style:punctuation-wrap="hanging" style:line-break="strict" style:writing-mode="lr-tb" style:font-independent-line-spacing="true"/>
      <style:text-properties fo:font-size="16pt"/>
    </style:style>
    <style:style style:name="P15" style:family="paragraph">
      <style:paragraph-properties fo:margin-left="0cm" fo:margin-right="0cm" fo:margin-top="0cm" fo:margin-bottom="0cm" fo:text-align="end" fo:text-indent="0cm" style:punctuation-wrap="hanging" style:line-break="strict"/>
    </style:style>
    <style:style style:name="P16" style:family="paragraph">
      <style:paragraph-properties fo:margin-left="0cm" fo:margin-right="0cm" fo:margin-top="0cm" fo:margin-bottom="0cm" fo:text-align="end" fo:text-indent="0cm" style:punctuation-wrap="hanging" style:line-break="strict" style:writing-mode="lr-tb" style:font-independent-line-spacing="true"/>
      <style:text-properties fo:font-size="16pt"/>
    </style:style>
    <style:style style:name="P17" style:family="paragraph">
      <style:paragraph-properties fo:margin-left="0.952cm" fo:margin-right="0cm" fo:margin-top="0.07cm" fo:margin-bottom="0cm" fo:line-height="100%" fo:text-indent="-0.952cm" style:punctuation-wrap="hanging" style:line-break="strict"/>
    </style:style>
    <style:style style:name="P18" style:family="paragraph">
      <style:paragraph-properties style:writing-mode="lr-tb" style:font-independent-line-spacing="true"/>
      <style:text-properties style:use-window-font-color="true" style:font-name="Verdana1" fo:font-size="8pt" style:font-size-asian="8pt" style:font-size-complex="8pt"/>
    </style:style>
    <style:style style:name="T1" style:family="text">
      <style:text-properties fo:color="#000000" fo:font-size="36pt" fo:language="en" fo:country="GB" fo:font-weight="bold" style:font-name-asian="DejaVu Sans1" style:font-size-asian="36pt" style:font-weight-asian="bold" style:font-name-complex="DejaVu Sans1" style:font-size-complex="36pt" style:font-weight-complex="bold"/>
    </style:style>
    <style:style style:name="T2" style:family="text">
      <style:text-properties fo:color="#000000" fo:font-size="16pt" fo:language="en" fo:country="GB" fo:font-weight="bold" style:font-name-asian="DejaVu Sans1" style:font-size-asian="16pt" style:font-weight-asian="bold" style:font-name-complex="DejaVu Sans1" style:font-size-complex="16pt" style:font-weight-complex="bold"/>
    </style:style>
    <style:style style:name="T3" style:family="text">
      <style:text-properties fo:font-size="12pt" fo:language="en" fo:country="GB" style:font-size-asian="12pt" style:font-size-complex="12pt"/>
    </style:style>
    <style:style style:name="T4" style:family="text">
      <style:text-properties fo:color="#000000" style:font-name="Times New Roman" fo:font-size="8pt" fo:language="en" fo:country="GB" style:font-name-asian="DejaVu Sans1" style:font-size-asian="8pt" style:font-name-complex="DejaVu Sans1" style:font-size-complex="8pt"/>
    </style:style>
    <style:style style:name="T5" style:family="text">
      <style:text-properties fo:color="#000000" fo:font-size="18pt" fo:language="en" fo:country="US" style:font-name-asian="DejaVu Sans1" style:font-size-asian="18pt" style:font-name-complex="DejaVu Sans1" style:font-size-complex="18pt"/>
    </style:style>
    <style:style style:name="T6" style:family="text">
      <style:text-properties fo:color="#363534" fo:font-size="9pt" fo:language="en" fo:country="GB" style:font-size-asian="9pt" style:font-size-complex="9pt"/>
    </style:style>
    <style:style style:name="T7" style:family="text">
      <style:text-properties fo:language="en" fo:country="GB"/>
    </style:style>
    <style:style style:name="T8" style:family="text">
      <style:text-properties fo:color="#ffffff" fo:font-size="20pt" fo:language="en" fo:country="US" fo:font-weight="bold" style:font-name-asian="DejaVu Sans1" style:font-size-asian="20pt" style:font-weight-asian="bold" style:font-name-complex="DejaVu Sans1" style:font-size-complex="20pt" style:font-weight-complex="bold"/>
    </style:style>
    <style:style style:name="T9" style:family="text">
      <style:text-properties fo:language="en" fo:country="US"/>
    </style:style>
    <style:style style:name="T10" style:family="text">
      <style:text-properties fo:color="#000000" style:font-name="Times New Roman" fo:font-size="8pt" fo:language="de" fo:country="DE" style:font-name-asian="DejaVu Sans1" style:font-size-asian="8pt" style:font-name-complex="DejaVu Sans1" style:font-size-complex="8pt"/>
    </style:style>
    <style:style style:name="T11" style:family="text">
      <style:text-properties fo:font-size="16pt" fo:language="en" fo:country="GB"/>
    </style:style>
    <style:style style:name="T12" style:family="text">
      <style:text-properties fo:color="#000000" fo:font-size="8pt" fo:language="de" fo:country="DE" style:font-name-asian="DejaVu Sans1" style:font-size-asian="8pt" style:font-name-complex="DejaVu Sans1" style:font-size-complex="8pt"/>
    </style:style>
    <style:style style:name="T13" style:family="text">
      <style:text-properties fo:color="#363534" fo:font-size="36pt" fo:language="en" fo:country="GB" style:font-size-asian="36pt" style:font-size-complex="36pt"/>
    </style:style>
    <style:style style:name="T14" style:family="text">
      <style:text-properties style:use-window-font-color="true" style:font-name="Verdana1" fo:font-size="8pt" fo:language="en" fo:country="GB" style:font-size-asian="8pt" style:font-size-complex="8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5.08cm" text:min-label-width="0.635cm"/>
        <style:text-properties style:font-name="Arial2" fo:color="#363534" fo:font-size="100%"/>
      </text:list-level-style-bullet>
      <text:list-level-style-bullet text:level="2" text:bullet-char="•">
        <style:list-level-properties text:min-label-width="0.599cm"/>
        <style:text-properties style:font-name="Arial2" fo:color="#ffcc00" fo:font-size="12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text:list-style style:name="L5">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gent technology and grids</presentation:footer-decl>
      <presentation:date-time-decl presentation:name="dtd1" presentation:source="current-date" style:data-style-name="D1"/>
      <presentation:date-time-decl presentation:name="dtd2" presentation:source="fixed">30 November 2009</presentation:date-time-decl>
      <draw:page draw:name="Workshop Agent Technologie" draw:style-name="dp1" draw:master-page-name="Default" presentation:presentation-page-layout-name="AL1T0" presentation:use-date-time-name="dtd1">
        <draw:frame presentation:style-name="pr1" draw:text-style-name="P2" draw:layer="layout" svg:width="9.6cm" svg:height="3.079cm" svg:x="0.632cm" svg:y="11.825cm" presentation:class="title" presentation:user-transformed="true">
          <draw:text-box>
            <text:list text:style-name="L1">
              <text:list-header>
                <text:p text:style-name="P1"><text:span text:style-name="T1">Java RMI</text:span><text:span text:style-name="T1"><text:line-break/></text:span><text:span text:style-name="T1"><text:tab/></text:span><text:span text:style-name="T2">een gedistribueerd planbord</text:span></text:p>
              </text:list-header>
            </text:list>
          </draw:text-box>
        </draw:frame>
        <draw:frame presentation:style-name="pr2" draw:text-style-name="P2" draw:layer="layout" svg:width="11.642cm" svg:height="2.344cm" svg:x="3.854cm" svg:y="8.461cm">
          <draw:text-box>
            <text:list text:style-name="L2">
              <text:list-header>
                <text:p text:style-name="P3"><text:span text:style-name="T3"/></text:p>
                <text:p text:style-name="P3"><text:span text:style-name="T3"/></text:p>
                <text:p text:style-name="P3"><text:span text:style-name="T3"/></text:p>
                <text:p text:style-name="P3"><text:span text:style-name="T3"/></text:p>
              </text:list-header>
            </text:list>
          </draw:text-box>
        </draw:frame>
        <draw:custom-shape draw:name="AutoShape 3" draw:style-name="gr1" draw:text-style-name="P2" draw:layer="layout" svg:width="1.464cm" svg:height="4.181cm" svg:x="1.83cm" svg:y="4.721cm">
          <text:p/>
          <draw:enhanced-geometry svg:viewBox="0 0 21600 21600" draw:type="rectangle" draw:enhanced-path="M 0 0 L 21600 0 21600 21600 0 21600 0 0 Z N"/>
        </draw:custom-shape>
        <draw:custom-shape draw:name="AutoShape 7" draw:style-name="gr1" draw:text-style-name="P2" draw:layer="layout" svg:width="1.469cm" svg:height="4.18cm" svg:x="15.879cm" svg:y="4.25cm">
          <text:p/>
          <draw:enhanced-geometry svg:viewBox="0 0 21600 21600" draw:type="rectangle" draw:enhanced-path="M 0 0 L 21600 0 21600 21600 0 21600 0 0 Z N"/>
        </draw:custom-shape>
        <presentation:notes draw:style-name="dp2" presentation:use-date-time-name="dtd1">
          <draw:page-thumbnail draw:style-name="gr2" draw:layer="layout" svg:width="12.7cm" svg:height="9.525cm" svg:x="3.175cm" svg:y="1.905cm" draw:page-number="1" presentation:class="page"/>
          <draw:frame presentation:style-name="pr3" draw:layer="layout" svg:width="15.24cm" svg:height="11.43cm" svg:x="1.905cm" svg:y="12.065cm" presentation:class="notes" presentation:placeholder="true">
            <draw:text-box/>
          </draw:frame>
          <draw:custom-shape draw:name="Slide Number Placeholder 3" draw:style-name="gr3" draw:text-style-name="P2" draw:layer="layout" svg:width="1.513cm" svg:height="0.688cm" svg:x="17.127cm" svg:y="24.302cm">
            <text:list text:style-name="L3">
              <text:list-header>
                <text:p text:style-name="P4"><text:span text:style-name="T4"><text:page-number>&lt;number&gt;</text:page-number></text:span></text:p>
              </text:list-header>
            </text:list>
            <draw:enhanced-geometry svg:viewBox="0 0 21600 21600" draw:type="mso-spt202" draw:enhanced-path="M 0 0 L 21600 0 21600 21600 0 21600 0 0 Z N"/>
          </draw:custom-shape>
        </presentation:notes>
      </draw:page>
      <draw:page draw:name="Agenda" draw:style-name="dp3" draw:master-page-name="Titel2" presentation:use-date-time-name="dtd1">
        <draw:frame presentation:style-name="pr4" draw:text-style-name="P2" draw:layer="layout" svg:width="22.82cm" svg:height="12.864cm" svg:x="1.27cm" svg:y="4.021cm" presentation:class="outline" presentation:user-transformed="true">
          <draw:text-box>
            <text:list text:style-name="L4">
              <text:list-item>
                <text:list>
                  <text:list-item>
                    <text:p text:style-name="P5"><text:span text:style-name="T5">Intro</text:span></text:p>
                  </text:list-item>
                  <text:list-item>
                    <text:p text:style-name="P5"><text:span text:style-name="T5">Overzicht</text:span></text:p>
                  </text:list-item>
                  <text:list-item>
                    <text:p text:style-name="P5"><text:span text:style-name="T5">Remote object</text:span></text:p>
                  </text:list-item>
                  <text:list-item>
                    <text:p text:style-name="P5"><text:span text:style-name="T5">Server / Client</text:span></text:p>
                  </text:list-item>
                  <text:list-item>
                    <text:p text:style-name="P5"><text:span text:style-name="T5">Serialization</text:span></text:p>
                  </text:list-item>
                  <text:list-item>
                    <text:p text:style-name="P5"><text:span text:style-name="T5">Callback</text:span></text:p>
                  </text:list-item>
                  <text:list-item>
                    <text:p text:style-name="P5"><text:span text:style-name="T5">Demo</text:span></text:p>
                  </text:list-item>
                  <text:list-item>
                    <text:p text:style-name="P5"><text:span text:style-name="T5">Vragen</text:span></text:p>
                  </text:list-item>
                </text:list>
              </text:list-item>
            </text:list>
          </draw:text-box>
        </draw:frame>
        <draw:custom-shape draw:name="Slide Number Placeholder 1" draw:style-name="gr4" draw:text-style-name="P2" draw:layer="layout" svg:width="2.161cm" svg:height="0.454cm" svg:x="22.062cm" svg:y="17.833cm">
          <text:list text:style-name="L3">
            <text:list-header>
              <text:p text:style-name="P6"><text:span text:style-name="T6">No. </text:span><text:span text:style-name="T6"><text:page-number>&lt;number&gt;</text:page-number></text:span></text:p>
            </text:list-header>
          </text:list>
          <draw:enhanced-geometry svg:viewBox="0 0 21600 21600" draw:type="mso-spt202" draw:enhanced-path="M 0 0 L 21600 0 21600 21600 0 21600 0 0 Z N"/>
        </draw:custom-shape>
        <draw:custom-shape draw:name="Date Placeholder 2" draw:style-name="gr5" draw:text-style-name="P2" draw:layer="layout" svg:width="5.794cm" svg:height="0.719cm" svg:x="0cm" svg:y="18.327cm">
          <text:list text:style-name="L3">
            <text:list-header>
              <text:p text:style-name="P7"><text:span text:style-name="T7">2 November 2010</text:span></text:p>
            </text:list-header>
          </text:list>
          <draw:enhanced-geometry svg:viewBox="0 0 21600 21600" draw:type="mso-spt202" draw:enhanced-path="M 0 0 L 21600 0 21600 21600 0 21600 0 0 Z N"/>
        </draw:custom-shape>
        <draw:custom-shape draw:name="Text Box 1" draw:style-name="gr6" draw:text-style-name="P2" draw:layer="layout" svg:width="23.204cm" svg:height="1.001cm" svg:x="1.098cm" svg:y="2.121cm">
          <text:list text:style-name="L3">
            <text:list-header>
              <text:p text:style-name="P8"><text:span text:style-name="T8">Intro Jade</text:span></text:p>
            </text:list-header>
          </text:list>
          <draw:enhanced-geometry svg:viewBox="0 0 21600 21600" draw:type="mso-spt202" draw:enhanced-path="M 0 0 L 21600 0 21600 21600 0 21600 0 0 Z N"/>
        </draw:custom-shape>
        <draw:frame presentation:style-name="pr5" draw:text-style-name="P2" draw:layer="layout" svg:width="22.895cm" svg:height="2.184cm" svg:x="1.318cm" svg:y="0.739cm" presentation:class="title" presentation:user-transformed="true">
          <draw:text-box>
            <text:list text:style-name="L5">
              <text:list-header>
                <text:p text:style-name="P1"><text:span text:style-name="T9">Agenda</text:span></text:p>
              </text:list-header>
            </text:list>
          </draw:text-box>
        </draw:frame>
        <presentation:notes draw:style-name="dp2" presentation:use-date-time-name="dtd1">
          <draw:custom-shape draw:name="Rectangle 4" draw:style-name="gr3" draw:text-style-name="P2" draw:layer="layout" svg:width="16.651cm" svg:height="0.688cm" svg:x="0.269cm" svg:y="24.302cm">
            <text:list text:style-name="L3">
              <text:list-header>
                <text:p text:style-name="P9"><text:span text:style-name="T10">2. November 2010 | Title of Presentation</text:span></text:p>
              </text:list-header>
            </text:list>
            <draw:enhanced-geometry svg:viewBox="0 0 21600 21600" draw:type="mso-spt202" draw:enhanced-path="M 0 0 L 21600 0 21600 21600 0 21600 0 0 Z N"/>
          </draw:custom-shape>
          <draw:custom-shape draw:name="Rectangle 5" draw:style-name="gr3" draw:text-style-name="P2" draw:layer="layout" svg:width="1.513cm" svg:height="0.688cm" svg:x="17.127cm" svg:y="24.302cm">
            <text:list text:style-name="L3">
              <text:list-header>
                <text:p text:style-name="P4"><text:span text:style-name="T10"><text:page-number>&lt;number&gt;</text:page-number></text:span></text:p>
              </text:list-header>
            </text:list>
            <draw:enhanced-geometry svg:viewBox="0 0 21600 21600" draw:type="mso-spt202" draw:enhanced-path="M 0 0 L 21600 0 21600 21600 0 21600 0 0 Z N"/>
          </draw:custom-shape>
          <draw:page-thumbnail draw:style-name="gr2" draw:layer="layout" svg:width="15.204cm" svg:height="11.403cm" svg:x="1.923cm" svg:y="0.697cm" draw:page-number="2" presentation:class="page"/>
          <draw:frame presentation:style-name="pr6" draw:layer="layout" svg:width="15.24cm" svg:height="10.55cm" svg:x="1.905cm" svg:y="12.7cm" presentation:class="notes" presentation:placeholder="true">
            <draw:text-box/>
          </draw:frame>
        </presentation:notes>
      </draw:page>
      <draw:page draw:name="page3" draw:style-name="dp3" draw:master-page-name="Titel2" presentation:use-date-time-name="dtd1">
        <draw:custom-shape draw:name="Slide Number Placeholder 1" draw:style-name="gr4" draw:text-style-name="P10" draw:layer="layout" svg:width="2.161cm" svg:height="0.454cm" svg:x="22.062cm" svg:y="17.833cm">
          <text:list text:style-name="L3">
            <text:list-header>
              <text:p text:style-name="P6"><text:span text:style-name="T6">No. </text:span><text:span text:style-name="T6"><text:page-number>&lt;number&gt;</text:page-number></text:span></text:p>
            </text:list-header>
          </text:list>
          <draw:enhanced-geometry svg:viewBox="0 0 21600 21600" draw:type="mso-spt202" draw:enhanced-path="M 0 0 L 21600 0 21600 21600 0 21600 0 0 Z N"/>
        </draw:custom-shape>
        <draw:custom-shape draw:name="Date Placeholder 2" draw:style-name="gr5" draw:text-style-name="P11" draw:layer="layout" svg:width="5.794cm" svg:height="0.719cm" svg:x="0cm" svg:y="18.327cm">
          <text:list text:style-name="L3">
            <text:list-header>
              <text:p text:style-name="P7"><text:span text:style-name="T11">2 November 2010</text:span></text:p>
            </text:list-header>
          </text:list>
          <draw:enhanced-geometry svg:viewBox="0 0 21600 21600" draw:type="mso-spt202" draw:enhanced-path="M 0 0 L 21600 0 21600 21600 0 21600 0 0 Z N"/>
        </draw:custom-shape>
        <draw:custom-shape draw:name="Text Box 1" draw:style-name="gr6" draw:text-style-name="P12" draw:layer="layout" svg:width="23.204cm" svg:height="1.001cm" svg:x="1.098cm" svg:y="2.121cm">
          <text:list text:style-name="L3">
            <text:list-header>
              <text:p text:style-name="P8"><text:span text:style-name="T8">Paniek applicatie</text:span></text:p>
            </text:list-header>
          </text:list>
          <draw:enhanced-geometry svg:viewBox="0 0 21600 21600" draw:type="mso-spt202" draw:enhanced-path="M 0 0 L 21600 0 21600 21600 0 21600 0 0 Z N"/>
        </draw:custom-shape>
        <draw:custom-shape draw:name="Text Box 2" draw:style-name="gr7" draw:text-style-name="P2" draw:layer="layout" svg:width="0.502cm" svg:height="1.265cm" svg:x="0.997cm" svg:y="5.001cm">
          <text:p/>
          <draw:enhanced-geometry svg:viewBox="0 0 21600 21600" draw:type="mso-spt202" draw:enhanced-path="M 0 0 L 21600 0 21600 21600 0 21600 0 0 Z N"/>
        </draw:custom-shape>
        <draw:frame presentation:style-name="pr5" draw:text-style-name="P2" draw:layer="layout" svg:width="22.895cm" svg:height="2.184cm" svg:x="1.318cm" svg:y="0.739cm" presentation:class="title" presentation:user-transformed="true">
          <draw:text-box>
            <text:list text:style-name="L5">
              <text:list-header>
                <text:p text:style-name="P1"><text:span text:style-name="T9">Intro</text:span></text:p>
              </text:list-header>
            </text:list>
          </draw:text-box>
        </draw:frame>
        <presentation:notes draw:style-name="dp4" presentation:use-footer-name="ftr1" presentation:use-date-time-name="dtd2">
          <draw:custom-shape draw:name="Rectangle 4" draw:style-name="gr3" draw:text-style-name="P13" draw:layer="layout" svg:width="16.651cm" svg:height="0.688cm" svg:x="0.269cm" svg:y="24.302cm">
            <text:list text:style-name="L3">
              <text:list-header>
                <text:p text:style-name="P9"><text:span text:style-name="T10">2. November 2010 | Title of Presentation</text:span></text:p>
              </text:list-header>
            </text:list>
            <draw:enhanced-geometry svg:viewBox="0 0 21600 21600" draw:type="mso-spt202" draw:enhanced-path="M 0 0 L 21600 0 21600 21600 0 21600 0 0 Z N"/>
          </draw:custom-shape>
          <draw:custom-shape draw:name="Rectangle 5" draw:style-name="gr3" draw:text-style-name="P14" draw:layer="layout" svg:width="1.513cm" svg:height="0.688cm" svg:x="17.127cm" svg:y="24.302cm">
            <text:list text:style-name="L3">
              <text:list-header>
                <text:p text:style-name="P4"><text:span text:style-name="T10"><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12" draw:layer="layout" svg:width="16.656cm" svg:height="0.692cm" svg:x="0.269cm" svg:y="24.302cm">
            <text:list text:style-name="L3">
              <text:list-header>
                <text:p text:style-name="P8"><text:span text:style-name="T12">2. November 2010 | Title of Presentation</text:span></text:p>
              </text:list-header>
            </text:list>
            <draw:enhanced-geometry svg:viewBox="0 0 21600 21600" draw:type="mso-spt202" draw:enhanced-path="M 0 0 L 21600 0 21600 21600 0 21600 0 0 Z N"/>
          </draw:custom-shape>
          <draw:custom-shape draw:name="Text Box 2" draw:style-name="gr3" draw:text-style-name="P16" draw:layer="layout" svg:width="1.517cm" svg:height="0.692cm" svg:x="17.127cm" svg:y="24.302cm">
            <text:list text:style-name="L3">
              <text:list-header>
                <text:p text:style-name="P15"><text:span text:style-name="T12"><text:page-number>&lt;number&gt;</text:page-number></text:span></text:p>
              </text:list-header>
            </text:list>
            <draw:enhanced-geometry svg:viewBox="0 0 21600 21600" draw:type="mso-spt202" draw:enhanced-path="M 0 0 L 21600 0 21600 21600 0 21600 0 0 Z N"/>
          </draw:custom-shape>
          <draw:page-thumbnail draw:style-name="gr2" draw:layer="layout" svg:width="15.204cm" svg:height="11.403cm" svg:x="1.923cm" svg:y="0.697cm" draw:page-number="3" presentation:class="page"/>
          <draw:frame presentation:style-name="pr7" draw:text-style-name="P2" draw:layer="layout" svg:width="15.24cm" svg:height="10.796cm" svg:x="1.905cm" svg:y="12.699cm" presentation:class="notes" presentation:user-transformed="true">
            <draw:text-box>
              <text:p/>
            </draw:text-box>
          </draw:frame>
        </presentation:notes>
      </draw:page>
      <draw:page draw:name="Paniek applicatie" draw:style-name="dp3" draw:master-page-name="Titel2" presentation:use-date-time-name="dtd1">
        <draw:custom-shape draw:name="Slide Number Placeholder 1" draw:style-name="gr4" draw:text-style-name="P2" draw:layer="layout" svg:width="2.161cm" svg:height="0.454cm" svg:x="22.062cm" svg:y="17.833cm">
          <text:list text:style-name="L3">
            <text:list-header>
              <text:p text:style-name="P6"><text:span text:style-name="T6">No. </text:span><text:span text:style-name="T6"><text:page-number>&lt;number&gt;</text:page-number></text:span></text:p>
            </text:list-header>
          </text:list>
          <draw:enhanced-geometry svg:viewBox="0 0 21600 21600" draw:type="mso-spt202" draw:enhanced-path="M 0 0 L 21600 0 21600 21600 0 21600 0 0 Z N"/>
        </draw:custom-shape>
        <draw:custom-shape draw:name="Date Placeholder 2" draw:style-name="gr5" draw:text-style-name="P2" draw:layer="layout" svg:width="5.794cm" svg:height="0.719cm" svg:x="0cm" svg:y="18.327cm">
          <text:list text:style-name="L3">
            <text:list-header>
              <text:p text:style-name="P7"><text:span text:style-name="T7">2 November 2010</text:span></text:p>
            </text:list-header>
          </text:list>
          <draw:enhanced-geometry svg:viewBox="0 0 21600 21600" draw:type="mso-spt202" draw:enhanced-path="M 0 0 L 21600 0 21600 21600 0 21600 0 0 Z N"/>
        </draw:custom-shape>
        <draw:custom-shape draw:name="Text Box 1" draw:style-name="gr6" draw:text-style-name="P2" draw:layer="layout" svg:width="23.204cm" svg:height="1.001cm" svg:x="1.098cm" svg:y="2.121cm">
          <text:list text:style-name="L3">
            <text:list-header>
              <text:p text:style-name="P8"><text:span text:style-name="T8">Paniek applicatie</text:span></text:p>
            </text:list-header>
          </text:list>
          <draw:enhanced-geometry svg:viewBox="0 0 21600 21600" draw:type="mso-spt202" draw:enhanced-path="M 0 0 L 21600 0 21600 21600 0 21600 0 0 Z N"/>
        </draw:custom-shape>
        <draw:custom-shape draw:name="Text Box 2" draw:style-name="gr7" draw:text-style-name="P2" draw:layer="layout" svg:width="0.502cm" svg:height="1.265cm" svg:x="0.997cm" svg:y="5.001cm">
          <text:p/>
          <draw:enhanced-geometry svg:viewBox="0 0 21600 21600" draw:type="mso-spt202" draw:enhanced-path="M 0 0 L 21600 0 21600 21600 0 21600 0 0 Z N"/>
        </draw:custom-shape>
        <draw:frame presentation:style-name="pr5" draw:text-style-name="P2" draw:layer="layout" svg:width="22.895cm" svg:height="2.184cm" svg:x="1.318cm" svg:y="0.739cm" presentation:class="title" presentation:user-transformed="true">
          <draw:text-box>
            <text:list text:style-name="L5">
              <text:list-header>
                <text:p text:style-name="P1"><text:span text:style-name="T9">Overzicht</text:span></text:p>
              </text:list-header>
            </text:list>
          </draw:text-box>
        </draw:frame>
        <draw:frame presentation:style-name="pr4" draw:text-style-name="P2" draw:layer="layout" svg:width="22.82cm" svg:height="12.864cm" svg:x="1.27cm" svg:y="4.021cm" presentation:class="outline" presentation:user-transformed="true">
          <draw:text-box>
            <text:list text:style-name="L4">
              <text:list-item>
                <text:list>
                  <text:list-item>
                    <text:p text:style-name="P5"><text:span text:style-name="T5">Sockets</text:span></text:p>
                  </text:list-item>
                  <text:list-item>
                    <text:p text:style-name="P5"><text:span text:style-name="T5">Rpc</text:span></text:p>
                  </text:list-item>
                  <text:list-item>
                    <text:p text:style-name="P5"><text:span text:style-name="T5">Rmi</text:span></text:p>
                  </text:list-item>
                </text:list>
              </text:list-item>
            </text:list>
          </draw:text-box>
        </draw:frame>
        <presentation:notes draw:style-name="dp4" presentation:use-footer-name="ftr1" presentation:use-date-time-name="dtd2">
          <draw:custom-shape draw:name="Rectangle 4" draw:style-name="gr3" draw:text-style-name="P2" draw:layer="layout" svg:width="16.651cm" svg:height="0.688cm" svg:x="0.269cm" svg:y="24.302cm">
            <text:list text:style-name="L3">
              <text:list-header>
                <text:p text:style-name="P9"><text:span text:style-name="T10">2. November 2010 | Title of Presentation</text:span></text:p>
              </text:list-header>
            </text:list>
            <draw:enhanced-geometry svg:viewBox="0 0 21600 21600" draw:type="mso-spt202" draw:enhanced-path="M 0 0 L 21600 0 21600 21600 0 21600 0 0 Z N"/>
          </draw:custom-shape>
          <draw:custom-shape draw:name="Rectangle 5" draw:style-name="gr3" draw:text-style-name="P2" draw:layer="layout" svg:width="1.513cm" svg:height="0.688cm" svg:x="17.127cm" svg:y="24.302cm">
            <text:list text:style-name="L3">
              <text:list-header>
                <text:p text:style-name="P4"><text:span text:style-name="T10"><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2" draw:layer="layout" svg:width="16.656cm" svg:height="0.692cm" svg:x="0.269cm" svg:y="24.302cm">
            <text:list text:style-name="L3">
              <text:list-header>
                <text:p text:style-name="P8"><text:span text:style-name="T12">2. November 2010 | Title of Presentation</text:span></text:p>
              </text:list-header>
            </text:list>
            <draw:enhanced-geometry svg:viewBox="0 0 21600 21600" draw:type="mso-spt202" draw:enhanced-path="M 0 0 L 21600 0 21600 21600 0 21600 0 0 Z N"/>
          </draw:custom-shape>
          <draw:custom-shape draw:name="Text Box 2" draw:style-name="gr3" draw:text-style-name="P2" draw:layer="layout" svg:width="1.517cm" svg:height="0.692cm" svg:x="17.127cm" svg:y="24.302cm">
            <text:list text:style-name="L3">
              <text:list-header>
                <text:p text:style-name="P15"><text:span text:style-name="T12"><text:page-number>&lt;number&gt;</text:page-number></text:span></text:p>
              </text:list-header>
            </text:list>
            <draw:enhanced-geometry svg:viewBox="0 0 21600 21600" draw:type="mso-spt202" draw:enhanced-path="M 0 0 L 21600 0 21600 21600 0 21600 0 0 Z N"/>
          </draw:custom-shape>
          <draw:page-thumbnail draw:style-name="gr2" draw:layer="layout" svg:width="15.204cm" svg:height="11.403cm" svg:x="1.923cm" svg:y="0.697cm" draw:page-number="4" presentation:class="page"/>
          <draw:frame presentation:style-name="pr7" draw:text-style-name="P2" draw:layer="layout" svg:width="15.24cm" svg:height="10.796cm" svg:x="1.905cm" svg:y="12.699cm" presentation:class="notes" presentation:user-transformed="true">
            <draw:text-box>
              <text:p/>
            </draw:text-box>
          </draw:frame>
        </presentation:notes>
      </draw:page>
      <draw:page draw:name="page5" draw:style-name="dp3" draw:master-page-name="Titel2" presentation:use-date-time-name="dtd1">
        <draw:custom-shape draw:name="Slide Number Placeholder 1" draw:style-name="gr4" draw:text-style-name="P2" draw:layer="layout" svg:width="2.161cm" svg:height="0.454cm" svg:x="22.062cm" svg:y="17.833cm">
          <text:list text:style-name="L3">
            <text:list-header>
              <text:p text:style-name="P6"><text:span text:style-name="T6">No. </text:span><text:span text:style-name="T6"><text:page-number>&lt;number&gt;</text:page-number></text:span></text:p>
            </text:list-header>
          </text:list>
          <draw:enhanced-geometry svg:viewBox="0 0 21600 21600" draw:type="mso-spt202" draw:enhanced-path="M 0 0 L 21600 0 21600 21600 0 21600 0 0 Z N"/>
        </draw:custom-shape>
        <draw:custom-shape draw:name="Date Placeholder 2" draw:style-name="gr5" draw:text-style-name="P2" draw:layer="layout" svg:width="5.794cm" svg:height="0.719cm" svg:x="0cm" svg:y="18.327cm">
          <text:list text:style-name="L3">
            <text:list-header>
              <text:p text:style-name="P7"><text:span text:style-name="T7">2 November 2010</text:span></text:p>
            </text:list-header>
          </text:list>
          <draw:enhanced-geometry svg:viewBox="0 0 21600 21600" draw:type="mso-spt202" draw:enhanced-path="M 0 0 L 21600 0 21600 21600 0 21600 0 0 Z N"/>
        </draw:custom-shape>
        <draw:custom-shape draw:name="Text Box 1" draw:style-name="gr6" draw:text-style-name="P2" draw:layer="layout" svg:width="23.204cm" svg:height="1.001cm" svg:x="1.098cm" svg:y="2.121cm">
          <text:list text:style-name="L3">
            <text:list-header>
              <text:p text:style-name="P8"><text:span text:style-name="T8">Paniek applicatie</text:span></text:p>
            </text:list-header>
          </text:list>
          <draw:enhanced-geometry svg:viewBox="0 0 21600 21600" draw:type="mso-spt202" draw:enhanced-path="M 0 0 L 21600 0 21600 21600 0 21600 0 0 Z N"/>
        </draw:custom-shape>
        <draw:custom-shape draw:name="Text Box 2" draw:style-name="gr7" draw:text-style-name="P2" draw:layer="layout" svg:width="0.502cm" svg:height="1.265cm" svg:x="0.997cm" svg:y="5.001cm">
          <text:p/>
          <draw:enhanced-geometry svg:viewBox="0 0 21600 21600" draw:type="mso-spt202" draw:enhanced-path="M 0 0 L 21600 0 21600 21600 0 21600 0 0 Z N"/>
        </draw:custom-shape>
        <draw:frame presentation:style-name="pr5" draw:text-style-name="P2" draw:layer="layout" svg:width="22.895cm" svg:height="2.184cm" svg:x="1.318cm" svg:y="0.739cm" presentation:class="title" presentation:user-transformed="true">
          <draw:text-box>
            <text:list text:style-name="L5">
              <text:list-header>
                <text:p text:style-name="P1"><text:span text:style-name="T9">Remote object</text:span></text:p>
              </text:list-header>
            </text:list>
          </draw:text-box>
        </draw:frame>
        <draw:frame presentation:style-name="pr4" draw:text-style-name="P2" draw:layer="layout" svg:width="22.82cm" svg:height="12.864cm" svg:x="1.27cm" svg:y="4.021cm" presentation:class="outline" presentation:user-transformed="true">
          <draw:text-box>
            <text:list text:style-name="L4">
              <text:list-item>
                <text:list>
                  <text:list-item>
                    <text:p text:style-name="P5"><text:span text:style-name="T5">Pojo</text:span></text:p>
                  </text:list-item>
                  <text:list-item>
                    <text:p text:style-name="P5"><text:span text:style-name="T5">Interface extends remote</text:span></text:p>
                  </text:list-item>
                  <text:list-item>
                    <text:p text:style-name="P5"><text:span text:style-name="T5">RemoteException</text:span></text:p>
                  </text:list-item>
                </text:list>
              </text:list-item>
            </text:list>
          </draw:text-box>
        </draw:frame>
        <presentation:notes draw:style-name="dp4" presentation:use-footer-name="ftr1" presentation:use-date-time-name="dtd2">
          <draw:custom-shape draw:name="Rectangle 4" draw:style-name="gr3" draw:text-style-name="P2" draw:layer="layout" svg:width="16.651cm" svg:height="0.688cm" svg:x="0.269cm" svg:y="24.302cm">
            <text:list text:style-name="L3">
              <text:list-header>
                <text:p text:style-name="P9"><text:span text:style-name="T10">2. November 2010 | Title of Presentation</text:span></text:p>
              </text:list-header>
            </text:list>
            <draw:enhanced-geometry svg:viewBox="0 0 21600 21600" draw:type="mso-spt202" draw:enhanced-path="M 0 0 L 21600 0 21600 21600 0 21600 0 0 Z N"/>
          </draw:custom-shape>
          <draw:custom-shape draw:name="Rectangle 5" draw:style-name="gr3" draw:text-style-name="P2" draw:layer="layout" svg:width="1.513cm" svg:height="0.688cm" svg:x="17.127cm" svg:y="24.302cm">
            <text:list text:style-name="L3">
              <text:list-header>
                <text:p text:style-name="P4"><text:span text:style-name="T10"><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2" draw:layer="layout" svg:width="16.656cm" svg:height="0.692cm" svg:x="0.269cm" svg:y="24.302cm">
            <text:list text:style-name="L3">
              <text:list-header>
                <text:p text:style-name="P8"><text:span text:style-name="T12">2. November 2010 | Title of Presentation</text:span></text:p>
              </text:list-header>
            </text:list>
            <draw:enhanced-geometry svg:viewBox="0 0 21600 21600" draw:type="mso-spt202" draw:enhanced-path="M 0 0 L 21600 0 21600 21600 0 21600 0 0 Z N"/>
          </draw:custom-shape>
          <draw:custom-shape draw:name="Text Box 2" draw:style-name="gr3" draw:text-style-name="P2" draw:layer="layout" svg:width="1.517cm" svg:height="0.692cm" svg:x="17.127cm" svg:y="24.302cm">
            <text:list text:style-name="L3">
              <text:list-header>
                <text:p text:style-name="P15"><text:span text:style-name="T12"><text:page-number>&lt;number&gt;</text:page-number></text:span></text:p>
              </text:list-header>
            </text:list>
            <draw:enhanced-geometry svg:viewBox="0 0 21600 21600" draw:type="mso-spt202" draw:enhanced-path="M 0 0 L 21600 0 21600 21600 0 21600 0 0 Z N"/>
          </draw:custom-shape>
          <draw:page-thumbnail draw:style-name="gr2" draw:layer="layout" svg:width="15.204cm" svg:height="11.403cm" svg:x="1.923cm" svg:y="0.697cm" draw:page-number="5" presentation:class="page"/>
          <draw:frame presentation:style-name="pr7" draw:text-style-name="P2" draw:layer="layout" svg:width="15.24cm" svg:height="10.796cm" svg:x="1.905cm" svg:y="12.699cm" presentation:class="notes" presentation:user-transformed="true">
            <draw:text-box>
              <text:p/>
            </draw:text-box>
          </draw:frame>
        </presentation:notes>
      </draw:page>
      <draw:page draw:name="page6" draw:style-name="dp3" draw:master-page-name="Titel2" presentation:use-date-time-name="dtd1">
        <draw:custom-shape draw:name="Slide Number Placeholder 1" draw:style-name="gr4" draw:text-style-name="P2" draw:layer="layout" svg:width="2.161cm" svg:height="0.454cm" svg:x="22.062cm" svg:y="17.833cm">
          <text:list text:style-name="L3">
            <text:list-header>
              <text:p text:style-name="P6"><text:span text:style-name="T6">No. </text:span><text:span text:style-name="T6"><text:page-number>&lt;number&gt;</text:page-number></text:span></text:p>
            </text:list-header>
          </text:list>
          <draw:enhanced-geometry svg:viewBox="0 0 21600 21600" draw:type="mso-spt202" draw:enhanced-path="M 0 0 L 21600 0 21600 21600 0 21600 0 0 Z N"/>
        </draw:custom-shape>
        <draw:custom-shape draw:name="Date Placeholder 2" draw:style-name="gr5" draw:text-style-name="P2" draw:layer="layout" svg:width="5.794cm" svg:height="0.719cm" svg:x="0cm" svg:y="18.327cm">
          <text:list text:style-name="L3">
            <text:list-header>
              <text:p text:style-name="P7"><text:span text:style-name="T7">2 November 2010</text:span></text:p>
            </text:list-header>
          </text:list>
          <draw:enhanced-geometry svg:viewBox="0 0 21600 21600" draw:type="mso-spt202" draw:enhanced-path="M 0 0 L 21600 0 21600 21600 0 21600 0 0 Z N"/>
        </draw:custom-shape>
        <draw:custom-shape draw:name="Text Box 1" draw:style-name="gr6" draw:text-style-name="P2" draw:layer="layout" svg:width="23.204cm" svg:height="1.001cm" svg:x="1.098cm" svg:y="2.121cm">
          <text:list text:style-name="L3">
            <text:list-header>
              <text:p text:style-name="P8"><text:span text:style-name="T8">Paniek applicatie</text:span></text:p>
            </text:list-header>
          </text:list>
          <draw:enhanced-geometry svg:viewBox="0 0 21600 21600" draw:type="mso-spt202" draw:enhanced-path="M 0 0 L 21600 0 21600 21600 0 21600 0 0 Z N"/>
        </draw:custom-shape>
        <draw:custom-shape draw:name="Text Box 2" draw:style-name="gr7" draw:text-style-name="P2" draw:layer="layout" svg:width="0.502cm" svg:height="1.265cm" svg:x="0.997cm" svg:y="5.001cm">
          <text:p/>
          <draw:enhanced-geometry svg:viewBox="0 0 21600 21600" draw:type="mso-spt202" draw:enhanced-path="M 0 0 L 21600 0 21600 21600 0 21600 0 0 Z N"/>
        </draw:custom-shape>
        <draw:frame presentation:style-name="pr5" draw:text-style-name="P2" draw:layer="layout" svg:width="22.895cm" svg:height="2.184cm" svg:x="1.318cm" svg:y="0.739cm" presentation:class="title" presentation:user-transformed="true">
          <draw:text-box>
            <text:list text:style-name="L5">
              <text:list-header>
                <text:p text:style-name="P1"><text:span text:style-name="T9">Server / Client</text:span></text:p>
              </text:list-header>
            </text:list>
          </draw:text-box>
        </draw:frame>
        <draw:frame presentation:style-name="pr4" draw:text-style-name="P2" draw:layer="layout" svg:width="22.82cm" svg:height="12.864cm" svg:x="1.27cm" svg:y="4.021cm" presentation:class="outline" presentation:user-transformed="true">
          <draw:text-box>
            <text:list text:style-name="L4">
              <text:list-item>
                <text:list>
                  <text:list-item>
                    <text:p text:style-name="P5"><text:span text:style-name="T5">Registry</text:span></text:p>
                  </text:list-item>
                  <text:list-item>
                    <text:p text:style-name="P5"><text:span text:style-name="T5">Naming</text:span></text:p>
                  </text:list-item>
                  <text:list-item>
                    <text:p text:style-name="P5"><text:span text:style-name="T5">Bind / rebind</text:span></text:p>
                  </text:list-item>
                  <text:list-item>
                    <text:p text:style-name="P5"><text:span text:style-name="T5">lookup</text:span></text:p>
                  </text:list-item>
                </text:list>
              </text:list-item>
            </text:list>
          </draw:text-box>
        </draw:frame>
        <presentation:notes draw:style-name="dp4" presentation:use-footer-name="ftr1" presentation:use-date-time-name="dtd2">
          <draw:custom-shape draw:name="Rectangle 4" draw:style-name="gr3" draw:text-style-name="P2" draw:layer="layout" svg:width="16.651cm" svg:height="0.688cm" svg:x="0.269cm" svg:y="24.302cm">
            <text:list text:style-name="L3">
              <text:list-header>
                <text:p text:style-name="P9"><text:span text:style-name="T10">2. November 2010 | Title of Presentation</text:span></text:p>
              </text:list-header>
            </text:list>
            <draw:enhanced-geometry svg:viewBox="0 0 21600 21600" draw:type="mso-spt202" draw:enhanced-path="M 0 0 L 21600 0 21600 21600 0 21600 0 0 Z N"/>
          </draw:custom-shape>
          <draw:custom-shape draw:name="Rectangle 5" draw:style-name="gr3" draw:text-style-name="P2" draw:layer="layout" svg:width="1.513cm" svg:height="0.688cm" svg:x="17.127cm" svg:y="24.302cm">
            <text:list text:style-name="L3">
              <text:list-header>
                <text:p text:style-name="P4"><text:span text:style-name="T10"><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2" draw:layer="layout" svg:width="16.656cm" svg:height="0.692cm" svg:x="0.269cm" svg:y="24.302cm">
            <text:list text:style-name="L3">
              <text:list-header>
                <text:p text:style-name="P8"><text:span text:style-name="T12">2. November 2010 | Title of Presentation</text:span></text:p>
              </text:list-header>
            </text:list>
            <draw:enhanced-geometry svg:viewBox="0 0 21600 21600" draw:type="mso-spt202" draw:enhanced-path="M 0 0 L 21600 0 21600 21600 0 21600 0 0 Z N"/>
          </draw:custom-shape>
          <draw:custom-shape draw:name="Text Box 2" draw:style-name="gr3" draw:text-style-name="P2" draw:layer="layout" svg:width="1.517cm" svg:height="0.692cm" svg:x="17.127cm" svg:y="24.302cm">
            <text:list text:style-name="L3">
              <text:list-header>
                <text:p text:style-name="P15"><text:span text:style-name="T12"><text:page-number>&lt;number&gt;</text:page-number></text:span></text:p>
              </text:list-header>
            </text:list>
            <draw:enhanced-geometry svg:viewBox="0 0 21600 21600" draw:type="mso-spt202" draw:enhanced-path="M 0 0 L 21600 0 21600 21600 0 21600 0 0 Z N"/>
          </draw:custom-shape>
          <draw:page-thumbnail draw:style-name="gr2" draw:layer="layout" svg:width="15.204cm" svg:height="11.403cm" svg:x="1.923cm" svg:y="0.697cm" draw:page-number="6" presentation:class="page"/>
          <draw:frame presentation:style-name="pr7" draw:text-style-name="P2" draw:layer="layout" svg:width="15.24cm" svg:height="10.796cm" svg:x="1.905cm" svg:y="12.699cm" presentation:class="notes" presentation:user-transformed="true">
            <draw:text-box>
              <text:p/>
            </draw:text-box>
          </draw:frame>
        </presentation:notes>
      </draw:page>
      <draw:page draw:name="page7" draw:style-name="dp3" draw:master-page-name="Titel2" presentation:use-date-time-name="dtd1">
        <draw:custom-shape draw:name="Slide Number Placeholder 1" draw:style-name="gr4" draw:text-style-name="P2" draw:layer="layout" svg:width="2.161cm" svg:height="0.454cm" svg:x="22.062cm" svg:y="17.833cm">
          <text:list text:style-name="L3">
            <text:list-header>
              <text:p text:style-name="P6"><text:span text:style-name="T6">No. </text:span><text:span text:style-name="T6"><text:page-number>&lt;number&gt;</text:page-number></text:span></text:p>
            </text:list-header>
          </text:list>
          <draw:enhanced-geometry svg:viewBox="0 0 21600 21600" draw:type="mso-spt202" draw:enhanced-path="M 0 0 L 21600 0 21600 21600 0 21600 0 0 Z N"/>
        </draw:custom-shape>
        <draw:custom-shape draw:name="Date Placeholder 2" draw:style-name="gr5" draw:text-style-name="P2" draw:layer="layout" svg:width="5.794cm" svg:height="0.719cm" svg:x="0cm" svg:y="18.327cm">
          <text:list text:style-name="L3">
            <text:list-header>
              <text:p text:style-name="P7"><text:span text:style-name="T7">2 November 2010</text:span></text:p>
            </text:list-header>
          </text:list>
          <draw:enhanced-geometry svg:viewBox="0 0 21600 21600" draw:type="mso-spt202" draw:enhanced-path="M 0 0 L 21600 0 21600 21600 0 21600 0 0 Z N"/>
        </draw:custom-shape>
        <draw:custom-shape draw:name="Text Box 1" draw:style-name="gr6" draw:text-style-name="P2" draw:layer="layout" svg:width="23.204cm" svg:height="1.001cm" svg:x="1.098cm" svg:y="2.121cm">
          <text:list text:style-name="L3">
            <text:list-header>
              <text:p text:style-name="P8"><text:span text:style-name="T8">Paniek applicatie</text:span></text:p>
            </text:list-header>
          </text:list>
          <draw:enhanced-geometry svg:viewBox="0 0 21600 21600" draw:type="mso-spt202" draw:enhanced-path="M 0 0 L 21600 0 21600 21600 0 21600 0 0 Z N"/>
        </draw:custom-shape>
        <draw:custom-shape draw:name="Text Box 2" draw:style-name="gr7" draw:text-style-name="P2" draw:layer="layout" svg:width="0.502cm" svg:height="1.265cm" svg:x="0.997cm" svg:y="5.001cm">
          <text:p/>
          <draw:enhanced-geometry svg:viewBox="0 0 21600 21600" draw:type="mso-spt202" draw:enhanced-path="M 0 0 L 21600 0 21600 21600 0 21600 0 0 Z N"/>
        </draw:custom-shape>
        <draw:frame presentation:style-name="pr5" draw:text-style-name="P2" draw:layer="layout" svg:width="22.895cm" svg:height="2.184cm" svg:x="1.318cm" svg:y="0.739cm" presentation:class="title" presentation:user-transformed="true">
          <draw:text-box>
            <text:list text:style-name="L5">
              <text:list-header>
                <text:p text:style-name="P1"><text:span text:style-name="T9">Serialization</text:span></text:p>
              </text:list-header>
            </text:list>
          </draw:text-box>
        </draw:frame>
        <draw:frame presentation:style-name="pr4" draw:text-style-name="P2" draw:layer="layout" svg:width="22.82cm" svg:height="12.864cm" svg:x="1.27cm" svg:y="4.021cm" presentation:class="outline" presentation:user-transformed="true">
          <draw:text-box>
            <text:list text:style-name="L4">
              <text:list-item>
                <text:list>
                  <text:list-item>
                    <text:p text:style-name="P5"><text:span text:style-name="T5">Serializable</text:span></text:p>
                  </text:list-item>
                  <text:list-item>
                    <text:p text:style-name="P5"><text:span text:style-name="T5">readObject</text:span></text:p>
                  </text:list-item>
                  <text:list-item>
                    <text:p text:style-name="P5"><text:span text:style-name="T5">writeObject</text:span></text:p>
                  </text:list-item>
                </text:list>
              </text:list-item>
            </text:list>
          </draw:text-box>
        </draw:frame>
        <presentation:notes draw:style-name="dp4" presentation:use-footer-name="ftr1" presentation:use-date-time-name="dtd2">
          <draw:custom-shape draw:name="Rectangle 4" draw:style-name="gr3" draw:text-style-name="P2" draw:layer="layout" svg:width="16.651cm" svg:height="0.688cm" svg:x="0.269cm" svg:y="24.302cm">
            <text:list text:style-name="L3">
              <text:list-header>
                <text:p text:style-name="P9"><text:span text:style-name="T10">2. November 2010 | Title of Presentation</text:span></text:p>
              </text:list-header>
            </text:list>
            <draw:enhanced-geometry svg:viewBox="0 0 21600 21600" draw:type="mso-spt202" draw:enhanced-path="M 0 0 L 21600 0 21600 21600 0 21600 0 0 Z N"/>
          </draw:custom-shape>
          <draw:custom-shape draw:name="Rectangle 5" draw:style-name="gr3" draw:text-style-name="P2" draw:layer="layout" svg:width="1.513cm" svg:height="0.688cm" svg:x="17.127cm" svg:y="24.302cm">
            <text:list text:style-name="L3">
              <text:list-header>
                <text:p text:style-name="P4"><text:span text:style-name="T10"><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2" draw:layer="layout" svg:width="16.656cm" svg:height="0.692cm" svg:x="0.269cm" svg:y="24.302cm">
            <text:list text:style-name="L3">
              <text:list-header>
                <text:p text:style-name="P8"><text:span text:style-name="T12">2. November 2010 | Title of Presentation</text:span></text:p>
              </text:list-header>
            </text:list>
            <draw:enhanced-geometry svg:viewBox="0 0 21600 21600" draw:type="mso-spt202" draw:enhanced-path="M 0 0 L 21600 0 21600 21600 0 21600 0 0 Z N"/>
          </draw:custom-shape>
          <draw:custom-shape draw:name="Text Box 2" draw:style-name="gr3" draw:text-style-name="P2" draw:layer="layout" svg:width="1.517cm" svg:height="0.692cm" svg:x="17.127cm" svg:y="24.302cm">
            <text:list text:style-name="L3">
              <text:list-header>
                <text:p text:style-name="P15"><text:span text:style-name="T12"><text:page-number>&lt;number&gt;</text:page-number></text:span></text:p>
              </text:list-header>
            </text:list>
            <draw:enhanced-geometry svg:viewBox="0 0 21600 21600" draw:type="mso-spt202" draw:enhanced-path="M 0 0 L 21600 0 21600 21600 0 21600 0 0 Z N"/>
          </draw:custom-shape>
          <draw:page-thumbnail draw:style-name="gr2" draw:layer="layout" svg:width="15.204cm" svg:height="11.403cm" svg:x="1.923cm" svg:y="0.697cm" draw:page-number="7" presentation:class="page"/>
          <draw:frame presentation:style-name="pr7" draw:text-style-name="P2" draw:layer="layout" svg:width="15.24cm" svg:height="10.796cm" svg:x="1.905cm" svg:y="12.699cm" presentation:class="notes" presentation:user-transformed="true">
            <draw:text-box>
              <text:p/>
            </draw:text-box>
          </draw:frame>
        </presentation:notes>
      </draw:page>
      <draw:page draw:name="page8" draw:style-name="dp3" draw:master-page-name="Titel2" presentation:use-date-time-name="dtd1">
        <draw:custom-shape draw:name="Slide Number Placeholder 1" draw:style-name="gr4" draw:text-style-name="P2" draw:layer="layout" svg:width="2.161cm" svg:height="0.454cm" svg:x="22.062cm" svg:y="17.833cm">
          <text:list text:style-name="L3">
            <text:list-header>
              <text:p text:style-name="P6"><text:span text:style-name="T6">No. </text:span><text:span text:style-name="T6"><text:page-number>&lt;number&gt;</text:page-number></text:span></text:p>
            </text:list-header>
          </text:list>
          <draw:enhanced-geometry svg:viewBox="0 0 21600 21600" draw:type="mso-spt202" draw:enhanced-path="M 0 0 L 21600 0 21600 21600 0 21600 0 0 Z N"/>
        </draw:custom-shape>
        <draw:custom-shape draw:name="Date Placeholder 2" draw:style-name="gr5" draw:text-style-name="P2" draw:layer="layout" svg:width="5.794cm" svg:height="0.719cm" svg:x="0cm" svg:y="18.327cm">
          <text:list text:style-name="L3">
            <text:list-header>
              <text:p text:style-name="P7"><text:span text:style-name="T7">2 November 2010</text:span></text:p>
            </text:list-header>
          </text:list>
          <draw:enhanced-geometry svg:viewBox="0 0 21600 21600" draw:type="mso-spt202" draw:enhanced-path="M 0 0 L 21600 0 21600 21600 0 21600 0 0 Z N"/>
        </draw:custom-shape>
        <draw:custom-shape draw:name="Text Box 1" draw:style-name="gr6" draw:text-style-name="P2" draw:layer="layout" svg:width="23.204cm" svg:height="1.001cm" svg:x="1.098cm" svg:y="2.121cm">
          <text:list text:style-name="L3">
            <text:list-header>
              <text:p text:style-name="P8"><text:span text:style-name="T8">Paniek applicatie</text:span></text:p>
            </text:list-header>
          </text:list>
          <draw:enhanced-geometry svg:viewBox="0 0 21600 21600" draw:type="mso-spt202" draw:enhanced-path="M 0 0 L 21600 0 21600 21600 0 21600 0 0 Z N"/>
        </draw:custom-shape>
        <draw:custom-shape draw:name="Text Box 2" draw:style-name="gr7" draw:text-style-name="P2" draw:layer="layout" svg:width="0.502cm" svg:height="1.265cm" svg:x="0.997cm" svg:y="5.001cm">
          <text:p/>
          <draw:enhanced-geometry svg:viewBox="0 0 21600 21600" draw:type="mso-spt202" draw:enhanced-path="M 0 0 L 21600 0 21600 21600 0 21600 0 0 Z N"/>
        </draw:custom-shape>
        <draw:frame presentation:style-name="pr5" draw:text-style-name="P2" draw:layer="layout" svg:width="22.895cm" svg:height="2.184cm" svg:x="1.318cm" svg:y="0.739cm" presentation:class="title" presentation:user-transformed="true">
          <draw:text-box>
            <text:list text:style-name="L5">
              <text:list-header>
                <text:p text:style-name="P1"><text:span text:style-name="T9">Callback</text:span></text:p>
              </text:list-header>
            </text:list>
          </draw:text-box>
        </draw:frame>
        <draw:frame presentation:style-name="pr4" draw:text-style-name="P2" draw:layer="layout" svg:width="22.82cm" svg:height="12.864cm" svg:x="1.27cm" svg:y="4.021cm" presentation:class="outline" presentation:user-transformed="true">
          <draw:text-box>
            <text:list text:style-name="L4">
              <text:list-item>
                <text:list>
                  <text:list-item>
                    <text:p text:style-name="P5"><text:span text:style-name="T5">Again Remote</text:span></text:p>
                  </text:list-item>
                  <text:list-item>
                    <text:p text:style-name="P5"><text:span text:style-name="T5">Listeners</text:span></text:p>
                  </text:list-item>
                  <text:list-item>
                    <text:p text:style-name="P5"><text:span text:style-name="T5">UnicastRemoteObject.exportObject</text:span></text:p>
                  </text:list-item>
                </text:list>
              </text:list-item>
            </text:list>
          </draw:text-box>
        </draw:frame>
        <presentation:notes draw:style-name="dp4" presentation:use-footer-name="ftr1" presentation:use-date-time-name="dtd2">
          <draw:custom-shape draw:name="Rectangle 4" draw:style-name="gr3" draw:text-style-name="P2" draw:layer="layout" svg:width="16.651cm" svg:height="0.688cm" svg:x="0.269cm" svg:y="24.302cm">
            <text:list text:style-name="L3">
              <text:list-header>
                <text:p text:style-name="P9"><text:span text:style-name="T10">2. November 2010 | Title of Presentation</text:span></text:p>
              </text:list-header>
            </text:list>
            <draw:enhanced-geometry svg:viewBox="0 0 21600 21600" draw:type="mso-spt202" draw:enhanced-path="M 0 0 L 21600 0 21600 21600 0 21600 0 0 Z N"/>
          </draw:custom-shape>
          <draw:custom-shape draw:name="Rectangle 5" draw:style-name="gr3" draw:text-style-name="P2" draw:layer="layout" svg:width="1.513cm" svg:height="0.688cm" svg:x="17.127cm" svg:y="24.302cm">
            <text:list text:style-name="L3">
              <text:list-header>
                <text:p text:style-name="P4"><text:span text:style-name="T10"><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2" draw:layer="layout" svg:width="16.656cm" svg:height="0.692cm" svg:x="0.269cm" svg:y="24.302cm">
            <text:list text:style-name="L3">
              <text:list-header>
                <text:p text:style-name="P8"><text:span text:style-name="T12">2. November 2010 | Title of Presentation</text:span></text:p>
              </text:list-header>
            </text:list>
            <draw:enhanced-geometry svg:viewBox="0 0 21600 21600" draw:type="mso-spt202" draw:enhanced-path="M 0 0 L 21600 0 21600 21600 0 21600 0 0 Z N"/>
          </draw:custom-shape>
          <draw:custom-shape draw:name="Text Box 2" draw:style-name="gr3" draw:text-style-name="P2" draw:layer="layout" svg:width="1.517cm" svg:height="0.692cm" svg:x="17.127cm" svg:y="24.302cm">
            <text:list text:style-name="L3">
              <text:list-header>
                <text:p text:style-name="P15"><text:span text:style-name="T12"><text:page-number>&lt;number&gt;</text:page-number></text:span></text:p>
              </text:list-header>
            </text:list>
            <draw:enhanced-geometry svg:viewBox="0 0 21600 21600" draw:type="mso-spt202" draw:enhanced-path="M 0 0 L 21600 0 21600 21600 0 21600 0 0 Z N"/>
          </draw:custom-shape>
          <draw:page-thumbnail draw:style-name="gr2" draw:layer="layout" svg:width="15.204cm" svg:height="11.403cm" svg:x="1.923cm" svg:y="0.697cm" draw:page-number="8" presentation:class="page"/>
          <draw:frame presentation:style-name="pr7" draw:text-style-name="P2" draw:layer="layout" svg:width="15.24cm" svg:height="10.796cm" svg:x="1.905cm" svg:y="12.699cm" presentation:class="notes" presentation:user-transformed="true">
            <draw:text-box>
              <text:p/>
            </draw:text-box>
          </draw:frame>
        </presentation:notes>
      </draw:page>
      <draw:page draw:name="page9" draw:style-name="dp3" draw:master-page-name="Titel2" presentation:use-date-time-name="dtd1">
        <draw:custom-shape draw:name="Slide Number Placeholder 1" draw:style-name="gr4" draw:text-style-name="P2" draw:layer="layout" svg:width="2.161cm" svg:height="0.454cm" svg:x="22.062cm" svg:y="17.833cm">
          <text:list text:style-name="L3">
            <text:list-header>
              <text:p text:style-name="P6"><text:span text:style-name="T6">No. </text:span><text:span text:style-name="T6"><text:page-number>&lt;number&gt;</text:page-number></text:span></text:p>
            </text:list-header>
          </text:list>
          <draw:enhanced-geometry svg:viewBox="0 0 21600 21600" draw:type="mso-spt202" draw:enhanced-path="M 0 0 L 21600 0 21600 21600 0 21600 0 0 Z N"/>
        </draw:custom-shape>
        <draw:custom-shape draw:name="Date Placeholder 2" draw:style-name="gr5" draw:text-style-name="P2" draw:layer="layout" svg:width="5.794cm" svg:height="0.719cm" svg:x="0cm" svg:y="18.327cm">
          <text:list text:style-name="L3">
            <text:list-header>
              <text:p text:style-name="P7"><text:span text:style-name="T7">2 November 2010</text:span></text:p>
            </text:list-header>
          </text:list>
          <draw:enhanced-geometry svg:viewBox="0 0 21600 21600" draw:type="mso-spt202" draw:enhanced-path="M 0 0 L 21600 0 21600 21600 0 21600 0 0 Z N"/>
        </draw:custom-shape>
        <draw:custom-shape draw:name="Text Box 1" draw:style-name="gr6" draw:text-style-name="P2" draw:layer="layout" svg:width="23.204cm" svg:height="1.001cm" svg:x="1.098cm" svg:y="2.121cm">
          <text:list text:style-name="L3">
            <text:list-header>
              <text:p text:style-name="P8"><text:span text:style-name="T8">Paniek applicatie</text:span></text:p>
            </text:list-header>
          </text:list>
          <draw:enhanced-geometry svg:viewBox="0 0 21600 21600" draw:type="mso-spt202" draw:enhanced-path="M 0 0 L 21600 0 21600 21600 0 21600 0 0 Z N"/>
        </draw:custom-shape>
        <draw:custom-shape draw:name="Text Box 2" draw:style-name="gr7" draw:text-style-name="P2" draw:layer="layout" svg:width="0.502cm" svg:height="1.265cm" svg:x="0.997cm" svg:y="5.001cm">
          <text:p/>
          <draw:enhanced-geometry svg:viewBox="0 0 21600 21600" draw:type="mso-spt202" draw:enhanced-path="M 0 0 L 21600 0 21600 21600 0 21600 0 0 Z N"/>
        </draw:custom-shape>
        <draw:frame presentation:style-name="pr5" draw:text-style-name="P2" draw:layer="layout" svg:width="22.895cm" svg:height="2.184cm" svg:x="1.318cm" svg:y="0.739cm" presentation:class="title" presentation:user-transformed="true">
          <draw:text-box>
            <text:list text:style-name="L5">
              <text:list-header>
                <text:p text:style-name="P1"><text:span text:style-name="T9">Demo</text:span></text:p>
              </text:list-header>
            </text:list>
          </draw:text-box>
        </draw:frame>
        <presentation:notes draw:style-name="dp4" presentation:use-footer-name="ftr1" presentation:use-date-time-name="dtd2">
          <draw:custom-shape draw:name="Rectangle 4" draw:style-name="gr3" draw:text-style-name="P2" draw:layer="layout" svg:width="16.651cm" svg:height="0.688cm" svg:x="0.269cm" svg:y="24.302cm">
            <text:list text:style-name="L3">
              <text:list-header>
                <text:p text:style-name="P9"><text:span text:style-name="T10">2. November 2010 | Title of Presentation</text:span></text:p>
              </text:list-header>
            </text:list>
            <draw:enhanced-geometry svg:viewBox="0 0 21600 21600" draw:type="mso-spt202" draw:enhanced-path="M 0 0 L 21600 0 21600 21600 0 21600 0 0 Z N"/>
          </draw:custom-shape>
          <draw:custom-shape draw:name="Rectangle 5" draw:style-name="gr3" draw:text-style-name="P2" draw:layer="layout" svg:width="1.513cm" svg:height="0.688cm" svg:x="17.127cm" svg:y="24.302cm">
            <text:list text:style-name="L3">
              <text:list-header>
                <text:p text:style-name="P4"><text:span text:style-name="T10"><text:page-number>&lt;number&gt;</text:page-number></text:span></text:p>
              </text:list-header>
            </text:list>
            <draw:enhanced-geometry svg:viewBox="0 0 21600 21600" draw:type="mso-spt202" draw:enhanced-path="M 0 0 L 21600 0 21600 21600 0 21600 0 0 Z N"/>
          </draw:custom-shape>
          <draw:custom-shape draw:name="Text Box 1" draw:style-name="gr3" draw:text-style-name="P2" draw:layer="layout" svg:width="16.656cm" svg:height="0.692cm" svg:x="0.269cm" svg:y="24.302cm">
            <text:list text:style-name="L3">
              <text:list-header>
                <text:p text:style-name="P8"><text:span text:style-name="T12">2. November 2010 | Title of Presentation</text:span></text:p>
              </text:list-header>
            </text:list>
            <draw:enhanced-geometry svg:viewBox="0 0 21600 21600" draw:type="mso-spt202" draw:enhanced-path="M 0 0 L 21600 0 21600 21600 0 21600 0 0 Z N"/>
          </draw:custom-shape>
          <draw:custom-shape draw:name="Text Box 2" draw:style-name="gr3" draw:text-style-name="P2" draw:layer="layout" svg:width="1.517cm" svg:height="0.692cm" svg:x="17.127cm" svg:y="24.302cm">
            <text:list text:style-name="L3">
              <text:list-header>
                <text:p text:style-name="P15"><text:span text:style-name="T12"><text:page-number>&lt;number&gt;</text:page-number></text:span></text:p>
              </text:list-header>
            </text:list>
            <draw:enhanced-geometry svg:viewBox="0 0 21600 21600" draw:type="mso-spt202" draw:enhanced-path="M 0 0 L 21600 0 21600 21600 0 21600 0 0 Z N"/>
          </draw:custom-shape>
          <draw:page-thumbnail draw:style-name="gr2" draw:layer="layout" svg:width="15.204cm" svg:height="11.403cm" svg:x="1.923cm" svg:y="0.697cm" draw:page-number="9" presentation:class="page"/>
          <draw:frame presentation:style-name="pr7" draw:text-style-name="P2" draw:layer="layout" svg:width="15.24cm" svg:height="10.796cm" svg:x="1.905cm" svg:y="12.699cm" presentation:class="notes" presentation:user-transformed="true">
            <draw:text-box>
              <text:p/>
            </draw:text-box>
          </draw:frame>
        </presentation:notes>
      </draw:page>
      <draw:page draw:name="Bedankt" draw:style-name="dp5" draw:master-page-name="Titel20" presentation:use-date-time-name="dtd1">
        <draw:frame presentation:style-name="pr8" draw:text-style-name="P2" draw:layer="layout" svg:width="8.348cm" svg:height="1.54cm" svg:x="3.885cm" svg:y="8.928cm" presentation:class="title" presentation:user-transformed="true">
          <draw:text-box>
            <text:list text:style-name="L5">
              <text:list-header>
                <text:p text:style-name="P1"><text:span text:style-name="T13">Bedankt</text:span></text:p>
              </text:list-header>
            </text:list>
          </draw:text-box>
        </draw:frame>
        <draw:custom-shape draw:name="Freeform 5" draw:style-name="gr8" draw:text-style-name="P2" draw:layer="layout" svg:width="1.464cm" svg:height="4.181cm" svg:x="1.83cm" svg:y="7.721cm">
          <text:p/>
          <draw:enhanced-geometry svg:viewBox="0 0 132 378" draw:extrusion-allowed="true" draw:text-areas="0 0 132 378" draw:glue-points="0 0 0 2147483647 2147483647 2147483647 2147483647 2147483647 2147483647 2147483647 2147483647 0 0 0" draw:type="non-primitive" draw:enhanced-path="M 0 0 C 0 243 0 243 0 243 0 316 59 376 132 378 132 322 132 322 132 322 88 317 58 286 58 244 58 0 58 0 58 0 0 0 0 0 0 0 Z N"/>
        </draw:custom-shape>
        <draw:custom-shape draw:name="Freeform 8" draw:style-name="gr8" draw:text-style-name="P2" draw:layer="layout" svg:width="1.469cm" svg:height="4.181cm" svg:x="10.764cm" svg:y="7.258cm">
          <text:p/>
          <draw:enhanced-geometry svg:viewBox="0 0 132 378" draw:extrusion-allowed="true" draw:text-areas="0 0 132 378" draw:glue-points="2147483647 2147483647 2147483647 2147483647 0 0 0 2147483647 2147483647 2147483647 2147483647 2147483647 2147483647 2147483647" draw:type="non-primitive" draw:enhanced-path="M 132 378 C 132 134 132 134 132 134 131 61 73 1 0 0 0 55 0 55 0 55 43 61 73 91 74 133 74 378 74 378 74 378 132 378 132 378 132 378 Z N"/>
        </draw:custom-shape>
        <draw:custom-shape draw:name="TextBox 7" draw:style-name="gr9" draw:text-style-name="P18" draw:layer="layout" svg:width="22.622cm" svg:height="0.747cm" svg:x="1.257cm" svg:y="14.371cm">
          <text:list text:style-name="L3">
            <text:list-header>
              <text:p text:style-name="P17"><text:span text:style-name="T14">Logica Groningen <text:s text:c="2"/>| <text:s text:c="2"/>Eemsgolaan <text:s/>1, 9727 DW, Groningen, The Netherlands <text:s text:c="2"/>| <text:s text:c="2"/>www.logica.com</text:span></text:p>
            </text:list-header>
            <text:list-item>
              <text:p text:style-name="P17"><text:span text:style-name="T14">Contact: Arjan Stoter / Eduard Drenth <text:s text:c="2"/>T: +31 (0) 50 521 95 00 <text:s text:c="2"/>F: +31 (0) 50 521 95 01 <text:s text:c="2"/>E: arjan.stoter@logica.com <text:s/>/ eduard.drenth@logica.com</text:span></text:p>
            </text:list-item>
          </text:list>
          <draw:enhanced-geometry svg:viewBox="0 0 21600 21600" draw:type="mso-spt202" draw:enhanced-path="M 0 0 L 21600 0 21600 21600 0 21600 0 0 Z N"/>
        </draw:custom-shape>
        <presentation:notes draw:style-name="dp2" presentation:use-date-time-name="dtd1">
          <draw:page-thumbnail draw:style-name="gr2" draw:layer="layout" svg:width="15.2cm" svg:height="11.399cm" svg:x="1.923cm" svg:y="0.697cm" draw:page-number="10" presentation:class="page"/>
          <draw:frame presentation:style-name="pr9" draw:layer="layout" svg:width="15.236cm" svg:height="10.793cm" svg:x="1.905cm" svg:y="12.699cm" presentation:class="notes" presentation:placeholder="true">
            <draw:text-box/>
          </draw:frame>
          <draw:custom-shape draw:name="Slide Number Placeholder 3" draw:style-name="gr3" draw:text-style-name="P2" draw:layer="layout" svg:width="1.513cm" svg:height="0.688cm" svg:x="17.127cm" svg:y="24.302cm">
            <text:list text:style-name="L3">
              <text:list-header>
                <text:p text:style-name="P4"><text:span text:style-name="T4"><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pitch="variable"/>
    <style:font-face style:name="DejaVu Sans1" svg:font-family="'DejaVu Sans'" style:font-pitch="variable"/>
    <style:font-face style:name="Lohit Hindi1" svg:font-family="'Lohit Hindi'" style:font-pitch="variable"/>
    <style:font-face style:name="WenQuanYi Micro Hei1" svg:font-family="'WenQuanYi Micro He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2"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nl" fo:country="N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1" fo:font-family="Arial" style:font-pitch="variable" fo:font-size="16pt" fo:font-style="normal" fo:text-shadow="none" style:text-underline-style="none" fo:font-weight="normal" style:font-name-asian="WenQuanYi Micro Hei" style:font-family-asian="'WenQuanYi Micro Hei'" style:font-family-generic-asian="system" style:font-pitch-asian="variable" style:font-size-asian="16pt" style:font-style-asian="normal" style:font-weight-asian="normal" style:font-name-complex="Lohit Hindi" style:font-family-complex="'Lohit Hind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ard-background" style:family="presentation">
      <style:graphic-properties draw:stroke="none" draw:fill="solid" draw:fill-color="#ffffff" draw:textarea-horizontal-align="center" draw:textarea-vertical-align="middle"/>
      <style:paragraph-properties fo:text-align="center"/>
    </style:style>
    <style:style style:name="Standaard-backgroundobjects" style:family="presentation">
      <style:graphic-properties draw:textarea-horizontal-align="justify" draw:shadow="hidden" draw:shadow-offset-x="0.2cm" draw:shadow-offset-y="0.2cm" draw:shadow-color="#808080">
        <text:list-style style:name="Standa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ard-notes" style:family="presentation">
      <style:graphic-properties draw:stroke="none" draw:fill="none">
        <text:list-style style:name="Standa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ard-outline1" style:family="presentation">
      <style:graphic-properties draw:stroke="none" draw:fill="none" draw:auto-grow-height="false" draw:fit-to-size="shrink-to-fit">
        <text:list-style style:name="Standaard-outline1">
          <text:list-level-style-bullet text:level="1" text:bullet-char="•">
            <style:list-level-properties text:min-label-width="0.952cm"/>
            <style:text-properties style:font-name="Arial2" fo:color="#363534" fo:font-size="100%"/>
          </text:list-level-style-bullet>
          <text:list-level-style-bullet text:level="2" text:bullet-char="–">
            <style:list-level-properties text:space-before="1.27cm" text:min-label-width="0.793cm"/>
            <style:text-properties style:font-name="Arial2" fo:color="#363534" fo:font-size="10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outline2" style:family="presentation" style:parent-style-name="Standaard-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63534" style:text-line-through-style="none" style:text-position="0% 100%" style:font-name="Verdana1"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ard-outline3" style:family="presentation" style:parent-style-name="Standaard-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63534" style:text-line-through-styl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ard-outline4" style:family="presentation" style:parent-style-name="Standaard-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ard-outline5" style:family="presentation" style:parent-style-name="Standaard-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ard-outline6" style:family="presentation" style:parent-style-name="Standaard-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ard-outline7" style:family="presentation" style:parent-style-name="Standaard-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ard-outline8" style:family="presentation" style:parent-style-name="Standaard-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ard-outline9" style:family="presentation" style:parent-style-name="Standaard-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ard-subtitle" style:family="presentation">
      <style:graphic-properties draw:stroke="none" draw:fill="none" draw:textarea-vertical-align="middle">
        <text:list-style style:name="Standaard-subtitle">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title" style:family="presentation">
      <style:graphic-properties draw:stroke="none" draw:fill="none" draw:textarea-horizontal-align="justify" draw:textarea-vertical-align="bottom" fo:padding-top="0cm" fo:padding-bottom="0cm" fo:padding-left="0cm" fo:padding-right="0cm">
        <text:list-style style:name="Standaard-title">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24pt" fo:font-style="normal" fo:text-shadow="none" style:text-underline-style="none" fo:font-weight="normal"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1-background" style:family="presentation">
      <style:graphic-properties draw:stroke="none" draw:fill="solid" draw:fill-color="#ffffff" draw:textarea-horizontal-align="center" draw:textarea-vertical-align="middle"/>
      <style:paragraph-properties fo:text-align="center"/>
    </style:style>
    <style:style style:name="Titel1-backgroundobjects" style:family="presentation">
      <style:graphic-properties draw:textarea-horizontal-align="justify" draw:shadow="hidden" draw:shadow-offset-x="0.2cm" draw:shadow-offset-y="0.2cm" draw:shadow-color="#808080"/>
      <style:text-properties style:letter-kerning="true"/>
    </style:style>
    <style:style style:name="Titel1-notes" style:family="presentation">
      <style:graphic-properties draw:stroke="none" draw:fill="none">
        <text:list-style style:name="Titel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outline1" style:family="presentation">
      <style:graphic-properties draw:stroke="none" draw:fill="none" draw:auto-grow-height="false" draw:fit-to-size="shrink-to-fit">
        <text:list-style style:name="Titel1-outline1">
          <text:list-level-style-bullet text:level="1" text:bullet-char="•">
            <style:list-level-properties text:min-label-width="0.952cm"/>
            <style:text-properties style:font-name="Arial2" fo:color="#363534" fo:font-size="100%"/>
          </text:list-level-style-bullet>
          <text:list-level-style-bullet text:level="2" text:bullet-char="–">
            <style:list-level-properties text:space-before="1.27cm" text:min-label-width="0.793cm"/>
            <style:text-properties style:font-name="Arial2" fo:color="#363534" fo:font-size="10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outline2" style:family="presentation" style:parent-style-name="Titel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63534" style:text-line-through-style="none" style:text-position="0% 100%" style:font-name="Verdana1"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1-outline3" style:family="presentation" style:parent-style-name="Titel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63534" style:text-line-through-styl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1-outline4" style:family="presentation" style:parent-style-name="Titel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5" style:family="presentation" style:parent-style-name="Titel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6" style:family="presentation" style:parent-style-name="Titel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7" style:family="presentation" style:parent-style-name="Titel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8" style:family="presentation" style:parent-style-name="Titel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outline9" style:family="presentation" style:parent-style-name="Titel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title" style:family="presentation">
      <style:graphic-properties draw:stroke="none" draw:fill="none" draw:textarea-horizontal-align="justify" draw:textarea-vertical-align="bottom" fo:padding-top="0cm" fo:padding-bottom="0cm" fo:padding-left="0cm" fo:padding-right="0cm">
        <text:list-style style:name="Titel1-title">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2-background" style:family="presentation">
      <style:graphic-properties draw:stroke="none" draw:fill="solid" draw:fill-color="#ffffff" draw:textarea-horizontal-align="center" draw:textarea-vertical-align="middle"/>
      <style:paragraph-properties fo:text-align="center"/>
    </style:style>
    <style:style style:name="Titel2-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Titel2-notes" style:family="presentation">
      <style:graphic-properties draw:stroke="none" draw:fill="none">
        <text:list-style style:name="Titel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2-outline1" style:family="presentation">
      <style:graphic-properties draw:stroke="none" draw:fill="none" draw:auto-grow-height="false" draw:fit-to-size="shrink-to-fit">
        <text:list-style style:name="Titel2-outline1">
          <text:list-level-style-bullet text:level="1" text:bullet-char="•">
            <style:list-level-properties text:min-label-width="0.952cm"/>
            <style:text-properties style:font-name="Arial2" fo:color="#363534" fo:font-size="100%"/>
          </text:list-level-style-bullet>
          <text:list-level-style-bullet text:level="2" text:bullet-char="–">
            <style:list-level-properties text:space-before="1.27cm" text:min-label-width="0.793cm"/>
            <style:text-properties style:font-name="Arial2" fo:color="#363534" fo:font-size="10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2-outline2" style:family="presentation" style:parent-style-name="Titel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63534" style:text-line-through-style="none" style:text-position="0% 100%" style:font-name="Verdana1"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2-outline3" style:family="presentation" style:parent-style-name="Titel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63534" style:text-line-through-styl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2-outline4" style:family="presentation" style:parent-style-name="Titel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outline5" style:family="presentation" style:parent-style-name="Titel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outline6" style:family="presentation" style:parent-style-name="Titel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outline7" style:family="presentation" style:parent-style-name="Titel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outline8" style:family="presentation" style:parent-style-name="Titel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outline9" style:family="presentation" style:parent-style-name="Titel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subtitle" style:family="presentation">
      <style:graphic-properties draw:stroke="none" draw:fill="none" draw:textarea-vertical-align="middle">
        <text:list-style style:name="Titel2-subtitle">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2-title" style:family="presentation">
      <style:graphic-properties draw:stroke="none" draw:fill="none" draw:textarea-horizontal-align="justify" draw:textarea-vertical-align="bottom" fo:padding-top="0cm" fo:padding-bottom="0cm" fo:padding-left="0cm" fo:padding-right="0cm">
        <text:list-style style:name="Titel2-title">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3-background" style:family="presentation">
      <style:graphic-properties draw:stroke="none" draw:fill="solid" draw:fill-color="#ffffff" draw:textarea-horizontal-align="center" draw:textarea-vertical-align="middle"/>
      <style:paragraph-properties fo:text-align="center"/>
    </style:style>
    <style:style style:name="Titel3-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Titel3-notes" style:family="presentation">
      <style:graphic-properties draw:stroke="none" draw:fill="none">
        <text:list-style style:name="Titel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3-outline1" style:family="presentation">
      <style:graphic-properties draw:stroke="none" draw:fill="none" draw:auto-grow-height="false" draw:fit-to-size="shrink-to-fit">
        <text:list-style style:name="Titel3-outline1">
          <text:list-level-style-bullet text:level="1" text:bullet-char="•">
            <style:list-level-properties text:min-label-width="0.952cm"/>
            <style:text-properties style:font-name="Arial2" fo:color="#363534" fo:font-size="100%"/>
          </text:list-level-style-bullet>
          <text:list-level-style-bullet text:level="2" text:bullet-char="–">
            <style:list-level-properties text:space-before="1.27cm" text:min-label-width="0.793cm"/>
            <style:text-properties style:font-name="Arial2" fo:color="#363534" fo:font-size="10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3-outline2" style:family="presentation" style:parent-style-name="Titel3-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63534" style:text-line-through-style="none" style:text-position="0% 100%" style:font-name="Verdana1"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3-outline3" style:family="presentation" style:parent-style-name="Titel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63534" style:text-line-through-styl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3-outline4" style:family="presentation" style:parent-style-name="Titel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3-outline5" style:family="presentation" style:parent-style-name="Titel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3-outline6" style:family="presentation" style:parent-style-name="Titel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3-outline7" style:family="presentation" style:parent-style-name="Titel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3-outline8" style:family="presentation" style:parent-style-name="Titel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3-outline9" style:family="presentation" style:parent-style-name="Titel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3-subtitle" style:family="presentation">
      <style:graphic-properties draw:stroke="none" draw:fill="none" draw:textarea-vertical-align="middle">
        <text:list-style style:name="Titel3-subtitle">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3-title" style:family="presentation">
      <style:graphic-properties draw:stroke="none" draw:fill="none" draw:textarea-horizontal-align="justify" draw:textarea-vertical-align="bottom" fo:padding-top="0cm" fo:padding-bottom="0cm" fo:padding-left="0cm" fo:padding-right="0cm">
        <text:list-style style:name="Titel3-title">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4-background" style:family="presentation">
      <style:graphic-properties draw:stroke="none" draw:fill="solid" draw:fill-color="#ffffff" draw:textarea-horizontal-align="center" draw:textarea-vertical-align="middle"/>
      <style:paragraph-properties fo:text-align="center"/>
    </style:style>
    <style:style style:name="Titel4-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Titel4-notes" style:family="presentation">
      <style:graphic-properties draw:stroke="none" draw:fill="none">
        <text:list-style style:name="Titel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4-outline1" style:family="presentation">
      <style:graphic-properties draw:stroke="none" draw:fill="none" draw:auto-grow-height="false" draw:fit-to-size="shrink-to-fit">
        <text:list-style style:name="Titel4-outline1">
          <text:list-level-style-bullet text:level="1" text:bullet-char="•">
            <style:list-level-properties text:min-label-width="0.952cm"/>
            <style:text-properties style:font-name="Arial2" fo:color="#363534" fo:font-size="100%"/>
          </text:list-level-style-bullet>
          <text:list-level-style-bullet text:level="2" text:bullet-char="–">
            <style:list-level-properties text:space-before="1.27cm" text:min-label-width="0.793cm"/>
            <style:text-properties style:font-name="Arial2" fo:color="#363534" fo:font-size="10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4-outline2" style:family="presentation" style:parent-style-name="Titel4-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63534" style:text-line-through-style="none" style:text-position="0% 100%" style:font-name="Verdana1"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4-outline3" style:family="presentation" style:parent-style-name="Titel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63534" style:text-line-through-styl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4-outline4" style:family="presentation" style:parent-style-name="Titel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4-outline5" style:family="presentation" style:parent-style-name="Titel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4-outline6" style:family="presentation" style:parent-style-name="Titel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4-outline7" style:family="presentation" style:parent-style-name="Titel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4-outline8" style:family="presentation" style:parent-style-name="Titel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4-outline9" style:family="presentation" style:parent-style-name="Titel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4-subtitle" style:family="presentation">
      <style:graphic-properties draw:stroke="none" draw:fill="none" draw:textarea-vertical-align="middle">
        <text:list-style style:name="Titel4-subtitle">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4-title" style:family="presentation">
      <style:graphic-properties draw:stroke="none" draw:fill="none" draw:textarea-horizontal-align="justify" draw:textarea-vertical-align="bottom" fo:padding-top="0cm" fo:padding-bottom="0cm" fo:padding-left="0cm" fo:padding-right="0cm">
        <text:list-style style:name="Titel4-title">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5-background" style:family="presentation">
      <style:graphic-properties draw:stroke="none" draw:fill="solid" draw:fill-color="#ffffff" draw:textarea-horizontal-align="center" draw:textarea-vertical-align="middle"/>
      <style:paragraph-properties fo:text-align="center"/>
    </style:style>
    <style:style style:name="Titel5-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Titel5-notes" style:family="presentation">
      <style:graphic-properties draw:stroke="none" draw:fill="none">
        <text:list-style style:name="Titel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5-outline1" style:family="presentation">
      <style:graphic-properties draw:stroke="none" draw:fill="none" draw:auto-grow-height="false" draw:fit-to-size="shrink-to-fit">
        <text:list-style style:name="Titel5-outline1">
          <text:list-level-style-bullet text:level="1" text:bullet-char="•">
            <style:list-level-properties text:min-label-width="0.952cm"/>
            <style:text-properties style:font-name="Arial2" fo:color="#363534" fo:font-size="100%"/>
          </text:list-level-style-bullet>
          <text:list-level-style-bullet text:level="2" text:bullet-char="–">
            <style:list-level-properties text:space-before="1.27cm" text:min-label-width="0.793cm"/>
            <style:text-properties style:font-name="Arial2" fo:color="#363534" fo:font-size="10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5-outline2" style:family="presentation" style:parent-style-name="Titel5-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63534" style:text-line-through-style="none" style:text-position="0% 100%" style:font-name="Verdana1"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5-outline3" style:family="presentation" style:parent-style-name="Titel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63534" style:text-line-through-styl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5-outline4" style:family="presentation" style:parent-style-name="Titel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5-outline5" style:family="presentation" style:parent-style-name="Titel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5-outline6" style:family="presentation" style:parent-style-name="Titel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5-outline7" style:family="presentation" style:parent-style-name="Titel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5-outline8" style:family="presentation" style:parent-style-name="Titel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5-outline9" style:family="presentation" style:parent-style-name="Titel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5-subtitle" style:family="presentation">
      <style:graphic-properties draw:stroke="none" draw:fill="none" draw:textarea-vertical-align="middle">
        <text:list-style style:name="Titel5-subtitle">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5-title" style:family="presentation">
      <style:graphic-properties draw:stroke="none" draw:fill="none" draw:textarea-horizontal-align="justify" draw:textarea-vertical-align="bottom" fo:padding-top="0cm" fo:padding-bottom="0cm" fo:padding-left="0cm" fo:padding-right="0cm">
        <text:list-style style:name="Titel5-title">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6-background" style:family="presentation">
      <style:graphic-properties draw:stroke="none" draw:fill="solid" draw:fill-color="#ffffff" draw:textarea-horizontal-align="center" draw:textarea-vertical-align="middle"/>
      <style:paragraph-properties fo:text-align="center"/>
    </style:style>
    <style:style style:name="Titel6-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Titel6-notes" style:family="presentation">
      <style:graphic-properties draw:stroke="none" draw:fill="none">
        <text:list-style style:name="Titel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6-outline1" style:family="presentation">
      <style:graphic-properties draw:stroke="none" draw:fill="none" draw:auto-grow-height="false" draw:fit-to-size="shrink-to-fit">
        <text:list-style style:name="Titel6-outline1">
          <text:list-level-style-bullet text:level="1" text:bullet-char="•">
            <style:list-level-properties text:min-label-width="0.952cm"/>
            <style:text-properties style:font-name="Arial2" fo:color="#363534" fo:font-size="100%"/>
          </text:list-level-style-bullet>
          <text:list-level-style-bullet text:level="2" text:bullet-char="–">
            <style:list-level-properties text:space-before="1.27cm" text:min-label-width="0.793cm"/>
            <style:text-properties style:font-name="Arial2" fo:color="#363534" fo:font-size="10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6-outline2" style:family="presentation" style:parent-style-name="Titel6-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63534" style:text-line-through-style="none" style:text-position="0% 100%" style:font-name="Verdana1"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6-outline3" style:family="presentation" style:parent-style-name="Titel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63534" style:text-line-through-styl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6-outline4" style:family="presentation" style:parent-style-name="Titel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6-outline5" style:family="presentation" style:parent-style-name="Titel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6-outline6" style:family="presentation" style:parent-style-name="Titel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6-outline7" style:family="presentation" style:parent-style-name="Titel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6-outline8" style:family="presentation" style:parent-style-name="Titel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6-outline9" style:family="presentation" style:parent-style-name="Titel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6-subtitle" style:family="presentation">
      <style:graphic-properties draw:stroke="none" draw:fill="none" draw:textarea-vertical-align="middle">
        <text:list-style style:name="Titel6-subtitle">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6-title" style:family="presentation">
      <style:graphic-properties draw:stroke="none" draw:fill="none" draw:textarea-horizontal-align="justify" draw:textarea-vertical-align="bottom" fo:padding-top="0cm" fo:padding-bottom="0cm" fo:padding-left="0cm" fo:padding-right="0cm">
        <text:list-style style:name="Titel6-title">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7-background" style:family="presentation">
      <style:graphic-properties draw:stroke="none" draw:fill="solid" draw:fill-color="#ffffff" draw:textarea-horizontal-align="center" draw:textarea-vertical-align="middle"/>
      <style:paragraph-properties fo:text-align="center"/>
    </style:style>
    <style:style style:name="Titel7-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Titel7-notes" style:family="presentation">
      <style:graphic-properties draw:stroke="none" draw:fill="none">
        <text:list-style style:name="Titel7-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7-outline1" style:family="presentation">
      <style:graphic-properties draw:stroke="none" draw:fill="none" draw:auto-grow-height="false" draw:fit-to-size="shrink-to-fit">
        <text:list-style style:name="Titel7-outline1">
          <text:list-level-style-bullet text:level="1" text:bullet-char="•">
            <style:list-level-properties text:min-label-width="0.952cm"/>
            <style:text-properties style:font-name="Arial2" fo:color="#363534" fo:font-size="100%"/>
          </text:list-level-style-bullet>
          <text:list-level-style-bullet text:level="2" text:bullet-char="–">
            <style:list-level-properties text:space-before="1.27cm" text:min-label-width="0.793cm"/>
            <style:text-properties style:font-name="Arial2" fo:color="#363534" fo:font-size="10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7-outline2" style:family="presentation" style:parent-style-name="Titel7-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63534" style:text-line-through-style="none" style:text-position="0% 100%" style:font-name="Verdana1"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7-outline3" style:family="presentation" style:parent-style-name="Titel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63534" style:text-line-through-styl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7-outline4" style:family="presentation" style:parent-style-name="Titel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7-outline5" style:family="presentation" style:parent-style-name="Titel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7-outline6" style:family="presentation" style:parent-style-name="Titel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7-outline7" style:family="presentation" style:parent-style-name="Titel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7-outline8" style:family="presentation" style:parent-style-name="Titel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7-outline9" style:family="presentation" style:parent-style-name="Titel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7-subtitle" style:family="presentation">
      <style:graphic-properties draw:stroke="none" draw:fill="none" draw:textarea-vertical-align="middle">
        <text:list-style style:name="Titel7-subtitle">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7-title" style:family="presentation">
      <style:graphic-properties draw:stroke="none" draw:fill="none" draw:textarea-horizontal-align="justify" draw:textarea-vertical-align="bottom" fo:padding-top="0cm" fo:padding-bottom="0cm" fo:padding-left="0cm" fo:padding-right="0cm">
        <text:list-style style:name="Titel7-title">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8-background" style:family="presentation">
      <style:graphic-properties draw:stroke="none" draw:fill="solid" draw:fill-color="#ffffff" draw:textarea-horizontal-align="center" draw:textarea-vertical-align="middle"/>
      <style:paragraph-properties fo:text-align="center"/>
    </style:style>
    <style:style style:name="Titel8-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Titel8-notes" style:family="presentation">
      <style:graphic-properties draw:stroke="none" draw:fill="none">
        <text:list-style style:name="Titel8-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8-outline1" style:family="presentation">
      <style:graphic-properties draw:stroke="none" draw:fill="none" draw:auto-grow-height="false" draw:fit-to-size="shrink-to-fit">
        <text:list-style style:name="Titel8-outline1">
          <text:list-level-style-bullet text:level="1" text:bullet-char="•">
            <style:list-level-properties text:min-label-width="0.952cm"/>
            <style:text-properties style:font-name="Arial2" fo:color="#363534" fo:font-size="100%"/>
          </text:list-level-style-bullet>
          <text:list-level-style-bullet text:level="2" text:bullet-char="–">
            <style:list-level-properties text:space-before="1.27cm" text:min-label-width="0.793cm"/>
            <style:text-properties style:font-name="Arial2" fo:color="#363534" fo:font-size="10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8-outline2" style:family="presentation" style:parent-style-name="Titel8-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63534" style:text-line-through-style="none" style:text-position="0% 100%" style:font-name="Verdana1"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8-outline3" style:family="presentation" style:parent-style-name="Titel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63534" style:text-line-through-styl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8-outline4" style:family="presentation" style:parent-style-name="Titel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8-outline5" style:family="presentation" style:parent-style-name="Titel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8-outline6" style:family="presentation" style:parent-style-name="Titel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8-outline7" style:family="presentation" style:parent-style-name="Titel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8-outline8" style:family="presentation" style:parent-style-name="Titel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8-outline9" style:family="presentation" style:parent-style-name="Titel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8-subtitle" style:family="presentation">
      <style:graphic-properties draw:stroke="none" draw:fill="none" draw:textarea-vertical-align="middle">
        <text:list-style style:name="Titel8-subtitle">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8-title" style:family="presentation">
      <style:graphic-properties draw:stroke="none" draw:fill="none" draw:textarea-horizontal-align="justify" draw:textarea-vertical-align="bottom" fo:padding-top="0cm" fo:padding-bottom="0cm" fo:padding-left="0cm" fo:padding-right="0cm">
        <text:list-style style:name="Titel8-title">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9-background" style:family="presentation">
      <style:graphic-properties draw:stroke="none" draw:fill="solid" draw:fill-color="#ffffff" draw:textarea-horizontal-align="center" draw:textarea-vertical-align="middle"/>
      <style:paragraph-properties fo:text-align="center"/>
    </style:style>
    <style:style style:name="Titel9-backgroundobjects" style:family="presentation">
      <style:graphic-properties draw:textarea-horizontal-align="justify" draw:shadow="hidden" draw:shadow-offset-x="0.2cm" draw:shadow-offset-y="0.2cm" draw:shadow-color="#808080"/>
      <style:text-properties style:letter-kerning="true"/>
    </style:style>
    <style:style style:name="Titel9-notes" style:family="presentation">
      <style:graphic-properties draw:stroke="none" draw:fill="none">
        <text:list-style style:name="Titel9-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9-outline1" style:family="presentation">
      <style:graphic-properties draw:stroke="none" draw:fill="none" draw:auto-grow-height="false" draw:fit-to-size="shrink-to-fit">
        <text:list-style style:name="Titel9-outline1">
          <text:list-level-style-bullet text:level="1" text:bullet-char="•">
            <style:list-level-properties text:min-label-width="0.952cm"/>
            <style:text-properties style:font-name="Arial2" fo:color="#363534" fo:font-size="100%"/>
          </text:list-level-style-bullet>
          <text:list-level-style-bullet text:level="2" text:bullet-char="–">
            <style:list-level-properties text:space-before="1.27cm" text:min-label-width="0.793cm"/>
            <style:text-properties style:font-name="Arial2" fo:color="#363534" fo:font-size="10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9-outline2" style:family="presentation" style:parent-style-name="Titel9-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63534" style:text-line-through-style="none" style:text-position="0% 100%" style:font-name="Verdana1"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9-outline3" style:family="presentation" style:parent-style-name="Titel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63534" style:text-line-through-styl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9-outline4" style:family="presentation" style:parent-style-name="Titel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9-outline5" style:family="presentation" style:parent-style-name="Titel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9-outline6" style:family="presentation" style:parent-style-name="Titel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9-outline7" style:family="presentation" style:parent-style-name="Titel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9-outline8" style:family="presentation" style:parent-style-name="Titel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9-outline9" style:family="presentation" style:parent-style-name="Titel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9-subtitle" style:family="presentation">
      <style:graphic-properties draw:stroke="none" draw:fill="none" draw:textarea-vertical-align="middle">
        <text:list-style style:name="Titel9-subtitle">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9-title" style:family="presentation">
      <style:graphic-properties draw:stroke="none" draw:fill="none" draw:textarea-horizontal-align="justify" draw:textarea-vertical-align="bottom" fo:padding-top="0cm" fo:padding-bottom="0cm" fo:padding-left="0cm" fo:padding-right="0cm">
        <text:list-style style:name="Titel9-title">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10-background" style:family="presentation">
      <style:graphic-properties draw:stroke="none" draw:fill="solid" draw:fill-color="#ffffff" draw:textarea-horizontal-align="center" draw:textarea-vertical-align="middle"/>
      <style:paragraph-properties fo:text-align="center"/>
    </style:style>
    <style:style style:name="Titel10-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Titel10-notes" style:family="presentation">
      <style:graphic-properties draw:stroke="none" draw:fill="none">
        <text:list-style style:name="Titel10-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0-outline1" style:family="presentation">
      <style:graphic-properties draw:stroke="none" draw:fill="none" draw:auto-grow-height="false" draw:fit-to-size="shrink-to-fit">
        <text:list-style style:name="Titel10-outline1">
          <text:list-level-style-bullet text:level="1" text:bullet-char="•">
            <style:list-level-properties text:min-label-width="0.952cm"/>
            <style:text-properties style:font-name="Arial2" fo:color="#363534" fo:font-size="100%"/>
          </text:list-level-style-bullet>
          <text:list-level-style-bullet text:level="2" text:bullet-char="–">
            <style:list-level-properties text:space-before="1.27cm" text:min-label-width="0.793cm"/>
            <style:text-properties style:font-name="Arial2" fo:color="#363534" fo:font-size="10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0-outline2" style:family="presentation" style:parent-style-name="Titel10-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63534" style:text-line-through-style="none" style:text-position="0% 100%" style:font-name="Verdana1"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10-outline3" style:family="presentation" style:parent-style-name="Titel10-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63534" style:text-line-through-styl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10-outline4" style:family="presentation" style:parent-style-name="Titel1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0-outline5" style:family="presentation" style:parent-style-name="Titel1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0-outline6" style:family="presentation" style:parent-style-name="Titel1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0-outline7" style:family="presentation" style:parent-style-name="Titel1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0-outline8" style:family="presentation" style:parent-style-name="Titel1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0-outline9" style:family="presentation" style:parent-style-name="Titel1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0-subtitle" style:family="presentation">
      <style:graphic-properties draw:stroke="none" draw:fill="none" draw:textarea-vertical-align="middle">
        <text:list-style style:name="Titel10-subtitle">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0-title" style:family="presentation">
      <style:graphic-properties draw:stroke="none" draw:fill="none" draw:textarea-horizontal-align="justify" draw:textarea-vertical-align="bottom" fo:padding-top="0cm" fo:padding-bottom="0cm" fo:padding-left="0cm" fo:padding-right="0cm">
        <text:list-style style:name="Titel10-title">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11-background" style:family="presentation">
      <style:graphic-properties draw:stroke="none" draw:fill="solid" draw:fill-color="#ffffff" draw:textarea-horizontal-align="center" draw:textarea-vertical-align="middle"/>
      <style:paragraph-properties fo:text-align="center"/>
    </style:style>
    <style:style style:name="Titel11-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Titel11-notes" style:family="presentation">
      <style:graphic-properties draw:stroke="none" draw:fill="none">
        <text:list-style style:name="Titel1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1-outline1" style:family="presentation">
      <style:graphic-properties draw:stroke="none" draw:fill="none" draw:auto-grow-height="false" draw:fit-to-size="shrink-to-fit">
        <text:list-style style:name="Titel11-outline1">
          <text:list-level-style-bullet text:level="1" text:bullet-char="•">
            <style:list-level-properties text:min-label-width="0.952cm"/>
            <style:text-properties style:font-name="Arial2" fo:color="#363534" fo:font-size="100%"/>
          </text:list-level-style-bullet>
          <text:list-level-style-bullet text:level="2" text:bullet-char="–">
            <style:list-level-properties text:space-before="1.27cm" text:min-label-width="0.793cm"/>
            <style:text-properties style:font-name="Arial2" fo:color="#363534" fo:font-size="10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1-outline2" style:family="presentation" style:parent-style-name="Titel1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63534" style:text-line-through-style="none" style:text-position="0% 100%" style:font-name="Verdana1"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11-outline3" style:family="presentation" style:parent-style-name="Titel1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63534" style:text-line-through-styl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11-outline4" style:family="presentation" style:parent-style-name="Titel1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1-outline5" style:family="presentation" style:parent-style-name="Titel1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1-outline6" style:family="presentation" style:parent-style-name="Titel1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1-outline7" style:family="presentation" style:parent-style-name="Titel1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1-outline8" style:family="presentation" style:parent-style-name="Titel1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1-outline9" style:family="presentation" style:parent-style-name="Titel1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1-subtitle" style:family="presentation">
      <style:graphic-properties draw:stroke="none" draw:fill="none" draw:textarea-vertical-align="middle">
        <text:list-style style:name="Titel11-subtitle">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1-title" style:family="presentation">
      <style:graphic-properties draw:stroke="none" draw:fill="none" draw:textarea-horizontal-align="justify" draw:textarea-vertical-align="bottom" fo:padding-top="0cm" fo:padding-bottom="0cm" fo:padding-left="0cm" fo:padding-right="0cm">
        <text:list-style style:name="Titel11-title">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12-background" style:family="presentation">
      <style:graphic-properties draw:stroke="none" draw:fill="solid" draw:fill-color="#ffffff" draw:textarea-horizontal-align="center" draw:textarea-vertical-align="middle"/>
      <style:paragraph-properties fo:text-align="center"/>
    </style:style>
    <style:style style:name="Titel12-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Titel12-notes" style:family="presentation">
      <style:graphic-properties draw:stroke="none" draw:fill="none">
        <text:list-style style:name="Titel1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2-outline1" style:family="presentation">
      <style:graphic-properties draw:stroke="none" draw:fill="none" draw:auto-grow-height="false" draw:fit-to-size="shrink-to-fit">
        <text:list-style style:name="Titel12-outline1">
          <text:list-level-style-bullet text:level="1" text:bullet-char="•">
            <style:list-level-properties text:min-label-width="0.952cm"/>
            <style:text-properties style:font-name="Arial2" fo:color="#363534" fo:font-size="100%"/>
          </text:list-level-style-bullet>
          <text:list-level-style-bullet text:level="2" text:bullet-char="–">
            <style:list-level-properties text:space-before="1.27cm" text:min-label-width="0.793cm"/>
            <style:text-properties style:font-name="Arial2" fo:color="#363534" fo:font-size="10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2-outline2" style:family="presentation" style:parent-style-name="Titel1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63534" style:text-line-through-style="none" style:text-position="0% 100%" style:font-name="Verdana1"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12-outline3" style:family="presentation" style:parent-style-name="Titel1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63534" style:text-line-through-styl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12-outline4" style:family="presentation" style:parent-style-name="Titel1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2-outline5" style:family="presentation" style:parent-style-name="Titel1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2-outline6" style:family="presentation" style:parent-style-name="Titel1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2-outline7" style:family="presentation" style:parent-style-name="Titel1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2-outline8" style:family="presentation" style:parent-style-name="Titel1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2-outline9" style:family="presentation" style:parent-style-name="Titel1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2-subtitle" style:family="presentation">
      <style:graphic-properties draw:stroke="none" draw:fill="none" draw:textarea-vertical-align="middle">
        <text:list-style style:name="Titel12-subtitle">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2-title" style:family="presentation">
      <style:graphic-properties draw:stroke="none" draw:fill="none" draw:textarea-horizontal-align="justify" draw:textarea-vertical-align="bottom" fo:padding-top="0cm" fo:padding-bottom="0cm" fo:padding-left="0cm" fo:padding-right="0cm">
        <text:list-style style:name="Titel12-title">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13-background" style:family="presentation">
      <style:graphic-properties draw:stroke="none" draw:fill="solid" draw:fill-color="#ffffff" draw:textarea-horizontal-align="center" draw:textarea-vertical-align="middle"/>
      <style:paragraph-properties fo:text-align="center"/>
    </style:style>
    <style:style style:name="Titel13-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Titel13-notes" style:family="presentation">
      <style:graphic-properties draw:stroke="none" draw:fill="none">
        <text:list-style style:name="Titel1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3-outline1" style:family="presentation">
      <style:graphic-properties draw:stroke="none" draw:fill="none" draw:auto-grow-height="false" draw:fit-to-size="shrink-to-fit">
        <text:list-style style:name="Titel13-outline1">
          <text:list-level-style-bullet text:level="1" text:bullet-char="•">
            <style:list-level-properties text:min-label-width="0.952cm"/>
            <style:text-properties style:font-name="Arial2" fo:color="#363534" fo:font-size="100%"/>
          </text:list-level-style-bullet>
          <text:list-level-style-bullet text:level="2" text:bullet-char="–">
            <style:list-level-properties text:space-before="1.27cm" text:min-label-width="0.793cm"/>
            <style:text-properties style:font-name="Arial2" fo:color="#363534" fo:font-size="10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3-outline2" style:family="presentation" style:parent-style-name="Titel13-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63534" style:text-line-through-style="none" style:text-position="0% 100%" style:font-name="Verdana1"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13-outline3" style:family="presentation" style:parent-style-name="Titel13-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63534" style:text-line-through-styl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13-outline4" style:family="presentation" style:parent-style-name="Titel1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3-outline5" style:family="presentation" style:parent-style-name="Titel1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3-outline6" style:family="presentation" style:parent-style-name="Titel1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3-outline7" style:family="presentation" style:parent-style-name="Titel1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3-outline8" style:family="presentation" style:parent-style-name="Titel1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3-outline9" style:family="presentation" style:parent-style-name="Titel1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3-subtitle" style:family="presentation">
      <style:graphic-properties draw:stroke="none" draw:fill="none" draw:textarea-vertical-align="middle">
        <text:list-style style:name="Titel13-subtitle">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3-title" style:family="presentation">
      <style:graphic-properties draw:stroke="none" draw:fill="none" draw:textarea-horizontal-align="justify" draw:textarea-vertical-align="bottom" fo:padding-top="0cm" fo:padding-bottom="0cm" fo:padding-left="0cm" fo:padding-right="0cm">
        <text:list-style style:name="Titel13-title">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14-background" style:family="presentation">
      <style:graphic-properties draw:stroke="none" draw:fill="solid" draw:fill-color="#ffffff" draw:textarea-horizontal-align="center" draw:textarea-vertical-align="middle"/>
      <style:paragraph-properties fo:text-align="center"/>
    </style:style>
    <style:style style:name="Titel14-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Titel14-notes" style:family="presentation">
      <style:graphic-properties draw:stroke="none" draw:fill="none">
        <text:list-style style:name="Titel1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4-outline1" style:family="presentation">
      <style:graphic-properties draw:stroke="none" draw:fill="none" draw:auto-grow-height="false" draw:fit-to-size="shrink-to-fit">
        <text:list-style style:name="Titel14-outline1">
          <text:list-level-style-bullet text:level="1" text:bullet-char="•">
            <style:list-level-properties text:min-label-width="0.952cm"/>
            <style:text-properties style:font-name="Arial2" fo:color="#363534" fo:font-size="100%"/>
          </text:list-level-style-bullet>
          <text:list-level-style-bullet text:level="2" text:bullet-char="–">
            <style:list-level-properties text:space-before="1.27cm" text:min-label-width="0.793cm"/>
            <style:text-properties style:font-name="Arial2" fo:color="#363534" fo:font-size="10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4-outline2" style:family="presentation" style:parent-style-name="Titel14-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63534" style:text-line-through-style="none" style:text-position="0% 100%" style:font-name="Verdana1"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14-outline3" style:family="presentation" style:parent-style-name="Titel14-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63534" style:text-line-through-styl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14-outline4" style:family="presentation" style:parent-style-name="Titel14-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4-outline5" style:family="presentation" style:parent-style-name="Titel14-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4-outline6" style:family="presentation" style:parent-style-name="Titel1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4-outline7" style:family="presentation" style:parent-style-name="Titel1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4-outline8" style:family="presentation" style:parent-style-name="Titel1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4-outline9" style:family="presentation" style:parent-style-name="Titel1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4-subtitle" style:family="presentation">
      <style:graphic-properties draw:stroke="none" draw:fill="none" draw:textarea-vertical-align="middle">
        <text:list-style style:name="Titel14-subtitle">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4-title" style:family="presentation">
      <style:graphic-properties draw:stroke="none" draw:fill="none" draw:textarea-horizontal-align="justify" draw:textarea-vertical-align="bottom" fo:padding-top="0cm" fo:padding-bottom="0cm" fo:padding-left="0cm" fo:padding-right="0cm">
        <text:list-style style:name="Titel14-title">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15-background" style:family="presentation">
      <style:graphic-properties draw:stroke="none" draw:fill="solid" draw:fill-color="#ffffff" draw:textarea-horizontal-align="center" draw:textarea-vertical-align="middle"/>
      <style:paragraph-properties fo:text-align="center"/>
    </style:style>
    <style:style style:name="Titel15-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Titel15-notes" style:family="presentation">
      <style:graphic-properties draw:stroke="none" draw:fill="none">
        <text:list-style style:name="Titel1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5-outline1" style:family="presentation">
      <style:graphic-properties draw:stroke="none" draw:fill="none" draw:auto-grow-height="false" draw:fit-to-size="shrink-to-fit">
        <text:list-style style:name="Titel15-outline1">
          <text:list-level-style-bullet text:level="1" text:bullet-char="•">
            <style:list-level-properties text:min-label-width="0.952cm"/>
            <style:text-properties style:font-name="Arial2" fo:color="#363534" fo:font-size="100%"/>
          </text:list-level-style-bullet>
          <text:list-level-style-bullet text:level="2" text:bullet-char="–">
            <style:list-level-properties text:space-before="1.27cm" text:min-label-width="0.793cm"/>
            <style:text-properties style:font-name="Arial2" fo:color="#363534" fo:font-size="10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5-outline2" style:family="presentation" style:parent-style-name="Titel15-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63534" style:text-line-through-style="none" style:text-position="0% 100%" style:font-name="Verdana1"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15-outline3" style:family="presentation" style:parent-style-name="Titel15-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63534" style:text-line-through-styl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15-outline4" style:family="presentation" style:parent-style-name="Titel15-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5-outline5" style:family="presentation" style:parent-style-name="Titel15-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5-outline6" style:family="presentation" style:parent-style-name="Titel15-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5-outline7" style:family="presentation" style:parent-style-name="Titel15-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5-outline8" style:family="presentation" style:parent-style-name="Titel15-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5-outline9" style:family="presentation" style:parent-style-name="Titel15-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5-subtitle" style:family="presentation">
      <style:graphic-properties draw:stroke="none" draw:fill="none" draw:textarea-vertical-align="middle">
        <text:list-style style:name="Titel15-subtitle">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5-title" style:family="presentation">
      <style:graphic-properties draw:stroke="none" draw:fill="none" draw:textarea-horizontal-align="justify" draw:textarea-vertical-align="bottom" fo:padding-top="0cm" fo:padding-bottom="0cm" fo:padding-left="0cm" fo:padding-right="0cm">
        <text:list-style style:name="Titel15-title">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16-background" style:family="presentation">
      <style:graphic-properties draw:stroke="none" draw:fill="solid" draw:fill-color="#ffffff" draw:textarea-horizontal-align="center" draw:textarea-vertical-align="middle"/>
      <style:paragraph-properties fo:text-align="center"/>
    </style:style>
    <style:style style:name="Titel16-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Titel16-notes" style:family="presentation">
      <style:graphic-properties draw:stroke="none" draw:fill="none">
        <text:list-style style:name="Titel1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6-outline1" style:family="presentation">
      <style:graphic-properties draw:stroke="none" draw:fill="none" draw:auto-grow-height="false" draw:fit-to-size="shrink-to-fit">
        <text:list-style style:name="Titel16-outline1">
          <text:list-level-style-bullet text:level="1" text:bullet-char="•">
            <style:list-level-properties text:min-label-width="0.952cm"/>
            <style:text-properties style:font-name="Arial2" fo:color="#363534" fo:font-size="100%"/>
          </text:list-level-style-bullet>
          <text:list-level-style-bullet text:level="2" text:bullet-char="–">
            <style:list-level-properties text:space-before="1.27cm" text:min-label-width="0.793cm"/>
            <style:text-properties style:font-name="Arial2" fo:color="#363534" fo:font-size="10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6-outline2" style:family="presentation" style:parent-style-name="Titel16-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63534" style:text-line-through-style="none" style:text-position="0% 100%" style:font-name="Verdana1"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16-outline3" style:family="presentation" style:parent-style-name="Titel16-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63534" style:text-line-through-styl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16-outline4" style:family="presentation" style:parent-style-name="Titel16-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6-outline5" style:family="presentation" style:parent-style-name="Titel16-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6-outline6" style:family="presentation" style:parent-style-name="Titel16-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6-outline7" style:family="presentation" style:parent-style-name="Titel16-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6-outline8" style:family="presentation" style:parent-style-name="Titel16-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6-outline9" style:family="presentation" style:parent-style-name="Titel16-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6-subtitle" style:family="presentation">
      <style:graphic-properties draw:stroke="none" draw:fill="none" draw:textarea-vertical-align="middle">
        <text:list-style style:name="Titel16-subtitle">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6-title" style:family="presentation">
      <style:graphic-properties draw:stroke="none" draw:fill="none" draw:textarea-horizontal-align="justify" draw:textarea-vertical-align="bottom" fo:padding-top="0cm" fo:padding-bottom="0cm" fo:padding-left="0cm" fo:padding-right="0cm">
        <text:list-style style:name="Titel16-title">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17-background" style:family="presentation">
      <style:graphic-properties draw:stroke="none" draw:fill="solid" draw:fill-color="#ffffff" draw:textarea-horizontal-align="center" draw:textarea-vertical-align="middle"/>
      <style:paragraph-properties fo:text-align="center"/>
    </style:style>
    <style:style style:name="Titel17-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Titel17-notes" style:family="presentation">
      <style:graphic-properties draw:stroke="none" draw:fill="none">
        <text:list-style style:name="Titel17-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7-outline1" style:family="presentation">
      <style:graphic-properties draw:stroke="none" draw:fill="none" draw:auto-grow-height="false" draw:fit-to-size="shrink-to-fit">
        <text:list-style style:name="Titel17-outline1">
          <text:list-level-style-bullet text:level="1" text:bullet-char="•">
            <style:list-level-properties text:min-label-width="0.952cm"/>
            <style:text-properties style:font-name="Arial2" fo:color="#363534" fo:font-size="100%"/>
          </text:list-level-style-bullet>
          <text:list-level-style-bullet text:level="2" text:bullet-char="–">
            <style:list-level-properties text:space-before="1.27cm" text:min-label-width="0.793cm"/>
            <style:text-properties style:font-name="Arial2" fo:color="#363534" fo:font-size="10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7-outline2" style:family="presentation" style:parent-style-name="Titel17-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63534" style:text-line-through-style="none" style:text-position="0% 100%" style:font-name="Verdana1"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17-outline3" style:family="presentation" style:parent-style-name="Titel17-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63534" style:text-line-through-styl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17-outline4" style:family="presentation" style:parent-style-name="Titel1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7-outline5" style:family="presentation" style:parent-style-name="Titel1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7-outline6" style:family="presentation" style:parent-style-name="Titel1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7-outline7" style:family="presentation" style:parent-style-name="Titel1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7-outline8" style:family="presentation" style:parent-style-name="Titel1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7-outline9" style:family="presentation" style:parent-style-name="Titel1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7-subtitle" style:family="presentation">
      <style:graphic-properties draw:stroke="none" draw:fill="none" draw:textarea-vertical-align="middle">
        <text:list-style style:name="Titel17-subtitle">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7-title" style:family="presentation">
      <style:graphic-properties draw:stroke="none" draw:fill="none" draw:textarea-horizontal-align="justify" draw:textarea-vertical-align="bottom" fo:padding-top="0cm" fo:padding-bottom="0cm" fo:padding-left="0cm" fo:padding-right="0cm">
        <text:list-style style:name="Titel17-title">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18-background" style:family="presentation">
      <style:graphic-properties draw:stroke="none" draw:fill="solid" draw:fill-color="#ffffff" draw:textarea-horizontal-align="center" draw:textarea-vertical-align="middle"/>
      <style:paragraph-properties fo:text-align="center"/>
    </style:style>
    <style:style style:name="Titel18-backgroundobjects" style:family="presentation">
      <style:graphic-properties draw:textarea-horizontal-align="justify" draw:shadow="hidden" draw:shadow-offset-x="0.2cm" draw:shadow-offset-y="0.2cm" draw:shadow-color="#808080"/>
      <style:text-properties style:letter-kerning="true"/>
    </style:style>
    <style:style style:name="Titel18-notes" style:family="presentation">
      <style:graphic-properties draw:stroke="none" draw:fill="none">
        <text:list-style style:name="Titel18-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8-outline1" style:family="presentation">
      <style:graphic-properties draw:stroke="none" draw:fill="none" draw:auto-grow-height="false" draw:fit-to-size="shrink-to-fit">
        <text:list-style style:name="Titel18-outline1">
          <text:list-level-style-bullet text:level="1" text:bullet-char="•">
            <style:list-level-properties text:min-label-width="0.952cm"/>
            <style:text-properties style:font-name="Arial2" fo:color="#363534" fo:font-size="100%"/>
          </text:list-level-style-bullet>
          <text:list-level-style-bullet text:level="2" text:bullet-char="–">
            <style:list-level-properties text:space-before="1.27cm" text:min-label-width="0.793cm"/>
            <style:text-properties style:font-name="Arial2" fo:color="#363534" fo:font-size="10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8-outline2" style:family="presentation" style:parent-style-name="Titel18-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63534" style:text-line-through-style="none" style:text-position="0% 100%" style:font-name="Verdana1"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18-outline3" style:family="presentation" style:parent-style-name="Titel18-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63534" style:text-line-through-styl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18-outline4" style:family="presentation" style:parent-style-name="Titel18-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8-outline5" style:family="presentation" style:parent-style-name="Titel18-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8-outline6" style:family="presentation" style:parent-style-name="Titel18-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8-outline7" style:family="presentation" style:parent-style-name="Titel18-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8-outline8" style:family="presentation" style:parent-style-name="Titel18-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8-outline9" style:family="presentation" style:parent-style-name="Titel18-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8-subtitle" style:family="presentation">
      <style:graphic-properties draw:stroke="none" draw:fill="none" draw:textarea-vertical-align="middle">
        <text:list-style style:name="Titel18-subtitle">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8-title" style:family="presentation">
      <style:graphic-properties draw:stroke="none" draw:fill="none" draw:textarea-horizontal-align="justify" draw:textarea-vertical-align="bottom" fo:padding-top="0cm" fo:padding-bottom="0cm" fo:padding-left="0cm" fo:padding-right="0cm">
        <text:list-style style:name="Titel18-title">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19-background" style:family="presentation">
      <style:graphic-properties draw:stroke="none" draw:fill="solid" draw:fill-color="#ffcc00" draw:textarea-horizontal-align="center" draw:textarea-vertical-align="middle"/>
      <style:paragraph-properties fo:text-align="center"/>
    </style:style>
    <style:style style:name="Titel19-backgroundobjects" style:family="presentation">
      <style:graphic-properties draw:textarea-horizontal-align="justify" draw:shadow="hidden" draw:shadow-offset-x="0.2cm" draw:shadow-offset-y="0.2cm" draw:shadow-color="#808080"/>
      <style:text-properties style:letter-kerning="true"/>
    </style:style>
    <style:style style:name="Titel19-notes" style:family="presentation">
      <style:graphic-properties draw:stroke="none" draw:fill="none">
        <text:list-style style:name="Titel19-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19-outline1" style:family="presentation">
      <style:graphic-properties draw:stroke="none" draw:fill="none" draw:auto-grow-height="false" draw:fit-to-size="shrink-to-fit">
        <text:list-style style:name="Titel19-outline1">
          <text:list-level-style-bullet text:level="1" text:bullet-char="•">
            <style:list-level-properties text:min-label-width="0.952cm"/>
            <style:text-properties style:font-name="Arial2" fo:color="#363534" fo:font-size="100%"/>
          </text:list-level-style-bullet>
          <text:list-level-style-bullet text:level="2" text:bullet-char="–">
            <style:list-level-properties text:space-before="1.27cm" text:min-label-width="0.793cm"/>
            <style:text-properties style:font-name="Arial2" fo:color="#363534" fo:font-size="10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9-outline2" style:family="presentation" style:parent-style-name="Titel19-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63534" style:text-line-through-style="none" style:text-position="0% 100%" style:font-name="Verdana1"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19-outline3" style:family="presentation" style:parent-style-name="Titel19-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63534" style:text-line-through-styl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19-outline4" style:family="presentation" style:parent-style-name="Titel19-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9-outline5" style:family="presentation" style:parent-style-name="Titel19-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9-outline6" style:family="presentation" style:parent-style-name="Titel19-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9-outline7" style:family="presentation" style:parent-style-name="Titel19-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9-outline8" style:family="presentation" style:parent-style-name="Titel19-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9-outline9" style:family="presentation" style:parent-style-name="Titel19-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19-subtitle" style:family="presentation">
      <style:graphic-properties draw:stroke="none" draw:fill="none" draw:textarea-vertical-align="middle">
        <text:list-style style:name="Titel19-subtitle">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19-title" style:family="presentation">
      <style:graphic-properties draw:stroke="none" draw:fill="none" draw:textarea-horizontal-align="justify" draw:textarea-vertical-align="bottom" fo:padding-top="0cm" fo:padding-bottom="0cm" fo:padding-left="0cm" fo:padding-right="0cm">
        <text:list-style style:name="Titel19-title">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20-background" style:family="presentation">
      <style:graphic-properties draw:stroke="none" draw:fill="solid" draw:fill-color="#ffffff" draw:textarea-horizontal-align="center" draw:textarea-vertical-align="middle"/>
      <style:paragraph-properties fo:text-align="center"/>
    </style:style>
    <style:style style:name="Titel20-backgroundobjects" style:family="presentation">
      <style:graphic-properties draw:textarea-horizontal-align="justify" draw:shadow="hidden" draw:shadow-offset-x="0.2cm" draw:shadow-offset-y="0.2cm" draw:shadow-color="#808080"/>
      <style:text-properties style:letter-kerning="true"/>
    </style:style>
    <style:style style:name="Titel20-notes" style:family="presentation">
      <style:graphic-properties draw:stroke="none" draw:fill="none">
        <text:list-style style:name="Titel20-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20-outline1" style:family="presentation">
      <style:graphic-properties draw:stroke="none" draw:fill="none" draw:auto-grow-height="false" draw:fit-to-size="shrink-to-fit">
        <text:list-style style:name="Titel20-outline1">
          <text:list-level-style-bullet text:level="1" text:bullet-char="•">
            <style:list-level-properties text:min-label-width="0.952cm"/>
            <style:text-properties style:font-name="Arial2" fo:color="#363534" fo:font-size="100%"/>
          </text:list-level-style-bullet>
          <text:list-level-style-bullet text:level="2" text:bullet-char="–">
            <style:list-level-properties text:space-before="1.27cm" text:min-label-width="0.793cm"/>
            <style:text-properties style:font-name="Arial2" fo:color="#363534" fo:font-size="10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20-outline2" style:family="presentation" style:parent-style-name="Titel20-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63534" style:text-line-through-style="none" style:text-position="0% 100%" style:font-name="Verdana1"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20-outline3" style:family="presentation" style:parent-style-name="Titel20-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63534" style:text-line-through-styl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20-outline4" style:family="presentation" style:parent-style-name="Titel20-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0-outline5" style:family="presentation" style:parent-style-name="Titel20-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0-outline6" style:family="presentation" style:parent-style-name="Titel20-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0-outline7" style:family="presentation" style:parent-style-name="Titel20-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0-outline8" style:family="presentation" style:parent-style-name="Titel20-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0-outline9" style:family="presentation" style:parent-style-name="Titel20-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0-subtitle" style:family="presentation">
      <style:graphic-properties draw:stroke="none" draw:fill="none" draw:textarea-vertical-align="middle">
        <text:list-style style:name="Titel20-subtitle">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20-title" style:family="presentation">
      <style:graphic-properties draw:stroke="none" draw:fill="none" draw:textarea-horizontal-align="justify" draw:textarea-vertical-align="bottom" fo:padding-top="0cm" fo:padding-bottom="0cm" fo:padding-left="0cm" fo:padding-right="0cm">
        <text:list-style style:name="Titel20-title">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el21-background" style:family="presentation">
      <style:graphic-properties draw:stroke="none" draw:fill="solid" draw:fill-color="#ffffff" draw:textarea-horizontal-align="center" draw:textarea-vertical-align="middle"/>
      <style:paragraph-properties fo:text-align="center"/>
    </style:style>
    <style:style style:name="Titel21-backgroundobjects" style:family="presentation">
      <style:graphic-properties draw:textarea-horizontal-align="justify" draw:textarea-vertical-align="bottom" fo:padding-top="0cm" fo:padding-bottom="0cm" fo:padding-left="0cm" fo:padding-right="0cm" draw:shadow="hidden" draw:shadow-offset-x="0.2cm" draw:shadow-offset-y="0.2cm" draw:shadow-color="#808080"/>
      <style:text-properties style:letter-kerning="true"/>
    </style:style>
    <style:style style:name="Titel21-notes" style:family="presentation">
      <style:graphic-properties draw:stroke="none" draw:fill="none">
        <text:list-style style:name="Titel2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el21-outline1" style:family="presentation">
      <style:graphic-properties draw:stroke="none" draw:fill="none" draw:auto-grow-height="false" draw:fit-to-size="shrink-to-fit">
        <text:list-style style:name="Titel21-outline1">
          <text:list-level-style-bullet text:level="1" text:bullet-char="•">
            <style:list-level-properties text:min-label-width="0.952cm"/>
            <style:text-properties style:font-name="Arial2" fo:color="#363534" fo:font-size="100%"/>
          </text:list-level-style-bullet>
          <text:list-level-style-bullet text:level="2" text:bullet-char="–">
            <style:list-level-properties text:space-before="1.27cm" text:min-label-width="0.793cm"/>
            <style:text-properties style:font-name="Arial2" fo:color="#363534" fo:font-size="100%"/>
          </text:list-level-style-bullet>
          <text:list-level-style-bullet text:level="3" text:bullet-char="•">
            <style:list-level-properties text:space-before="2.54cm" text:min-label-width="0.635cm"/>
            <style:text-properties style:font-name="Arial2" fo:color="#363534" fo:font-size="100%"/>
          </text:list-level-style-bullet>
          <text:list-level-style-bullet text:level="4" text:bullet-char="–">
            <style:list-level-properties text:space-before="3.81cm" text:min-label-width="0.635cm"/>
            <style:text-properties style:font-name="Arial2" fo:color="#363534" fo:font-size="100%"/>
          </text:list-level-style-bullet>
          <text:list-level-style-bullet text:level="5" text:bullet-char="»">
            <style:list-level-properties text:space-before="5.08cm" text:min-label-width="0.635cm"/>
            <style:text-properties style:font-name="Arial2" fo:color="#363534" fo:font-size="100%"/>
          </text:list-level-style-bullet>
          <text:list-level-style-bullet text:level="6" text:bullet-char="»">
            <style:list-level-properties text:space-before="5.08cm" text:min-label-width="0.635cm"/>
            <style:text-properties style:font-name="Arial2" fo:color="#363534" fo:font-size="100%"/>
          </text:list-level-style-bullet>
          <text:list-level-style-bullet text:level="7" text:bullet-char="»">
            <style:list-level-properties text:space-before="5.08cm" text:min-label-width="0.635cm"/>
            <style:text-properties style:font-name="Arial2" fo:color="#363534" fo:font-size="100%"/>
          </text:list-level-style-bullet>
          <text:list-level-style-bullet text:level="8" text:bullet-char="»">
            <style:list-level-properties text:space-before="5.08cm" text:min-label-width="0.635cm"/>
            <style:text-properties style:font-name="Arial2" fo:color="#363534" fo:font-size="100%"/>
          </text:list-level-style-bullet>
          <text:list-level-style-bullet text:level="9" text:bullet-char="»">
            <style:list-level-properties text:space-before="5.08cm" text:min-label-width="0.635cm"/>
            <style:text-properties style:font-name="Arial2" fo:color="#363534" fo:font-size="100%"/>
          </text:list-level-style-bullet>
          <text:list-level-style-bullet text:level="10" text:bullet-char="»">
            <style:list-level-properties text:space-before="5.08cm" text:min-label-width="0.635cm"/>
            <style:text-properties style:font-name="Arial2" fo:color="#363534"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21-outline2" style:family="presentation" style:parent-style-name="Titel2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63534" style:text-line-through-style="none" style:text-position="0% 100%" style:font-name="Verdana1" fo:font-family="Verdana"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el21-outline3" style:family="presentation" style:parent-style-name="Titel2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363534" style:text-line-through-style="none" style:text-position="0% 100%" style:font-name="Verdana1"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el21-outline4" style:family="presentation" style:parent-style-name="Titel2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1-outline5" style:family="presentation" style:parent-style-name="Titel2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1-outline6" style:family="presentation" style:parent-style-name="Titel2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1-outline7" style:family="presentation" style:parent-style-name="Titel2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1-outline8" style:family="presentation" style:parent-style-name="Titel2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1-outline9" style:family="presentation" style:parent-style-name="Titel2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363534" style:text-line-through-styl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el21-subtitle" style:family="presentation">
      <style:graphic-properties draw:stroke="none" draw:fill="none" draw:textarea-vertical-align="middle">
        <text:list-style style:name="Titel21-subtitle">
          <text:list-level-style-number text:level="1" style:num-format="">
            <style:list-level-properties/>
            <style:text-properties fo:color="#363534" fo:font-size="100%"/>
          </text:list-level-style-number>
          <text:list-level-style-bullet text:level="2" text:bullet-char="–">
            <style:list-level-properties text:space-before="1.27cm"/>
            <style:text-properties style:font-name="Arial2" fo:color="#363534" fo:font-size="100%"/>
          </text:list-level-style-bullet>
          <text:list-level-style-bullet text:level="3" text:bullet-char="•">
            <style:list-level-properties text:space-before="2.54cm"/>
            <style:text-properties style:font-name="Arial2" fo:color="#363534" fo:font-size="100%"/>
          </text:list-level-style-bullet>
          <text:list-level-style-bullet text:level="4" text:bullet-char="–">
            <style:list-level-properties text:space-before="3.81cm"/>
            <style:text-properties style:font-name="Arial2" fo:color="#363534" fo:font-size="100%"/>
          </text:list-level-style-bullet>
          <text:list-level-style-bullet text:level="5" text:bullet-char="»">
            <style:list-level-properties text:space-before="5.08cm"/>
            <style:text-properties style:font-name="Arial2" fo:color="#363534" fo:font-size="100%"/>
          </text:list-level-style-bullet>
          <text:list-level-style-bullet text:level="6" text:bullet-char="»">
            <style:list-level-properties text:space-before="5.08cm"/>
            <style:text-properties style:font-name="Arial2" fo:color="#363534" fo:font-size="100%"/>
          </text:list-level-style-bullet>
          <text:list-level-style-bullet text:level="7" text:bullet-char="»">
            <style:list-level-properties text:space-before="5.08cm"/>
            <style:text-properties style:font-name="Arial2" fo:color="#363534" fo:font-size="100%"/>
          </text:list-level-style-bullet>
          <text:list-level-style-bullet text:level="8" text:bullet-char="»">
            <style:list-level-properties text:space-before="5.08cm"/>
            <style:text-properties style:font-name="Arial2" fo:color="#363534" fo:font-size="100%"/>
          </text:list-level-style-bullet>
          <text:list-level-style-bullet text:level="9" text:bullet-char="»">
            <style:list-level-properties text:space-before="5.08cm"/>
            <style:text-properties style:font-name="Arial2" fo:color="#363534" fo:font-size="100%"/>
          </text:list-level-style-bullet>
          <text:list-level-style-bullet text:level="10" text:bullet-char="»">
            <style:list-level-properties text:space-before="5.08cm"/>
            <style:text-properties style:font-name="Arial2" fo:color="#363534"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21-title" style:family="presentation">
      <style:graphic-properties draw:stroke="none" draw:fill="none" draw:textarea-horizontal-align="justify" draw:textarea-vertical-align="bottom" fo:padding-top="0cm" fo:padding-bottom="0cm" fo:padding-left="0cm" fo:padding-right="0cm">
        <text:list-style style:name="Titel21-title">
          <text:list-level-style-number text:level="1" style:num-format="">
            <style:list-level-properties/>
            <style:text-properties fo:color="#3635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63534" style:text-outline="false" style:text-line-through-style="none" style:text-position="0% 100%" style:font-name="Verdana1" fo:font-family="Verdana" style:font-family-generic="swiss"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cc00"/>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363534" draw:opacity="100%" draw:textarea-horizontal-align="left" draw:textarea-vertical-align="top" draw:auto-grow-height="false" fo:padding-top="0.13cm" fo:padding-bottom="0.13cm" fo:padding-left="0.25cm" fo:padding-right="0.25cm" fo:wrap-option="wrap"/>
    </style:style>
    <style:style style:name="Mgr7" style:family="graphic" style:parent-style-name="standard">
      <style:graphic-properties draw:stroke="none" draw:fill="solid" draw:fill-color="#ffcc00" draw:opacity="100%" draw:textarea-horizontal-align="left"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horizontal"/>
    </style:style>
    <style:style style:name="Mgr10"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no-wrap"/>
    </style:style>
    <style:style style:name="Mgr11"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wrap"/>
    </style:style>
    <style:style style:name="Mgr12" style:family="graphic" style:parent-style-name="standard">
      <style:graphic-properties draw:stroke="none" draw:fill="none" style:mirror="none"/>
    </style:style>
    <style:style style:name="Mgr13" style:family="graphic" style:parent-style-name="standard">
      <style:graphic-properties draw:stroke="none" draw:fill="solid" draw:fill-color="#e31837" draw:opacity="100%" draw:textarea-horizontal-align="left" draw:textarea-vertical-align="top" draw:auto-grow-height="false" draw:auto-grow-width="false" fo:padding-top="0.127cm" fo:padding-bottom="0.127cm" fo:padding-left="0.254cm" fo:padding-right="0.254cm" fo:wrap-option="wrap"/>
    </style:style>
    <style:style style:name="Mgr14" style:family="graphic" style:parent-style-name="standard">
      <style:graphic-properties draw:stroke="none" draw:fill="solid" draw:fill-color="#666666" draw:opacity="100%" draw:textarea-horizontal-align="left" draw:textarea-vertical-align="top" draw:auto-grow-height="false" draw:auto-grow-width="false" fo:padding-top="0.127cm" fo:padding-bottom="0.127cm" fo:padding-left="0.254cm" fo:padding-right="0.254cm" fo:wrap-option="wrap"/>
    </style:style>
    <style:style style:name="Mgr15"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 style:family="presentation" style:parent-style-name="Standaard-backgroundobjects">
      <style:graphic-properties draw:stroke="none" draw:fill="none" draw:fill-color="#ffffff" draw:textarea-horizontal-align="justify" draw:textarea-vertical-align="bottom" draw:auto-grow-height="false" draw:auto-grow-width="false" fo:min-height="0.69cm" fo:min-width="0cm" fo:padding-top="0cm" fo:padding-bottom="0cm" fo:padding-left="0cm" fo:padding-right="0cm" fo:wrap-option="wrap"/>
    </style:style>
    <style:style style:name="Mpr2" style:family="presentation" style:parent-style-name="Titel1-backgroundobjects">
      <style:graphic-properties draw:stroke="none" draw:fill="none" draw:fill-color="#ffffff" draw:textarea-horizontal-align="justify" draw:textarea-vertical-align="bottom" draw:auto-grow-height="false" draw:auto-grow-width="false" fo:min-height="0.69cm" fo:min-width="0cm" fo:padding-top="0cm" fo:padding-bottom="0cm" fo:padding-left="0cm" fo:padding-right="0cm" fo:wrap-option="wrap"/>
    </style:style>
    <style:style style:name="Mpr3" style:family="presentation" style:parent-style-name="Titel2-backgroundobjects">
      <style:graphic-properties draw:stroke="none" draw:fill="none" draw:fill-color="#ffffff" draw:auto-grow-height="false" draw:auto-grow-width="false" fo:min-height="0.456cm" fo:min-width="0cm" fo:wrap-option="no-wrap"/>
    </style:style>
    <style:style style:name="Mpr4" style:family="presentation" style:parent-style-name="Titel2-backgroundobjects">
      <style:graphic-properties draw:stroke="none" draw:fill="none" draw:fill-color="#ffffff" draw:textarea-horizontal-align="justify" draw:textarea-vertical-align="bottom" draw:auto-grow-height="false" draw:auto-grow-width="false" fo:min-height="0.69cm" fo:min-width="0cm" fo:padding-top="0cm" fo:padding-bottom="0cm" fo:padding-left="0cm" fo:padding-right="0cm" fo:wrap-option="wrap"/>
    </style:style>
    <style:style style:name="Mpr5" style:family="presentation" style:parent-style-name="Titel3-backgroundobjects">
      <style:graphic-properties draw:stroke="none" draw:fill="none" draw:fill-color="#ffffff" draw:auto-grow-height="false" draw:auto-grow-width="false" fo:min-height="0.456cm" fo:min-width="0cm" fo:wrap-option="no-wrap"/>
    </style:style>
    <style:style style:name="Mpr6" style:family="presentation" style:parent-style-name="Titel3-backgroundobjects">
      <style:graphic-properties draw:stroke="none" draw:fill="none" draw:fill-color="#ffffff" draw:textarea-horizontal-align="justify" draw:textarea-vertical-align="bottom" draw:auto-grow-height="false" draw:auto-grow-width="false" fo:min-height="0.69cm" fo:min-width="0cm" fo:padding-top="0cm" fo:padding-bottom="0cm" fo:padding-left="0cm" fo:padding-right="0cm" fo:wrap-option="wrap"/>
    </style:style>
    <style:style style:name="Mpr7" style:family="presentation" style:parent-style-name="Titel4-backgroundobjects">
      <style:graphic-properties draw:stroke="none" draw:fill="none" draw:fill-color="#ffffff" draw:auto-grow-height="false" draw:auto-grow-width="false" fo:min-height="0.456cm" fo:min-width="0cm" fo:wrap-option="no-wrap"/>
    </style:style>
    <style:style style:name="Mpr8" style:family="presentation" style:parent-style-name="Titel4-backgroundobjects">
      <style:graphic-properties draw:stroke="none" draw:fill="none" draw:fill-color="#ffffff" draw:textarea-horizontal-align="justify" draw:textarea-vertical-align="bottom" draw:auto-grow-height="false" draw:auto-grow-width="false" fo:min-height="0.69cm" fo:min-width="0cm" fo:padding-top="0cm" fo:padding-bottom="0cm" fo:padding-left="0cm" fo:padding-right="0cm" fo:wrap-option="wrap"/>
    </style:style>
    <style:style style:name="Mpr9" style:family="presentation" style:parent-style-name="Titel5-backgroundobjects">
      <style:graphic-properties draw:stroke="none" draw:fill="none" draw:fill-color="#ffffff" draw:auto-grow-height="false" draw:auto-grow-width="false" fo:min-height="0.456cm" fo:min-width="0cm" fo:wrap-option="no-wrap"/>
    </style:style>
    <style:style style:name="Mpr10" style:family="presentation" style:parent-style-name="Titel5-backgroundobjects">
      <style:graphic-properties draw:stroke="none" draw:fill="none" draw:fill-color="#ffffff" draw:textarea-horizontal-align="justify" draw:textarea-vertical-align="bottom" draw:auto-grow-height="false" draw:auto-grow-width="false" fo:min-height="0.69cm" fo:min-width="0cm" fo:padding-top="0cm" fo:padding-bottom="0cm" fo:padding-left="0cm" fo:padding-right="0cm" fo:wrap-option="wrap"/>
    </style:style>
    <style:style style:name="Mpr11" style:family="presentation" style:parent-style-name="Titel6-backgroundobjects">
      <style:graphic-properties draw:stroke="none" draw:fill="none" draw:fill-color="#ffffff" draw:auto-grow-height="false" draw:auto-grow-width="false" fo:min-height="0.456cm" fo:min-width="0cm" fo:wrap-option="no-wrap"/>
    </style:style>
    <style:style style:name="Mpr12" style:family="presentation" style:parent-style-name="Titel6-backgroundobjects">
      <style:graphic-properties draw:stroke="none" draw:fill="none" draw:fill-color="#ffffff" draw:textarea-horizontal-align="justify" draw:textarea-vertical-align="bottom" draw:auto-grow-height="false" draw:auto-grow-width="false" fo:min-height="0.69cm" fo:min-width="0cm" fo:padding-top="0cm" fo:padding-bottom="0cm" fo:padding-left="0cm" fo:padding-right="0cm" fo:wrap-option="wrap"/>
    </style:style>
    <style:style style:name="Mpr13" style:family="presentation" style:parent-style-name="Titel7-backgroundobjects">
      <style:graphic-properties draw:stroke="none" draw:fill="none" draw:fill-color="#ffffff" draw:auto-grow-height="false" draw:auto-grow-width="false" fo:min-height="0.456cm" fo:min-width="0cm" fo:wrap-option="no-wrap"/>
    </style:style>
    <style:style style:name="Mpr14" style:family="presentation" style:parent-style-name="Titel7-backgroundobjects">
      <style:graphic-properties draw:stroke="none" draw:fill="none" draw:fill-color="#ffffff" draw:textarea-horizontal-align="justify" draw:textarea-vertical-align="bottom" draw:auto-grow-height="false" draw:auto-grow-width="false" fo:min-height="0.69cm" fo:min-width="0cm" fo:padding-top="0cm" fo:padding-bottom="0cm" fo:padding-left="0cm" fo:padding-right="0cm" fo:wrap-option="wrap"/>
    </style:style>
    <style:style style:name="Mpr15" style:family="presentation" style:parent-style-name="Titel8-backgroundobjects">
      <style:graphic-properties draw:stroke="none" draw:fill="none" draw:fill-color="#ffffff" draw:auto-grow-height="false" draw:auto-grow-width="false" fo:min-height="0.456cm" fo:min-width="0cm" fo:wrap-option="no-wrap"/>
    </style:style>
    <style:style style:name="Mpr16" style:family="presentation" style:parent-style-name="Titel8-backgroundobjects">
      <style:graphic-properties draw:stroke="none" draw:fill="none" draw:fill-color="#ffffff" draw:textarea-horizontal-align="justify" draw:textarea-vertical-align="bottom" draw:auto-grow-height="false" draw:auto-grow-width="false" fo:min-height="0.69cm" fo:min-width="0cm" fo:padding-top="0cm" fo:padding-bottom="0cm" fo:padding-left="0cm" fo:padding-right="0cm" fo:wrap-option="wrap"/>
    </style:style>
    <style:style style:name="Mpr17" style:family="presentation" style:parent-style-name="Titel9-backgroundobjects">
      <style:graphic-properties draw:stroke="none" draw:fill="none" draw:fill-color="#ffffff" draw:textarea-horizontal-align="justify" draw:textarea-vertical-align="bottom" draw:auto-grow-height="false" draw:auto-grow-width="false" fo:min-height="0.69cm" fo:min-width="0cm" fo:padding-top="0cm" fo:padding-bottom="0cm" fo:padding-left="0cm" fo:padding-right="0cm" fo:wrap-option="wrap"/>
    </style:style>
    <style:style style:name="Mpr18" style:family="presentation" style:parent-style-name="Titel10-backgroundobjects">
      <style:graphic-properties draw:stroke="none" draw:fill="none" draw:fill-color="#ffffff" draw:auto-grow-height="false" draw:auto-grow-width="false" fo:min-height="0.456cm" fo:min-width="0cm" fo:wrap-option="no-wrap"/>
    </style:style>
    <style:style style:name="Mpr19" style:family="presentation" style:parent-style-name="Titel10-backgroundobjects">
      <style:graphic-properties draw:stroke="none" draw:fill="none" draw:fill-color="#ffffff" draw:textarea-horizontal-align="justify" draw:textarea-vertical-align="bottom" draw:auto-grow-height="false" draw:auto-grow-width="false" fo:min-height="0.69cm" fo:min-width="0cm" fo:padding-top="0cm" fo:padding-bottom="0cm" fo:padding-left="0cm" fo:padding-right="0cm" fo:wrap-option="wrap"/>
    </style:style>
    <style:style style:name="Mpr20" style:family="presentation" style:parent-style-name="Titel11-backgroundobjects">
      <style:graphic-properties draw:stroke="none" draw:fill="none" draw:fill-color="#ffffff" draw:auto-grow-height="false" draw:auto-grow-width="false" fo:min-height="0.456cm" fo:min-width="0cm" fo:wrap-option="no-wrap"/>
    </style:style>
    <style:style style:name="Mpr21" style:family="presentation" style:parent-style-name="Titel11-backgroundobjects">
      <style:graphic-properties draw:stroke="none" draw:fill="none" draw:fill-color="#ffffff" draw:textarea-horizontal-align="justify" draw:textarea-vertical-align="bottom" draw:auto-grow-height="false" draw:auto-grow-width="false" fo:min-height="0.69cm" fo:min-width="0cm" fo:padding-top="0cm" fo:padding-bottom="0cm" fo:padding-left="0cm" fo:padding-right="0cm" fo:wrap-option="wrap"/>
    </style:style>
    <style:style style:name="Mpr22" style:family="presentation" style:parent-style-name="Titel12-backgroundobjects">
      <style:graphic-properties draw:stroke="none" draw:fill="none" draw:fill-color="#ffffff" draw:auto-grow-height="false" draw:auto-grow-width="false" fo:min-height="0.456cm" fo:min-width="0cm" fo:wrap-option="no-wrap"/>
    </style:style>
    <style:style style:name="Mpr23" style:family="presentation" style:parent-style-name="Titel12-backgroundobjects">
      <style:graphic-properties draw:stroke="none" draw:fill="none" draw:fill-color="#ffffff" draw:textarea-horizontal-align="justify" draw:textarea-vertical-align="bottom" draw:auto-grow-height="false" draw:auto-grow-width="false" fo:min-height="0.69cm" fo:min-width="0cm" fo:padding-top="0cm" fo:padding-bottom="0cm" fo:padding-left="0cm" fo:padding-right="0cm" fo:wrap-option="wrap"/>
    </style:style>
    <style:style style:name="Mpr24" style:family="presentation" style:parent-style-name="Titel13-backgroundobjects">
      <style:graphic-properties draw:stroke="none" draw:fill="none" draw:fill-color="#ffffff" draw:auto-grow-height="false" draw:auto-grow-width="false" fo:min-height="0.456cm" fo:min-width="0cm" fo:wrap-option="no-wrap"/>
    </style:style>
    <style:style style:name="Mpr25" style:family="presentation" style:parent-style-name="Titel13-backgroundobjects">
      <style:graphic-properties draw:stroke="none" draw:fill="none" draw:fill-color="#ffffff" draw:textarea-horizontal-align="justify" draw:textarea-vertical-align="bottom" draw:auto-grow-height="false" draw:auto-grow-width="false" fo:min-height="0.69cm" fo:min-width="0cm" fo:padding-top="0cm" fo:padding-bottom="0cm" fo:padding-left="0cm" fo:padding-right="0cm" fo:wrap-option="wrap"/>
    </style:style>
    <style:style style:name="Mpr26" style:family="presentation" style:parent-style-name="Titel14-backgroundobjects">
      <style:graphic-properties draw:stroke="none" draw:fill="none" draw:fill-color="#ffffff" draw:auto-grow-height="false" draw:auto-grow-width="false" fo:min-height="0.456cm" fo:min-width="0cm" fo:wrap-option="no-wrap"/>
    </style:style>
    <style:style style:name="Mpr27" style:family="presentation" style:parent-style-name="Titel14-backgroundobjects">
      <style:graphic-properties draw:stroke="none" draw:fill="none" draw:fill-color="#ffffff" draw:textarea-horizontal-align="justify" draw:textarea-vertical-align="bottom" draw:auto-grow-height="false" draw:auto-grow-width="false" fo:min-height="0.69cm" fo:min-width="0cm" fo:padding-top="0cm" fo:padding-bottom="0cm" fo:padding-left="0cm" fo:padding-right="0cm" fo:wrap-option="wrap"/>
    </style:style>
    <style:style style:name="Mpr28" style:family="presentation" style:parent-style-name="Titel15-backgroundobjects">
      <style:graphic-properties draw:stroke="none" draw:fill="none" draw:fill-color="#ffffff" draw:auto-grow-height="false" draw:auto-grow-width="false" fo:min-height="0.456cm" fo:min-width="0cm" fo:wrap-option="no-wrap"/>
    </style:style>
    <style:style style:name="Mpr29" style:family="presentation" style:parent-style-name="Titel15-backgroundobjects">
      <style:graphic-properties draw:stroke="none" draw:fill="none" draw:fill-color="#ffffff" draw:textarea-horizontal-align="justify" draw:textarea-vertical-align="bottom" draw:auto-grow-height="false" draw:auto-grow-width="false" fo:min-height="0.69cm" fo:min-width="0cm" fo:padding-top="0cm" fo:padding-bottom="0cm" fo:padding-left="0cm" fo:padding-right="0cm" fo:wrap-option="wrap"/>
    </style:style>
    <style:style style:name="Mpr30" style:family="presentation" style:parent-style-name="Titel16-backgroundobjects">
      <style:graphic-properties draw:stroke="none" draw:fill="none" draw:fill-color="#ffffff" draw:auto-grow-height="false" draw:auto-grow-width="false" fo:min-height="0.456cm" fo:min-width="0cm" fo:wrap-option="no-wrap"/>
    </style:style>
    <style:style style:name="Mpr31" style:family="presentation" style:parent-style-name="Titel16-backgroundobjects">
      <style:graphic-properties draw:stroke="none" draw:fill="none" draw:fill-color="#ffffff" draw:textarea-horizontal-align="justify" draw:textarea-vertical-align="bottom" draw:auto-grow-height="false" draw:auto-grow-width="false" fo:min-height="0.69cm" fo:min-width="0cm" fo:padding-top="0cm" fo:padding-bottom="0cm" fo:padding-left="0cm" fo:padding-right="0cm" fo:wrap-option="wrap"/>
    </style:style>
    <style:style style:name="Mpr32" style:family="presentation" style:parent-style-name="Titel17-backgroundobjects">
      <style:graphic-properties draw:stroke="none" draw:fill="none" draw:fill-color="#ffffff" draw:auto-grow-height="false" draw:auto-grow-width="false" fo:min-height="0.456cm" fo:min-width="0cm" fo:wrap-option="no-wrap"/>
    </style:style>
    <style:style style:name="Mpr33" style:family="presentation" style:parent-style-name="Titel17-backgroundobjects">
      <style:graphic-properties draw:stroke="none" draw:fill="none" draw:fill-color="#ffffff" draw:textarea-horizontal-align="justify" draw:textarea-vertical-align="bottom" draw:auto-grow-height="false" draw:auto-grow-width="false" fo:min-height="0.69cm" fo:min-width="0cm" fo:padding-top="0cm" fo:padding-bottom="0cm" fo:padding-left="0cm" fo:padding-right="0cm" fo:wrap-option="wrap"/>
    </style:style>
    <style:style style:name="Mpr34" style:family="presentation" style:parent-style-name="Titel18-backgroundobjects">
      <style:graphic-properties draw:stroke="none" draw:fill="none" draw:fill-color="#ffffff" draw:textarea-horizontal-align="justify" draw:textarea-vertical-align="bottom" draw:auto-grow-height="false" draw:auto-grow-width="false" fo:min-height="0.69cm" fo:min-width="0cm" fo:padding-top="0cm" fo:padding-bottom="0cm" fo:padding-left="0cm" fo:padding-right="0cm" fo:wrap-option="wrap"/>
    </style:style>
    <style:style style:name="Mpr35" style:family="presentation" style:parent-style-name="Titel19-backgroundobjects">
      <style:graphic-properties draw:stroke="none" draw:fill="none" draw:fill-color="#ffffff" draw:textarea-horizontal-align="justify" draw:textarea-vertical-align="bottom" draw:auto-grow-height="false" draw:auto-grow-width="false" fo:min-height="0.69cm" fo:min-width="0cm" fo:padding-top="0cm" fo:padding-bottom="0cm" fo:padding-left="0cm" fo:padding-right="0cm" fo:wrap-option="wrap"/>
    </style:style>
    <style:style style:name="Mpr36" style:family="presentation" style:parent-style-name="Titel20-backgroundobjects">
      <style:graphic-properties draw:stroke="none" draw:fill="none" draw:fill-color="#ffffff" draw:textarea-horizontal-align="justify" draw:textarea-vertical-align="bottom" draw:auto-grow-height="false" draw:auto-grow-width="false" fo:min-height="0.69cm" fo:min-width="0cm" fo:padding-top="0cm" fo:padding-bottom="0cm" fo:padding-left="0cm" fo:padding-right="0cm" fo:wrap-option="wrap"/>
    </style:style>
    <style:style style:name="Mpr37" style:family="presentation" style:parent-style-name="Titel21-backgroundobjects">
      <style:graphic-properties draw:stroke="none" draw:fill="none" draw:fill-color="#ffffff" draw:auto-grow-height="false" draw:auto-grow-width="false" fo:min-height="0.456cm" fo:min-width="0cm" fo:wrap-option="no-wrap"/>
    </style:style>
    <style:style style:name="Mpr38" style:family="presentation" style:parent-style-name="Titel21-backgroundobjects">
      <style:graphic-properties draw:stroke="none" draw:fill="none" draw:fill-color="#ffffff" draw:textarea-horizontal-align="justify" draw:textarea-vertical-align="bottom" draw:auto-grow-height="false" draw:auto-grow-width="false" fo:min-height="0.69cm" fo:min-width="0cm" fo:padding-top="0cm" fo:padding-bottom="0cm" fo:padding-left="0cm" fo:padding-right="0cm" fo:wrap-option="wrap"/>
    </style:style>
    <style:style style:name="Mpr39" style:family="presentation" style:parent-style-name="Default-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Default-sub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1" style:family="presentation" style:parent-style-name="Defaul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Defaul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Defaul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margin-top="0cm" fo:margin-bottom="0cm" fo:line-height="100%" fo:text-indent="0cm" style:punctuation-wrap="hanging" style:line-break="strict" style:writing-mode="lr-tb"/>
    </style:style>
    <style:style style:name="MP6"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7" style:family="paragraph">
      <style:paragraph-properties fo:margin-left="0cm" fo:margin-right="0cm" fo:margin-top="0cm" fo:margin-bottom="0cm" fo:line-height="100%" fo:text-align="end" fo:text-indent="0cm" style:punctuation-wrap="hanging" style:line-break="strict" style:writing-mode="lr-tb"/>
    </style:style>
    <style:style style:name="MP8"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9" style:family="paragraph">
      <style:paragraph-properties fo:text-align="center" style:writing-mode="lr-tb"/>
    </style:style>
    <style:style style:name="MP10" style:family="paragraph">
      <style:paragraph-properties fo:margin-left="0cm" fo:margin-right="0cm" fo:margin-top="0cm" fo:margin-bottom="0cm" fo:line-height="100%" fo:text-indent="0cm" style:punctuation-wrap="hanging" style:line-break="strict"/>
    </style:style>
    <style:style style:name="MP11" style:family="paragraph">
      <style:paragraph-properties fo:margin-left="0cm" fo:margin-right="0cm" fo:margin-top="0.282cm" fo:margin-bottom="0cm" fo:text-align="end" fo:text-indent="0cm" style:punctuation-wrap="hanging" style:line-break="strict" style:writing-mode="lr-tb"/>
    </style:style>
    <style:style style:name="MP12" style:family="paragraph">
      <style:paragraph-properties fo:margin-left="0cm" fo:margin-right="0cm" fo:margin-top="0.282cm" fo:margin-bottom="0cm" fo:text-align="end" fo:text-indent="0cm" style:punctuation-wrap="hanging" style:line-break="strict" style:writing-mode="lr-tb" style:font-independent-line-spacing="true"/>
    </style:style>
    <style:style style:name="MP13" style:family="paragraph">
      <style:paragraph-properties fo:margin-left="0cm" fo:margin-right="0cm" fo:margin-top="0.282cm" fo:margin-bottom="0cm" fo:text-indent="0cm" style:punctuation-wrap="hanging" style:line-break="strict" style:writing-mode="lr-tb" style:font-independent-line-spacing="true"/>
    </style:style>
    <style:style style:name="MP14" style:family="paragraph">
      <style:paragraph-properties fo:margin-left="0cm" fo:margin-right="0cm" fo:margin-top="0cm" fo:margin-bottom="0cm" fo:line-height="100%" fo:text-align="end" fo:text-indent="0cm" style:punctuation-wrap="hanging" style:line-break="strict"/>
    </style:style>
    <style:style style:name="MP15" style:family="paragraph">
      <style:paragraph-properties fo:margin-left="0cm" fo:margin-right="0cm" fo:margin-top="0.282cm" fo:margin-bottom="0cm" fo:line-height="100%" fo:text-indent="0cm" style:punctuation-wrap="hanging" style:line-break="strict"/>
    </style:style>
    <style:style style:name="MP16"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6pt"/>
    </style:style>
    <style:style style:name="MP18"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6pt"/>
    </style:style>
    <style:style style:name="MP19"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20"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21"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22"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23"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color="#000000" style:font-name="Times New Roman" fo:font-size="8pt" fo:language="de" fo:country="DE" style:font-name-asian="DejaVu Sans1" style:font-size-asian="8pt" style:font-name-complex="DejaVu Sans1" style:font-size-complex="8pt"/>
    </style:style>
    <style:style style:name="MT3" style:family="text">
      <style:text-properties fo:color="#363534" style:font-name="Verdana1" fo:font-size="9pt" fo:language="en" fo:country="GB" style:font-size-asian="9pt" style:font-size-complex="9pt"/>
    </style:style>
    <style:style style:name="MT4" style:family="text">
      <style:text-properties fo:color="#363534" fo:font-size="9pt" fo:language="en" fo:country="GB" style:font-size-asian="9pt" style:font-size-complex="9pt"/>
    </style:style>
    <style:style style:name="MT5" style:family="text">
      <style:text-properties fo:color="#363534" style:font-name="Verdana1" fo:font-size="8pt" fo:language="id" fo:country="ID" style:font-size-asian="8pt" style:font-size-complex="8pt"/>
    </style:style>
    <style:style style:name="MT6" style:family="text">
      <style:text-properties fo:color="#363534" style:font-name="Verdana1" fo:font-size="8pt" fo:language="id" fo:country="ID" style:text-underline-style="solid" style:text-underline-width="auto" style:text-underline-color="font-color" style:font-size-asian="8pt" style:font-size-complex="8pt"/>
    </style:style>
    <style:style style:name="MT7" style:family="text">
      <style:text-properties fo:color="#ffffff" style:text-line-through-style="none" style:text-position="0% 100%" style:font-name="Arial2"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8" style:family="text">
      <style:text-properties fo:color="#666666" style:text-line-through-style="none" style:text-position="0% 100%" style:font-name="Arial2"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name-complex="Arial2" style:font-size-complex="14pt" style:font-style-complex="normal" style:font-weight-complex="normal"/>
    </style:style>
    <style:style style:name="MT9" style:family="text">
      <style:text-properties fo:color="#666666" style:text-line-through-style="none" style:text-position="0% 100%" style:font-name="Arial2"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name-complex="Arial2" style:font-size-complex="11pt" style:font-style-complex="normal" style:font-weight-complex="normal"/>
    </style:style>
    <style:style style:name="MT10" style:family="text">
      <style:text-properties fo:color="#000000" style:text-line-through-style="none" style:text-position="0% 100%" style:font-name="Arial2"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363534"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Standaard" style:page-layout-name="PM1" draw:style-name="Mdp1">
      <draw:frame presentation:style-name="Standaard-title" draw:layer="backgroundobjects" svg:width="22.86cm" svg:height="1.99cm" svg:x="1.27cm" svg:y="0.906cm" presentation:class="title" presentation:placeholder="true">
        <draw:text-box/>
      </draw:frame>
      <draw:frame presentation:style-name="Standaard-outline1" draw:layer="backgroundobjects" svg:width="22.351cm" svg:height="11.049cm" svg:x="1.27cm" svg:y="4.457cm" presentation:class="outline" presentation:placeholder="true">
        <draw:text-box/>
      </draw:frame>
      <presentation:notes style:page-layout-name="PM0">
        <draw:rect draw:style-name="Mgr3" draw:text-style-name="MP3" draw:layer="backgroundobjects" svg:width="19.05cm" svg:height="25.4cm" svg:x="0cm" svg:y="0cm">
          <text:p/>
        </draw:rect>
        <draw:custom-shape draw:name="AutoShape 1"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Standaard-title" draw:layer="backgroundobjects" svg:width="15.2cm" svg:height="11.4cm" svg:x="1.923cm" svg:y="0.696cm" presentation:class="page"/>
        <draw:frame presentation:style-name="Standaard-notes" draw:layer="backgroundobjects" svg:width="15.236cm" svg:height="10.792cm" svg:x="1.905cm" svg:y="12.699cm" presentation:class="notes" presentation:placeholder="true">
          <draw:text-box/>
        </draw:frame>
        <draw:frame presentation:style-name="Mpr1" draw:text-style-name="MP6" draw:layer="backgroundobjects" svg:width="16.651cm" svg:height="0.689cm" svg:x="0.268cm" svg:y="24.301cm" presentation:class="footer">
          <draw:text-box>
            <text:list text:style-name="ML1">
              <text:list-header>
                <text:p text:style-name="MP5"><text:span text:style-name="MT2">2. November 2010 | Title of Presentation</text:span></text:p>
              </text:list-header>
            </text:list>
          </draw:text-box>
        </draw:frame>
        <draw:frame presentation:style-name="Mpr1" draw:text-style-name="MP8" draw:layer="backgroundobjects" svg:width="1.513cm" svg:height="0.689cm" svg:x="17.126cm" svg:y="24.301cm" presentation:class="page-number">
          <draw:text-box>
            <text:list text:style-name="ML1">
              <text:list-header>
                <text:p text:style-name="MP7"><text:span text:style-name="MT2"><text:page-number>&lt;number&gt;</text:page-number></text:span></text:p>
              </text:list-header>
            </text:list>
          </draw:text-box>
        </draw:frame>
      </presentation:notes>
    </style:master-page>
    <style:master-page style:name="Titel1" style:page-layout-name="PM1" draw:style-name="Mdp1">
      <draw:g draw:name="Group 12">
        <draw:g draw:name="Group 3">
          <draw:custom-shape draw:name="Rectangle 5" draw:style-name="Mgr5" draw:text-style-name="MP4" draw:layer="backgroundobjects" svg:width="6.523cm" svg:height="2.687cm" svg:x="18.251cm" svg:y="15.857cm">
            <text:p/>
            <draw:enhanced-geometry svg:viewBox="0 0 21600 21600" draw:type="rectangle" draw:enhanced-path="M 0 0 L 21600 0 21600 21600 0 21600 0 0 Z N"/>
          </draw:custom-shape>
          <draw:custom-shape draw:name="Freeform 6" draw:style-name="Mgr6" draw:text-style-name="MP4" draw:layer="backgroundobjects" svg:width="0.194cm" svg:height="0.295cm" svg:x="21.131cm" svg:y="17.719cm">
            <text:p/>
            <draw:enhanced-geometry svg:viewBox="0 0 307 469" draw:extrusion-allowed="true" draw:text-areas="0 0 307 469" draw:glue-points="126 171 82 203 57 257 60 342 79 383 123 415 168 418 193 409 209 399 225 383 244 345 247 266 241 228 225 203 209 184 171 168 12 0 50 3 57 174 82 146 126 123 149 117 196 120 237 136 260 155 285 190 304 253 304 329 285 393 260 431 237 450 196 466 126 466 69 431 54 409 50 453 28 463 12 459 3 453 0 16 12 0" draw:type="non-primitive" draw:enhanced-path="M 155 168 L 126 171 101 184 82 203 66 228 57 257 54 291 60 342 66 358 79 383 98 402 123 415 136 418 168 418 180 415 193 409 203 406 209 399 218 393 225 383 234 368 244 345 250 295 247 266 244 244 241 228 234 215 225 203 218 193 209 184 184 171 171 168 155 168 Z M 12 0 L 41 0 50 3 57 16 57 174 63 165 82 146 95 136 126 123 136 120 149 117 165 117 196 120 225 130 237 136 250 146 260 155 269 168 285 190 298 222 304 253 307 291 304 329 298 361 285 393 269 418 260 431 250 440 237 450 225 456 196 466 165 469 126 466 95 450 69 431 60 421 54 409 54 447 50 453 47 456 28 463 19 463 12 459 9 456 3 453 0 447 0 16 3 9 12 0 Z N"/>
          </draw:custom-shape>
          <draw:custom-shape draw:name="Freeform 7" draw:style-name="Mgr6" draw:text-style-name="MP4" draw:layer="backgroundobjects" svg:width="0.194cm" svg:height="0.22cm" svg:x="21.364cm" svg:y="17.794cm">
            <text:p/>
            <draw:enhanced-geometry svg:viewBox="0 0 307 352" draw:extrusion-allowed="true" draw:text-areas="0 0 307 352" draw:glue-points="130 51 101 64 70 108 60 143 250 124 238 95 228 76 212 67 196 57 174 48 158 0 222 13 257 35 285 73 307 168 282 193 63 225 85 273 130 301 174 304 209 292 225 282 234 273 238 263 253 251 276 247 288 257 291 273 288 282 279 298 263 317 228 339 177 352 127 349 66 323 25 279 3 212 3 140 25 76 66 29 123 3" draw:type="non-primitive" draw:enhanced-path="M 142 48 L 130 51 117 57 101 64 89 76 70 108 63 124 60 143 253 143 250 124 244 108 238 95 234 86 228 76 222 70 212 67 206 60 196 57 187 51 174 48 142 48 Z M 158 0 L 190 3 222 13 238 22 257 35 269 48 285 73 298 102 307 168 301 187 282 193 60 193 63 225 70 251 85 273 104 292 130 301 161 304 174 304 203 295 209 292 218 285 225 282 228 276 234 273 238 266 238 263 244 260 253 251 260 247 276 247 282 254 288 257 291 263 291 273 288 279 288 282 285 289 279 298 269 308 263 317 244 330 228 339 209 346 177 352 161 352 127 349 95 339 66 323 44 304 25 279 9 247 3 212 0 178 3 140 9 105 25 76 41 51 66 29 92 13 123 3 158 0 Z N"/>
          </draw:custom-shape>
          <draw:custom-shape draw:name="Freeform 8" draw:style-name="Mgr6" draw:text-style-name="MP4" draw:layer="backgroundobjects" svg:width="0.189cm" svg:height="0.295cm" svg:x="21.708cm" svg:y="17.719cm">
            <text:p/>
            <draw:enhanced-geometry svg:viewBox="0 0 308 469" draw:extrusion-allowed="true" draw:text-areas="0 0 308 469" draw:glue-points="124 171 79 203 57 257 60 342 70 371 86 393 102 402 140 418 181 415 203 406 222 383 238 361 247 320 241 244 225 203 194 177 152 168 45 0 57 16 70 155 108 130 124 123 194 120 241 139 270 168 298 222 308 291 298 361 270 418 241 447 194 466 127 466 70 431 54 409 51 453 35 463 7 456 0 447 7 3" draw:type="non-primitive" draw:enhanced-path="M 152 168 L 124 171 98 184 79 203 67 228 57 257 54 291 60 342 64 358 70 371 79 383 86 393 92 399 102 402 111 409 140 418 168 418 181 415 194 409 203 406 216 393 222 383 232 374 238 361 241 345 247 320 247 266 241 244 238 228 225 203 206 184 194 177 165 168 152 168 Z M 16 0 L 45 0 54 9 57 16 57 174 70 155 95 136 108 130 117 127 124 123 162 117 194 120 225 130 241 139 257 152 270 168 285 190 298 222 305 253 308 291 305 329 298 361 285 393 270 418 257 434 241 447 225 456 194 466 162 469 127 466 95 450 70 431 60 421 54 409 54 447 51 453 48 456 35 463 26 463 7 456 3 453 0 447 0 16 7 3 16 0 Z N"/>
          </draw:custom-shape>
          <draw:custom-shape draw:name="Freeform 9" draw:style-name="Mgr6" draw:text-style-name="MP4" draw:layer="backgroundobjects" svg:width="0.114cm" svg:height="0.211cm" svg:x="21.951cm" svg:y="17.798cm">
            <text:p/>
            <draw:enhanced-geometry svg:viewBox="0 0 184 340" draw:extrusion-allowed="true" draw:text-areas="0 0 184 340" draw:glue-points="25 0 35 0 48 7 51 10 54 16 54 64 64 48 73 35 98 16 124 4 155 0 165 0 178 7 184 19 184 39 178 51 165 58 155 58 121 64 92 77 73 102 60 137 57 181 57 324 54 330 48 333 44 336 38 340 19 340 6 333 3 330 0 324 0 16 3 10 6 7 25 0" draw:type="non-primitive" draw:enhanced-path="M 25 0 L 35 0 48 7 51 10 54 16 54 64 64 48 73 35 98 16 124 4 155 0 165 0 178 7 184 19 184 39 178 51 165 58 155 58 121 64 92 77 73 102 60 137 57 181 57 324 54 330 48 333 44 336 38 340 19 340 6 333 3 330 0 324 0 16 3 10 6 7 25 0 Z N"/>
          </draw:custom-shape>
          <draw:custom-shape draw:name="Freeform 10" draw:style-name="Mgr6" draw:text-style-name="MP4" draw:layer="backgroundobjects" svg:width="0.044cm" svg:height="0.291cm" svg:x="22.096cm" svg:y="17.719cm">
            <text:p/>
            <draw:enhanced-geometry svg:viewBox="0 0 69 466" draw:extrusion-allowed="true" draw:text-areas="0 0 69 466" draw:glue-points="25 126 44 126 50 130 60 139 63 145 63 450 60 456 53 459 50 462 44 466 25 466 12 459 9 456 6 450 6 145 9 139 9 136 12 133 25 126 25 0 44 0 53 3 66 16 69 25 69 47 66 57 53 69 44 73 25 73 15 69 3 57 0 47 0 25 3 16 15 3 25 0" draw:type="non-primitive" draw:enhanced-path="M 25 126 L 44 126 50 130 60 139 63 145 63 450 60 456 53 459 50 462 44 466 25 466 12 459 9 456 6 450 6 145 9 139 9 136 12 133 25 126 Z M 25 0 L 44 0 53 3 66 16 69 25 69 47 66 57 53 69 44 73 25 73 15 69 3 57 0 47 0 25 3 16 15 3 25 0 Z N"/>
          </draw:custom-shape>
          <draw:custom-shape draw:name="Freeform 11" draw:style-name="Mgr6" draw:text-style-name="MP4" draw:layer="backgroundobjects" svg:width="0.039cm" svg:height="0.291cm" svg:x="22.388cm" svg:y="17.719cm">
            <text:p/>
            <draw:enhanced-geometry svg:viewBox="0 0 69 466" draw:extrusion-allowed="true" draw:text-areas="0 0 69 466" draw:glue-points="25 126 44 126 50 130 60 139 63 145 63 450 60 456 53 459 50 462 44 466 25 466 12 459 9 456 6 450 6 145 9 139 9 136 12 133 25 126 25 0 44 0 53 3 66 16 69 25 69 47 66 57 53 69 44 73 25 73 15 69 3 57 0 47 0 25 3 16 15 3 25 0" draw:type="non-primitive" draw:enhanced-path="M 25 126 L 44 126 50 130 60 139 63 145 63 450 60 456 53 459 50 462 44 466 25 466 12 459 9 456 6 450 6 145 9 139 9 136 12 133 25 126 Z M 25 0 L 44 0 53 3 66 16 69 25 69 47 66 57 53 69 44 73 25 73 15 69 3 57 0 47 0 25 3 16 15 3 25 0 Z N"/>
          </draw:custom-shape>
          <draw:custom-shape draw:name="Freeform 12" draw:style-name="Mgr6" draw:text-style-name="MP4" draw:layer="backgroundobjects" svg:width="0.176cm" svg:height="0.216cm" svg:x="22.476cm" svg:y="17.794cm">
            <text:p/>
            <draw:enhanced-geometry svg:viewBox="0 0 283 349" draw:extrusion-allowed="true" draw:text-areas="0 0 283 349" draw:glue-points="153 184 92 193 70 209 57 232 64 279 92 301 153 301 191 285 216 254 225 235 229 181 149 0 213 10 254 35 279 83 283 333 273 342 244 346 229 333 222 304 191 330 172 339 146 349 86 346 45 333 16 308 4 282 0 263 4 222 23 187 42 171 102 146 194 136 229 124 210 67 146 48 124 51 108 54 86 70 70 83 61 95 23 86 19 67 23 64 26 54 54 29 92 10 149 0" draw:type="non-primitive" draw:enhanced-path="M 191 181 L 153 184 124 187 92 193 83 200 70 209 61 222 57 232 57 260 64 279 70 289 92 301 124 304 153 301 178 292 191 285 210 266 216 254 222 244 225 235 229 222 229 181 191 181 Z M 149 0 L 184 3 213 10 229 16 254 35 273 64 279 83 283 95 283 333 279 339 273 342 263 346 244 346 238 342 229 333 229 295 222 304 200 327 191 330 181 336 172 339 159 346 146 349 114 349 86 346 64 342 45 333 29 323 16 308 7 292 4 282 4 273 0 263 0 238 4 222 16 197 23 187 32 178 42 171 67 159 102 146 143 140 194 136 229 136 229 124 225 92 210 67 184 54 146 48 134 48 124 51 118 54 108 54 95 60 86 70 80 73 70 83 67 89 61 95 42 95 23 86 19 79 19 67 23 67 23 64 26 57 26 54 42 38 54 29 70 19 92 10 118 3 149 0 Z N"/>
          </draw:custom-shape>
          <draw:custom-shape draw:name="Freeform 13" draw:style-name="Mgr6" draw:text-style-name="MP4" draw:layer="backgroundobjects" svg:width="0.172cm" svg:height="0.216cm" svg:x="22.718cm" svg:y="17.794cm">
            <text:p/>
            <draw:enhanced-geometry svg:viewBox="0 0 282 346" draw:extrusion-allowed="true" draw:text-areas="0 0 282 346" draw:glue-points="165 0 212 6 250 29 266 51 279 83 282 117 282 333 279 339 273 342 263 346 244 346 235 342 228 339 225 333 225 133 222 98 209 73 187 60 152 54 139 54 127 57 108 64 76 95 63 121 60 136 54 181 54 333 48 339 35 346 25 346 6 339 3 336 0 330 0 19 9 10 16 6 35 6 41 10 44 13 51 16 54 22 54 64 57 54 63 48 70 38 76 32 86 25 98 16 111 10 136 3 165 0" draw:type="non-primitive" draw:enhanced-path="M 165 0 L 212 6 250 29 266 51 279 83 282 117 282 333 279 339 273 342 263 346 244 346 235 342 228 339 225 333 225 133 222 98 209 73 187 60 152 54 139 54 127 57 108 64 76 95 63 121 60 136 54 181 54 333 48 339 35 346 25 346 6 339 3 336 0 330 0 19 9 10 16 6 35 6 41 10 44 13 51 16 54 22 54 64 57 54 63 48 70 38 76 32 86 25 98 16 111 10 136 3 165 0 Z N"/>
          </draw:custom-shape>
          <draw:custom-shape draw:name="Freeform 14" draw:style-name="Mgr6" draw:text-style-name="MP4" draw:layer="backgroundobjects" svg:width="0.132cm" svg:height="0.278cm" svg:x="22.931cm" svg:y="17.736cm">
            <text:p/>
            <draw:enhanced-geometry svg:viewBox="0 0 213 444" draw:extrusion-allowed="true" draw:text-areas="0 0 213 444" draw:glue-points="92 0 98 0 108 10 108 105 178 105 184 108 187 111 190 117 194 127 194 133 190 137 190 143 184 149 181 149 178 152 108 152 108 358 111 371 117 384 124 387 130 393 140 396 152 396 159 393 168 393 171 390 178 387 181 384 190 384 200 387 206 390 213 403 213 419 209 425 203 428 194 434 171 441 143 444 114 441 92 434 76 422 60 396 54 358 54 152 16 152 10 149 3 143 3 137 0 133 0 127 3 117 6 111 13 105 54 105 54 22 57 19 57 13 60 10 67 7 92 0" draw:type="non-primitive" draw:enhanced-path="M 92 0 L 98 0 108 10 108 105 178 105 184 108 187 111 190 117 194 127 194 133 190 137 190 143 184 149 181 149 178 152 108 152 108 358 111 371 117 384 124 387 130 393 140 396 152 396 159 393 168 393 171 390 178 387 181 384 190 384 200 387 206 390 213 403 213 419 209 425 203 428 194 434 171 441 143 444 114 441 92 434 76 422 60 396 54 358 54 152 16 152 10 149 3 143 3 137 0 133 0 127 3 117 6 111 13 105 54 105 54 22 57 19 57 13 60 10 67 7 92 0 Z N"/>
          </draw:custom-shape>
          <draw:custom-shape draw:name="Freeform 15" draw:style-name="Mgr6" draw:text-style-name="MP4" draw:layer="backgroundobjects" svg:width="0.132cm" svg:height="0.278cm" svg:x="23.173cm" svg:y="17.736cm">
            <text:p/>
            <draw:enhanced-geometry svg:viewBox="0 0 213 444" draw:extrusion-allowed="true" draw:text-areas="0 0 213 444" draw:glue-points="89 0 99 0 108 10 108 105 181 105 190 114 190 140 187 146 184 149 178 152 108 152 108 358 111 371 118 384 127 393 137 396 152 396 156 393 165 393 168 390 175 387 178 384 187 384 206 390 213 409 213 419 206 425 200 428 190 434 168 441 140 444 102 438 73 422 60 406 54 384 51 358 51 152 13 152 7 149 3 146 0 140 0 114 10 105 51 105 51 22 54 19 54 13 57 10 64 7 89 0" draw:type="non-primitive" draw:enhanced-path="M 89 0 L 99 0 108 10 108 105 181 105 190 114 190 140 187 146 184 149 178 152 108 152 108 358 111 371 118 384 127 393 137 396 152 396 156 393 165 393 168 390 175 387 178 384 187 384 206 390 213 409 213 419 206 425 200 428 190 434 168 441 140 444 102 438 73 422 60 406 54 384 51 358 51 152 13 152 7 149 3 146 0 140 0 114 10 105 51 105 51 22 54 19 54 13 57 10 64 7 89 0 Z N"/>
          </draw:custom-shape>
          <draw:custom-shape draw:name="Freeform 16" draw:style-name="Mgr6" draw:text-style-name="MP4" draw:layer="backgroundobjects" svg:width="0.198cm" svg:height="0.22cm" svg:x="23.327cm" svg:y="17.794cm">
            <text:p/>
            <draw:enhanced-geometry svg:viewBox="0 0 321 352" draw:extrusion-allowed="true" draw:text-areas="0 0 321 352" draw:glue-points="159 51 130 54 105 64 83 83 64 124 57 174 61 212 70 244 83 270 105 289 130 301 159 304 191 301 216 289 235 270 251 244 257 212 260 174 257 140 251 108 235 83 216 64 191 54 159 51 159 0 194 3 225 13 251 25 276 48 295 73 308 102 317 136 321 174 317 216 308 251 295 282 276 304 251 327 225 339 194 349 159 352 127 349 95 339 67 327 45 304 26 282 10 251 4 216 0 174 4 136 10 102 26 73 45 48 67 25 95 13 127 3 159 0" draw:type="non-primitive" draw:enhanced-path="M 159 51 L 130 54 105 64 83 83 64 124 57 174 61 212 70 244 83 270 105 289 130 301 159 304 191 301 216 289 235 270 251 244 257 212 260 174 257 140 251 108 235 83 216 64 191 54 159 51 Z M 159 0 L 194 3 225 13 251 25 276 48 295 73 308 102 317 136 321 174 317 216 308 251 295 282 276 304 251 327 225 339 194 349 159 352 127 349 95 339 67 327 45 304 26 282 10 251 4 216 0 174 4 136 10 102 26 73 45 48 67 25 95 13 127 3 159 0 Z N"/>
          </draw:custom-shape>
          <draw:custom-shape draw:name="Freeform 17" draw:style-name="Mgr6" draw:text-style-name="MP4" draw:layer="backgroundobjects" svg:width="0.189cm" svg:height="0.304cm" svg:x="23.565cm" svg:y="17.794cm">
            <text:p/>
            <draw:enhanced-geometry svg:viewBox="0 0 304 488" draw:extrusion-allowed="true" draw:text-areas="0 0 304 488" draw:glue-points="124 54 83 83 57 174 70 238 102 282 155 295 209 279 244 222 247 136 225 83 181 54 143 0 212 19 244 48 254 60 263 10 289 6 301 16 304 330 292 403 263 453 216 479 152 488 86 479 64 469 41 460 29 444 25 425 35 412 38 409 48 403 60 406 67 409 92 425 130 434 193 431 238 396 251 336 244 301 222 320 143 346 83 333 48 311 22 273 3 209 3 136 35 48 64 22 111 3" draw:type="non-primitive" draw:enhanced-path="M 152 51 L 124 54 102 67 83 83 64 124 57 174 60 209 70 238 83 263 102 282 127 292 155 295 184 292 209 279 228 260 244 222 251 171 247 136 241 105 225 83 206 64 181 54 152 51 Z M 143 0 L 181 6 212 19 238 38 244 48 247 54 254 60 254 19 263 10 270 6 289 6 295 10 301 16 304 22 304 330 301 371 292 403 279 431 263 453 232 472 216 479 184 485 152 488 102 482 86 479 73 476 64 469 51 466 41 460 32 450 29 444 25 441 25 425 32 419 35 412 35 409 38 409 41 406 48 403 54 403 60 406 64 406 67 409 79 415 92 425 108 431 130 434 159 438 193 431 225 415 238 396 247 371 251 336 251 289 244 301 235 311 222 320 178 342 143 346 111 342 83 333 64 323 48 311 35 298 22 273 10 241 3 209 0 171 3 136 10 102 35 48 48 35 64 22 83 13 111 3 143 0 Z N"/>
          </draw:custom-shape>
          <draw:custom-shape draw:name="Freeform 18" draw:style-name="Mgr6" draw:text-style-name="MP4" draw:layer="backgroundobjects" svg:width="0.194cm" svg:height="0.22cm" svg:x="23.808cm" svg:y="17.794cm">
            <text:p/>
            <draw:enhanced-geometry svg:viewBox="0 0 311 352" draw:extrusion-allowed="true" draw:text-areas="0 0 311 352" draw:glue-points="130 51 89 76 66 124 253 143 250 117 241 95 200 57 174 48 158 0 222 13 257 35 285 73 307 136 311 178 301 190 60 193 73 251 108 292 162 304 212 292 225 282 244 260 260 247 285 254 292 270 288 282 279 298 260 320 238 333 209 346 181 352 127 349 66 323 25 279 3 212 3 140 25 76 57 35 92 13 158 0" draw:type="non-primitive" draw:enhanced-path="M 143 48 L 130 51 104 64 89 76 70 108 66 124 63 143 253 143 253 130 250 117 244 108 241 95 228 76 200 57 187 51 174 48 143 48 Z M 158 0 L 193 3 222 13 241 22 257 35 269 48 285 73 298 102 307 136 311 168 311 178 307 184 301 190 292 193 60 193 63 225 73 251 85 273 108 292 133 301 162 304 174 304 212 292 219 285 225 282 241 266 244 260 253 251 260 247 272 247 285 254 288 260 292 270 292 279 288 282 285 289 279 298 269 308 260 320 247 330 238 333 228 339 209 346 196 349 181 352 162 352 127 349 95 339 66 323 44 304 25 279 13 247 3 212 0 178 3 140 13 105 25 76 44 51 57 35 73 22 92 13 123 3 158 0 Z N"/>
          </draw:custom-shape>
          <draw:custom-shape draw:name="Freeform 19" draw:style-name="Mgr6" draw:text-style-name="MP4" draw:layer="backgroundobjects" svg:width="0.132cm" svg:height="0.278cm" svg:x="24.029cm" svg:y="17.736cm">
            <text:p/>
            <draw:enhanced-geometry svg:viewBox="0 0 212 444" draw:extrusion-allowed="true" draw:text-areas="0 0 212 444" draw:glue-points="79 0 98 0 107 10 107 105 180 105 187 111 190 117 193 127 193 133 190 137 190 143 187 146 180 149 171 152 107 152 107 358 111 371 117 384 123 387 130 393 136 396 152 396 155 393 168 393 171 390 177 387 180 384 196 384 199 387 206 390 212 409 212 419 209 425 202 428 193 434 168 441 139 444 101 438 72 422 60 406 53 384 50 358 50 152 15 152 12 149 9 149 3 143 3 137 0 133 0 127 3 117 6 111 9 108 15 105 50 105 50 29 53 22 53 19 60 13 63 7 72 3 79 0" draw:type="non-primitive" draw:enhanced-path="M 79 0 L 98 0 107 10 107 105 180 105 187 111 190 117 193 127 193 133 190 137 190 143 187 146 180 149 171 152 107 152 107 358 111 371 117 384 123 387 130 393 136 396 152 396 155 393 168 393 171 390 177 387 180 384 196 384 199 387 206 390 212 409 212 419 209 425 202 428 193 434 168 441 139 444 101 438 72 422 60 406 53 384 50 358 50 152 15 152 12 149 9 149 3 143 3 137 0 133 0 127 3 117 6 111 9 108 15 105 50 105 50 29 53 22 53 19 60 13 63 7 72 3 79 0 Z N"/>
          </draw:custom-shape>
          <draw:custom-shape draw:name="Freeform 20" draw:style-name="Mgr6" draw:text-style-name="MP4" draw:layer="backgroundobjects" svg:width="0.176cm" svg:height="0.291cm" svg:x="24.196cm" svg:y="17.719cm">
            <text:p/>
            <draw:enhanced-geometry svg:viewBox="0 0 279 463" draw:extrusion-allowed="true" draw:text-areas="0 0 279 463" draw:glue-points="10 0 38 0 48 3 54 16 54 177 60 168 64 162 70 155 79 149 89 139 114 127 137 120 165 117 197 120 225 130 247 146 266 168 276 200 279 234 279 450 276 456 263 463 244 463 235 459 228 456 225 450 225 250 222 215 209 190 187 177 152 171 140 171 127 174 108 181 76 212 64 238 60 253 54 298 54 447 51 453 48 456 35 463 16 463 10 459 0 450 0 16 7 3 10 0" draw:type="non-primitive" draw:enhanced-path="M 10 0 L 38 0 48 3 54 16 54 177 60 168 64 162 70 155 79 149 89 139 114 127 137 120 165 117 197 120 225 130 247 146 266 168 276 200 279 234 279 450 276 456 263 463 244 463 235 459 228 456 225 450 225 250 222 215 209 190 187 177 152 171 140 171 127 174 108 181 76 212 64 238 60 253 54 298 54 447 51 453 48 456 35 463 16 463 10 459 0 450 0 16 7 3 10 0 Z N"/>
          </draw:custom-shape>
          <draw:custom-shape draw:name="Freeform 21" draw:style-name="Mgr6" draw:text-style-name="MP4" draw:layer="backgroundobjects" svg:width="0.194cm" svg:height="0.22cm" svg:x="24.421cm" svg:y="17.794cm">
            <text:p/>
            <draw:enhanced-geometry svg:viewBox="0 0 310 352" draw:extrusion-allowed="true" draw:text-areas="0 0 310 352" draw:glue-points="130 51 107 60 88 76 73 108 63 130 253 143 247 108 199 57 174 48 158 0 225 13 250 29 288 73 310 168 307 184 291 193 63 225 85 273 133 301 174 304 218 285 241 266 253 251 272 247 294 263 291 279 285 289 269 308 247 330 225 342 196 349 161 352 95 339 44 304 12 247 0 178 12 105 44 51 95 13 158 0" draw:type="non-primitive" draw:enhanced-path="M 142 48 L 130 51 120 57 107 60 98 67 88 76 76 95 73 108 66 117 63 130 63 143 253 143 250 124 247 108 228 76 199 57 187 51 174 48 142 48 Z M 158 0 L 193 3 225 13 237 19 250 29 269 48 288 73 301 102 310 168 310 178 307 184 301 190 291 193 60 193 63 225 73 251 85 273 107 292 133 301 161 304 174 304 212 292 218 285 225 282 241 266 244 260 253 251 260 247 272 247 291 257 294 263 294 273 291 279 288 282 285 289 279 298 269 308 260 320 247 330 237 336 225 342 209 346 196 349 180 352 161 352 126 349 95 339 66 323 44 304 25 279 12 247 3 212 0 178 3 140 12 105 25 76 44 51 66 29 95 13 126 3 158 0 Z N"/>
          </draw:custom-shape>
          <draw:custom-shape draw:name="Freeform 22" draw:style-name="Mgr6" draw:text-style-name="MP4" draw:layer="backgroundobjects" svg:width="0.11cm" svg:height="0.211cm" svg:x="24.668cm" svg:y="17.798cm">
            <text:p/>
            <draw:enhanced-geometry svg:viewBox="0 0 180 340" draw:extrusion-allowed="true" draw:text-areas="0 0 180 340" draw:glue-points="15 0 34 0 41 4 44 7 50 10 53 16 53 64 63 48 72 35 98 16 123 4 152 0 161 0 168 4 171 4 174 7 180 19 180 39 174 51 168 58 152 58 117 64 88 77 69 102 57 137 53 181 53 327 47 333 34 340 19 340 6 333 3 330 0 324 0 16 3 10 9 4 15 0" draw:type="non-primitive" draw:enhanced-path="M 15 0 L 34 0 41 4 44 7 50 10 53 16 53 64 63 48 72 35 98 16 123 4 152 0 161 0 168 4 171 4 174 7 180 19 180 39 174 51 168 58 152 58 117 64 88 77 69 102 57 137 53 181 53 327 47 333 34 340 19 340 6 333 3 330 0 324 0 16 3 10 9 4 15 0 Z N"/>
          </draw:custom-shape>
          <draw:custom-shape draw:name="Freeform 23" draw:style-name="Mgr7" draw:text-style-name="MP4" draw:layer="backgroundobjects" svg:width="1.129cm" svg:height="1.129cm" svg:x="18.815cm" svg:y="16.311cm">
            <text:p/>
            <draw:enhanced-geometry svg:viewBox="0 0 1807 1810" draw:extrusion-allowed="true" draw:text-areas="0 0 1807 1810" draw:glue-points="805 428 631 501 497 634 424 808 424 1005 497 1176 631 1309 805 1382 1001 1382 1176 1309 1309 1176 1382 1005 1382 808 1309 634 1176 501 1001 428 903 0 1163 38 1394 146 1585 310 1721 523 1797 773 1797 1040 1721 1287 1585 1499 1394 1664 1163 1772 903 1810 643 1772 412 1664 222 1499 85 1287 9 1040 9 773 85 523 222 310 412 146 643 38 903 0" draw:type="non-primitive" draw:enhanced-path="M 903 418 L 805 428 713 456 631 501 558 561 497 634 453 716 424 808 415 906 424 1005 453 1093 497 1176 558 1249 631 1309 713 1353 805 1382 903 1391 1001 1382 1093 1353 1176 1309 1249 1249 1309 1176 1353 1093 1382 1005 1391 906 1382 808 1353 716 1309 634 1249 561 1176 501 1093 456 1001 428 903 418 Z M 903 0 L 1036 9 1163 38 1284 85 1394 146 1496 222 1585 310 1661 412 1721 523 1769 643 1797 773 1807 906 1797 1040 1769 1166 1721 1287 1661 1398 1585 1499 1496 1588 1394 1664 1284 1724 1163 1772 1036 1800 903 1810 770 1800 643 1772 523 1724 412 1664 310 1588 222 1499 145 1398 85 1287 38 1166 9 1040 0 906 9 773 38 643 85 523 145 412 222 310 310 222 412 146 523 85 643 38 770 9 903 0 Z N"/>
          </draw:custom-shape>
          <draw:custom-shape draw:name="Freeform 24" draw:style-name="Mgr7" draw:text-style-name="MP4" draw:layer="backgroundobjects" svg:width="0.273cm" svg:height="0.278cm" svg:x="20.906cm" svg:y="16.05cm">
            <text:p/>
            <draw:enhanced-geometry svg:viewBox="0 0 441 440" draw:extrusion-allowed="true" draw:text-areas="0 0 441 440" draw:glue-points="222 0 279 6 333 28 377 63 412 108 434 161 441 219 434 279 412 329 377 377 333 412 279 434 222 440 162 434 111 412 64 377 29 329 6 279 0 219 6 161 29 108 64 63 111 28 162 6 222 0" draw:type="non-primitive" draw:enhanced-path="M 222 0 L 279 6 333 28 377 63 412 108 434 161 441 219 434 279 412 329 377 377 333 412 279 434 222 440 162 434 111 412 64 377 29 329 6 279 0 219 6 161 29 108 64 63 111 28 162 6 222 0 Z N"/>
          </draw:custom-shape>
          <draw:custom-shape draw:name="Freeform 25" draw:style-name="Mgr7" draw:text-style-name="MP4" draw:layer="backgroundobjects" svg:width="0.82cm" svg:height="0.825cm" svg:x="20.01cm" svg:y="16.324cm">
            <text:p/>
            <draw:enhanced-geometry svg:viewBox="0 0 1319 1322" draw:extrusion-allowed="true" draw:text-areas="0 0 1319 1322" draw:glue-points="596 384 482 441 403 536 374 663 403 786 482 885 596 942 726 942 837 885 916 786 945 663 916 536 837 441 726 384 660 0 869 35 1050 127 1192 273 1284 453 1319 663 1284 869 1192 1049 1050 1195 869 1287 660 1322 450 1287 270 1195 127 1049 35 869 0 663 35 453 127 273 270 127 450 35 660 0" draw:type="non-primitive" draw:enhanced-path="M 660 377 L 596 384 536 406 482 441 438 485 403 536 381 596 374 663 381 726 403 786 438 840 482 885 536 919 596 942 660 948 726 942 786 919 837 885 882 840 916 786 939 726 945 663 939 596 916 536 882 485 837 441 786 406 726 384 660 377 Z M 660 0 L 767 10 869 35 964 73 1050 127 1126 194 1192 273 1246 358 1284 453 1309 555 1319 663 1309 770 1284 869 1246 964 1192 1049 1126 1129 1050 1195 964 1249 869 1287 767 1312 660 1322 552 1312 450 1287 355 1249 270 1195 194 1129 127 1049 73 964 35 869 10 770 0 663 10 555 35 453 73 358 127 273 194 194 270 127 355 73 450 35 552 10 660 0 Z N"/>
          </draw:custom-shape>
          <draw:custom-shape draw:name="Freeform 26" draw:style-name="Mgr7" draw:text-style-name="MP4" draw:layer="backgroundobjects" svg:width="0.247cm" svg:height="0.979cm" svg:x="20.919cm" svg:y="16.444cm">
            <text:p/>
            <draw:enhanced-geometry svg:viewBox="0 0 397 1566" draw:extrusion-allowed="true" draw:text-areas="0 0 397 1566" draw:glue-points="0 0 99 13 197 16 298 13 397 0 397 1566 0 1566 0 0" draw:type="non-primitive" draw:enhanced-path="M 0 0 L 99 13 197 16 298 13 397 0 397 1566 0 1566 0 0 Z N"/>
          </draw:custom-shape>
          <draw:custom-shape draw:name="Freeform 27" draw:style-name="Mgr7" draw:text-style-name="MP4" draw:layer="backgroundobjects" svg:width="0.952cm" svg:height="1.129cm" svg:x="21.236cm" svg:y="16.311cm">
            <text:p/>
            <draw:enhanced-geometry svg:viewBox="0 0 1528 1810" draw:extrusion-allowed="true" draw:text-areas="0 0 1528 1810" draw:glue-points="1020 9 1242 66 1439 177 1451 330 1331 510 1230 545 1081 453 903 418 713 456 557 561 453 716 415 906 453 1093 557 1249 713 1353 903 1391 1084 1356 1233 1261 1334 1296 1455 1480 1442 1632 1245 1743 1020 1803 770 1800 523 1724 310 1588 145 1398 38 1166 0 906 38 643 145 412 310 222 523 85 770 9" draw:type="non-primitive" draw:enhanced-path="M 903 0 L 1020 9 1134 32 1242 66 1344 117 1439 177 1524 250 1451 330 1385 415 1331 510 1290 612 1230 545 1160 494 1081 453 995 428 903 418 805 428 713 456 630 501 557 561 497 634 453 716 424 808 415 906 424 1005 453 1093 497 1176 557 1249 630 1309 713 1353 805 1382 903 1391 995 1382 1084 1356 1163 1315 1233 1261 1293 1195 1334 1296 1388 1391 1455 1480 1528 1559 1442 1632 1347 1692 1245 1743 1134 1778 1020 1803 903 1810 770 1800 643 1772 523 1724 412 1664 310 1588 221 1499 145 1398 85 1287 38 1166 9 1040 0 906 9 773 38 643 85 523 145 412 221 310 310 222 412 146 523 85 643 38 770 9 903 0 Z N"/>
          </draw:custom-shape>
          <draw:custom-shape draw:name="Freeform 28" draw:style-name="Mgr7" draw:text-style-name="MP4" draw:layer="backgroundobjects" svg:width="1.353cm" svg:height="1.354cm" svg:x="19.578cm" svg:y="17.198cm">
            <text:p/>
            <draw:enhanced-geometry svg:viewBox="0 0 2169 2168" draw:extrusion-allowed="true" draw:text-areas="0 0 2169 2168" draw:glue-points="977 425 777 488 612 612 492 777 425 976 425 1192 492 1392 612 1557 777 1677 977 1744 1192 1744 1392 1677 1557 1557 1680 1392 1744 1192 1744 976 1680 777 1557 612 1392 488 1192 425 1084 0 1373 38 1633 149 1851 317 2020 536 2130 796 2169 1084 2130 1373 2020 1629 1851 1851 1633 2019 1373 2130 1084 2168 796 2130 539 2019 317 1851 149 1629 38 1373 0 1084 38 796 149 536 317 317 539 149 796 38 1084 0" draw:type="non-primitive" draw:enhanced-path="M 1084 415 L 977 425 875 450 777 488 691 545 612 612 545 688 492 777 450 872 425 976 415 1084 425 1192 450 1293 492 1392 545 1477 612 1557 691 1623 777 1677 875 1718 977 1744 1084 1753 1192 1744 1297 1718 1392 1677 1481 1623 1557 1557 1623 1477 1680 1392 1718 1293 1744 1192 1753 1084 1744 976 1718 872 1680 777 1623 688 1557 612 1481 545 1392 488 1297 450 1192 425 1084 415 Z M 1084 0 L 1230 10 1373 38 1506 86 1633 149 1747 225 1851 317 1943 422 2020 536 2083 663 2130 796 2159 938 2169 1084 2159 1230 2130 1373 2083 1506 2020 1629 1943 1747 1851 1851 1747 1940 1633 2019 1506 2083 1373 2130 1230 2159 1084 2168 938 2159 796 2130 663 2083 539 2019 422 1940 317 1851 228 1747 149 1629 86 1506 38 1373 10 1230 0 1084 10 938 38 796 86 663 149 536 228 422 317 317 422 225 539 149 663 86 796 38 938 10 1084 0 Z N"/>
          </draw:custom-shape>
          <draw:custom-shape draw:name="Freeform 29" draw:style-name="Mgr7" draw:text-style-name="MP4" draw:layer="backgroundobjects" svg:width="0.564cm" svg:height="1.579cm" svg:x="18.251cm" svg:y="15.861cm">
            <text:p/>
            <draw:enhanced-geometry svg:viewBox="0 0 907 2526" draw:extrusion-allowed="true" draw:text-areas="0 0 907 2526" draw:glue-points="0 0 422 0 422 1626 428 1714 453 1797 488 1873 536 1939 593 2000 663 2047 735 2082 818 2107 907 2114 907 2526 774 2516 647 2488 526 2440 415 2380 314 2304 222 2215 146 2114 86 2003 38 1882 10 1756 0 1622 0 0" draw:type="non-primitive" draw:enhanced-path="M 0 0 L 422 0 422 1626 428 1714 453 1797 488 1873 536 1939 593 2000 663 2047 735 2082 818 2107 907 2114 907 2526 774 2516 647 2488 526 2440 415 2380 314 2304 222 2215 146 2114 86 2003 38 1882 10 1756 0 1622 0 0 Z N"/>
          </draw:custom-shape>
          <draw:custom-shape draw:name="Freeform 30" draw:style-name="Mgr7" draw:text-style-name="MP4" draw:layer="backgroundobjects" svg:width="1.129cm" svg:height="1.129cm" svg:x="22.114cm" svg:y="16.311cm">
            <text:p/>
            <draw:enhanced-geometry svg:viewBox="0 0 1807 1810" draw:extrusion-allowed="true" draw:text-areas="0 0 1807 1810" draw:glue-points="812 396 644 459 507 574 419 726 387 906 419 1087 507 1239 644 1353 812 1414 996 1414 1164 1353 1300 1239 1389 1087 1420 906 1389 726 1300 574 1164 459 996 396 904 0 1164 38 1395 146 1585 310 1722 523 1798 773 1807 1781 1420 1645 1230 1750 1018 1803 771 1800 523 1724 311 1588 146 1398 38 1166 0 906 38 643 146 412 311 222 523 85 771 9" draw:type="non-primitive" draw:enhanced-path="M 904 387 L 812 396 723 418 644 459 571 510 507 574 457 643 419 726 396 814 387 906 396 998 419 1087 457 1166 507 1239 571 1303 644 1353 723 1391 812 1414 904 1423 996 1414 1084 1391 1164 1353 1237 1303 1300 1239 1351 1166 1389 1087 1411 998 1420 906 1411 814 1389 726 1351 643 1300 574 1237 510 1164 459 1084 418 996 396 904 387 Z M 904 0 L 1037 9 1164 38 1284 85 1395 146 1497 222 1585 310 1661 412 1722 523 1769 643 1798 773 1807 906 1807 1781 1420 1781 1420 1645 1329 1702 1230 1750 1126 1781 1018 1803 904 1810 771 1800 644 1772 523 1724 412 1664 311 1588 222 1499 146 1398 86 1287 38 1166 10 1040 0 906 10 773 38 643 86 523 146 412 222 310 311 222 412 146 523 85 644 38 771 9 904 0 Z N"/>
          </draw:custom-shape>
          <draw:custom-shape draw:name="Freeform 31" draw:style-name="Mgr6" draw:text-style-name="MP4" draw:layer="backgroundobjects" svg:width="0.035cm" svg:height="0.291cm" svg:x="22.295cm" svg:y="17.719cm">
            <text:p/>
            <draw:enhanced-geometry svg:viewBox="0 0 57 463" draw:extrusion-allowed="true" draw:text-areas="0 0 57 463" draw:glue-points="15 0 44 0 53 9 57 16 57 447 53 453 34 463 19 463 6 456 3 453 0 447 0 16 6 3 15 0" draw:type="non-primitive" draw:enhanced-path="M 15 0 L 44 0 53 9 57 16 57 447 53 453 34 463 19 463 6 456 3 453 0 447 0 16 6 3 15 0 Z N"/>
          </draw:custom-shape>
          <draw:custom-shape draw:name="Freeform 32" draw:style-name="Mgr6" draw:text-style-name="MP4" draw:layer="backgroundobjects" svg:width="0.035cm" svg:height="0.291cm" svg:x="22.198cm" svg:y="17.719cm">
            <text:p/>
            <draw:enhanced-geometry svg:viewBox="0 0 57 463" draw:extrusion-allowed="true" draw:text-areas="0 0 57 463" draw:glue-points="13 0 41 0 51 3 57 16 57 447 54 453 51 456 38 463 19 463 13 459 10 456 3 453 0 447 0 16 3 9 13 0" draw:type="non-primitive" draw:enhanced-path="M 13 0 L 41 0 51 3 57 16 57 447 54 453 51 456 38 463 19 463 13 459 10 456 3 453 0 447 0 16 3 9 13 0 Z N"/>
          </draw:custom-shape>
        </draw:g>
        <draw:frame draw:name="Picture 4" draw:style-name="Mgr8" draw:text-style-name="MP9" draw:layer="backgroundobjects" svg:width="6.527cm" svg:height="2.688cm" svg:x="18.243cm" svg:y="15.873cm">
          <draw:image xlink:href="Pictures/1000000000000235000000E95C029E6E.png" xlink:type="simple" xlink:show="embed" xlink:actuate="onLoad">
            <text:p/>
          </draw:image>
        </draw:frame>
      </draw:g>
      <draw:frame presentation:style-name="Titel1-title" draw:layer="backgroundobjects" svg:width="22.86cm" svg:height="1.99cm" svg:x="1.27cm" svg:y="0.906cm" presentation:class="title" presentation:placeholder="true">
        <draw:text-box/>
      </draw:frame>
      <draw:frame presentation:style-name="Titel1-outline1" draw:layer="backgroundobjects" svg:width="22.351cm" svg:height="11.049cm" svg:x="1.27cm" svg:y="4.457cm" presentation:class="outline" presentation:placeholder="true">
        <draw:text-box/>
      </draw:frame>
      <presentation:notes style:page-layout-name="PM0">
        <draw:rect draw:style-name="Mgr3" draw:text-style-name="MP3" draw:layer="backgroundobjects" svg:width="19.05cm" svg:height="25.4cm" svg:x="0cm" svg:y="0cm">
          <text:p/>
        </draw:rect>
        <draw:custom-shape draw:name="AutoShape 1"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1-title" draw:layer="backgroundobjects" svg:width="15.2cm" svg:height="11.4cm" svg:x="1.923cm" svg:y="0.696cm" presentation:class="page"/>
        <draw:frame presentation:style-name="Titel1-notes" draw:layer="backgroundobjects" svg:width="15.236cm" svg:height="10.792cm" svg:x="1.905cm" svg:y="12.699cm" presentation:class="notes" presentation:placeholder="true">
          <draw:text-box/>
        </draw:frame>
        <draw:frame presentation:style-name="Mpr2" draw:text-style-name="MP6" draw:layer="backgroundobjects" svg:width="16.651cm" svg:height="0.689cm" svg:x="0.268cm" svg:y="24.301cm" presentation:class="footer">
          <draw:text-box>
            <text:list text:style-name="ML2">
              <text:list-header>
                <text:p text:style-name="MP5"><text:span text:style-name="MT2">2. November 2010 | Title of Presentation</text:span></text:p>
              </text:list-header>
            </text:list>
          </draw:text-box>
        </draw:frame>
        <draw:frame presentation:style-name="Mpr2" draw:text-style-name="MP8" draw:layer="backgroundobjects" svg:width="1.513cm" svg:height="0.689cm" svg:x="17.126cm" svg:y="24.301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el2" style:page-layout-name="PM1" draw:style-name="Mdp1">
      <draw:frame draw:name="Picture 2" draw:style-name="Mgr8" draw:text-style-name="MP9" draw:layer="backgroundobjects" svg:width="22.86cm" svg:height="0.631cm" svg:x="1.27cm" svg:y="3.179cm">
        <draw:image xlink:href="Pictures/200000090000860A0000036C1D4AD3C0.wmf" xlink:type="simple" xlink:show="embed" xlink:actuate="onLoad">
          <text:p/>
        </draw:image>
      </draw:frame>
      <draw:frame draw:name="Picture 3" draw:style-name="Mgr9" draw:text-style-name="MP9" draw:layer="backgroundobjects" svg:width="22.86cm" svg:height="0.635cm" draw:transform="rotate (-3.14159265358979) translate (24.13cm 17.673cm)">
        <draw:image xlink:href="Pictures/200000090000860A0000036C1D4AD3C0.wmf" xlink:type="simple" xlink:show="embed" xlink:actuate="onLoad">
          <text:p/>
        </draw:image>
      </draw:frame>
      <draw:custom-shape draw:name="Date Placeholder 3" draw:style-name="Mgr10" draw:text-style-name="MP4" draw:layer="backgroundobjects" svg:width="5.944cm" svg:height="0.454cm" svg:x="1.27cm" svg:y="17.833cm">
        <text:list text:style-name="ML3">
          <text:list-item>
            <text:p text:style-name="MP10"><text:span text:style-name="MT3">© Logica 2012. All rights reserved</text:span></text:p>
          </text:list-item>
        </text:list>
        <draw:enhanced-geometry svg:viewBox="0 0 21600 21600" draw:type="mso-spt202" draw:enhanced-path="M 0 0 L 21600 0 21600 21600 0 21600 0 0 Z N"/>
      </draw:custom-shape>
      <draw:frame presentation:style-name="Titel2-title" draw:layer="backgroundobjects" svg:width="22.86cm" svg:height="1.99cm" svg:x="1.27cm" svg:y="0.906cm" presentation:class="title" presentation:placeholder="true">
        <draw:text-box/>
      </draw:frame>
      <draw:frame presentation:style-name="Mpr3" draw:text-style-name="MP12" draw:layer="backgroundobjects" svg:width="2.161cm" svg:height="0.455cm" svg:x="22.061cm" svg:y="17.832cm" presentation:class="page-number">
        <draw:text-box>
          <text:list text:style-name="ML2">
            <text:list-header>
              <text:p text:style-name="MP11"><text:span text:style-name="MT4">No. </text:span><text:span text:style-name="MT4"><text:page-number>&lt;number&gt;</text:page-number></text:span></text:p>
            </text:list-header>
          </text:list>
        </draw:text-box>
      </draw:frame>
      <draw:frame presentation:style-name="Mpr3" draw:text-style-name="MP13" draw:layer="backgroundobjects" svg:width="13.587cm" svg:height="0.455cm" svg:x="7.72cm" svg:y="17.832cm" presentation:class="footer">
        <draw:text-box>
          <text:p/>
        </draw:text-box>
      </draw:frame>
      <draw:frame presentation:style-name="Titel2-outline1" draw:layer="backgroundobjects" svg:width="22.351cm" svg:height="11.049cm" svg:x="1.27cm" svg:y="4.457cm" presentation:class="outline" presentation:placeholder="true">
        <draw:text-box/>
      </draw:frame>
      <presentation:notes style:page-layout-name="PM0">
        <draw:rect draw:style-name="Mgr3" draw:text-style-name="MP3" draw:layer="backgroundobjects" svg:width="19.05cm" svg:height="25.4cm" svg:x="0cm" svg:y="0cm">
          <text:p/>
        </draw:rect>
        <draw:custom-shape draw:name="AutoShape 1"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2-title" draw:layer="backgroundobjects" svg:width="15.2cm" svg:height="11.4cm" svg:x="1.923cm" svg:y="0.696cm" presentation:class="page"/>
        <draw:frame presentation:style-name="Titel2-notes" draw:layer="backgroundobjects" svg:width="15.236cm" svg:height="10.792cm" svg:x="1.905cm" svg:y="12.699cm" presentation:class="notes" presentation:placeholder="true">
          <draw:text-box/>
        </draw:frame>
        <draw:frame presentation:style-name="Mpr4" draw:text-style-name="MP6" draw:layer="backgroundobjects" svg:width="16.651cm" svg:height="0.689cm" svg:x="0.268cm" svg:y="24.301cm" presentation:class="footer">
          <draw:text-box>
            <text:list text:style-name="ML2">
              <text:list-header>
                <text:p text:style-name="MP5"><text:span text:style-name="MT2">2. November 2010 | Title of Presentation</text:span></text:p>
              </text:list-header>
            </text:list>
          </draw:text-box>
        </draw:frame>
        <draw:frame presentation:style-name="Mpr4" draw:text-style-name="MP8" draw:layer="backgroundobjects" svg:width="1.513cm" svg:height="0.689cm" svg:x="17.126cm" svg:y="24.301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el3" style:page-layout-name="PM1" draw:style-name="Mdp1">
      <draw:frame draw:name="Picture 2" draw:style-name="Mgr8" draw:text-style-name="MP9" draw:layer="backgroundobjects" svg:width="22.86cm" svg:height="0.631cm" svg:x="1.27cm" svg:y="3.179cm">
        <draw:image xlink:href="Pictures/200000090000860A0000036C1D4AD3C0.wmf" xlink:type="simple" xlink:show="embed" xlink:actuate="onLoad">
          <text:p/>
        </draw:image>
      </draw:frame>
      <draw:frame draw:name="Picture 3" draw:style-name="Mgr9" draw:text-style-name="MP9" draw:layer="backgroundobjects" svg:width="22.86cm" svg:height="0.635cm" draw:transform="rotate (-3.14159265358979) translate (24.13cm 17.673cm)">
        <draw:image xlink:href="Pictures/200000090000860A0000036C1D4AD3C0.wmf" xlink:type="simple" xlink:show="embed" xlink:actuate="onLoad">
          <text:p/>
        </draw:image>
      </draw:frame>
      <draw:custom-shape draw:name="Date Placeholder 3" draw:style-name="Mgr10" draw:text-style-name="MP4" draw:layer="backgroundobjects" svg:width="5.944cm" svg:height="0.454cm" svg:x="1.27cm" svg:y="17.833cm">
        <text:list text:style-name="ML3">
          <text:list-header>
            <text:p text:style-name="MP10"><text:span text:style-name="MT3">© Logica &lt;YEAR&gt;. All rights reserved</text:span></text:p>
          </text:list-header>
        </text:list>
        <draw:enhanced-geometry svg:viewBox="0 0 21600 21600" draw:type="mso-spt202" draw:enhanced-path="M 0 0 L 21600 0 21600 21600 0 21600 0 0 Z N"/>
      </draw:custom-shape>
      <draw:frame draw:name="Group 52" draw:style-name="Mgr8" draw:text-style-name="MP9" draw:layer="backgroundobjects" svg:width="2.505cm" svg:height="1.371cm" svg:x="21.625cm" svg:y="1.001cm">
        <draw:image xlink:href="Pictures/100002010000009400000051FCC9AE35.png" xlink:type="simple" xlink:show="embed" xlink:actuate="onLoad">
          <text:p/>
        </draw:image>
      </draw:frame>
      <draw:frame presentation:style-name="Titel3-title" draw:layer="backgroundobjects" svg:width="22.86cm" svg:height="1.99cm" svg:x="1.27cm" svg:y="0.906cm" presentation:class="title" presentation:placeholder="true">
        <draw:text-box/>
      </draw:frame>
      <draw:frame presentation:style-name="Mpr5" draw:text-style-name="MP12" draw:layer="backgroundobjects" svg:width="2.161cm" svg:height="0.455cm" svg:x="22.061cm" svg:y="17.832cm" presentation:class="page-number">
        <draw:text-box>
          <text:list text:style-name="ML2">
            <text:list-header>
              <text:p text:style-name="MP11"><text:span text:style-name="MT4">No. </text:span><text:span text:style-name="MT4"><text:page-number>&lt;number&gt;</text:page-number></text:span></text:p>
            </text:list-header>
          </text:list>
        </draw:text-box>
      </draw:frame>
      <draw:frame presentation:style-name="Mpr5" draw:text-style-name="MP13" draw:layer="backgroundobjects" svg:width="13.582cm" svg:height="0.455cm" svg:x="7.726cm" svg:y="17.832cm" presentation:class="footer">
        <draw:text-box>
          <text:p/>
        </draw:text-box>
      </draw:frame>
      <presentation:notes style:page-layout-name="PM0">
        <draw:rect draw:style-name="Mgr3" draw:text-style-name="MP3" draw:layer="backgroundobjects" svg:width="19.05cm" svg:height="25.4cm" svg:x="0cm" svg:y="0cm">
          <text:p/>
        </draw:rect>
        <draw:custom-shape draw:name="AutoShape 1"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3-title" draw:layer="backgroundobjects" svg:width="15.2cm" svg:height="11.4cm" svg:x="1.923cm" svg:y="0.696cm" presentation:class="page"/>
        <draw:frame presentation:style-name="Titel3-notes" draw:layer="backgroundobjects" svg:width="15.236cm" svg:height="10.792cm" svg:x="1.905cm" svg:y="12.699cm" presentation:class="notes" presentation:placeholder="true">
          <draw:text-box/>
        </draw:frame>
        <draw:frame presentation:style-name="Mpr6" draw:text-style-name="MP6" draw:layer="backgroundobjects" svg:width="16.651cm" svg:height="0.689cm" svg:x="0.268cm" svg:y="24.301cm" presentation:class="footer">
          <draw:text-box>
            <text:list text:style-name="ML2">
              <text:list-header>
                <text:p text:style-name="MP5"><text:span text:style-name="MT2">2. November 2010 | Title of Presentation</text:span></text:p>
              </text:list-header>
            </text:list>
          </draw:text-box>
        </draw:frame>
        <draw:frame presentation:style-name="Mpr6" draw:text-style-name="MP8" draw:layer="backgroundobjects" svg:width="1.513cm" svg:height="0.689cm" svg:x="17.126cm" svg:y="24.301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el4" style:page-layout-name="PM1" draw:style-name="Mdp1">
      <draw:custom-shape draw:name="Slide Number Placeholder 5" draw:style-name="Mgr10" draw:text-style-name="MP4" draw:layer="backgroundobjects" svg:width="2.161cm" svg:height="0.454cm" svg:x="22.062cm" svg:y="17.833cm">
        <text:list text:style-name="ML3">
          <text:list-header>
            <text:p text:style-name="MP14"><text:span text:style-name="MT3">No. </text:span><text:span text:style-name="MT3"><text:page-number>&lt;number&gt;</text:page-number></text:span></text:p>
          </text:list-header>
        </text:list>
        <draw:enhanced-geometry svg:viewBox="0 0 21600 21600" draw:type="mso-spt202" draw:enhanced-path="M 0 0 L 21600 0 21600 21600 0 21600 0 0 Z N"/>
      </draw:custom-shape>
      <draw:custom-shape draw:name="Date Placeholder 3" draw:style-name="Mgr10" draw:text-style-name="MP4" draw:layer="backgroundobjects" svg:width="5.944cm" svg:height="0.454cm" svg:x="1.27cm" svg:y="17.833cm">
        <text:list text:style-name="ML3">
          <text:list-header>
            <text:p text:style-name="MP10"><text:span text:style-name="MT3">© Logica &lt;YEAR&gt;. All rights reserved</text:span></text:p>
          </text:list-header>
        </text:list>
        <draw:enhanced-geometry svg:viewBox="0 0 21600 21600" draw:type="mso-spt202" draw:enhanced-path="M 0 0 L 21600 0 21600 21600 0 21600 0 0 Z N"/>
      </draw:custom-shape>
      <draw:frame draw:name="Picture 4" draw:style-name="Mgr8" draw:text-style-name="MP9" draw:layer="backgroundobjects" svg:width="22.86cm" svg:height="0.631cm" svg:x="1.27cm" svg:y="3.179cm">
        <draw:image xlink:href="Pictures/200000090000860A0000036C1D4AD3C0.wmf" xlink:type="simple" xlink:show="embed" xlink:actuate="onLoad">
          <text:p/>
        </draw:image>
      </draw:frame>
      <draw:frame draw:name="Picture 5" draw:style-name="Mgr9" draw:text-style-name="MP9" draw:layer="backgroundobjects" svg:width="22.86cm" svg:height="0.635cm" draw:transform="rotate (-3.14159265358979) translate (24.13cm 17.673cm)">
        <draw:image xlink:href="Pictures/200000090000860A0000036C1D4AD3C0.wmf" xlink:type="simple" xlink:show="embed" xlink:actuate="onLoad">
          <text:p/>
        </draw:image>
      </draw:frame>
      <draw:frame presentation:style-name="Titel4-title" draw:layer="backgroundobjects" svg:width="22.86cm" svg:height="1.99cm" svg:x="1.27cm" svg:y="0.906cm" presentation:class="title" presentation:placeholder="true">
        <draw:text-box/>
      </draw:frame>
      <draw:frame presentation:style-name="Mpr7" draw:text-style-name="MP13" draw:layer="backgroundobjects" svg:width="13.582cm" svg:height="0.455cm" svg:x="7.726cm" svg:y="17.832cm" presentation:class="footer">
        <draw:text-box>
          <text:p/>
        </draw:text-box>
      </draw:frame>
      <presentation:notes style:page-layout-name="PM0">
        <draw:rect draw:style-name="Mgr3" draw:text-style-name="MP3" draw:layer="backgroundobjects" svg:width="19.05cm" svg:height="25.4cm" svg:x="0cm" svg:y="0cm">
          <text:p/>
        </draw:rect>
        <draw:custom-shape draw:name="AutoShape 1"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4-title" draw:layer="backgroundobjects" svg:width="15.2cm" svg:height="11.4cm" svg:x="1.923cm" svg:y="0.696cm" presentation:class="page"/>
        <draw:frame presentation:style-name="Titel4-notes" draw:layer="backgroundobjects" svg:width="15.236cm" svg:height="10.792cm" svg:x="1.905cm" svg:y="12.699cm" presentation:class="notes" presentation:placeholder="true">
          <draw:text-box/>
        </draw:frame>
        <draw:frame presentation:style-name="Mpr8" draw:text-style-name="MP6" draw:layer="backgroundobjects" svg:width="16.651cm" svg:height="0.689cm" svg:x="0.268cm" svg:y="24.301cm" presentation:class="footer">
          <draw:text-box>
            <text:list text:style-name="ML2">
              <text:list-header>
                <text:p text:style-name="MP5"><text:span text:style-name="MT2">2. November 2010 | Title of Presentation</text:span></text:p>
              </text:list-header>
            </text:list>
          </draw:text-box>
        </draw:frame>
        <draw:frame presentation:style-name="Mpr8" draw:text-style-name="MP8" draw:layer="backgroundobjects" svg:width="1.513cm" svg:height="0.689cm" svg:x="17.126cm" svg:y="24.301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el5" style:page-layout-name="PM1" draw:style-name="Mdp1">
      <draw:custom-shape draw:name="Slide Number Placeholder 5" draw:style-name="Mgr10" draw:text-style-name="MP4" draw:layer="backgroundobjects" svg:width="2.161cm" svg:height="0.454cm" svg:x="22.062cm" svg:y="17.833cm">
        <text:list text:style-name="ML3">
          <text:list-header>
            <text:p text:style-name="MP14"><text:span text:style-name="MT3">No. </text:span><text:span text:style-name="MT3"><text:page-number>&lt;number&gt;</text:page-number></text:span></text:p>
          </text:list-header>
        </text:list>
        <draw:enhanced-geometry svg:viewBox="0 0 21600 21600" draw:type="mso-spt202" draw:enhanced-path="M 0 0 L 21600 0 21600 21600 0 21600 0 0 Z N"/>
      </draw:custom-shape>
      <draw:custom-shape draw:name="Date Placeholder 3" draw:style-name="Mgr10" draw:text-style-name="MP4" draw:layer="backgroundobjects" svg:width="5.944cm" svg:height="0.454cm" svg:x="1.27cm" svg:y="17.833cm">
        <text:list text:style-name="ML3">
          <text:list-header>
            <text:p text:style-name="MP10"><text:span text:style-name="MT3">© Logica &lt;YEAR&gt;. All rights reserved</text:span></text:p>
          </text:list-header>
        </text:list>
        <draw:enhanced-geometry svg:viewBox="0 0 21600 21600" draw:type="mso-spt202" draw:enhanced-path="M 0 0 L 21600 0 21600 21600 0 21600 0 0 Z N"/>
      </draw:custom-shape>
      <draw:frame draw:name="Picture 4" draw:style-name="Mgr8" draw:text-style-name="MP9" draw:layer="backgroundobjects" svg:width="22.86cm" svg:height="0.631cm" svg:x="1.27cm" svg:y="3.179cm">
        <draw:image xlink:href="Pictures/200000090000860A0000036C1D4AD3C0.wmf" xlink:type="simple" xlink:show="embed" xlink:actuate="onLoad">
          <text:p/>
        </draw:image>
      </draw:frame>
      <draw:frame draw:name="Picture 5" draw:style-name="Mgr9" draw:text-style-name="MP9" draw:layer="backgroundobjects" svg:width="22.86cm" svg:height="0.635cm" draw:transform="rotate (-3.14159265358979) translate (24.13cm 17.673cm)">
        <draw:image xlink:href="Pictures/200000090000860A0000036C1D4AD3C0.wmf" xlink:type="simple" xlink:show="embed" xlink:actuate="onLoad">
          <text:p/>
        </draw:image>
      </draw:frame>
      <draw:frame presentation:style-name="Titel5-title" draw:layer="backgroundobjects" svg:width="22.86cm" svg:height="1.99cm" svg:x="1.27cm" svg:y="0.906cm" presentation:class="title" presentation:placeholder="true">
        <draw:text-box/>
      </draw:frame>
      <draw:frame presentation:style-name="Mpr9" draw:text-style-name="MP13" draw:layer="backgroundobjects" svg:width="13.582cm" svg:height="0.455cm" svg:x="7.726cm" svg:y="17.832cm" presentation:class="footer">
        <draw:text-box>
          <text:p/>
        </draw:text-box>
      </draw:frame>
      <presentation:notes style:page-layout-name="PM0">
        <draw:rect draw:style-name="Mgr3" draw:text-style-name="MP3" draw:layer="backgroundobjects" svg:width="19.05cm" svg:height="25.4cm" svg:x="0cm" svg:y="0cm">
          <text:p/>
        </draw:rect>
        <draw:custom-shape draw:name="AutoShape 1"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5-title" draw:layer="backgroundobjects" svg:width="15.2cm" svg:height="11.4cm" svg:x="1.923cm" svg:y="0.696cm" presentation:class="page"/>
        <draw:frame presentation:style-name="Titel5-notes" draw:layer="backgroundobjects" svg:width="15.236cm" svg:height="10.792cm" svg:x="1.905cm" svg:y="12.699cm" presentation:class="notes" presentation:placeholder="true">
          <draw:text-box/>
        </draw:frame>
        <draw:frame presentation:style-name="Mpr10" draw:text-style-name="MP6" draw:layer="backgroundobjects" svg:width="16.651cm" svg:height="0.689cm" svg:x="0.268cm" svg:y="24.301cm" presentation:class="footer">
          <draw:text-box>
            <text:list text:style-name="ML2">
              <text:list-header>
                <text:p text:style-name="MP5"><text:span text:style-name="MT2">2. November 2010 | Title of Presentation</text:span></text:p>
              </text:list-header>
            </text:list>
          </draw:text-box>
        </draw:frame>
        <draw:frame presentation:style-name="Mpr10" draw:text-style-name="MP8" draw:layer="backgroundobjects" svg:width="1.513cm" svg:height="0.689cm" svg:x="17.126cm" svg:y="24.301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el6" style:page-layout-name="PM1" draw:style-name="Mdp1">
      <draw:custom-shape draw:name="Date Placeholder 3" draw:style-name="Mgr10" draw:text-style-name="MP4" draw:layer="backgroundobjects" svg:width="5.944cm" svg:height="0.454cm" svg:x="1.27cm" svg:y="17.833cm">
        <text:list text:style-name="ML3">
          <text:list-header>
            <text:p text:style-name="MP10"><text:span text:style-name="MT3">© Logica &lt;YEAR&gt;. All rights reserved</text:span></text:p>
          </text:list-header>
        </text:list>
        <draw:enhanced-geometry svg:viewBox="0 0 21600 21600" draw:type="mso-spt202" draw:enhanced-path="M 0 0 L 21600 0 21600 21600 0 21600 0 0 Z N"/>
      </draw:custom-shape>
      <draw:frame draw:name="Picture 3" draw:style-name="Mgr8" draw:text-style-name="MP9" draw:layer="backgroundobjects" svg:width="22.86cm" svg:height="0.631cm" svg:x="1.27cm" svg:y="3.179cm">
        <draw:image xlink:href="Pictures/200000090000860A0000036C1D4AD3C0.wmf" xlink:type="simple" xlink:show="embed" xlink:actuate="onLoad">
          <text:p/>
        </draw:image>
      </draw:frame>
      <draw:frame draw:name="Picture 4" draw:style-name="Mgr9" draw:text-style-name="MP9" draw:layer="backgroundobjects" svg:width="22.86cm" svg:height="0.635cm" draw:transform="rotate (-3.14159265358979) translate (24.13cm 17.673cm)">
        <draw:image xlink:href="Pictures/200000090000860A0000036C1D4AD3C0.wmf" xlink:type="simple" xlink:show="embed" xlink:actuate="onLoad">
          <text:p/>
        </draw:image>
      </draw:frame>
      <draw:frame presentation:style-name="Titel6-title" draw:layer="backgroundobjects" svg:width="22.86cm" svg:height="1.99cm" svg:x="1.27cm" svg:y="0.906cm" presentation:class="title" presentation:placeholder="true">
        <draw:text-box/>
      </draw:frame>
      <draw:frame presentation:style-name="Mpr11" draw:text-style-name="MP13" draw:layer="backgroundobjects" svg:width="13.582cm" svg:height="0.455cm" svg:x="7.726cm" svg:y="17.832cm" presentation:class="footer">
        <draw:text-box>
          <text:p/>
        </draw:text-box>
      </draw:frame>
      <draw:frame presentation:style-name="Mpr11" draw:text-style-name="MP12" draw:layer="backgroundobjects" svg:width="2.161cm" svg:height="0.455cm" svg:x="22.061cm" svg:y="17.832cm" presentation:class="page-number">
        <draw:text-box>
          <text:list text:style-name="ML2">
            <text:list-header>
              <text:p text:style-name="MP11"><text:span text:style-name="MT4">No. </text:span><text:span text:style-name="MT4"><text:page-number>&lt;number&gt;</text:page-number></text:span></text:p>
            </text:list-header>
          </text:list>
        </draw:text-box>
      </draw:frame>
      <presentation:notes style:page-layout-name="PM0">
        <draw:rect draw:style-name="Mgr3" draw:text-style-name="MP3" draw:layer="backgroundobjects" svg:width="19.05cm" svg:height="25.4cm" svg:x="0cm" svg:y="0cm">
          <text:p/>
        </draw:rect>
        <draw:custom-shape draw:name="AutoShape 1"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6-title" draw:layer="backgroundobjects" svg:width="15.2cm" svg:height="11.4cm" svg:x="1.923cm" svg:y="0.696cm" presentation:class="page"/>
        <draw:frame presentation:style-name="Titel6-notes" draw:layer="backgroundobjects" svg:width="15.236cm" svg:height="10.792cm" svg:x="1.905cm" svg:y="12.699cm" presentation:class="notes" presentation:placeholder="true">
          <draw:text-box/>
        </draw:frame>
        <draw:frame presentation:style-name="Mpr12" draw:text-style-name="MP6" draw:layer="backgroundobjects" svg:width="16.651cm" svg:height="0.689cm" svg:x="0.268cm" svg:y="24.301cm" presentation:class="footer">
          <draw:text-box>
            <text:list text:style-name="ML2">
              <text:list-header>
                <text:p text:style-name="MP5"><text:span text:style-name="MT2">2. November 2010 | Title of Presentation</text:span></text:p>
              </text:list-header>
            </text:list>
          </draw:text-box>
        </draw:frame>
        <draw:frame presentation:style-name="Mpr12" draw:text-style-name="MP8" draw:layer="backgroundobjects" svg:width="1.513cm" svg:height="0.689cm" svg:x="17.126cm" svg:y="24.301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el7" style:page-layout-name="PM1" draw:style-name="Mdp1">
      <draw:custom-shape draw:name="Slide Number Placeholder 5" draw:style-name="Mgr10" draw:text-style-name="MP4" draw:layer="backgroundobjects" svg:width="2.161cm" svg:height="0.454cm" svg:x="22.062cm" svg:y="17.833cm">
        <text:list text:style-name="ML3">
          <text:list-header>
            <text:p text:style-name="MP14"><text:span text:style-name="MT3">No. </text:span><text:span text:style-name="MT3"><text:page-number>&lt;number&gt;</text:page-number></text:span></text:p>
          </text:list-header>
        </text:list>
        <draw:enhanced-geometry svg:viewBox="0 0 21600 21600" draw:type="mso-spt202" draw:enhanced-path="M 0 0 L 21600 0 21600 21600 0 21600 0 0 Z N"/>
      </draw:custom-shape>
      <draw:custom-shape draw:name="Date Placeholder 3" draw:style-name="Mgr10" draw:text-style-name="MP4" draw:layer="backgroundobjects" svg:width="5.944cm" svg:height="0.454cm" svg:x="1.27cm" svg:y="17.833cm">
        <text:list text:style-name="ML3">
          <text:list-header>
            <text:p text:style-name="MP10"><text:span text:style-name="MT3">© Logica &lt;YEAR&gt;. All rights reserved</text:span></text:p>
          </text:list-header>
        </text:list>
        <draw:enhanced-geometry svg:viewBox="0 0 21600 21600" draw:type="mso-spt202" draw:enhanced-path="M 0 0 L 21600 0 21600 21600 0 21600 0 0 Z N"/>
      </draw:custom-shape>
      <draw:frame draw:name="Picture 4" draw:style-name="Mgr8" draw:text-style-name="MP9" draw:layer="backgroundobjects" svg:width="22.86cm" svg:height="0.631cm" svg:x="1.27cm" svg:y="3.179cm">
        <draw:image xlink:href="Pictures/200000090000860A0000036C1D4AD3C0.wmf" xlink:type="simple" xlink:show="embed" xlink:actuate="onLoad">
          <text:p/>
        </draw:image>
      </draw:frame>
      <draw:frame draw:name="Picture 5" draw:style-name="Mgr9" draw:text-style-name="MP9" draw:layer="backgroundobjects" svg:width="22.86cm" svg:height="0.635cm" draw:transform="rotate (-3.14159265358979) translate (24.13cm 17.673cm)">
        <draw:image xlink:href="Pictures/200000090000860A0000036C1D4AD3C0.wmf" xlink:type="simple" xlink:show="embed" xlink:actuate="onLoad">
          <text:p/>
        </draw:image>
      </draw:frame>
      <draw:frame presentation:style-name="Titel7-title" draw:layer="backgroundobjects" svg:width="22.86cm" svg:height="1.99cm" svg:x="1.27cm" svg:y="0.906cm" presentation:class="title" presentation:placeholder="true">
        <draw:text-box/>
      </draw:frame>
      <draw:frame presentation:style-name="Mpr13" draw:text-style-name="MP13" draw:layer="backgroundobjects" svg:width="13.582cm" svg:height="0.455cm" svg:x="7.726cm" svg:y="17.832cm" presentation:class="footer">
        <draw:text-box>
          <text:p/>
        </draw:text-box>
      </draw:frame>
      <presentation:notes style:page-layout-name="PM0">
        <draw:rect draw:style-name="Mgr3" draw:text-style-name="MP3" draw:layer="backgroundobjects" svg:width="19.05cm" svg:height="25.4cm" svg:x="0cm" svg:y="0cm">
          <text:p/>
        </draw:rect>
        <draw:custom-shape draw:name="AutoShape 1"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7-title" draw:layer="backgroundobjects" svg:width="15.2cm" svg:height="11.4cm" svg:x="1.923cm" svg:y="0.696cm" presentation:class="page"/>
        <draw:frame presentation:style-name="Titel7-notes" draw:layer="backgroundobjects" svg:width="15.236cm" svg:height="10.792cm" svg:x="1.905cm" svg:y="12.699cm" presentation:class="notes" presentation:placeholder="true">
          <draw:text-box/>
        </draw:frame>
        <draw:frame presentation:style-name="Mpr14" draw:text-style-name="MP6" draw:layer="backgroundobjects" svg:width="16.651cm" svg:height="0.689cm" svg:x="0.268cm" svg:y="24.301cm" presentation:class="footer">
          <draw:text-box>
            <text:list text:style-name="ML2">
              <text:list-header>
                <text:p text:style-name="MP5"><text:span text:style-name="MT2">2. November 2010 | Title of Presentation</text:span></text:p>
              </text:list-header>
            </text:list>
          </draw:text-box>
        </draw:frame>
        <draw:frame presentation:style-name="Mpr14" draw:text-style-name="MP8" draw:layer="backgroundobjects" svg:width="1.513cm" svg:height="0.689cm" svg:x="17.126cm" svg:y="24.301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el8" style:page-layout-name="PM1" draw:style-name="Mdp1">
      <draw:custom-shape draw:name="Slide Number Placeholder 5" draw:style-name="Mgr10" draw:text-style-name="MP4" draw:layer="backgroundobjects" svg:width="2.161cm" svg:height="0.454cm" svg:x="22.062cm" svg:y="17.833cm">
        <text:list text:style-name="ML3">
          <text:list-header>
            <text:p text:style-name="MP14"><text:span text:style-name="MT3">No. </text:span><text:span text:style-name="MT3"><text:page-number>&lt;number&gt;</text:page-number></text:span></text:p>
          </text:list-header>
        </text:list>
        <draw:enhanced-geometry svg:viewBox="0 0 21600 21600" draw:type="mso-spt202" draw:enhanced-path="M 0 0 L 21600 0 21600 21600 0 21600 0 0 Z N"/>
      </draw:custom-shape>
      <draw:custom-shape draw:name="Date Placeholder 3" draw:style-name="Mgr10" draw:text-style-name="MP4" draw:layer="backgroundobjects" svg:width="5.944cm" svg:height="0.454cm" svg:x="1.27cm" svg:y="17.833cm">
        <text:list text:style-name="ML3">
          <text:list-header>
            <text:p text:style-name="MP10"><text:span text:style-name="MT3">© Logica &lt;YEAR&gt;. All rights reserved</text:span></text:p>
          </text:list-header>
        </text:list>
        <draw:enhanced-geometry svg:viewBox="0 0 21600 21600" draw:type="mso-spt202" draw:enhanced-path="M 0 0 L 21600 0 21600 21600 0 21600 0 0 Z N"/>
      </draw:custom-shape>
      <draw:frame draw:name="Picture 4" draw:style-name="Mgr8" draw:text-style-name="MP9" draw:layer="backgroundobjects" svg:width="22.86cm" svg:height="0.631cm" svg:x="1.27cm" svg:y="3.179cm">
        <draw:image xlink:href="Pictures/200000090000860A0000036C1D4AD3C0.wmf" xlink:type="simple" xlink:show="embed" xlink:actuate="onLoad">
          <text:p/>
        </draw:image>
      </draw:frame>
      <draw:frame draw:name="Picture 5" draw:style-name="Mgr9" draw:text-style-name="MP9" draw:layer="backgroundobjects" svg:width="22.86cm" svg:height="0.635cm" draw:transform="rotate (-3.14159265358979) translate (24.13cm 17.673cm)">
        <draw:image xlink:href="Pictures/200000090000860A0000036C1D4AD3C0.wmf" xlink:type="simple" xlink:show="embed" xlink:actuate="onLoad">
          <text:p/>
        </draw:image>
      </draw:frame>
      <draw:frame presentation:style-name="Titel8-title" draw:layer="backgroundobjects" svg:width="22.86cm" svg:height="1.99cm" svg:x="1.27cm" svg:y="0.906cm" presentation:class="title" presentation:placeholder="true">
        <draw:text-box/>
      </draw:frame>
      <draw:frame presentation:style-name="Mpr15" draw:text-style-name="MP13" draw:layer="backgroundobjects" svg:width="13.582cm" svg:height="0.455cm" svg:x="7.726cm" svg:y="17.832cm" presentation:class="footer">
        <draw:text-box>
          <text:p/>
        </draw:text-box>
      </draw:frame>
      <presentation:notes style:page-layout-name="PM0">
        <draw:rect draw:style-name="Mgr3" draw:text-style-name="MP3" draw:layer="backgroundobjects" svg:width="19.05cm" svg:height="25.4cm" svg:x="0cm" svg:y="0cm">
          <text:p/>
        </draw:rect>
        <draw:custom-shape draw:name="AutoShape 1"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8-title" draw:layer="backgroundobjects" svg:width="15.2cm" svg:height="11.4cm" svg:x="1.923cm" svg:y="0.696cm" presentation:class="page"/>
        <draw:frame presentation:style-name="Titel8-notes" draw:layer="backgroundobjects" svg:width="15.236cm" svg:height="10.792cm" svg:x="1.905cm" svg:y="12.699cm" presentation:class="notes" presentation:placeholder="true">
          <draw:text-box/>
        </draw:frame>
        <draw:frame presentation:style-name="Mpr16" draw:text-style-name="MP6" draw:layer="backgroundobjects" svg:width="16.651cm" svg:height="0.689cm" svg:x="0.268cm" svg:y="24.301cm" presentation:class="footer">
          <draw:text-box>
            <text:list text:style-name="ML2">
              <text:list-header>
                <text:p text:style-name="MP5"><text:span text:style-name="MT2">2. November 2010 | Title of Presentation</text:span></text:p>
              </text:list-header>
            </text:list>
          </draw:text-box>
        </draw:frame>
        <draw:frame presentation:style-name="Mpr16" draw:text-style-name="MP8" draw:layer="backgroundobjects" svg:width="1.513cm" svg:height="0.689cm" svg:x="17.126cm" svg:y="24.301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el9" style:page-layout-name="PM1" draw:style-name="Mdp1">
      <draw:frame draw:name="Group 52" draw:style-name="Mgr8" draw:text-style-name="MP9" draw:layer="backgroundobjects" svg:width="2.505cm" svg:height="1.354cm" svg:x="21.625cm" svg:y="17.035cm">
        <draw:image xlink:href="Pictures/10000201000000940000005037EF7D2E.png" xlink:type="simple" xlink:show="embed" xlink:actuate="onLoad">
          <text:p/>
        </draw:image>
      </draw:frame>
      <draw:frame presentation:style-name="Titel9-title" draw:layer="backgroundobjects" svg:width="22.86cm" svg:height="1.99cm" svg:x="1.27cm" svg:y="0.906cm" presentation:class="title" presentation:placeholder="true">
        <draw:text-box/>
      </draw:frame>
      <presentation:notes style:page-layout-name="PM0">
        <draw:rect draw:style-name="Mgr3" draw:text-style-name="MP3" draw:layer="backgroundobjects" svg:width="19.05cm" svg:height="25.4cm" svg:x="0cm" svg:y="0cm">
          <text:p/>
        </draw:rect>
        <draw:custom-shape draw:name="AutoShape 1"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9-title" draw:layer="backgroundobjects" svg:width="15.2cm" svg:height="11.4cm" svg:x="1.923cm" svg:y="0.696cm" presentation:class="page"/>
        <draw:frame presentation:style-name="Titel9-notes" draw:layer="backgroundobjects" svg:width="15.236cm" svg:height="10.792cm" svg:x="1.905cm" svg:y="12.699cm" presentation:class="notes" presentation:placeholder="true">
          <draw:text-box/>
        </draw:frame>
        <draw:frame presentation:style-name="Mpr17" draw:text-style-name="MP6" draw:layer="backgroundobjects" svg:width="16.651cm" svg:height="0.689cm" svg:x="0.268cm" svg:y="24.301cm" presentation:class="footer">
          <draw:text-box>
            <text:list text:style-name="ML2">
              <text:list-header>
                <text:p text:style-name="MP5"><text:span text:style-name="MT2">2. November 2010 | Title of Presentation</text:span></text:p>
              </text:list-header>
            </text:list>
          </draw:text-box>
        </draw:frame>
        <draw:frame presentation:style-name="Mpr17" draw:text-style-name="MP8" draw:layer="backgroundobjects" svg:width="1.513cm" svg:height="0.689cm" svg:x="17.126cm" svg:y="24.301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el10" style:page-layout-name="PM1" draw:style-name="Mdp1">
      <draw:custom-shape draw:name="Slide Number Placeholder 5" draw:style-name="Mgr10" draw:text-style-name="MP4" draw:layer="backgroundobjects" svg:width="2.069cm" svg:height="0.454cm" svg:x="22.154cm" svg:y="17.833cm">
        <text:list text:style-name="ML3">
          <text:list-header>
            <text:p text:style-name="MP14"><text:span text:style-name="MT3">No. </text:span><text:span text:style-name="MT3"><text:page-number>&lt;number&gt;</text:page-number></text:span></text:p>
          </text:list-header>
        </text:list>
        <draw:enhanced-geometry svg:viewBox="0 0 21600 21600" draw:type="mso-spt202" draw:enhanced-path="M 0 0 L 21600 0 21600 21600 0 21600 0 0 Z N"/>
      </draw:custom-shape>
      <draw:custom-shape draw:name="Date Placeholder 3" draw:style-name="Mgr10" draw:text-style-name="MP4" draw:layer="backgroundobjects" svg:width="5.944cm" svg:height="0.454cm" svg:x="1.27cm" svg:y="17.833cm">
        <text:list text:style-name="ML3">
          <text:list-header>
            <text:p text:style-name="MP10"><text:span text:style-name="MT3">© Logica &lt;YEAR&gt;. All rights reserved</text:span></text:p>
          </text:list-header>
        </text:list>
        <draw:enhanced-geometry svg:viewBox="0 0 21600 21600" draw:type="mso-spt202" draw:enhanced-path="M 0 0 L 21600 0 21600 21600 0 21600 0 0 Z N"/>
      </draw:custom-shape>
      <draw:frame draw:name="Picture 4" draw:style-name="Mgr8" draw:text-style-name="MP9" draw:layer="backgroundobjects" svg:width="22.86cm" svg:height="0.631cm" svg:x="1.27cm" svg:y="3.179cm">
        <draw:image xlink:href="Pictures/200000090000860A0000036C1D4AD3C0.wmf" xlink:type="simple" xlink:show="embed" xlink:actuate="onLoad">
          <text:p/>
        </draw:image>
      </draw:frame>
      <draw:frame draw:name="Picture 5" draw:style-name="Mgr9" draw:text-style-name="MP9" draw:layer="backgroundobjects" svg:width="22.86cm" svg:height="0.635cm" draw:transform="rotate (-3.14159265358979) translate (24.13cm 17.673cm)">
        <draw:image xlink:href="Pictures/200000090000860A0000036C1D4AD3C0.wmf" xlink:type="simple" xlink:show="embed" xlink:actuate="onLoad">
          <text:p/>
        </draw:image>
      </draw:frame>
      <draw:frame presentation:style-name="Titel10-title" draw:layer="backgroundobjects" svg:width="22.86cm" svg:height="1.99cm" svg:x="1.27cm" svg:y="0.906cm" presentation:class="title" presentation:placeholder="true">
        <draw:text-box/>
      </draw:frame>
      <draw:frame presentation:style-name="Mpr18" draw:text-style-name="MP13" draw:layer="backgroundobjects" svg:width="13.582cm" svg:height="0.455cm" svg:x="7.726cm" svg:y="17.832cm" presentation:class="footer">
        <draw:text-box>
          <text:p/>
        </draw:text-box>
      </draw:frame>
      <presentation:notes style:page-layout-name="PM0">
        <draw:rect draw:style-name="Mgr3" draw:text-style-name="MP3" draw:layer="backgroundobjects" svg:width="19.05cm" svg:height="25.4cm" svg:x="0cm" svg:y="0cm">
          <text:p/>
        </draw:rect>
        <draw:custom-shape draw:name="AutoShape 1"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10-title" draw:layer="backgroundobjects" svg:width="15.2cm" svg:height="11.4cm" svg:x="1.923cm" svg:y="0.696cm" presentation:class="page"/>
        <draw:frame presentation:style-name="Titel10-notes" draw:layer="backgroundobjects" svg:width="15.236cm" svg:height="10.792cm" svg:x="1.905cm" svg:y="12.699cm" presentation:class="notes" presentation:placeholder="true">
          <draw:text-box/>
        </draw:frame>
        <draw:frame presentation:style-name="Mpr19" draw:text-style-name="MP6" draw:layer="backgroundobjects" svg:width="16.651cm" svg:height="0.689cm" svg:x="0.268cm" svg:y="24.301cm" presentation:class="footer">
          <draw:text-box>
            <text:list text:style-name="ML2">
              <text:list-header>
                <text:p text:style-name="MP5"><text:span text:style-name="MT2">2. November 2010 | Title of Presentation</text:span></text:p>
              </text:list-header>
            </text:list>
          </draw:text-box>
        </draw:frame>
        <draw:frame presentation:style-name="Mpr19" draw:text-style-name="MP8" draw:layer="backgroundobjects" svg:width="1.513cm" svg:height="0.689cm" svg:x="17.126cm" svg:y="24.301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el11" style:page-layout-name="PM1" draw:style-name="Mdp1">
      <draw:custom-shape draw:name="Slide Number Placeholder 5" draw:style-name="Mgr10" draw:text-style-name="MP4" draw:layer="backgroundobjects" svg:width="2.161cm" svg:height="0.454cm" svg:x="22.062cm" svg:y="17.833cm">
        <text:list text:style-name="ML3">
          <text:list-header>
            <text:p text:style-name="MP14"><text:span text:style-name="MT3">No. </text:span><text:span text:style-name="MT3"><text:page-number>&lt;number&gt;</text:page-number></text:span></text:p>
          </text:list-header>
        </text:list>
        <draw:enhanced-geometry svg:viewBox="0 0 21600 21600" draw:type="mso-spt202" draw:enhanced-path="M 0 0 L 21600 0 21600 21600 0 21600 0 0 Z N"/>
      </draw:custom-shape>
      <draw:custom-shape draw:name="Date Placeholder 3" draw:style-name="Mgr10" draw:text-style-name="MP4" draw:layer="backgroundobjects" svg:width="5.944cm" svg:height="0.454cm" svg:x="1.27cm" svg:y="17.833cm">
        <text:list text:style-name="ML3">
          <text:list-header>
            <text:p text:style-name="MP10"><text:span text:style-name="MT3">© Logica &lt;YEAR&gt;. All rights reserved</text:span></text:p>
          </text:list-header>
        </text:list>
        <draw:enhanced-geometry svg:viewBox="0 0 21600 21600" draw:type="mso-spt202" draw:enhanced-path="M 0 0 L 21600 0 21600 21600 0 21600 0 0 Z N"/>
      </draw:custom-shape>
      <draw:frame draw:name="Picture 4" draw:style-name="Mgr8" draw:text-style-name="MP9" draw:layer="backgroundobjects" svg:width="22.86cm" svg:height="0.631cm" svg:x="1.27cm" svg:y="3.179cm">
        <draw:image xlink:href="Pictures/200000090000860A0000036C1D4AD3C0.wmf" xlink:type="simple" xlink:show="embed" xlink:actuate="onLoad">
          <text:p/>
        </draw:image>
      </draw:frame>
      <draw:frame draw:name="Picture 5" draw:style-name="Mgr9" draw:text-style-name="MP9" draw:layer="backgroundobjects" svg:width="22.86cm" svg:height="0.635cm" draw:transform="rotate (-3.14159265358979) translate (24.13cm 17.673cm)">
        <draw:image xlink:href="Pictures/200000090000860A0000036C1D4AD3C0.wmf" xlink:type="simple" xlink:show="embed" xlink:actuate="onLoad">
          <text:p/>
        </draw:image>
      </draw:frame>
      <draw:frame presentation:style-name="Titel11-title" draw:layer="backgroundobjects" svg:width="22.86cm" svg:height="1.99cm" svg:x="1.27cm" svg:y="0.906cm" presentation:class="title" presentation:placeholder="true">
        <draw:text-box/>
      </draw:frame>
      <draw:frame presentation:style-name="Mpr20" draw:text-style-name="MP13" draw:layer="backgroundobjects" svg:width="13.582cm" svg:height="0.455cm" svg:x="7.726cm" svg:y="17.832cm" presentation:class="footer">
        <draw:text-box>
          <text:p/>
        </draw:text-box>
      </draw:frame>
      <presentation:notes style:page-layout-name="PM0">
        <draw:rect draw:style-name="Mgr3" draw:text-style-name="MP3" draw:layer="backgroundobjects" svg:width="19.05cm" svg:height="25.4cm" svg:x="0cm" svg:y="0cm">
          <text:p/>
        </draw:rect>
        <draw:custom-shape draw:name="AutoShape 1"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11-title" draw:layer="backgroundobjects" svg:width="15.2cm" svg:height="11.4cm" svg:x="1.923cm" svg:y="0.696cm" presentation:class="page"/>
        <draw:frame presentation:style-name="Titel11-notes" draw:layer="backgroundobjects" svg:width="15.236cm" svg:height="10.792cm" svg:x="1.905cm" svg:y="12.699cm" presentation:class="notes" presentation:placeholder="true">
          <draw:text-box/>
        </draw:frame>
        <draw:frame presentation:style-name="Mpr21" draw:text-style-name="MP6" draw:layer="backgroundobjects" svg:width="16.651cm" svg:height="0.689cm" svg:x="0.268cm" svg:y="24.301cm" presentation:class="footer">
          <draw:text-box>
            <text:list text:style-name="ML2">
              <text:list-header>
                <text:p text:style-name="MP5"><text:span text:style-name="MT2">2. November 2010 | Title of Presentation</text:span></text:p>
              </text:list-header>
            </text:list>
          </draw:text-box>
        </draw:frame>
        <draw:frame presentation:style-name="Mpr21" draw:text-style-name="MP8" draw:layer="backgroundobjects" svg:width="1.513cm" svg:height="0.689cm" svg:x="17.126cm" svg:y="24.301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el12" style:page-layout-name="PM1" draw:style-name="Mdp1">
      <draw:custom-shape draw:name="Slide Number Placeholder 5" draw:style-name="Mgr10" draw:text-style-name="MP4" draw:layer="backgroundobjects" svg:width="2.161cm" svg:height="0.454cm" svg:x="22.062cm" svg:y="17.833cm">
        <text:list text:style-name="ML3">
          <text:list-header>
            <text:p text:style-name="MP14"><text:span text:style-name="MT3">No. </text:span><text:span text:style-name="MT3"><text:page-number>&lt;number&gt;</text:page-number></text:span></text:p>
          </text:list-header>
        </text:list>
        <draw:enhanced-geometry svg:viewBox="0 0 21600 21600" draw:type="mso-spt202" draw:enhanced-path="M 0 0 L 21600 0 21600 21600 0 21600 0 0 Z N"/>
      </draw:custom-shape>
      <draw:custom-shape draw:name="Date Placeholder 3" draw:style-name="Mgr10" draw:text-style-name="MP4" draw:layer="backgroundobjects" svg:width="5.944cm" svg:height="0.454cm" svg:x="1.27cm" svg:y="17.833cm">
        <text:list text:style-name="ML3">
          <text:list-header>
            <text:p text:style-name="MP10"><text:span text:style-name="MT3">© Logica &lt;YEAR&gt;. All rights reserved</text:span></text:p>
          </text:list-header>
        </text:list>
        <draw:enhanced-geometry svg:viewBox="0 0 21600 21600" draw:type="mso-spt202" draw:enhanced-path="M 0 0 L 21600 0 21600 21600 0 21600 0 0 Z N"/>
      </draw:custom-shape>
      <draw:frame draw:name="Picture 4" draw:style-name="Mgr8" draw:text-style-name="MP9" draw:layer="backgroundobjects" svg:width="22.86cm" svg:height="0.631cm" svg:x="1.27cm" svg:y="3.179cm">
        <draw:image xlink:href="Pictures/200000090000860A0000036C1D4AD3C0.wmf" xlink:type="simple" xlink:show="embed" xlink:actuate="onLoad">
          <text:p/>
        </draw:image>
      </draw:frame>
      <draw:frame draw:name="Picture 5" draw:style-name="Mgr9" draw:text-style-name="MP9" draw:layer="backgroundobjects" svg:width="22.86cm" svg:height="0.635cm" draw:transform="rotate (-3.14159265358979) translate (24.13cm 17.673cm)">
        <draw:image xlink:href="Pictures/200000090000860A0000036C1D4AD3C0.wmf" xlink:type="simple" xlink:show="embed" xlink:actuate="onLoad">
          <text:p/>
        </draw:image>
      </draw:frame>
      <draw:frame presentation:style-name="Titel12-title" draw:layer="backgroundobjects" svg:width="22.86cm" svg:height="1.99cm" svg:x="1.27cm" svg:y="0.906cm" presentation:class="title" presentation:placeholder="true">
        <draw:text-box/>
      </draw:frame>
      <draw:frame presentation:style-name="Mpr22" draw:text-style-name="MP13" draw:layer="backgroundobjects" svg:width="13.582cm" svg:height="0.455cm" svg:x="7.726cm" svg:y="17.832cm" presentation:class="footer">
        <draw:text-box>
          <text:p/>
        </draw:text-box>
      </draw:frame>
      <presentation:notes style:page-layout-name="PM0">
        <draw:rect draw:style-name="Mgr3" draw:text-style-name="MP3" draw:layer="backgroundobjects" svg:width="19.05cm" svg:height="25.4cm" svg:x="0cm" svg:y="0cm">
          <text:p/>
        </draw:rect>
        <draw:custom-shape draw:name="AutoShape 1"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12-title" draw:layer="backgroundobjects" svg:width="15.2cm" svg:height="11.4cm" svg:x="1.923cm" svg:y="0.696cm" presentation:class="page"/>
        <draw:frame presentation:style-name="Titel12-notes" draw:layer="backgroundobjects" svg:width="15.236cm" svg:height="10.792cm" svg:x="1.905cm" svg:y="12.699cm" presentation:class="notes" presentation:placeholder="true">
          <draw:text-box/>
        </draw:frame>
        <draw:frame presentation:style-name="Mpr23" draw:text-style-name="MP6" draw:layer="backgroundobjects" svg:width="16.651cm" svg:height="0.689cm" svg:x="0.268cm" svg:y="24.301cm" presentation:class="footer">
          <draw:text-box>
            <text:list text:style-name="ML2">
              <text:list-header>
                <text:p text:style-name="MP5"><text:span text:style-name="MT2">2. November 2010 | Title of Presentation</text:span></text:p>
              </text:list-header>
            </text:list>
          </draw:text-box>
        </draw:frame>
        <draw:frame presentation:style-name="Mpr23" draw:text-style-name="MP8" draw:layer="backgroundobjects" svg:width="1.513cm" svg:height="0.689cm" svg:x="17.126cm" svg:y="24.301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el13" style:page-layout-name="PM1" draw:style-name="Mdp1">
      <draw:frame draw:name="Picture 2" draw:style-name="Mgr8" draw:text-style-name="MP9" draw:layer="backgroundobjects" svg:width="22.86cm" svg:height="0.631cm" svg:x="1.27cm" svg:y="3.179cm">
        <draw:image xlink:href="Pictures/200000090000860A0000036C1D4AD3C0.wmf" xlink:type="simple" xlink:show="embed" xlink:actuate="onLoad">
          <text:p/>
        </draw:image>
      </draw:frame>
      <draw:frame draw:name="Picture 3" draw:style-name="Mgr9" draw:text-style-name="MP9" draw:layer="backgroundobjects" svg:width="22.86cm" svg:height="0.635cm" draw:transform="rotate (-3.14159265358979) translate (24.13cm 17.673cm)">
        <draw:image xlink:href="Pictures/200000090000860A0000036C1D4AD3C0.wmf" xlink:type="simple" xlink:show="embed" xlink:actuate="onLoad">
          <text:p/>
        </draw:image>
      </draw:frame>
      <draw:custom-shape draw:name="Date Placeholder 3" draw:style-name="Mgr10" draw:text-style-name="MP4" draw:layer="backgroundobjects" svg:width="5.944cm" svg:height="0.454cm" svg:x="1.27cm" svg:y="17.833cm">
        <text:list text:style-name="ML3">
          <text:list-header>
            <text:p text:style-name="MP10"><text:span text:style-name="MT3">© Logica &lt;YEAR&gt;. All rights reserved</text:span></text:p>
          </text:list-header>
        </text:list>
        <draw:enhanced-geometry svg:viewBox="0 0 21600 21600" draw:type="mso-spt202" draw:enhanced-path="M 0 0 L 21600 0 21600 21600 0 21600 0 0 Z N"/>
      </draw:custom-shape>
      <draw:frame presentation:style-name="Titel13-title" draw:layer="backgroundobjects" svg:width="22.86cm" svg:height="1.99cm" svg:x="1.27cm" svg:y="0.906cm" presentation:class="title" presentation:placeholder="true">
        <draw:text-box/>
      </draw:frame>
      <draw:frame presentation:style-name="Mpr24" draw:text-style-name="MP12" draw:layer="backgroundobjects" svg:width="2.161cm" svg:height="0.455cm" svg:x="22.061cm" svg:y="17.832cm" presentation:class="page-number">
        <draw:text-box>
          <text:list text:style-name="ML2">
            <text:list-header>
              <text:p text:style-name="MP11"><text:span text:style-name="MT4">No. </text:span><text:span text:style-name="MT4"><text:page-number>&lt;number&gt;</text:page-number></text:span></text:p>
            </text:list-header>
          </text:list>
        </draw:text-box>
      </draw:frame>
      <draw:frame presentation:style-name="Mpr24" draw:text-style-name="MP13" draw:layer="backgroundobjects" svg:width="13.582cm" svg:height="0.455cm" svg:x="7.726cm" svg:y="17.832cm" presentation:class="footer">
        <draw:text-box>
          <text:p/>
        </draw:text-box>
      </draw:frame>
      <presentation:notes style:page-layout-name="PM0">
        <draw:rect draw:style-name="Mgr3" draw:text-style-name="MP3" draw:layer="backgroundobjects" svg:width="19.05cm" svg:height="25.4cm" svg:x="0cm" svg:y="0cm">
          <text:p/>
        </draw:rect>
        <draw:custom-shape draw:name="AutoShape 1"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13-title" draw:layer="backgroundobjects" svg:width="15.2cm" svg:height="11.4cm" svg:x="1.923cm" svg:y="0.696cm" presentation:class="page"/>
        <draw:frame presentation:style-name="Titel13-notes" draw:layer="backgroundobjects" svg:width="15.236cm" svg:height="10.792cm" svg:x="1.905cm" svg:y="12.699cm" presentation:class="notes" presentation:placeholder="true">
          <draw:text-box/>
        </draw:frame>
        <draw:frame presentation:style-name="Mpr25" draw:text-style-name="MP6" draw:layer="backgroundobjects" svg:width="16.651cm" svg:height="0.689cm" svg:x="0.268cm" svg:y="24.301cm" presentation:class="footer">
          <draw:text-box>
            <text:list text:style-name="ML2">
              <text:list-header>
                <text:p text:style-name="MP5"><text:span text:style-name="MT2">2. November 2010 | Title of Presentation</text:span></text:p>
              </text:list-header>
            </text:list>
          </draw:text-box>
        </draw:frame>
        <draw:frame presentation:style-name="Mpr25" draw:text-style-name="MP8" draw:layer="backgroundobjects" svg:width="1.513cm" svg:height="0.689cm" svg:x="17.126cm" svg:y="24.301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el14" style:page-layout-name="PM1" draw:style-name="Mdp1">
      <draw:frame draw:name="Picture 2" draw:style-name="Mgr8" draw:text-style-name="MP9" draw:layer="backgroundobjects" svg:width="22.86cm" svg:height="0.631cm" svg:x="1.27cm" svg:y="3.179cm">
        <draw:image xlink:href="Pictures/200000090000860A0000036C1D4AD3C0.wmf" xlink:type="simple" xlink:show="embed" xlink:actuate="onLoad">
          <text:p/>
        </draw:image>
      </draw:frame>
      <draw:frame draw:name="Picture 3" draw:style-name="Mgr9" draw:text-style-name="MP9" draw:layer="backgroundobjects" svg:width="22.86cm" svg:height="0.635cm" draw:transform="rotate (-3.14159265358979) translate (24.13cm 17.673cm)">
        <draw:image xlink:href="Pictures/200000090000860A0000036C1D4AD3C0.wmf" xlink:type="simple" xlink:show="embed" xlink:actuate="onLoad">
          <text:p/>
        </draw:image>
      </draw:frame>
      <draw:custom-shape draw:name="Date Placeholder 3" draw:style-name="Mgr10" draw:text-style-name="MP4" draw:layer="backgroundobjects" svg:width="5.944cm" svg:height="0.454cm" svg:x="1.27cm" svg:y="17.833cm">
        <text:list text:style-name="ML3">
          <text:list-header>
            <text:p text:style-name="MP10"><text:span text:style-name="MT3">© Logica &lt;YEAR&gt;. All rights reserved</text:span></text:p>
          </text:list-header>
        </text:list>
        <draw:enhanced-geometry svg:viewBox="0 0 21600 21600" draw:type="mso-spt202" draw:enhanced-path="M 0 0 L 21600 0 21600 21600 0 21600 0 0 Z N"/>
      </draw:custom-shape>
      <draw:frame presentation:style-name="Titel14-title" draw:layer="backgroundobjects" svg:width="22.86cm" svg:height="1.99cm" svg:x="1.27cm" svg:y="0.906cm" presentation:class="title" presentation:placeholder="true">
        <draw:text-box/>
      </draw:frame>
      <draw:frame presentation:style-name="Mpr26" draw:text-style-name="MP12" draw:layer="backgroundobjects" svg:width="2.161cm" svg:height="0.455cm" svg:x="22.061cm" svg:y="17.832cm" presentation:class="page-number">
        <draw:text-box>
          <text:list text:style-name="ML2">
            <text:list-header>
              <text:p text:style-name="MP11"><text:span text:style-name="MT4">No. </text:span><text:span text:style-name="MT4"><text:page-number>&lt;number&gt;</text:page-number></text:span></text:p>
            </text:list-header>
          </text:list>
        </draw:text-box>
      </draw:frame>
      <draw:frame presentation:style-name="Mpr26" draw:text-style-name="MP13" draw:layer="backgroundobjects" svg:width="13.582cm" svg:height="0.455cm" svg:x="7.726cm" svg:y="17.832cm" presentation:class="footer">
        <draw:text-box>
          <text:p/>
        </draw:text-box>
      </draw:frame>
      <presentation:notes style:page-layout-name="PM0">
        <draw:rect draw:style-name="Mgr3" draw:text-style-name="MP3" draw:layer="backgroundobjects" svg:width="19.05cm" svg:height="25.4cm" svg:x="0cm" svg:y="0cm">
          <text:p/>
        </draw:rect>
        <draw:custom-shape draw:name="AutoShape 1"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14-title" draw:layer="backgroundobjects" svg:width="15.2cm" svg:height="11.4cm" svg:x="1.923cm" svg:y="0.696cm" presentation:class="page"/>
        <draw:frame presentation:style-name="Titel14-notes" draw:layer="backgroundobjects" svg:width="15.236cm" svg:height="10.792cm" svg:x="1.905cm" svg:y="12.699cm" presentation:class="notes" presentation:placeholder="true">
          <draw:text-box/>
        </draw:frame>
        <draw:frame presentation:style-name="Mpr27" draw:text-style-name="MP6" draw:layer="backgroundobjects" svg:width="16.651cm" svg:height="0.689cm" svg:x="0.268cm" svg:y="24.301cm" presentation:class="footer">
          <draw:text-box>
            <text:list text:style-name="ML2">
              <text:list-header>
                <text:p text:style-name="MP5"><text:span text:style-name="MT2">2. November 2010 | Title of Presentation</text:span></text:p>
              </text:list-header>
            </text:list>
          </draw:text-box>
        </draw:frame>
        <draw:frame presentation:style-name="Mpr27" draw:text-style-name="MP8" draw:layer="backgroundobjects" svg:width="1.513cm" svg:height="0.689cm" svg:x="17.126cm" svg:y="24.301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el15" style:page-layout-name="PM1" draw:style-name="Mdp1">
      <draw:frame draw:name="Picture 2" draw:style-name="Mgr8" draw:text-style-name="MP9" draw:layer="backgroundobjects" svg:width="22.86cm" svg:height="0.631cm" svg:x="1.27cm" svg:y="3.179cm">
        <draw:image xlink:href="Pictures/200000090000860A0000036C1D4AD3C0.wmf" xlink:type="simple" xlink:show="embed" xlink:actuate="onLoad">
          <text:p/>
        </draw:image>
      </draw:frame>
      <draw:frame draw:name="Picture 3" draw:style-name="Mgr9" draw:text-style-name="MP9" draw:layer="backgroundobjects" svg:width="22.86cm" svg:height="0.635cm" draw:transform="rotate (-3.14159265358979) translate (24.13cm 17.673cm)">
        <draw:image xlink:href="Pictures/200000090000860A0000036C1D4AD3C0.wmf" xlink:type="simple" xlink:show="embed" xlink:actuate="onLoad">
          <text:p/>
        </draw:image>
      </draw:frame>
      <draw:custom-shape draw:name="Date Placeholder 3" draw:style-name="Mgr10" draw:text-style-name="MP4" draw:layer="backgroundobjects" svg:width="5.944cm" svg:height="0.454cm" svg:x="1.27cm" svg:y="17.833cm">
        <text:list text:style-name="ML3">
          <text:list-header>
            <text:p text:style-name="MP10"><text:span text:style-name="MT3">© Logica &lt;YEAR&gt;. All rights reserved</text:span></text:p>
          </text:list-header>
        </text:list>
        <draw:enhanced-geometry svg:viewBox="0 0 21600 21600" draw:type="mso-spt202" draw:enhanced-path="M 0 0 L 21600 0 21600 21600 0 21600 0 0 Z N"/>
      </draw:custom-shape>
      <draw:frame presentation:style-name="Titel15-title" draw:layer="backgroundobjects" svg:width="22.86cm" svg:height="1.99cm" svg:x="1.27cm" svg:y="0.906cm" presentation:class="title" presentation:placeholder="true">
        <draw:text-box/>
      </draw:frame>
      <draw:frame presentation:style-name="Mpr28" draw:text-style-name="MP12" draw:layer="backgroundobjects" svg:width="2.161cm" svg:height="0.455cm" svg:x="22.061cm" svg:y="17.832cm" presentation:class="page-number">
        <draw:text-box>
          <text:list text:style-name="ML2">
            <text:list-header>
              <text:p text:style-name="MP11"><text:span text:style-name="MT4">No. </text:span><text:span text:style-name="MT4"><text:page-number>&lt;number&gt;</text:page-number></text:span></text:p>
            </text:list-header>
          </text:list>
        </draw:text-box>
      </draw:frame>
      <draw:frame presentation:style-name="Mpr28" draw:text-style-name="MP13" draw:layer="backgroundobjects" svg:width="13.582cm" svg:height="0.455cm" svg:x="7.726cm" svg:y="17.832cm" presentation:class="footer">
        <draw:text-box>
          <text:p/>
        </draw:text-box>
      </draw:frame>
      <presentation:notes style:page-layout-name="PM0">
        <draw:rect draw:style-name="Mgr3" draw:text-style-name="MP3" draw:layer="backgroundobjects" svg:width="19.05cm" svg:height="25.4cm" svg:x="0cm" svg:y="0cm">
          <text:p/>
        </draw:rect>
        <draw:custom-shape draw:name="AutoShape 1"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15-title" draw:layer="backgroundobjects" svg:width="15.2cm" svg:height="11.4cm" svg:x="1.923cm" svg:y="0.696cm" presentation:class="page"/>
        <draw:frame presentation:style-name="Titel15-notes" draw:layer="backgroundobjects" svg:width="15.236cm" svg:height="10.792cm" svg:x="1.905cm" svg:y="12.699cm" presentation:class="notes" presentation:placeholder="true">
          <draw:text-box/>
        </draw:frame>
        <draw:frame presentation:style-name="Mpr29" draw:text-style-name="MP6" draw:layer="backgroundobjects" svg:width="16.651cm" svg:height="0.689cm" svg:x="0.268cm" svg:y="24.301cm" presentation:class="footer">
          <draw:text-box>
            <text:list text:style-name="ML2">
              <text:list-header>
                <text:p text:style-name="MP5"><text:span text:style-name="MT2">2. November 2010 | Title of Presentation</text:span></text:p>
              </text:list-header>
            </text:list>
          </draw:text-box>
        </draw:frame>
        <draw:frame presentation:style-name="Mpr29" draw:text-style-name="MP8" draw:layer="backgroundobjects" svg:width="1.513cm" svg:height="0.689cm" svg:x="17.126cm" svg:y="24.301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el16" style:page-layout-name="PM1" draw:style-name="Mdp1">
      <draw:custom-shape draw:name="Slide Number Placeholder 5" draw:style-name="Mgr10" draw:text-style-name="MP4" draw:layer="backgroundobjects" svg:width="2.161cm" svg:height="0.454cm" svg:x="22.062cm" svg:y="17.833cm">
        <text:list text:style-name="ML3">
          <text:list-header>
            <text:p text:style-name="MP14"><text:span text:style-name="MT3">No. </text:span><text:span text:style-name="MT3"><text:page-number>&lt;number&gt;</text:page-number></text:span></text:p>
          </text:list-header>
        </text:list>
        <draw:enhanced-geometry svg:viewBox="0 0 21600 21600" draw:type="mso-spt202" draw:enhanced-path="M 0 0 L 21600 0 21600 21600 0 21600 0 0 Z N"/>
      </draw:custom-shape>
      <draw:custom-shape draw:name="Date Placeholder 3" draw:style-name="Mgr10" draw:text-style-name="MP4" draw:layer="backgroundobjects" svg:width="5.944cm" svg:height="0.454cm" svg:x="1.27cm" svg:y="17.833cm">
        <text:list text:style-name="ML3">
          <text:list-header>
            <text:p text:style-name="MP10"><text:span text:style-name="MT3">© Logica &lt;YEAR&gt;. All rights reserved</text:span></text:p>
          </text:list-header>
        </text:list>
        <draw:enhanced-geometry svg:viewBox="0 0 21600 21600" draw:type="mso-spt202" draw:enhanced-path="M 0 0 L 21600 0 21600 21600 0 21600 0 0 Z N"/>
      </draw:custom-shape>
      <draw:frame draw:name="Picture 4" draw:style-name="Mgr8" draw:text-style-name="MP9" draw:layer="backgroundobjects" svg:width="22.86cm" svg:height="0.631cm" svg:x="1.27cm" svg:y="3.179cm">
        <draw:image xlink:href="Pictures/200000090000860A0000036C1D4AD3C0.wmf" xlink:type="simple" xlink:show="embed" xlink:actuate="onLoad">
          <text:p/>
        </draw:image>
      </draw:frame>
      <draw:frame draw:name="Picture 5" draw:style-name="Mgr9" draw:text-style-name="MP9" draw:layer="backgroundobjects" svg:width="22.86cm" svg:height="0.635cm" draw:transform="rotate (-3.14159265358979) translate (24.13cm 17.673cm)">
        <draw:image xlink:href="Pictures/200000090000860A0000036C1D4AD3C0.wmf" xlink:type="simple" xlink:show="embed" xlink:actuate="onLoad">
          <text:p/>
        </draw:image>
      </draw:frame>
      <draw:frame presentation:style-name="Titel16-title" draw:layer="backgroundobjects" svg:width="22.86cm" svg:height="1.99cm" svg:x="1.27cm" svg:y="0.906cm" presentation:class="title" presentation:placeholder="true">
        <draw:text-box/>
      </draw:frame>
      <draw:frame presentation:style-name="Mpr30" draw:text-style-name="MP13" draw:layer="backgroundobjects" svg:width="13.582cm" svg:height="0.455cm" svg:x="7.726cm" svg:y="17.832cm" presentation:class="footer">
        <draw:text-box>
          <text:p/>
        </draw:text-box>
      </draw:frame>
      <presentation:notes style:page-layout-name="PM0">
        <draw:rect draw:style-name="Mgr3" draw:text-style-name="MP3" draw:layer="backgroundobjects" svg:width="19.05cm" svg:height="25.4cm" svg:x="0cm" svg:y="0cm">
          <text:p/>
        </draw:rect>
        <draw:custom-shape draw:name="AutoShape 1"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16-title" draw:layer="backgroundobjects" svg:width="15.2cm" svg:height="11.4cm" svg:x="1.923cm" svg:y="0.696cm" presentation:class="page"/>
        <draw:frame presentation:style-name="Titel16-notes" draw:layer="backgroundobjects" svg:width="15.236cm" svg:height="10.792cm" svg:x="1.905cm" svg:y="12.699cm" presentation:class="notes" presentation:placeholder="true">
          <draw:text-box/>
        </draw:frame>
        <draw:frame presentation:style-name="Mpr31" draw:text-style-name="MP6" draw:layer="backgroundobjects" svg:width="16.651cm" svg:height="0.689cm" svg:x="0.268cm" svg:y="24.301cm" presentation:class="footer">
          <draw:text-box>
            <text:list text:style-name="ML2">
              <text:list-header>
                <text:p text:style-name="MP5"><text:span text:style-name="MT2">2. November 2010 | Title of Presentation</text:span></text:p>
              </text:list-header>
            </text:list>
          </draw:text-box>
        </draw:frame>
        <draw:frame presentation:style-name="Mpr31" draw:text-style-name="MP8" draw:layer="backgroundobjects" svg:width="1.513cm" svg:height="0.689cm" svg:x="17.126cm" svg:y="24.301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el17" style:page-layout-name="PM1" draw:style-name="Mdp1">
      <draw:custom-shape draw:name="Slide Number Placeholder 5" draw:style-name="Mgr10" draw:text-style-name="MP4" draw:layer="backgroundobjects" svg:width="2.161cm" svg:height="0.454cm" svg:x="22.062cm" svg:y="17.833cm">
        <text:list text:style-name="ML3">
          <text:list-header>
            <text:p text:style-name="MP14"><text:span text:style-name="MT3">No. </text:span><text:span text:style-name="MT3"><text:page-number>&lt;number&gt;</text:page-number></text:span></text:p>
          </text:list-header>
        </text:list>
        <draw:enhanced-geometry svg:viewBox="0 0 21600 21600" draw:type="mso-spt202" draw:enhanced-path="M 0 0 L 21600 0 21600 21600 0 21600 0 0 Z N"/>
      </draw:custom-shape>
      <draw:custom-shape draw:name="Date Placeholder 3" draw:style-name="Mgr10" draw:text-style-name="MP4" draw:layer="backgroundobjects" svg:width="5.944cm" svg:height="0.454cm" svg:x="1.27cm" svg:y="17.833cm">
        <text:list text:style-name="ML3">
          <text:list-header>
            <text:p text:style-name="MP10"><text:span text:style-name="MT3">© Logica &lt;YEAR&gt;. All rights reserved</text:span></text:p>
          </text:list-header>
        </text:list>
        <draw:enhanced-geometry svg:viewBox="0 0 21600 21600" draw:type="mso-spt202" draw:enhanced-path="M 0 0 L 21600 0 21600 21600 0 21600 0 0 Z N"/>
      </draw:custom-shape>
      <draw:frame draw:name="Picture 4" draw:style-name="Mgr8" draw:text-style-name="MP9" draw:layer="backgroundobjects" svg:width="22.86cm" svg:height="0.631cm" svg:x="1.27cm" svg:y="3.179cm">
        <draw:image xlink:href="Pictures/200000090000860A0000036C1D4AD3C0.wmf" xlink:type="simple" xlink:show="embed" xlink:actuate="onLoad">
          <text:p/>
        </draw:image>
      </draw:frame>
      <draw:frame draw:name="Picture 5" draw:style-name="Mgr9" draw:text-style-name="MP9" draw:layer="backgroundobjects" svg:width="22.86cm" svg:height="0.635cm" draw:transform="rotate (-3.14159265358979) translate (24.13cm 17.673cm)">
        <draw:image xlink:href="Pictures/200000090000860A0000036C1D4AD3C0.wmf" xlink:type="simple" xlink:show="embed" xlink:actuate="onLoad">
          <text:p/>
        </draw:image>
      </draw:frame>
      <draw:frame presentation:style-name="Titel17-title" draw:layer="backgroundobjects" svg:width="22.86cm" svg:height="1.99cm" svg:x="1.27cm" svg:y="0.906cm" presentation:class="title" presentation:placeholder="true">
        <draw:text-box/>
      </draw:frame>
      <draw:frame presentation:style-name="Mpr32" draw:text-style-name="MP13" draw:layer="backgroundobjects" svg:width="13.582cm" svg:height="0.455cm" svg:x="7.726cm" svg:y="17.832cm" presentation:class="footer">
        <draw:text-box>
          <text:p/>
        </draw:text-box>
      </draw:frame>
      <presentation:notes style:page-layout-name="PM0">
        <draw:rect draw:style-name="Mgr3" draw:text-style-name="MP3" draw:layer="backgroundobjects" svg:width="19.05cm" svg:height="25.4cm" svg:x="0cm" svg:y="0cm">
          <text:p/>
        </draw:rect>
        <draw:custom-shape draw:name="AutoShape 1"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17-title" draw:layer="backgroundobjects" svg:width="15.2cm" svg:height="11.4cm" svg:x="1.923cm" svg:y="0.696cm" presentation:class="page"/>
        <draw:frame presentation:style-name="Titel17-notes" draw:layer="backgroundobjects" svg:width="15.236cm" svg:height="10.792cm" svg:x="1.905cm" svg:y="12.699cm" presentation:class="notes" presentation:placeholder="true">
          <draw:text-box/>
        </draw:frame>
        <draw:frame presentation:style-name="Mpr33" draw:text-style-name="MP6" draw:layer="backgroundobjects" svg:width="16.651cm" svg:height="0.689cm" svg:x="0.268cm" svg:y="24.301cm" presentation:class="footer">
          <draw:text-box>
            <text:list text:style-name="ML2">
              <text:list-header>
                <text:p text:style-name="MP5"><text:span text:style-name="MT2">2. November 2010 | Title of Presentation</text:span></text:p>
              </text:list-header>
            </text:list>
          </draw:text-box>
        </draw:frame>
        <draw:frame presentation:style-name="Mpr33" draw:text-style-name="MP8" draw:layer="backgroundobjects" svg:width="1.513cm" svg:height="0.689cm" svg:x="17.126cm" svg:y="24.301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el18" style:page-layout-name="PM1" draw:style-name="Mdp1">
      <draw:frame draw:name="Group 52" draw:style-name="Mgr8" draw:text-style-name="MP9" draw:layer="backgroundobjects" svg:width="2.505cm" svg:height="1.354cm" svg:x="21.625cm" svg:y="17.035cm">
        <draw:image xlink:href="Pictures/10000201000000940000005037EF7D2E.png" xlink:type="simple" xlink:show="embed" xlink:actuate="onLoad">
          <text:p/>
        </draw:image>
      </draw:frame>
      <draw:frame presentation:style-name="Titel18-title" draw:layer="backgroundobjects" svg:width="22.86cm" svg:height="1.99cm" svg:x="1.27cm" svg:y="0.906cm" presentation:class="title" presentation:placeholder="true">
        <draw:text-box/>
      </draw:frame>
      <presentation:notes style:page-layout-name="PM0">
        <draw:rect draw:style-name="Mgr3" draw:text-style-name="MP3" draw:layer="backgroundobjects" svg:width="19.05cm" svg:height="25.4cm" svg:x="0cm" svg:y="0cm">
          <text:p/>
        </draw:rect>
        <draw:custom-shape draw:name="AutoShape 1"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18-title" draw:layer="backgroundobjects" svg:width="15.2cm" svg:height="11.4cm" svg:x="1.923cm" svg:y="0.696cm" presentation:class="page"/>
        <draw:frame presentation:style-name="Titel18-notes" draw:layer="backgroundobjects" svg:width="15.236cm" svg:height="10.792cm" svg:x="1.905cm" svg:y="12.699cm" presentation:class="notes" presentation:placeholder="true">
          <draw:text-box/>
        </draw:frame>
        <draw:frame presentation:style-name="Mpr34" draw:text-style-name="MP6" draw:layer="backgroundobjects" svg:width="16.651cm" svg:height="0.689cm" svg:x="0.268cm" svg:y="24.301cm" presentation:class="footer">
          <draw:text-box>
            <text:list text:style-name="ML2">
              <text:list-header>
                <text:p text:style-name="MP5"><text:span text:style-name="MT2">2. November 2010 | Title of Presentation</text:span></text:p>
              </text:list-header>
            </text:list>
          </draw:text-box>
        </draw:frame>
        <draw:frame presentation:style-name="Mpr34" draw:text-style-name="MP8" draw:layer="backgroundobjects" svg:width="1.513cm" svg:height="0.689cm" svg:x="17.126cm" svg:y="24.301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el19" style:page-layout-name="PM1" draw:style-name="Mdp2">
      <draw:frame draw:name="Group 52" draw:style-name="Mgr8" draw:text-style-name="MP9" draw:layer="backgroundobjects" svg:width="2.505cm" svg:height="1.354cm" svg:x="21.625cm" svg:y="17.035cm">
        <draw:image xlink:href="Pictures/10000201000000940000005036DAB67B.png" xlink:type="simple" xlink:show="embed" xlink:actuate="onLoad">
          <text:p/>
        </draw:image>
      </draw:frame>
      <draw:frame presentation:style-name="Titel19-title" draw:layer="backgroundobjects" svg:width="22.86cm" svg:height="1.99cm" svg:x="1.27cm" svg:y="0.906cm" presentation:class="title" presentation:placeholder="true">
        <draw:text-box/>
      </draw:frame>
      <presentation:notes style:page-layout-name="PM0">
        <draw:rect draw:style-name="Mgr3" draw:text-style-name="MP3" draw:layer="backgroundobjects" svg:width="19.05cm" svg:height="25.4cm" svg:x="0cm" svg:y="0cm">
          <text:p/>
        </draw:rect>
        <draw:custom-shape draw:name="AutoShape 1"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19-title" draw:layer="backgroundobjects" svg:width="15.2cm" svg:height="11.4cm" svg:x="1.923cm" svg:y="0.696cm" presentation:class="page"/>
        <draw:frame presentation:style-name="Titel19-notes" draw:layer="backgroundobjects" svg:width="15.236cm" svg:height="10.792cm" svg:x="1.905cm" svg:y="12.699cm" presentation:class="notes" presentation:placeholder="true">
          <draw:text-box/>
        </draw:frame>
        <draw:frame presentation:style-name="Mpr35" draw:text-style-name="MP6" draw:layer="backgroundobjects" svg:width="16.651cm" svg:height="0.689cm" svg:x="0.268cm" svg:y="24.301cm" presentation:class="footer">
          <draw:text-box>
            <text:list text:style-name="ML2">
              <text:list-header>
                <text:p text:style-name="MP5"><text:span text:style-name="MT2">2. November 2010 | Title of Presentation</text:span></text:p>
              </text:list-header>
            </text:list>
          </draw:text-box>
        </draw:frame>
        <draw:frame presentation:style-name="Mpr35" draw:text-style-name="MP8" draw:layer="backgroundobjects" svg:width="1.513cm" svg:height="0.689cm" svg:x="17.126cm" svg:y="24.301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el20" style:page-layout-name="PM1" draw:style-name="Mdp1">
      <draw:frame draw:name="Picture 2" draw:style-name="Mgr8" draw:text-style-name="MP9" draw:layer="backgroundobjects" svg:width="22.926cm" svg:height="0.635cm" svg:x="1.27cm" svg:y="15.478cm">
        <draw:image xlink:href="Pictures/200000090000860A0000036C1D4AD3C0.wmf" xlink:type="simple" xlink:show="embed" xlink:actuate="onLoad">
          <text:p/>
        </draw:image>
      </draw:frame>
      <draw:custom-shape draw:name="TextBox 3" draw:style-name="Mgr11" draw:text-style-name="MP4" draw:layer="backgroundobjects" svg:width="22.556cm" svg:height="1.353cm" svg:x="1.257cm" svg:y="15.875cm">
        <text:list text:style-name="ML1">
          <text:list-header>
            <text:p text:style-name="MP15"><text:span text:style-name="MT5">Logica is a business and technology service company, employing 39,000 people. It provides business consulting, systems integration and outsourcing to clients around the world, including many of Europe's largest businesses. Logica creates value for clients by successfully integrating people, business and technology. It is committed to long term collaboration, applying insight to create innovative answers to clients’ business needs. Logica is listed on both the London Stock Exchange and Euronext (Amsterdam) (LSE: LOG; Euronext: LOG). More information is available at </text:span><text:span text:style-name="MT6">www.logica.com</text:span></text:p>
          </text:list-header>
        </text:list>
        <draw:enhanced-geometry svg:viewBox="0 0 21600 21600" draw:type="mso-spt202" draw:enhanced-path="M 0 0 L 21600 0 21600 21600 0 21600 0 0 Z N"/>
      </draw:custom-shape>
      <draw:frame presentation:style-name="Titel20-title" draw:layer="backgroundobjects" svg:width="22.86cm" svg:height="1.99cm" svg:x="1.27cm" svg:y="0.906cm" presentation:class="title" presentation:placeholder="true">
        <draw:text-box/>
      </draw:frame>
      <presentation:notes style:page-layout-name="PM0">
        <draw:rect draw:style-name="Mgr3" draw:text-style-name="MP3" draw:layer="backgroundobjects" svg:width="19.05cm" svg:height="25.4cm" svg:x="0cm" svg:y="0cm">
          <text:p/>
        </draw:rect>
        <draw:custom-shape draw:name="AutoShape 1"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20-title" draw:layer="backgroundobjects" svg:width="15.2cm" svg:height="11.4cm" svg:x="1.923cm" svg:y="0.696cm" presentation:class="page"/>
        <draw:frame presentation:style-name="Titel20-notes" draw:layer="backgroundobjects" svg:width="15.236cm" svg:height="10.792cm" svg:x="1.905cm" svg:y="12.699cm" presentation:class="notes" presentation:placeholder="true">
          <draw:text-box/>
        </draw:frame>
        <draw:frame presentation:style-name="Mpr36" draw:text-style-name="MP6" draw:layer="backgroundobjects" svg:width="16.651cm" svg:height="0.689cm" svg:x="0.268cm" svg:y="24.301cm" presentation:class="footer">
          <draw:text-box>
            <text:list text:style-name="ML2">
              <text:list-header>
                <text:p text:style-name="MP5"><text:span text:style-name="MT2">2. November 2010 | Title of Presentation</text:span></text:p>
              </text:list-header>
            </text:list>
          </draw:text-box>
        </draw:frame>
        <draw:frame presentation:style-name="Mpr36" draw:text-style-name="MP8" draw:layer="backgroundobjects" svg:width="1.513cm" svg:height="0.689cm" svg:x="17.126cm" svg:y="24.301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Titel21" style:page-layout-name="PM1" draw:style-name="Mdp1">
      <draw:custom-shape draw:name="Slide Number Placeholder 5" draw:style-name="Mgr10" draw:text-style-name="MP4" draw:layer="backgroundobjects" svg:width="2.161cm" svg:height="0.454cm" svg:x="22.062cm" svg:y="17.833cm">
        <text:list text:style-name="ML3">
          <text:list-header>
            <text:p text:style-name="MP14"><text:span text:style-name="MT3">No. </text:span><text:span text:style-name="MT3"><text:page-number>&lt;number&gt;</text:page-number></text:span></text:p>
          </text:list-header>
        </text:list>
        <draw:enhanced-geometry svg:viewBox="0 0 21600 21600" draw:type="mso-spt202" draw:enhanced-path="M 0 0 L 21600 0 21600 21600 0 21600 0 0 Z N"/>
      </draw:custom-shape>
      <draw:custom-shape draw:name="Date Placeholder 3" draw:style-name="Mgr10" draw:text-style-name="MP4" draw:layer="backgroundobjects" svg:width="5.944cm" svg:height="0.454cm" svg:x="1.27cm" svg:y="17.833cm">
        <text:list text:style-name="ML3">
          <text:list-header>
            <text:p text:style-name="MP10"><text:span text:style-name="MT3">© Logica &lt;YEAR&gt;. All rights reserved</text:span></text:p>
          </text:list-header>
        </text:list>
        <draw:enhanced-geometry svg:viewBox="0 0 21600 21600" draw:type="mso-spt202" draw:enhanced-path="M 0 0 L 21600 0 21600 21600 0 21600 0 0 Z N"/>
      </draw:custom-shape>
      <draw:frame presentation:style-name="Titel21-title" draw:layer="backgroundobjects" svg:width="22.86cm" svg:height="1.99cm" svg:x="1.27cm" svg:y="0.906cm" presentation:class="title" presentation:placeholder="true">
        <draw:text-box/>
      </draw:frame>
      <draw:frame presentation:style-name="Mpr37" draw:text-style-name="MP13" draw:layer="backgroundobjects" svg:width="13.582cm" svg:height="0.455cm" svg:x="7.726cm" svg:y="17.832cm" presentation:class="footer">
        <draw:text-box>
          <text:p/>
        </draw:text-box>
      </draw:frame>
      <presentation:notes style:page-layout-name="PM0">
        <draw:rect draw:style-name="Mgr3" draw:text-style-name="MP3" draw:layer="backgroundobjects" svg:width="19.05cm" svg:height="25.4cm" svg:x="0cm" svg:y="0cm">
          <text:p/>
        </draw:rect>
        <draw:custom-shape draw:name="AutoShape 1" draw:style-name="Mgr4"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el21-title" draw:layer="backgroundobjects" svg:width="15.2cm" svg:height="11.4cm" svg:x="1.923cm" svg:y="0.696cm" presentation:class="page"/>
        <draw:frame presentation:style-name="Titel21-notes" draw:layer="backgroundobjects" svg:width="15.236cm" svg:height="10.792cm" svg:x="1.905cm" svg:y="12.699cm" presentation:class="notes" presentation:placeholder="true">
          <draw:text-box/>
        </draw:frame>
        <draw:frame presentation:style-name="Mpr38" draw:text-style-name="MP6" draw:layer="backgroundobjects" svg:width="16.651cm" svg:height="0.689cm" svg:x="0.268cm" svg:y="24.301cm" presentation:class="footer">
          <draw:text-box>
            <text:list text:style-name="ML2">
              <text:list-header>
                <text:p text:style-name="MP5"><text:span text:style-name="MT2">2. November 2010 | Title of Presentation</text:span></text:p>
              </text:list-header>
            </text:list>
          </draw:text-box>
        </draw:frame>
        <draw:frame presentation:style-name="Mpr38" draw:text-style-name="MP8" draw:layer="backgroundobjects" svg:width="1.513cm" svg:height="0.689cm" svg:x="17.126cm" svg:y="24.301cm" presentation:class="page-number">
          <draw:text-box>
            <text:list text:style-name="ML2">
              <text:list-header>
                <text:p text:style-name="MP7"><text:span text:style-name="MT2"><text:page-number>&lt;number&gt;</text:page-number></text:span></text:p>
              </text:list-header>
            </text:list>
          </draw:text-box>
        </draw:frame>
      </presentation:notes>
    </style:master-page>
    <style:master-page style:name="Default" style:page-layout-name="PM1" draw:style-name="Mdp1">
      <draw:frame draw:name="Image 22" draw:style-name="Mgr12" draw:layer="backgroundobjects" svg:width="25.4cm" svg:height="11.311cm" svg:x="0cm" svg:y="0cm">
        <draw:image xlink:href="Pictures/10000000000005000000023A0649D5EE.jpg" xlink:type="simple" xlink:show="embed" xlink:actuate="onLoad">
          <text:p/>
        </draw:image>
        <svg:desc>cover- Ice.jpg &lt;IGNORE&gt;</svg:desc>
      </draw:frame>
      <draw:frame draw:name="Picture 6" draw:style-name="Mgr12" draw:layer="backgroundobjects" svg:width="25.4cm" svg:height="4.242cm" svg:x="0cm" svg:y="11.303cm">
        <draw:image xlink:href="Pictures/10000000000005000000001EACB73829.png" xlink:type="simple" xlink:show="embed" xlink:actuate="onLoad">
          <text:p/>
        </draw:image>
        <svg:desc>cover_bg_ice_part2.jpg &lt;IGNORE&gt;</svg:desc>
      </draw:frame>
      <draw:frame draw:name="Picture 8" draw:style-name="Mgr12" draw:layer="backgroundobjects" svg:width="25.4cm" svg:height="0.496cm" svg:x="0cm" svg:y="10.85cm">
        <draw:image xlink:href="Pictures/1000020100000500000000192044505E.png" xlink:type="simple" xlink:show="embed" xlink:actuate="onLoad">
          <text:p/>
        </draw:image>
        <svg:desc>cover_bg_ice_part1.jpg &lt;IGNORE&gt;</svg:desc>
      </draw:frame>
      <draw:g draw:name="Group 10">
        <draw:custom-shape draw:name="Freeform 5" draw:style-name="Mgr13" draw:text-style-name="MP4" draw:layer="layout" svg:width="1.261cm" svg:height="1.506cm" svg:x="20.91cm" svg:y="16.193cm">
          <text:p/>
          <draw:enhanced-geometry svg:viewBox="0 0 452 539" draw:text-areas="?f19 ?f21 ?f25 ?f26" draw:glue-points="?f8 ?f9 ?f10 ?f11 ?f12 ?f13 ?f14 ?f15 ?f14 ?f16 ?f17 ?f18 ?f19 ?f11 ?f20 ?f21 ?f22 ?f23 ?f22 ?f24 ?f8 ?f9" draw:type="non-primitive" draw:enhanced-path="M 287 104 C 182 104 117 186 117 269 117 369 199 435 288 435 347 435 404 409 451 366 451 490 451 490 451 490 401 520 333 539 280 539 127 539 0 415 0 269 0 115 128 0 281 0 339 0 408 18 452 40 452 162 452 162 452 162 396 125 339 104 287 10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2"/>
            <draw:equation draw:name="f7" draw:formula="?f4 / 539"/>
            <draw:equation draw:name="f8" draw:formula="287 / ?f6"/>
            <draw:equation draw:name="f9" draw:formula="104 / ?f7"/>
            <draw:equation draw:name="f10" draw:formula="117 / ?f6"/>
            <draw:equation draw:name="f11" draw:formula="269 / ?f7"/>
            <draw:equation draw:name="f12" draw:formula="288 / ?f6"/>
            <draw:equation draw:name="f13" draw:formula="435 / ?f7"/>
            <draw:equation draw:name="f14" draw:formula="451 / ?f6"/>
            <draw:equation draw:name="f15" draw:formula="366 / ?f7"/>
            <draw:equation draw:name="f16" draw:formula="490 / ?f7"/>
            <draw:equation draw:name="f17" draw:formula="280 / ?f6"/>
            <draw:equation draw:name="f18" draw:formula="539 / ?f7"/>
            <draw:equation draw:name="f19" draw:formula="0 / ?f6"/>
            <draw:equation draw:name="f20" draw:formula="281 / ?f6"/>
            <draw:equation draw:name="f21" draw:formula="0 / ?f7"/>
            <draw:equation draw:name="f22" draw:formula="452 / ?f6"/>
            <draw:equation draw:name="f23" draw:formula="40 / ?f7"/>
            <draw:equation draw:name="f24" draw:formula="162 / ?f7"/>
            <draw:equation draw:name="f25" draw:formula="?f1 / ?f6"/>
            <draw:equation draw:name="f26" draw:formula="?f3 / ?f7"/>
          </draw:enhanced-geometry>
        </draw:custom-shape>
        <draw:custom-shape draw:name="Freeform 6" draw:style-name="Mgr13" draw:text-style-name="MP4" draw:layer="layout" svg:width="1.307cm" svg:height="1.506cm" svg:x="22.285cm" svg:y="16.193cm">
          <text:p/>
          <draw:enhanced-geometry svg:viewBox="0 0 468 539" draw:text-areas="?f10 ?f13 ?f29 ?f30" draw:glue-points="?f8 ?f9 ?f10 ?f11 ?f12 ?f13 ?f14 ?f15 ?f14 ?f16 ?f17 ?f18 ?f19 ?f11 ?f20 ?f21 ?f22 ?f23 ?f22 ?f24 ?f25 ?f24 ?f25 ?f26 ?f27 ?f26 ?f27 ?f28 ?f8 ?f9" draw:type="non-primitive" draw:enhanced-path="M 282 539 C 129 539 0 419 0 269 0 118 128 0 289 0 348 0 420 15 465 36 465 157 465 157 465 157 414 128 348 104 292 104 186 104 118 186 118 269 118 367 198 438 293 438 313 438 332 436 357 427 357 330 357 330 357 330 271 330 271 330 271 330 271 228 271 228 271 228 468 228 468 228 468 228 468 500 468 500 468 500 412 526 348 539 282 5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8"/>
            <draw:equation draw:name="f7" draw:formula="?f4 / 539"/>
            <draw:equation draw:name="f8" draw:formula="282 / ?f6"/>
            <draw:equation draw:name="f9" draw:formula="539 / ?f7"/>
            <draw:equation draw:name="f10" draw:formula="0 / ?f6"/>
            <draw:equation draw:name="f11" draw:formula="269 / ?f7"/>
            <draw:equation draw:name="f12" draw:formula="289 / ?f6"/>
            <draw:equation draw:name="f13" draw:formula="0 / ?f7"/>
            <draw:equation draw:name="f14" draw:formula="465 / ?f6"/>
            <draw:equation draw:name="f15" draw:formula="36 / ?f7"/>
            <draw:equation draw:name="f16" draw:formula="157 / ?f7"/>
            <draw:equation draw:name="f17" draw:formula="292 / ?f6"/>
            <draw:equation draw:name="f18" draw:formula="104 / ?f7"/>
            <draw:equation draw:name="f19" draw:formula="118 / ?f6"/>
            <draw:equation draw:name="f20" draw:formula="293 / ?f6"/>
            <draw:equation draw:name="f21" draw:formula="438 / ?f7"/>
            <draw:equation draw:name="f22" draw:formula="357 / ?f6"/>
            <draw:equation draw:name="f23" draw:formula="427 / ?f7"/>
            <draw:equation draw:name="f24" draw:formula="330 / ?f7"/>
            <draw:equation draw:name="f25" draw:formula="271 / ?f6"/>
            <draw:equation draw:name="f26" draw:formula="228 / ?f7"/>
            <draw:equation draw:name="f27" draw:formula="468 / ?f6"/>
            <draw:equation draw:name="f28" draw:formula="500 / ?f7"/>
            <draw:equation draw:name="f29" draw:formula="?f1 / ?f6"/>
            <draw:equation draw:name="f30" draw:formula="?f3 / ?f7"/>
          </draw:enhanced-geometry>
        </draw:custom-shape>
        <draw:custom-shape draw:name="Rectangle 7" draw:style-name="Mgr13" draw:text-style-name="MP4" draw:layer="layout" svg:width="0.31cm" svg:height="1.445cm" svg:x="23.832cm" svg:y="16.223cm">
          <text:p/>
          <draw:enhanced-geometry svg:viewBox="0 0 21600 21600" draw:type="non-primitive" draw:enhanced-path="M 0 0 L 21600 0 21600 21600 0 21600 Z N"/>
        </draw:custom-shape>
        <draw:custom-shape draw:name="Freeform 8" draw:style-name="Mgr14" draw:text-style-name="MP4" draw:layer="layout" svg:width="0.2cm" svg:height="0.29cm" svg:x="19.17cm" svg:y="18.196cm">
          <text:p/>
          <draw:enhanced-geometry svg:viewBox="0 0 170 246" draw:text-areas="?f8 ?f9 ?f19 ?f20" draw:glue-points="?f8 ?f9 ?f10 ?f9 ?f10 ?f11 ?f12 ?f11 ?f12 ?f13 ?f14 ?f13 ?f14 ?f15 ?f12 ?f15 ?f12 ?f16 ?f17 ?f16 ?f17 ?f18 ?f8 ?f18 ?f8 ?f9" draw:type="non-primitive" draw:enhanced-path="M 0 0 L 168 0 168 26 31 26 31 107 159 107 159 133 31 133 31 218 170 218 170 246 0 24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0"/>
            <draw:equation draw:name="f7" draw:formula="?f4 / 246"/>
            <draw:equation draw:name="f8" draw:formula="0 / ?f6"/>
            <draw:equation draw:name="f9" draw:formula="0 / ?f7"/>
            <draw:equation draw:name="f10" draw:formula="168 / ?f6"/>
            <draw:equation draw:name="f11" draw:formula="26 / ?f7"/>
            <draw:equation draw:name="f12" draw:formula="31 / ?f6"/>
            <draw:equation draw:name="f13" draw:formula="107 / ?f7"/>
            <draw:equation draw:name="f14" draw:formula="159 / ?f6"/>
            <draw:equation draw:name="f15" draw:formula="133 / ?f7"/>
            <draw:equation draw:name="f16" draw:formula="218 / ?f7"/>
            <draw:equation draw:name="f17" draw:formula="170 / ?f6"/>
            <draw:equation draw:name="f18" draw:formula="246 / ?f7"/>
            <draw:equation draw:name="f19" draw:formula="?f1 / ?f6"/>
            <draw:equation draw:name="f20" draw:formula="?f3 / ?f7"/>
          </draw:enhanced-geometry>
        </draw:custom-shape>
        <draw:custom-shape draw:name="Freeform 9" draw:style-name="Mgr14" draw:text-style-name="MP4" draw:layer="layout" svg:width="0.2cm" svg:height="0.209cm" svg:x="19.388cm" svg:y="18.278cm">
          <text:p/>
          <draw:enhanced-geometry svg:viewBox="0 0 170 177" draw:text-areas="?f24 ?f11 ?f25 ?f26" draw:glue-points="?f8 ?f9 ?f10 ?f11 ?f12 ?f11 ?f13 ?f14 ?f15 ?f11 ?f16 ?f11 ?f17 ?f18 ?f19 ?f20 ?f21 ?f20 ?f13 ?f22 ?f23 ?f20 ?f24 ?f20 ?f8 ?f9" draw:type="non-primitive" draw:enhanced-path="M 66 83 L 4 0 42 0 85 61 127 0 163 0 101 80 170 177 134 177 85 104 35 177 0 177 66 8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0"/>
            <draw:equation draw:name="f7" draw:formula="?f4 / 177"/>
            <draw:equation draw:name="f8" draw:formula="66 / ?f6"/>
            <draw:equation draw:name="f9" draw:formula="83 / ?f7"/>
            <draw:equation draw:name="f10" draw:formula="4 / ?f6"/>
            <draw:equation draw:name="f11" draw:formula="0 / ?f7"/>
            <draw:equation draw:name="f12" draw:formula="42 / ?f6"/>
            <draw:equation draw:name="f13" draw:formula="85 / ?f6"/>
            <draw:equation draw:name="f14" draw:formula="61 / ?f7"/>
            <draw:equation draw:name="f15" draw:formula="127 / ?f6"/>
            <draw:equation draw:name="f16" draw:formula="163 / ?f6"/>
            <draw:equation draw:name="f17" draw:formula="101 / ?f6"/>
            <draw:equation draw:name="f18" draw:formula="80 / ?f7"/>
            <draw:equation draw:name="f19" draw:formula="170 / ?f6"/>
            <draw:equation draw:name="f20" draw:formula="177 / ?f7"/>
            <draw:equation draw:name="f21" draw:formula="134 / ?f6"/>
            <draw:equation draw:name="f22" draw:formula="104 / ?f7"/>
            <draw:equation draw:name="f23" draw:formula="35 / ?f6"/>
            <draw:equation draw:name="f24" draw:formula="0 / ?f6"/>
            <draw:equation draw:name="f25" draw:formula="?f1 / ?f6"/>
            <draw:equation draw:name="f26" draw:formula="?f3 / ?f7"/>
          </draw:enhanced-geometry>
        </draw:custom-shape>
        <draw:custom-shape draw:name="Freeform 10" draw:style-name="Mgr14" draw:text-style-name="MP4" draw:layer="layout" svg:width="0.198cm" svg:height="0.296cm" svg:x="19.619cm" svg:y="18.272cm">
          <text:p/>
          <draw:enhanced-geometry svg:viewBox="0 0 71 106" draw:text-areas="?f8 ?f16 ?f54 ?f55" draw:glue-points="?f8 ?f9 ?f10 ?f9 ?f10 ?f11 ?f12 ?f11 ?f13 ?f14 ?f15 ?f16 ?f17 ?f14 ?f18 ?f11 ?f19 ?f20 ?f21 ?f22 ?f19 ?f23 ?f24 ?f25 ?f17 ?f26 ?f27 ?f28 ?f29 ?f28 ?f30 ?f31 ?f32 ?f33 ?f12 ?f25 ?f10 ?f25 ?f10 ?f34 ?f8 ?f34 ?f8 ?f9 ?f35 ?f36 ?f17 ?f37 ?f38 ?f39 ?f40 ?f41 ?f30 ?f39 ?f42 ?f43 ?f12 ?f44 ?f10 ?f22 ?f12 ?f45 ?f42 ?f46 ?f47 ?f48 ?f40 ?f49 ?f50 ?f48 ?f51 ?f46 ?f35 ?f52 ?f53 ?f22 ?f35 ?f36" draw:type="non-primitive" draw:enhanced-path="M 0 2 C 12 2 12 2 12 2 12 12 12 12 12 12 13 12 13 12 13 12 15 8 18 5 22 3 26 1 31 0 36 0 42 0 47 1 52 3 56 5 60 8 62 12 65 15 67 20 69 24 70 29 71 34 71 39 71 45 70 50 69 55 68 59 65 63 63 67 60 70 56 73 52 75 48 77 42 78 37 78 35 78 33 78 31 78 28 78 26 77 24 76 22 75 20 74 18 72 16 71 14 69 13 67 12 67 12 67 12 67 12 106 12 106 12 106 0 106 0 106 0 106 L 0 2 Z M 57 28 C 56 25 54 22 52 19 51 17 48 15 45 13 42 12 39 11 35 11 31 11 27 12 24 13 21 15 19 17 17 20 15 22 14 25 13 29 12 32 12 36 12 39 12 43 12 46 13 50 14 53 15 56 17 59 19 61 22 64 25 65 28 67 31 68 35 68 40 68 43 67 46 65 49 63 51 61 53 59 55 56 56 53 57 49 58 46 58 42 58 39 58 35 58 32 57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
            <draw:equation draw:name="f7" draw:formula="?f4 / 106"/>
            <draw:equation draw:name="f8" draw:formula="0 / ?f6"/>
            <draw:equation draw:name="f9" draw:formula="2 / ?f7"/>
            <draw:equation draw:name="f10" draw:formula="12 / ?f6"/>
            <draw:equation draw:name="f11" draw:formula="12 / ?f7"/>
            <draw:equation draw:name="f12" draw:formula="13 / ?f6"/>
            <draw:equation draw:name="f13" draw:formula="22 / ?f6"/>
            <draw:equation draw:name="f14" draw:formula="3 / ?f7"/>
            <draw:equation draw:name="f15" draw:formula="36 / ?f6"/>
            <draw:equation draw:name="f16" draw:formula="0 / ?f7"/>
            <draw:equation draw:name="f17" draw:formula="52 / ?f6"/>
            <draw:equation draw:name="f18" draw:formula="62 / ?f6"/>
            <draw:equation draw:name="f19" draw:formula="69 / ?f6"/>
            <draw:equation draw:name="f20" draw:formula="24 / ?f7"/>
            <draw:equation draw:name="f21" draw:formula="71 / ?f6"/>
            <draw:equation draw:name="f22" draw:formula="39 / ?f7"/>
            <draw:equation draw:name="f23" draw:formula="55 / ?f7"/>
            <draw:equation draw:name="f24" draw:formula="63 / ?f6"/>
            <draw:equation draw:name="f25" draw:formula="67 / ?f7"/>
            <draw:equation draw:name="f26" draw:formula="75 / ?f7"/>
            <draw:equation draw:name="f27" draw:formula="37 / ?f6"/>
            <draw:equation draw:name="f28" draw:formula="78 / ?f7"/>
            <draw:equation draw:name="f29" draw:formula="31 / ?f6"/>
            <draw:equation draw:name="f30" draw:formula="24 / ?f6"/>
            <draw:equation draw:name="f31" draw:formula="76 / ?f7"/>
            <draw:equation draw:name="f32" draw:formula="18 / ?f6"/>
            <draw:equation draw:name="f33" draw:formula="72 / ?f7"/>
            <draw:equation draw:name="f34" draw:formula="106 / ?f7"/>
            <draw:equation draw:name="f35" draw:formula="57 / ?f6"/>
            <draw:equation draw:name="f36" draw:formula="28 / ?f7"/>
            <draw:equation draw:name="f37" draw:formula="19 / ?f7"/>
            <draw:equation draw:name="f38" draw:formula="45 / ?f6"/>
            <draw:equation draw:name="f39" draw:formula="13 / ?f7"/>
            <draw:equation draw:name="f40" draw:formula="35 / ?f6"/>
            <draw:equation draw:name="f41" draw:formula="11 / ?f7"/>
            <draw:equation draw:name="f42" draw:formula="17 / ?f6"/>
            <draw:equation draw:name="f43" draw:formula="20 / ?f7"/>
            <draw:equation draw:name="f44" draw:formula="29 / ?f7"/>
            <draw:equation draw:name="f45" draw:formula="50 / ?f7"/>
            <draw:equation draw:name="f46" draw:formula="59 / ?f7"/>
            <draw:equation draw:name="f47" draw:formula="25 / ?f6"/>
            <draw:equation draw:name="f48" draw:formula="65 / ?f7"/>
            <draw:equation draw:name="f49" draw:formula="68 / ?f7"/>
            <draw:equation draw:name="f50" draw:formula="46 / ?f6"/>
            <draw:equation draw:name="f51" draw:formula="53 / ?f6"/>
            <draw:equation draw:name="f52" draw:formula="49 / ?f7"/>
            <draw:equation draw:name="f53" draw:formula="58 / ?f6"/>
            <draw:equation draw:name="f54" draw:formula="?f1 / ?f6"/>
            <draw:equation draw:name="f55" draw:formula="?f3 / ?f7"/>
          </draw:enhanced-geometry>
        </draw:custom-shape>
        <draw:custom-shape draw:name="Freeform 11" draw:style-name="Mgr14" draw:text-style-name="MP4" draw:layer="layout" svg:width="0.192cm" svg:height="0.218cm" svg:x="19.845cm" svg:y="18.272cm">
          <text:p/>
          <draw:enhanced-geometry svg:viewBox="0 0 69 78" draw:text-areas="?f20 ?f29 ?f57 ?f58" draw:glue-points="?f8 ?f9 ?f10 ?f11 ?f12 ?f13 ?f14 ?f15 ?f16 ?f17 ?f18 ?f19 ?f20 ?f21 ?f22 ?f23 ?f24 ?f25 ?f26 ?f27 ?f28 ?f29 ?f30 ?f31 ?f32 ?f33 ?f8 ?f34 ?f35 ?f36 ?f37 ?f36 ?f38 ?f39 ?f40 ?f41 ?f42 ?f43 ?f12 ?f44 ?f45 ?f46 ?f47 ?f9 ?f8 ?f9 ?f47 ?f48 ?f49 ?f50 ?f51 ?f52 ?f53 ?f54 ?f28 ?f25 ?f42 ?f54 ?f55 ?f52 ?f56 ?f50 ?f37 ?f48 ?f47 ?f48" draw:type="non-primitive" draw:enhanced-path="M 68 53 C 66 61 63 68 57 72 52 76 45 78 36 78 30 78 25 77 20 76 16 74 12 71 9 67 6 64 4 60 2 55 1 50 0 45 0 39 0 33 1 28 3 23 4 19 7 14 10 11 13 7 17 5 21 3 25 1 30 0 35 0 42 0 47 1 52 4 56 7 60 10 63 15 65 19 67 23 68 28 69 34 69 38 69 43 13 43 13 43 13 43 13 46 13 49 14 52 15 55 16 58 18 60 20 62 23 64 26 66 29 67 32 68 36 68 42 68 46 66 49 64 53 62 55 58 56 53 L 68 53 Z M 56 32 C 56 29 55 26 54 24 53 21 52 19 50 17 48 15 46 14 43 12 40 11 38 11 35 11 31 11 28 11 26 12 23 14 21 15 19 17 17 19 16 21 15 24 14 26 13 29 13 32 L 56 3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
            <draw:equation draw:name="f7" draw:formula="?f4 / 78"/>
            <draw:equation draw:name="f8" draw:formula="68 / ?f6"/>
            <draw:equation draw:name="f9" draw:formula="53 / ?f7"/>
            <draw:equation draw:name="f10" draw:formula="57 / ?f6"/>
            <draw:equation draw:name="f11" draw:formula="72 / ?f7"/>
            <draw:equation draw:name="f12" draw:formula="36 / ?f6"/>
            <draw:equation draw:name="f13" draw:formula="78 / ?f7"/>
            <draw:equation draw:name="f14" draw:formula="20 / ?f6"/>
            <draw:equation draw:name="f15" draw:formula="76 / ?f7"/>
            <draw:equation draw:name="f16" draw:formula="9 / ?f6"/>
            <draw:equation draw:name="f17" draw:formula="67 / ?f7"/>
            <draw:equation draw:name="f18" draw:formula="2 / ?f6"/>
            <draw:equation draw:name="f19" draw:formula="55 / ?f7"/>
            <draw:equation draw:name="f20" draw:formula="0 / ?f6"/>
            <draw:equation draw:name="f21" draw:formula="39 / ?f7"/>
            <draw:equation draw:name="f22" draw:formula="3 / ?f6"/>
            <draw:equation draw:name="f23" draw:formula="23 / ?f7"/>
            <draw:equation draw:name="f24" draw:formula="10 / ?f6"/>
            <draw:equation draw:name="f25" draw:formula="11 / ?f7"/>
            <draw:equation draw:name="f26" draw:formula="21 / ?f6"/>
            <draw:equation draw:name="f27" draw:formula="3 / ?f7"/>
            <draw:equation draw:name="f28" draw:formula="35 / ?f6"/>
            <draw:equation draw:name="f29" draw:formula="0 / ?f7"/>
            <draw:equation draw:name="f30" draw:formula="52 / ?f6"/>
            <draw:equation draw:name="f31" draw:formula="4 / ?f7"/>
            <draw:equation draw:name="f32" draw:formula="63 / ?f6"/>
            <draw:equation draw:name="f33" draw:formula="15 / ?f7"/>
            <draw:equation draw:name="f34" draw:formula="28 / ?f7"/>
            <draw:equation draw:name="f35" draw:formula="69 / ?f6"/>
            <draw:equation draw:name="f36" draw:formula="43 / ?f7"/>
            <draw:equation draw:name="f37" draw:formula="13 / ?f6"/>
            <draw:equation draw:name="f38" draw:formula="14 / ?f6"/>
            <draw:equation draw:name="f39" draw:formula="52 / ?f7"/>
            <draw:equation draw:name="f40" draw:formula="18 / ?f6"/>
            <draw:equation draw:name="f41" draw:formula="60 / ?f7"/>
            <draw:equation draw:name="f42" draw:formula="26 / ?f6"/>
            <draw:equation draw:name="f43" draw:formula="66 / ?f7"/>
            <draw:equation draw:name="f44" draw:formula="68 / ?f7"/>
            <draw:equation draw:name="f45" draw:formula="49 / ?f6"/>
            <draw:equation draw:name="f46" draw:formula="64 / ?f7"/>
            <draw:equation draw:name="f47" draw:formula="56 / ?f6"/>
            <draw:equation draw:name="f48" draw:formula="32 / ?f7"/>
            <draw:equation draw:name="f49" draw:formula="54 / ?f6"/>
            <draw:equation draw:name="f50" draw:formula="24 / ?f7"/>
            <draw:equation draw:name="f51" draw:formula="50 / ?f6"/>
            <draw:equation draw:name="f52" draw:formula="17 / ?f7"/>
            <draw:equation draw:name="f53" draw:formula="43 / ?f6"/>
            <draw:equation draw:name="f54" draw:formula="12 / ?f7"/>
            <draw:equation draw:name="f55" draw:formula="19 / ?f6"/>
            <draw:equation draw:name="f56" draw:formula="15 / ?f6"/>
            <draw:equation draw:name="f57" draw:formula="?f1 / ?f6"/>
            <draw:equation draw:name="f58" draw:formula="?f3 / ?f7"/>
          </draw:enhanced-geometry>
        </draw:custom-shape>
        <draw:custom-shape draw:name="Freeform 12" draw:style-name="Mgr14" draw:text-style-name="MP4" draw:layer="layout" svg:width="0.112cm" svg:height="0.215cm" svg:x="20.071cm" svg:y="18.272cm">
          <text:p/>
          <draw:enhanced-geometry svg:viewBox="0 0 40 77" draw:text-areas="?f8 ?f15 ?f25 ?f26" draw:glue-points="?f8 ?f9 ?f10 ?f9 ?f10 ?f11 ?f10 ?f11 ?f12 ?f13 ?f14 ?f15 ?f14 ?f16 ?f17 ?f18 ?f19 ?f20 ?f21 ?f22 ?f10 ?f23 ?f10 ?f24 ?f8 ?f24 ?f8 ?f9" draw:type="non-primitive" draw:enhanced-path="M 0 2 C 12 2 12 2 12 2 12 17 12 17 12 17 12 17 12 17 12 17 15 11 19 7 23 4 27 1 33 0 40 0 40 13 40 13 40 13 35 13 30 14 27 15 23 16 21 18 18 21 16 24 15 27 14 31 13 34 12 39 12 43 12 77 12 77 12 77 0 77 0 77 0 77 L 0 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77"/>
            <draw:equation draw:name="f8" draw:formula="0 / ?f6"/>
            <draw:equation draw:name="f9" draw:formula="2 / ?f7"/>
            <draw:equation draw:name="f10" draw:formula="12 / ?f6"/>
            <draw:equation draw:name="f11" draw:formula="17 / ?f7"/>
            <draw:equation draw:name="f12" draw:formula="23 / ?f6"/>
            <draw:equation draw:name="f13" draw:formula="4 / ?f7"/>
            <draw:equation draw:name="f14" draw:formula="40 / ?f6"/>
            <draw:equation draw:name="f15" draw:formula="0 / ?f7"/>
            <draw:equation draw:name="f16" draw:formula="13 / ?f7"/>
            <draw:equation draw:name="f17" draw:formula="27 / ?f6"/>
            <draw:equation draw:name="f18" draw:formula="15 / ?f7"/>
            <draw:equation draw:name="f19" draw:formula="18 / ?f6"/>
            <draw:equation draw:name="f20" draw:formula="21 / ?f7"/>
            <draw:equation draw:name="f21" draw:formula="14 / ?f6"/>
            <draw:equation draw:name="f22" draw:formula="31 / ?f7"/>
            <draw:equation draw:name="f23" draw:formula="43 / ?f7"/>
            <draw:equation draw:name="f24" draw:formula="77 / ?f7"/>
            <draw:equation draw:name="f25" draw:formula="?f1 / ?f6"/>
            <draw:equation draw:name="f26" draw:formula="?f3 / ?f7"/>
          </draw:enhanced-geometry>
        </draw:custom-shape>
        <draw:custom-shape draw:name="Freeform 13" draw:style-name="Mgr14" draw:text-style-name="MP4" draw:layer="layout" svg:width="0.033cm" svg:height="0.29cm" svg:x="20.207cm" svg:y="18.196cm">
          <text:p/>
          <draw:enhanced-geometry svg:viewBox="0 0 28 246" draw:text-areas="?f10 ?f11 ?f14 ?f15" draw:glue-points="?f8 ?f9 ?f10 ?f9 ?f10 ?f11 ?f8 ?f11 ?f8 ?f9 ?f10 ?f12 ?f8 ?f12 ?f8 ?f13 ?f10 ?f13 ?f10 ?f12" draw:type="non-primitive" draw:enhanced-path="M 28 35 L 0 35 0 0 28 0 28 35 Z M 0 69 L 28 69 28 246 0 246 0 6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246"/>
            <draw:equation draw:name="f8" draw:formula="28 / ?f6"/>
            <draw:equation draw:name="f9" draw:formula="35 / ?f7"/>
            <draw:equation draw:name="f10" draw:formula="0 / ?f6"/>
            <draw:equation draw:name="f11" draw:formula="0 / ?f7"/>
            <draw:equation draw:name="f12" draw:formula="69 / ?f7"/>
            <draw:equation draw:name="f13" draw:formula="246 / ?f7"/>
            <draw:equation draw:name="f14" draw:formula="?f1 / ?f6"/>
            <draw:equation draw:name="f15" draw:formula="?f3 / ?f7"/>
          </draw:enhanced-geometry>
        </draw:custom-shape>
        <draw:custom-shape draw:name="Freeform 14" draw:style-name="Mgr14" draw:text-style-name="MP4" draw:layer="layout" svg:width="0.192cm" svg:height="0.218cm" svg:x="20.283cm" svg:y="18.272cm">
          <text:p/>
          <draw:enhanced-geometry svg:viewBox="0 0 69 78" draw:text-areas="?f20 ?f29 ?f58 ?f59" draw:glue-points="?f8 ?f9 ?f10 ?f11 ?f12 ?f13 ?f14 ?f15 ?f16 ?f17 ?f18 ?f19 ?f20 ?f21 ?f22 ?f23 ?f24 ?f25 ?f26 ?f27 ?f28 ?f29 ?f30 ?f31 ?f32 ?f33 ?f8 ?f34 ?f35 ?f36 ?f37 ?f36 ?f38 ?f39 ?f40 ?f41 ?f42 ?f43 ?f12 ?f44 ?f45 ?f46 ?f47 ?f9 ?f8 ?f9 ?f47 ?f48 ?f49 ?f50 ?f51 ?f52 ?f53 ?f54 ?f55 ?f25 ?f42 ?f54 ?f56 ?f52 ?f57 ?f50 ?f37 ?f48 ?f47 ?f48" draw:type="non-primitive" draw:enhanced-path="M 68 53 C 66 61 63 68 57 72 52 76 44 78 36 78 30 78 25 77 20 76 16 74 12 71 9 67 6 64 4 60 2 55 1 50 0 45 0 39 0 33 1 28 3 23 4 19 7 14 10 11 13 7 17 5 21 3 25 1 30 0 35 0 42 0 47 1 52 4 56 7 60 10 62 15 65 19 67 23 68 28 69 34 69 38 69 43 13 43 13 43 13 43 13 46 13 49 14 52 15 55 16 58 18 60 20 62 23 64 26 66 29 67 32 68 36 68 41 68 46 66 49 64 53 62 55 58 56 53 L 68 53 Z M 56 32 C 56 29 55 26 54 24 53 21 52 19 50 17 48 15 46 14 43 12 40 11 37 11 34 11 31 11 28 11 26 12 23 14 21 15 19 17 17 19 16 21 15 24 14 26 13 29 13 32 L 56 3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
            <draw:equation draw:name="f7" draw:formula="?f4 / 78"/>
            <draw:equation draw:name="f8" draw:formula="68 / ?f6"/>
            <draw:equation draw:name="f9" draw:formula="53 / ?f7"/>
            <draw:equation draw:name="f10" draw:formula="57 / ?f6"/>
            <draw:equation draw:name="f11" draw:formula="72 / ?f7"/>
            <draw:equation draw:name="f12" draw:formula="36 / ?f6"/>
            <draw:equation draw:name="f13" draw:formula="78 / ?f7"/>
            <draw:equation draw:name="f14" draw:formula="20 / ?f6"/>
            <draw:equation draw:name="f15" draw:formula="76 / ?f7"/>
            <draw:equation draw:name="f16" draw:formula="9 / ?f6"/>
            <draw:equation draw:name="f17" draw:formula="67 / ?f7"/>
            <draw:equation draw:name="f18" draw:formula="2 / ?f6"/>
            <draw:equation draw:name="f19" draw:formula="55 / ?f7"/>
            <draw:equation draw:name="f20" draw:formula="0 / ?f6"/>
            <draw:equation draw:name="f21" draw:formula="39 / ?f7"/>
            <draw:equation draw:name="f22" draw:formula="3 / ?f6"/>
            <draw:equation draw:name="f23" draw:formula="23 / ?f7"/>
            <draw:equation draw:name="f24" draw:formula="10 / ?f6"/>
            <draw:equation draw:name="f25" draw:formula="11 / ?f7"/>
            <draw:equation draw:name="f26" draw:formula="21 / ?f6"/>
            <draw:equation draw:name="f27" draw:formula="3 / ?f7"/>
            <draw:equation draw:name="f28" draw:formula="35 / ?f6"/>
            <draw:equation draw:name="f29" draw:formula="0 / ?f7"/>
            <draw:equation draw:name="f30" draw:formula="52 / ?f6"/>
            <draw:equation draw:name="f31" draw:formula="4 / ?f7"/>
            <draw:equation draw:name="f32" draw:formula="62 / ?f6"/>
            <draw:equation draw:name="f33" draw:formula="15 / ?f7"/>
            <draw:equation draw:name="f34" draw:formula="28 / ?f7"/>
            <draw:equation draw:name="f35" draw:formula="69 / ?f6"/>
            <draw:equation draw:name="f36" draw:formula="43 / ?f7"/>
            <draw:equation draw:name="f37" draw:formula="13 / ?f6"/>
            <draw:equation draw:name="f38" draw:formula="14 / ?f6"/>
            <draw:equation draw:name="f39" draw:formula="52 / ?f7"/>
            <draw:equation draw:name="f40" draw:formula="18 / ?f6"/>
            <draw:equation draw:name="f41" draw:formula="60 / ?f7"/>
            <draw:equation draw:name="f42" draw:formula="26 / ?f6"/>
            <draw:equation draw:name="f43" draw:formula="66 / ?f7"/>
            <draw:equation draw:name="f44" draw:formula="68 / ?f7"/>
            <draw:equation draw:name="f45" draw:formula="49 / ?f6"/>
            <draw:equation draw:name="f46" draw:formula="64 / ?f7"/>
            <draw:equation draw:name="f47" draw:formula="56 / ?f6"/>
            <draw:equation draw:name="f48" draw:formula="32 / ?f7"/>
            <draw:equation draw:name="f49" draw:formula="54 / ?f6"/>
            <draw:equation draw:name="f50" draw:formula="24 / ?f7"/>
            <draw:equation draw:name="f51" draw:formula="50 / ?f6"/>
            <draw:equation draw:name="f52" draw:formula="17 / ?f7"/>
            <draw:equation draw:name="f53" draw:formula="43 / ?f6"/>
            <draw:equation draw:name="f54" draw:formula="12 / ?f7"/>
            <draw:equation draw:name="f55" draw:formula="34 / ?f6"/>
            <draw:equation draw:name="f56" draw:formula="19 / ?f6"/>
            <draw:equation draw:name="f57" draw:formula="15 / ?f6"/>
            <draw:equation draw:name="f58" draw:formula="?f1 / ?f6"/>
            <draw:equation draw:name="f59" draw:formula="?f3 / ?f7"/>
          </draw:enhanced-geometry>
        </draw:custom-shape>
        <draw:custom-shape draw:name="Freeform 15" draw:style-name="Mgr14" draw:text-style-name="MP4" draw:layer="layout" svg:width="0.176cm" svg:height="0.215cm" svg:x="20.509cm" svg:y="18.272cm">
          <text:p/>
          <draw:enhanced-geometry svg:viewBox="0 0 63 77" draw:text-areas="?f8 ?f15 ?f38 ?f39" draw:glue-points="?f8 ?f9 ?f10 ?f9 ?f10 ?f11 ?f10 ?f11 ?f12 ?f13 ?f14 ?f15 ?f16 ?f9 ?f17 ?f18 ?f19 ?f20 ?f21 ?f22 ?f21 ?f23 ?f24 ?f23 ?f24 ?f25 ?f26 ?f27 ?f28 ?f29 ?f30 ?f31 ?f32 ?f33 ?f34 ?f35 ?f36 ?f37 ?f36 ?f23 ?f8 ?f23 ?f8 ?f9" draw:type="non-primitive" draw:enhanced-path="M 0 2 C 12 2 12 2 12 2 12 14 12 14 12 14 12 14 12 14 12 14 15 9 18 5 22 3 27 1 31 0 37 0 42 0 46 1 49 2 52 3 55 5 57 8 59 10 61 13 61 16 62 20 63 23 63 27 63 77 63 77 63 77 50 77 50 77 50 77 50 26 50 26 50 26 50 21 49 18 46 15 43 12 40 11 35 11 31 11 28 11 25 13 22 14 20 15 18 17 16 20 15 22 14 25 13 28 13 31 13 34 13 77 13 77 13 77 0 77 0 77 0 77 L 0 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
            <draw:equation draw:name="f7" draw:formula="?f4 / 77"/>
            <draw:equation draw:name="f8" draw:formula="0 / ?f6"/>
            <draw:equation draw:name="f9" draw:formula="2 / ?f7"/>
            <draw:equation draw:name="f10" draw:formula="12 / ?f6"/>
            <draw:equation draw:name="f11" draw:formula="14 / ?f7"/>
            <draw:equation draw:name="f12" draw:formula="22 / ?f6"/>
            <draw:equation draw:name="f13" draw:formula="3 / ?f7"/>
            <draw:equation draw:name="f14" draw:formula="37 / ?f6"/>
            <draw:equation draw:name="f15" draw:formula="0 / ?f7"/>
            <draw:equation draw:name="f16" draw:formula="49 / ?f6"/>
            <draw:equation draw:name="f17" draw:formula="57 / ?f6"/>
            <draw:equation draw:name="f18" draw:formula="8 / ?f7"/>
            <draw:equation draw:name="f19" draw:formula="61 / ?f6"/>
            <draw:equation draw:name="f20" draw:formula="16 / ?f7"/>
            <draw:equation draw:name="f21" draw:formula="63 / ?f6"/>
            <draw:equation draw:name="f22" draw:formula="27 / ?f7"/>
            <draw:equation draw:name="f23" draw:formula="77 / ?f7"/>
            <draw:equation draw:name="f24" draw:formula="50 / ?f6"/>
            <draw:equation draw:name="f25" draw:formula="26 / ?f7"/>
            <draw:equation draw:name="f26" draw:formula="46 / ?f6"/>
            <draw:equation draw:name="f27" draw:formula="15 / ?f7"/>
            <draw:equation draw:name="f28" draw:formula="35 / ?f6"/>
            <draw:equation draw:name="f29" draw:formula="11 / ?f7"/>
            <draw:equation draw:name="f30" draw:formula="25 / ?f6"/>
            <draw:equation draw:name="f31" draw:formula="13 / ?f7"/>
            <draw:equation draw:name="f32" draw:formula="18 / ?f6"/>
            <draw:equation draw:name="f33" draw:formula="17 / ?f7"/>
            <draw:equation draw:name="f34" draw:formula="14 / ?f6"/>
            <draw:equation draw:name="f35" draw:formula="25 / ?f7"/>
            <draw:equation draw:name="f36" draw:formula="13 / ?f6"/>
            <draw:equation draw:name="f37" draw:formula="34 / ?f7"/>
            <draw:equation draw:name="f38" draw:formula="?f1 / ?f6"/>
            <draw:equation draw:name="f39" draw:formula="?f3 / ?f7"/>
          </draw:enhanced-geometry>
        </draw:custom-shape>
        <draw:custom-shape draw:name="Freeform 16" draw:style-name="Mgr14" draw:text-style-name="MP4" draw:layer="layout" svg:width="0.19cm" svg:height="0.218cm" svg:x="20.724cm" svg:y="18.272cm">
          <text:p/>
          <draw:enhanced-geometry svg:viewBox="0 0 68 78" draw:text-areas="?f40 ?f45 ?f51 ?f52" draw:glue-points="?f8 ?f9 ?f10 ?f11 ?f12 ?f13 ?f14 ?f15 ?f16 ?f17 ?f18 ?f19 ?f20 ?f21 ?f18 ?f22 ?f16 ?f23 ?f24 ?f25 ?f26 ?f27 ?f28 ?f29 ?f8 ?f30 ?f31 ?f30 ?f32 ?f33 ?f26 ?f34 ?f35 ?f36 ?f37 ?f27 ?f38 ?f39 ?f40 ?f21 ?f38 ?f41 ?f37 ?f42 ?f43 ?f44 ?f26 ?f45 ?f46 ?f47 ?f32 ?f48 ?f49 ?f50 ?f31 ?f9 ?f8 ?f9" draw:type="non-primitive" draw:enhanced-path="M 55 26 C 54 21 52 17 48 15 45 12 41 11 36 11 32 11 28 12 25 13 22 15 19 17 18 20 16 22 15 26 14 29 13 33 13 36 13 40 13 44 13 47 14 50 15 54 16 57 18 59 19 62 22 64 24 65 27 67 31 68 35 68 41 68 45 66 49 63 52 59 54 55 55 49 68 49 68 49 68 49 66 58 63 66 57 71 52 76 44 78 35 78 29 78 24 78 20 76 15 74 11 71 8 68 6 64 3 60 2 56 0 51 0 46 0 40 0 35 0 29 2 24 3 19 5 15 8 12 11 8 15 5 19 3 24 1 29 0 35 0 39 0 43 0 47 1 51 2 54 4 57 6 60 8 62 11 64 14 66 17 67 21 68 26 L 55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
            <draw:equation draw:name="f7" draw:formula="?f4 / 78"/>
            <draw:equation draw:name="f8" draw:formula="55 / ?f6"/>
            <draw:equation draw:name="f9" draw:formula="26 / ?f7"/>
            <draw:equation draw:name="f10" draw:formula="48 / ?f6"/>
            <draw:equation draw:name="f11" draw:formula="15 / ?f7"/>
            <draw:equation draw:name="f12" draw:formula="36 / ?f6"/>
            <draw:equation draw:name="f13" draw:formula="11 / ?f7"/>
            <draw:equation draw:name="f14" draw:formula="25 / ?f6"/>
            <draw:equation draw:name="f15" draw:formula="13 / ?f7"/>
            <draw:equation draw:name="f16" draw:formula="18 / ?f6"/>
            <draw:equation draw:name="f17" draw:formula="20 / ?f7"/>
            <draw:equation draw:name="f18" draw:formula="14 / ?f6"/>
            <draw:equation draw:name="f19" draw:formula="29 / ?f7"/>
            <draw:equation draw:name="f20" draw:formula="13 / ?f6"/>
            <draw:equation draw:name="f21" draw:formula="40 / ?f7"/>
            <draw:equation draw:name="f22" draw:formula="50 / ?f7"/>
            <draw:equation draw:name="f23" draw:formula="59 / ?f7"/>
            <draw:equation draw:name="f24" draw:formula="24 / ?f6"/>
            <draw:equation draw:name="f25" draw:formula="65 / ?f7"/>
            <draw:equation draw:name="f26" draw:formula="35 / ?f6"/>
            <draw:equation draw:name="f27" draw:formula="68 / ?f7"/>
            <draw:equation draw:name="f28" draw:formula="49 / ?f6"/>
            <draw:equation draw:name="f29" draw:formula="63 / ?f7"/>
            <draw:equation draw:name="f30" draw:formula="49 / ?f7"/>
            <draw:equation draw:name="f31" draw:formula="68 / ?f6"/>
            <draw:equation draw:name="f32" draw:formula="57 / ?f6"/>
            <draw:equation draw:name="f33" draw:formula="71 / ?f7"/>
            <draw:equation draw:name="f34" draw:formula="78 / ?f7"/>
            <draw:equation draw:name="f35" draw:formula="20 / ?f6"/>
            <draw:equation draw:name="f36" draw:formula="76 / ?f7"/>
            <draw:equation draw:name="f37" draw:formula="8 / ?f6"/>
            <draw:equation draw:name="f38" draw:formula="2 / ?f6"/>
            <draw:equation draw:name="f39" draw:formula="56 / ?f7"/>
            <draw:equation draw:name="f40" draw:formula="0 / ?f6"/>
            <draw:equation draw:name="f41" draw:formula="24 / ?f7"/>
            <draw:equation draw:name="f42" draw:formula="12 / ?f7"/>
            <draw:equation draw:name="f43" draw:formula="19 / ?f6"/>
            <draw:equation draw:name="f44" draw:formula="3 / ?f7"/>
            <draw:equation draw:name="f45" draw:formula="0 / ?f7"/>
            <draw:equation draw:name="f46" draw:formula="47 / ?f6"/>
            <draw:equation draw:name="f47" draw:formula="1 / ?f7"/>
            <draw:equation draw:name="f48" draw:formula="6 / ?f7"/>
            <draw:equation draw:name="f49" draw:formula="64 / ?f6"/>
            <draw:equation draw:name="f50" draw:formula="14 / ?f7"/>
            <draw:equation draw:name="f51" draw:formula="?f1 / ?f6"/>
            <draw:equation draw:name="f52" draw:formula="?f3 / ?f7"/>
          </draw:enhanced-geometry>
        </draw:custom-shape>
        <draw:custom-shape draw:name="Freeform 17" draw:style-name="Mgr14" draw:text-style-name="MP4" draw:layer="layout" svg:width="0.195cm" svg:height="0.218cm" svg:x="20.939cm" svg:y="18.272cm">
          <text:p/>
          <draw:enhanced-geometry svg:viewBox="0 0 70 78" draw:text-areas="?f20 ?f28 ?f56 ?f57" draw:glue-points="?f8 ?f9 ?f10 ?f11 ?f12 ?f13 ?f14 ?f15 ?f16 ?f17 ?f18 ?f19 ?f20 ?f21 ?f18 ?f22 ?f23 ?f24 ?f25 ?f26 ?f27 ?f28 ?f29 ?f30 ?f31 ?f32 ?f8 ?f33 ?f34 ?f35 ?f36 ?f35 ?f37 ?f38 ?f39 ?f40 ?f41 ?f42 ?f12 ?f43 ?f44 ?f45 ?f46 ?f9 ?f8 ?f9 ?f46 ?f47 ?f48 ?f49 ?f50 ?f51 ?f52 ?f53 ?f27 ?f24 ?f41 ?f53 ?f54 ?f51 ?f55 ?f49 ?f36 ?f47 ?f46 ?f47" draw:type="non-primitive" draw:enhanced-path="M 68 53 C 67 61 63 68 57 72 52 76 45 78 36 78 30 78 25 77 20 76 16 74 12 71 9 67 6 64 4 60 3 55 1 50 0 45 0 39 0 33 1 28 3 23 4 19 7 14 10 11 13 7 17 5 21 3 25 1 30 0 35 0 42 0 48 1 52 4 56 7 60 10 63 15 65 19 67 23 68 28 69 34 70 38 69 43 13 43 13 43 13 43 13 46 13 49 14 52 15 55 17 58 18 60 20 62 23 64 26 66 29 67 32 68 36 68 42 68 46 66 49 64 53 62 55 58 56 53 L 68 53 Z M 56 32 C 56 29 55 26 54 24 53 21 52 19 50 17 48 15 46 14 43 12 40 11 38 11 35 11 31 11 29 11 26 12 23 14 21 15 19 17 17 19 16 21 15 24 14 26 13 29 13 32 L 56 3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
            <draw:equation draw:name="f7" draw:formula="?f4 / 78"/>
            <draw:equation draw:name="f8" draw:formula="68 / ?f6"/>
            <draw:equation draw:name="f9" draw:formula="53 / ?f7"/>
            <draw:equation draw:name="f10" draw:formula="57 / ?f6"/>
            <draw:equation draw:name="f11" draw:formula="72 / ?f7"/>
            <draw:equation draw:name="f12" draw:formula="36 / ?f6"/>
            <draw:equation draw:name="f13" draw:formula="78 / ?f7"/>
            <draw:equation draw:name="f14" draw:formula="20 / ?f6"/>
            <draw:equation draw:name="f15" draw:formula="76 / ?f7"/>
            <draw:equation draw:name="f16" draw:formula="9 / ?f6"/>
            <draw:equation draw:name="f17" draw:formula="67 / ?f7"/>
            <draw:equation draw:name="f18" draw:formula="3 / ?f6"/>
            <draw:equation draw:name="f19" draw:formula="55 / ?f7"/>
            <draw:equation draw:name="f20" draw:formula="0 / ?f6"/>
            <draw:equation draw:name="f21" draw:formula="39 / ?f7"/>
            <draw:equation draw:name="f22" draw:formula="23 / ?f7"/>
            <draw:equation draw:name="f23" draw:formula="10 / ?f6"/>
            <draw:equation draw:name="f24" draw:formula="11 / ?f7"/>
            <draw:equation draw:name="f25" draw:formula="21 / ?f6"/>
            <draw:equation draw:name="f26" draw:formula="3 / ?f7"/>
            <draw:equation draw:name="f27" draw:formula="35 / ?f6"/>
            <draw:equation draw:name="f28" draw:formula="0 / ?f7"/>
            <draw:equation draw:name="f29" draw:formula="52 / ?f6"/>
            <draw:equation draw:name="f30" draw:formula="4 / ?f7"/>
            <draw:equation draw:name="f31" draw:formula="63 / ?f6"/>
            <draw:equation draw:name="f32" draw:formula="15 / ?f7"/>
            <draw:equation draw:name="f33" draw:formula="28 / ?f7"/>
            <draw:equation draw:name="f34" draw:formula="69 / ?f6"/>
            <draw:equation draw:name="f35" draw:formula="43 / ?f7"/>
            <draw:equation draw:name="f36" draw:formula="13 / ?f6"/>
            <draw:equation draw:name="f37" draw:formula="14 / ?f6"/>
            <draw:equation draw:name="f38" draw:formula="52 / ?f7"/>
            <draw:equation draw:name="f39" draw:formula="18 / ?f6"/>
            <draw:equation draw:name="f40" draw:formula="60 / ?f7"/>
            <draw:equation draw:name="f41" draw:formula="26 / ?f6"/>
            <draw:equation draw:name="f42" draw:formula="66 / ?f7"/>
            <draw:equation draw:name="f43" draw:formula="68 / ?f7"/>
            <draw:equation draw:name="f44" draw:formula="49 / ?f6"/>
            <draw:equation draw:name="f45" draw:formula="64 / ?f7"/>
            <draw:equation draw:name="f46" draw:formula="56 / ?f6"/>
            <draw:equation draw:name="f47" draw:formula="32 / ?f7"/>
            <draw:equation draw:name="f48" draw:formula="54 / ?f6"/>
            <draw:equation draw:name="f49" draw:formula="24 / ?f7"/>
            <draw:equation draw:name="f50" draw:formula="50 / ?f6"/>
            <draw:equation draw:name="f51" draw:formula="17 / ?f7"/>
            <draw:equation draw:name="f52" draw:formula="43 / ?f6"/>
            <draw:equation draw:name="f53" draw:formula="12 / ?f7"/>
            <draw:equation draw:name="f54" draw:formula="19 / ?f6"/>
            <draw:equation draw:name="f55" draw:formula="15 / ?f6"/>
            <draw:equation draw:name="f56" draw:formula="?f1 / ?f6"/>
            <draw:equation draw:name="f57" draw:formula="?f3 / ?f7"/>
          </draw:enhanced-geometry>
        </draw:custom-shape>
        <draw:custom-shape draw:name="Freeform 18" draw:style-name="Mgr14" draw:text-style-name="MP4" draw:layer="layout" svg:width="0.112cm" svg:height="0.274cm" svg:x="21.254cm" svg:y="18.213cm">
          <text:p/>
          <draw:enhanced-geometry svg:viewBox="0 0 40 98" draw:text-areas="?f30 ?f31 ?f32 ?f33" draw:glue-points="?f8 ?f9 ?f10 ?f9 ?f10 ?f11 ?f8 ?f11 ?f8 ?f12 ?f13 ?f14 ?f15 ?f16 ?f17 ?f18 ?f19 ?f18 ?f10 ?f18 ?f10 ?f20 ?f21 ?f20 ?f22 ?f23 ?f24 ?f25 ?f26 ?f27 ?f28 ?f29 ?f28 ?f11 ?f30 ?f11 ?f30 ?f9 ?f28 ?f9 ?f28 ?f31 ?f8 ?f31 ?f8 ?f9" draw:type="non-primitive" draw:enhanced-path="M 25 23 C 40 23 40 23 40 23 40 34 40 34 40 34 25 34 25 34 25 34 25 80 25 80 25 80 25 82 26 83 26 84 26 85 27 85 27 86 28 86 29 86 30 87 31 87 33 87 35 87 40 87 40 87 40 87 40 98 40 98 40 98 31 98 31 98 31 98 28 98 25 98 23 97 21 97 19 96 17 95 16 94 15 92 14 90 13 88 13 85 13 81 13 34 13 34 13 34 0 34 0 34 0 34 0 23 0 23 0 23 13 23 13 23 13 23 13 0 13 0 13 0 25 0 25 0 25 0 L 25 2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98"/>
            <draw:equation draw:name="f8" draw:formula="25 / ?f6"/>
            <draw:equation draw:name="f9" draw:formula="23 / ?f7"/>
            <draw:equation draw:name="f10" draw:formula="40 / ?f6"/>
            <draw:equation draw:name="f11" draw:formula="34 / ?f7"/>
            <draw:equation draw:name="f12" draw:formula="80 / ?f7"/>
            <draw:equation draw:name="f13" draw:formula="26 / ?f6"/>
            <draw:equation draw:name="f14" draw:formula="84 / ?f7"/>
            <draw:equation draw:name="f15" draw:formula="27 / ?f6"/>
            <draw:equation draw:name="f16" draw:formula="86 / ?f7"/>
            <draw:equation draw:name="f17" draw:formula="30 / ?f6"/>
            <draw:equation draw:name="f18" draw:formula="87 / ?f7"/>
            <draw:equation draw:name="f19" draw:formula="35 / ?f6"/>
            <draw:equation draw:name="f20" draw:formula="98 / ?f7"/>
            <draw:equation draw:name="f21" draw:formula="31 / ?f6"/>
            <draw:equation draw:name="f22" draw:formula="23 / ?f6"/>
            <draw:equation draw:name="f23" draw:formula="97 / ?f7"/>
            <draw:equation draw:name="f24" draw:formula="17 / ?f6"/>
            <draw:equation draw:name="f25" draw:formula="95 / ?f7"/>
            <draw:equation draw:name="f26" draw:formula="14 / ?f6"/>
            <draw:equation draw:name="f27" draw:formula="90 / ?f7"/>
            <draw:equation draw:name="f28" draw:formula="13 / ?f6"/>
            <draw:equation draw:name="f29" draw:formula="81 / ?f7"/>
            <draw:equation draw:name="f30" draw:formula="0 / ?f6"/>
            <draw:equation draw:name="f31" draw:formula="0 / ?f7"/>
            <draw:equation draw:name="f32" draw:formula="?f1 / ?f6"/>
            <draw:equation draw:name="f33" draw:formula="?f3 / ?f7"/>
          </draw:enhanced-geometry>
        </draw:custom-shape>
        <draw:custom-shape draw:name="Freeform 19" draw:style-name="Mgr14" draw:text-style-name="MP4" draw:layer="layout" svg:width="0.173cm" svg:height="0.29cm" svg:x="21.404cm" svg:y="18.196cm">
          <text:p/>
          <draw:enhanced-geometry svg:viewBox="0 0 62 104" draw:text-areas="?f8 ?f9 ?f41 ?f42" draw:glue-points="?f8 ?f9 ?f10 ?f9 ?f10 ?f11 ?f10 ?f11 ?f12 ?f13 ?f14 ?f15 ?f16 ?f17 ?f18 ?f19 ?f20 ?f21 ?f22 ?f23 ?f24 ?f25 ?f26 ?f27 ?f26 ?f28 ?f29 ?f28 ?f29 ?f30 ?f31 ?f32 ?f33 ?f34 ?f35 ?f11 ?f36 ?f37 ?f38 ?f39 ?f10 ?f40 ?f10 ?f28 ?f8 ?f28 ?f8 ?f9" draw:type="non-primitive" draw:enhanced-path="M 0 0 C 12 0 12 0 12 0 12 40 12 40 12 40 12 40 12 40 12 40 13 37 15 35 16 34 18 32 20 31 22 30 24 29 27 28 29 28 31 27 34 27 36 27 41 27 45 28 48 29 52 30 54 32 56 35 58 37 60 40 60 43 61 47 62 50 62 54 62 104 62 104 62 104 49 104 49 104 49 104 49 53 49 53 49 53 49 48 48 45 45 42 43 39 39 38 34 38 30 38 27 38 24 40 22 41 19 42 17 44 16 47 14 49 13 52 12 55 12 58 12 61 12 104 12 104 12 104 0 104 0 104 0 104 L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
            <draw:equation draw:name="f7" draw:formula="?f4 / 104"/>
            <draw:equation draw:name="f8" draw:formula="0 / ?f6"/>
            <draw:equation draw:name="f9" draw:formula="0 / ?f7"/>
            <draw:equation draw:name="f10" draw:formula="12 / ?f6"/>
            <draw:equation draw:name="f11" draw:formula="40 / ?f7"/>
            <draw:equation draw:name="f12" draw:formula="16 / ?f6"/>
            <draw:equation draw:name="f13" draw:formula="34 / ?f7"/>
            <draw:equation draw:name="f14" draw:formula="22 / ?f6"/>
            <draw:equation draw:name="f15" draw:formula="30 / ?f7"/>
            <draw:equation draw:name="f16" draw:formula="29 / ?f6"/>
            <draw:equation draw:name="f17" draw:formula="28 / ?f7"/>
            <draw:equation draw:name="f18" draw:formula="36 / ?f6"/>
            <draw:equation draw:name="f19" draw:formula="27 / ?f7"/>
            <draw:equation draw:name="f20" draw:formula="48 / ?f6"/>
            <draw:equation draw:name="f21" draw:formula="29 / ?f7"/>
            <draw:equation draw:name="f22" draw:formula="56 / ?f6"/>
            <draw:equation draw:name="f23" draw:formula="35 / ?f7"/>
            <draw:equation draw:name="f24" draw:formula="60 / ?f6"/>
            <draw:equation draw:name="f25" draw:formula="43 / ?f7"/>
            <draw:equation draw:name="f26" draw:formula="62 / ?f6"/>
            <draw:equation draw:name="f27" draw:formula="54 / ?f7"/>
            <draw:equation draw:name="f28" draw:formula="104 / ?f7"/>
            <draw:equation draw:name="f29" draw:formula="49 / ?f6"/>
            <draw:equation draw:name="f30" draw:formula="53 / ?f7"/>
            <draw:equation draw:name="f31" draw:formula="45 / ?f6"/>
            <draw:equation draw:name="f32" draw:formula="42 / ?f7"/>
            <draw:equation draw:name="f33" draw:formula="34 / ?f6"/>
            <draw:equation draw:name="f34" draw:formula="38 / ?f7"/>
            <draw:equation draw:name="f35" draw:formula="24 / ?f6"/>
            <draw:equation draw:name="f36" draw:formula="17 / ?f6"/>
            <draw:equation draw:name="f37" draw:formula="44 / ?f7"/>
            <draw:equation draw:name="f38" draw:formula="13 / ?f6"/>
            <draw:equation draw:name="f39" draw:formula="52 / ?f7"/>
            <draw:equation draw:name="f40" draw:formula="61 / ?f7"/>
            <draw:equation draw:name="f41" draw:formula="?f1 / ?f6"/>
            <draw:equation draw:name="f42" draw:formula="?f3 / ?f7"/>
          </draw:enhanced-geometry>
        </draw:custom-shape>
        <draw:custom-shape draw:name="Freeform 20" draw:style-name="Mgr14" draw:text-style-name="MP4" draw:layer="layout" svg:width="0.192cm" svg:height="0.218cm" svg:x="21.617cm" svg:y="18.272cm">
          <text:p/>
          <draw:enhanced-geometry svg:viewBox="0 0 69 78" draw:text-areas="?f20 ?f28 ?f56 ?f57" draw:glue-points="?f8 ?f9 ?f10 ?f11 ?f12 ?f13 ?f14 ?f15 ?f16 ?f17 ?f18 ?f19 ?f20 ?f21 ?f18 ?f22 ?f23 ?f24 ?f25 ?f26 ?f27 ?f28 ?f29 ?f30 ?f31 ?f32 ?f8 ?f33 ?f34 ?f35 ?f36 ?f35 ?f37 ?f38 ?f39 ?f40 ?f41 ?f42 ?f12 ?f43 ?f44 ?f45 ?f46 ?f9 ?f8 ?f9 ?f46 ?f47 ?f48 ?f49 ?f44 ?f50 ?f51 ?f52 ?f53 ?f24 ?f41 ?f52 ?f54 ?f50 ?f55 ?f49 ?f36 ?f47 ?f46 ?f47" draw:type="non-primitive" draw:enhanced-path="M 68 53 C 66 61 63 68 57 72 51 76 44 78 36 78 30 78 24 77 20 76 16 74 12 71 9 67 6 64 4 60 2 55 1 50 0 45 0 39 0 33 1 28 2 23 4 19 6 14 10 11 13 7 17 5 21 3 25 1 30 0 35 0 42 0 47 1 52 4 56 7 60 10 62 15 65 19 67 23 68 28 69 34 69 38 69 43 13 43 13 43 13 43 13 46 13 49 14 52 15 55 16 58 18 60 20 62 23 64 26 66 29 67 32 68 36 68 41 68 46 66 49 64 52 62 55 58 56 53 L 68 53 Z M 56 32 C 56 29 55 26 54 24 53 21 51 19 49 17 48 15 45 14 43 12 40 11 37 11 34 11 31 11 28 11 26 12 23 14 21 15 19 17 17 19 16 21 15 24 14 26 13 29 13 32 L 56 3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
            <draw:equation draw:name="f7" draw:formula="?f4 / 78"/>
            <draw:equation draw:name="f8" draw:formula="68 / ?f6"/>
            <draw:equation draw:name="f9" draw:formula="53 / ?f7"/>
            <draw:equation draw:name="f10" draw:formula="57 / ?f6"/>
            <draw:equation draw:name="f11" draw:formula="72 / ?f7"/>
            <draw:equation draw:name="f12" draw:formula="36 / ?f6"/>
            <draw:equation draw:name="f13" draw:formula="78 / ?f7"/>
            <draw:equation draw:name="f14" draw:formula="20 / ?f6"/>
            <draw:equation draw:name="f15" draw:formula="76 / ?f7"/>
            <draw:equation draw:name="f16" draw:formula="9 / ?f6"/>
            <draw:equation draw:name="f17" draw:formula="67 / ?f7"/>
            <draw:equation draw:name="f18" draw:formula="2 / ?f6"/>
            <draw:equation draw:name="f19" draw:formula="55 / ?f7"/>
            <draw:equation draw:name="f20" draw:formula="0 / ?f6"/>
            <draw:equation draw:name="f21" draw:formula="39 / ?f7"/>
            <draw:equation draw:name="f22" draw:formula="23 / ?f7"/>
            <draw:equation draw:name="f23" draw:formula="10 / ?f6"/>
            <draw:equation draw:name="f24" draw:formula="11 / ?f7"/>
            <draw:equation draw:name="f25" draw:formula="21 / ?f6"/>
            <draw:equation draw:name="f26" draw:formula="3 / ?f7"/>
            <draw:equation draw:name="f27" draw:formula="35 / ?f6"/>
            <draw:equation draw:name="f28" draw:formula="0 / ?f7"/>
            <draw:equation draw:name="f29" draw:formula="52 / ?f6"/>
            <draw:equation draw:name="f30" draw:formula="4 / ?f7"/>
            <draw:equation draw:name="f31" draw:formula="62 / ?f6"/>
            <draw:equation draw:name="f32" draw:formula="15 / ?f7"/>
            <draw:equation draw:name="f33" draw:formula="28 / ?f7"/>
            <draw:equation draw:name="f34" draw:formula="69 / ?f6"/>
            <draw:equation draw:name="f35" draw:formula="43 / ?f7"/>
            <draw:equation draw:name="f36" draw:formula="13 / ?f6"/>
            <draw:equation draw:name="f37" draw:formula="14 / ?f6"/>
            <draw:equation draw:name="f38" draw:formula="52 / ?f7"/>
            <draw:equation draw:name="f39" draw:formula="18 / ?f6"/>
            <draw:equation draw:name="f40" draw:formula="60 / ?f7"/>
            <draw:equation draw:name="f41" draw:formula="26 / ?f6"/>
            <draw:equation draw:name="f42" draw:formula="66 / ?f7"/>
            <draw:equation draw:name="f43" draw:formula="68 / ?f7"/>
            <draw:equation draw:name="f44" draw:formula="49 / ?f6"/>
            <draw:equation draw:name="f45" draw:formula="64 / ?f7"/>
            <draw:equation draw:name="f46" draw:formula="56 / ?f6"/>
            <draw:equation draw:name="f47" draw:formula="32 / ?f7"/>
            <draw:equation draw:name="f48" draw:formula="54 / ?f6"/>
            <draw:equation draw:name="f49" draw:formula="24 / ?f7"/>
            <draw:equation draw:name="f50" draw:formula="17 / ?f7"/>
            <draw:equation draw:name="f51" draw:formula="43 / ?f6"/>
            <draw:equation draw:name="f52" draw:formula="12 / ?f7"/>
            <draw:equation draw:name="f53" draw:formula="34 / ?f6"/>
            <draw:equation draw:name="f54" draw:formula="19 / ?f6"/>
            <draw:equation draw:name="f55" draw:formula="15 / ?f6"/>
            <draw:equation draw:name="f56" draw:formula="?f1 / ?f6"/>
            <draw:equation draw:name="f57" draw:formula="?f3 / ?f7"/>
          </draw:enhanced-geometry>
        </draw:custom-shape>
        <draw:custom-shape draw:name="Freeform 21" draw:style-name="Mgr14" draw:text-style-name="MP4" draw:layer="layout" svg:width="0.189cm" svg:height="0.218cm" svg:x="21.943cm" svg:y="18.272cm">
          <text:p/>
          <draw:enhanced-geometry svg:viewBox="0 0 68 78" draw:text-areas="?f39 ?f43 ?f49 ?f50" draw:glue-points="?f8 ?f9 ?f10 ?f11 ?f12 ?f13 ?f14 ?f15 ?f16 ?f17 ?f18 ?f19 ?f20 ?f21 ?f18 ?f22 ?f16 ?f23 ?f14 ?f24 ?f25 ?f26 ?f10 ?f27 ?f28 ?f29 ?f30 ?f29 ?f31 ?f32 ?f25 ?f33 ?f34 ?f35 ?f36 ?f26 ?f37 ?f38 ?f39 ?f21 ?f37 ?f40 ?f36 ?f41 ?f34 ?f42 ?f12 ?f43 ?f44 ?f45 ?f31 ?f46 ?f47 ?f48 ?f30 ?f9 ?f8 ?f9" draw:type="non-primitive" draw:enhanced-path="M 55 26 C 54 21 52 17 49 15 46 12 42 11 36 11 32 11 28 12 25 13 22 15 20 17 18 20 16 22 15 26 14 29 13 33 13 36 13 40 13 44 13 47 14 50 15 54 16 57 18 59 20 62 22 64 25 65 28 67 31 68 35 68 41 68 46 66 49 63 53 59 55 55 56 49 68 49 68 49 68 49 67 58 63 66 58 71 52 76 45 78 35 78 29 78 24 78 20 76 16 74 12 71 9 68 6 64 4 60 2 56 1 51 0 46 0 40 0 35 1 29 2 24 4 19 6 15 9 12 12 8 15 5 20 3 24 1 30 0 36 0 40 0 44 0 48 1 51 2 55 4 58 6 60 8 63 11 65 14 66 17 68 21 68 26 L 55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
            <draw:equation draw:name="f7" draw:formula="?f4 / 78"/>
            <draw:equation draw:name="f8" draw:formula="55 / ?f6"/>
            <draw:equation draw:name="f9" draw:formula="26 / ?f7"/>
            <draw:equation draw:name="f10" draw:formula="49 / ?f6"/>
            <draw:equation draw:name="f11" draw:formula="15 / ?f7"/>
            <draw:equation draw:name="f12" draw:formula="36 / ?f6"/>
            <draw:equation draw:name="f13" draw:formula="11 / ?f7"/>
            <draw:equation draw:name="f14" draw:formula="25 / ?f6"/>
            <draw:equation draw:name="f15" draw:formula="13 / ?f7"/>
            <draw:equation draw:name="f16" draw:formula="18 / ?f6"/>
            <draw:equation draw:name="f17" draw:formula="20 / ?f7"/>
            <draw:equation draw:name="f18" draw:formula="14 / ?f6"/>
            <draw:equation draw:name="f19" draw:formula="29 / ?f7"/>
            <draw:equation draw:name="f20" draw:formula="13 / ?f6"/>
            <draw:equation draw:name="f21" draw:formula="40 / ?f7"/>
            <draw:equation draw:name="f22" draw:formula="50 / ?f7"/>
            <draw:equation draw:name="f23" draw:formula="59 / ?f7"/>
            <draw:equation draw:name="f24" draw:formula="65 / ?f7"/>
            <draw:equation draw:name="f25" draw:formula="35 / ?f6"/>
            <draw:equation draw:name="f26" draw:formula="68 / ?f7"/>
            <draw:equation draw:name="f27" draw:formula="63 / ?f7"/>
            <draw:equation draw:name="f28" draw:formula="56 / ?f6"/>
            <draw:equation draw:name="f29" draw:formula="49 / ?f7"/>
            <draw:equation draw:name="f30" draw:formula="68 / ?f6"/>
            <draw:equation draw:name="f31" draw:formula="58 / ?f6"/>
            <draw:equation draw:name="f32" draw:formula="71 / ?f7"/>
            <draw:equation draw:name="f33" draw:formula="78 / ?f7"/>
            <draw:equation draw:name="f34" draw:formula="20 / ?f6"/>
            <draw:equation draw:name="f35" draw:formula="76 / ?f7"/>
            <draw:equation draw:name="f36" draw:formula="9 / ?f6"/>
            <draw:equation draw:name="f37" draw:formula="2 / ?f6"/>
            <draw:equation draw:name="f38" draw:formula="56 / ?f7"/>
            <draw:equation draw:name="f39" draw:formula="0 / ?f6"/>
            <draw:equation draw:name="f40" draw:formula="24 / ?f7"/>
            <draw:equation draw:name="f41" draw:formula="12 / ?f7"/>
            <draw:equation draw:name="f42" draw:formula="3 / ?f7"/>
            <draw:equation draw:name="f43" draw:formula="0 / ?f7"/>
            <draw:equation draw:name="f44" draw:formula="48 / ?f6"/>
            <draw:equation draw:name="f45" draw:formula="1 / ?f7"/>
            <draw:equation draw:name="f46" draw:formula="6 / ?f7"/>
            <draw:equation draw:name="f47" draw:formula="65 / ?f6"/>
            <draw:equation draw:name="f48" draw:formula="14 / ?f7"/>
            <draw:equation draw:name="f49" draw:formula="?f1 / ?f6"/>
            <draw:equation draw:name="f50" draw:formula="?f3 / ?f7"/>
          </draw:enhanced-geometry>
        </draw:custom-shape>
        <draw:custom-shape draw:name="Freeform 22" draw:style-name="Mgr14" draw:text-style-name="MP4" draw:layer="layout" svg:width="0.203cm" svg:height="0.218cm" svg:x="22.158cm" svg:y="18.272cm">
          <text:p/>
          <draw:enhanced-geometry svg:viewBox="0 0 73 78" draw:text-areas="?f25 ?f15 ?f40 ?f41" draw:glue-points="?f8 ?f9 ?f10 ?f11 ?f12 ?f13 ?f14 ?f15 ?f16 ?f13 ?f17 ?f11 ?f18 ?f9 ?f19 ?f20 ?f18 ?f21 ?f17 ?f22 ?f16 ?f23 ?f14 ?f24 ?f12 ?f23 ?f10 ?f22 ?f8 ?f21 ?f25 ?f20 ?f8 ?f9 ?f26 ?f27 ?f28 ?f29 ?f30 ?f31 ?f14 ?f32 ?f33 ?f31 ?f16 ?f29 ?f34 ?f27 ?f35 ?f20 ?f34 ?f36 ?f16 ?f37 ?f33 ?f38 ?f14 ?f11 ?f30 ?f38 ?f28 ?f37 ?f26 ?f36 ?f39 ?f20 ?f26 ?f27" draw:type="non-primitive" draw:enhanced-path="M 3 24 C 4 19 7 15 10 11 13 8 17 5 21 3 26 1 31 0 37 0 43 0 48 1 53 3 57 5 61 8 64 11 67 15 69 19 71 24 73 29 73 34 73 39 73 45 73 50 71 55 69 59 67 64 64 67 61 71 57 73 53 75 48 77 43 78 37 78 31 78 26 77 21 75 17 73 13 71 10 67 7 64 4 59 3 55 1 50 0 45 0 39 0 34 1 29 3 24 Z M 15 51 C 16 55 18 58 20 60 22 63 25 64 28 66 31 67 34 68 37 68 40 68 43 67 46 66 49 64 51 63 53 60 56 58 57 55 58 51 60 48 60 44 60 39 60 35 60 31 58 27 57 24 56 21 53 18 51 16 49 14 46 13 43 11 40 11 37 11 34 11 31 11 28 13 25 14 22 16 20 18 18 21 16 24 15 27 14 31 13 35 13 39 13 44 14 48 15 5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3"/>
            <draw:equation draw:name="f7" draw:formula="?f4 / 78"/>
            <draw:equation draw:name="f8" draw:formula="3 / ?f6"/>
            <draw:equation draw:name="f9" draw:formula="24 / ?f7"/>
            <draw:equation draw:name="f10" draw:formula="10 / ?f6"/>
            <draw:equation draw:name="f11" draw:formula="11 / ?f7"/>
            <draw:equation draw:name="f12" draw:formula="21 / ?f6"/>
            <draw:equation draw:name="f13" draw:formula="3 / ?f7"/>
            <draw:equation draw:name="f14" draw:formula="37 / ?f6"/>
            <draw:equation draw:name="f15" draw:formula="0 / ?f7"/>
            <draw:equation draw:name="f16" draw:formula="53 / ?f6"/>
            <draw:equation draw:name="f17" draw:formula="64 / ?f6"/>
            <draw:equation draw:name="f18" draw:formula="71 / ?f6"/>
            <draw:equation draw:name="f19" draw:formula="73 / ?f6"/>
            <draw:equation draw:name="f20" draw:formula="39 / ?f7"/>
            <draw:equation draw:name="f21" draw:formula="55 / ?f7"/>
            <draw:equation draw:name="f22" draw:formula="67 / ?f7"/>
            <draw:equation draw:name="f23" draw:formula="75 / ?f7"/>
            <draw:equation draw:name="f24" draw:formula="78 / ?f7"/>
            <draw:equation draw:name="f25" draw:formula="0 / ?f6"/>
            <draw:equation draw:name="f26" draw:formula="15 / ?f6"/>
            <draw:equation draw:name="f27" draw:formula="51 / ?f7"/>
            <draw:equation draw:name="f28" draw:formula="20 / ?f6"/>
            <draw:equation draw:name="f29" draw:formula="60 / ?f7"/>
            <draw:equation draw:name="f30" draw:formula="28 / ?f6"/>
            <draw:equation draw:name="f31" draw:formula="66 / ?f7"/>
            <draw:equation draw:name="f32" draw:formula="68 / ?f7"/>
            <draw:equation draw:name="f33" draw:formula="46 / ?f6"/>
            <draw:equation draw:name="f34" draw:formula="58 / ?f6"/>
            <draw:equation draw:name="f35" draw:formula="60 / ?f6"/>
            <draw:equation draw:name="f36" draw:formula="27 / ?f7"/>
            <draw:equation draw:name="f37" draw:formula="18 / ?f7"/>
            <draw:equation draw:name="f38" draw:formula="13 / ?f7"/>
            <draw:equation draw:name="f39" draw:formula="13 / ?f6"/>
            <draw:equation draw:name="f40" draw:formula="?f1 / ?f6"/>
            <draw:equation draw:name="f41" draw:formula="?f3 / ?f7"/>
          </draw:enhanced-geometry>
        </draw:custom-shape>
        <draw:custom-shape draw:name="Freeform 23" draw:style-name="Mgr14" draw:text-style-name="MP4" draw:layer="layout" svg:width="0.296cm" svg:height="0.215cm" svg:x="22.4cm" svg:y="18.272cm">
          <text:p/>
          <draw:enhanced-geometry svg:viewBox="0 0 106 77" draw:text-areas="?f8 ?f13 ?f50 ?f51" draw:glue-points="?f8 ?f9 ?f10 ?f9 ?f10 ?f11 ?f10 ?f11 ?f12 ?f13 ?f14 ?f15 ?f16 ?f11 ?f17 ?f15 ?f18 ?f13 ?f19 ?f20 ?f21 ?f22 ?f23 ?f24 ?f25 ?f26 ?f25 ?f27 ?f28 ?f27 ?f28 ?f29 ?f28 ?f30 ?f19 ?f31 ?f32 ?f24 ?f33 ?f34 ?f35 ?f31 ?f36 ?f37 ?f36 ?f27 ?f38 ?f27 ?f38 ?f29 ?f39 ?f30 ?f40 ?f41 ?f42 ?f24 ?f43 ?f34 ?f44 ?f11 ?f45 ?f46 ?f47 ?f48 ?f49 ?f37 ?f49 ?f27 ?f8 ?f27 ?f8 ?f9" draw:type="non-primitive" draw:enhanced-path="M 0 2 C 12 2 12 2 12 2 12 13 12 13 12 13 12 13 12 13 12 13 18 4 26 0 36 0 41 0 45 1 49 3 53 5 56 8 57 13 60 9 63 5 67 3 71 1 76 0 81 0 84 0 88 0 91 1 94 2 97 3 99 5 101 7 103 9 104 12 105 14 106 18 106 22 106 77 106 77 106 77 93 77 93 77 93 77 93 27 93 27 93 27 93 25 93 23 93 21 92 19 92 17 91 16 89 14 88 13 86 12 84 11 82 11 79 11 73 11 68 13 64 16 61 19 59 24 59 30 59 77 59 77 59 77 47 77 47 77 47 77 47 27 47 27 47 27 47 25 47 23 46 21 46 19 45 17 44 15 43 14 41 13 40 12 38 11 35 11 33 11 29 11 26 11 23 13 21 14 19 16 17 18 16 20 14 22 14 25 13 27 13 28 13 30 13 77 13 77 13 77 0 77 0 77 0 77 L 0 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
            <draw:equation draw:name="f7" draw:formula="?f4 / 77"/>
            <draw:equation draw:name="f8" draw:formula="0 / ?f6"/>
            <draw:equation draw:name="f9" draw:formula="2 / ?f7"/>
            <draw:equation draw:name="f10" draw:formula="12 / ?f6"/>
            <draw:equation draw:name="f11" draw:formula="13 / ?f7"/>
            <draw:equation draw:name="f12" draw:formula="36 / ?f6"/>
            <draw:equation draw:name="f13" draw:formula="0 / ?f7"/>
            <draw:equation draw:name="f14" draw:formula="49 / ?f6"/>
            <draw:equation draw:name="f15" draw:formula="3 / ?f7"/>
            <draw:equation draw:name="f16" draw:formula="57 / ?f6"/>
            <draw:equation draw:name="f17" draw:formula="67 / ?f6"/>
            <draw:equation draw:name="f18" draw:formula="81 / ?f6"/>
            <draw:equation draw:name="f19" draw:formula="91 / ?f6"/>
            <draw:equation draw:name="f20" draw:formula="1 / ?f7"/>
            <draw:equation draw:name="f21" draw:formula="99 / ?f6"/>
            <draw:equation draw:name="f22" draw:formula="5 / ?f7"/>
            <draw:equation draw:name="f23" draw:formula="104 / ?f6"/>
            <draw:equation draw:name="f24" draw:formula="12 / ?f7"/>
            <draw:equation draw:name="f25" draw:formula="106 / ?f6"/>
            <draw:equation draw:name="f26" draw:formula="22 / ?f7"/>
            <draw:equation draw:name="f27" draw:formula="77 / ?f7"/>
            <draw:equation draw:name="f28" draw:formula="93 / ?f6"/>
            <draw:equation draw:name="f29" draw:formula="27 / ?f7"/>
            <draw:equation draw:name="f30" draw:formula="21 / ?f7"/>
            <draw:equation draw:name="f31" draw:formula="16 / ?f7"/>
            <draw:equation draw:name="f32" draw:formula="86 / ?f6"/>
            <draw:equation draw:name="f33" draw:formula="79 / ?f6"/>
            <draw:equation draw:name="f34" draw:formula="11 / ?f7"/>
            <draw:equation draw:name="f35" draw:formula="64 / ?f6"/>
            <draw:equation draw:name="f36" draw:formula="59 / ?f6"/>
            <draw:equation draw:name="f37" draw:formula="30 / ?f7"/>
            <draw:equation draw:name="f38" draw:formula="47 / ?f6"/>
            <draw:equation draw:name="f39" draw:formula="46 / ?f6"/>
            <draw:equation draw:name="f40" draw:formula="44 / ?f6"/>
            <draw:equation draw:name="f41" draw:formula="15 / ?f7"/>
            <draw:equation draw:name="f42" draw:formula="40 / ?f6"/>
            <draw:equation draw:name="f43" draw:formula="33 / ?f6"/>
            <draw:equation draw:name="f44" draw:formula="23 / ?f6"/>
            <draw:equation draw:name="f45" draw:formula="17 / ?f6"/>
            <draw:equation draw:name="f46" draw:formula="18 / ?f7"/>
            <draw:equation draw:name="f47" draw:formula="14 / ?f6"/>
            <draw:equation draw:name="f48" draw:formula="25 / ?f7"/>
            <draw:equation draw:name="f49" draw:formula="13 / ?f6"/>
            <draw:equation draw:name="f50" draw:formula="?f1 / ?f6"/>
            <draw:equation draw:name="f51" draw:formula="?f3 / ?f7"/>
          </draw:enhanced-geometry>
        </draw:custom-shape>
        <draw:custom-shape draw:name="Freeform 24" draw:style-name="Mgr14" draw:text-style-name="MP4" draw:layer="layout" svg:width="0.292cm" svg:height="0.215cm" svg:x="22.747cm" svg:y="18.272cm">
          <text:p/>
          <draw:enhanced-geometry svg:viewBox="0 0 105 77" draw:text-areas="?f8 ?f14 ?f51 ?f52" draw:glue-points="?f8 ?f9 ?f10 ?f9 ?f10 ?f11 ?f12 ?f11 ?f13 ?f14 ?f15 ?f16 ?f17 ?f11 ?f18 ?f16 ?f19 ?f14 ?f20 ?f21 ?f22 ?f23 ?f24 ?f25 ?f26 ?f27 ?f26 ?f28 ?f29 ?f28 ?f29 ?f30 ?f31 ?f32 ?f20 ?f33 ?f34 ?f25 ?f35 ?f36 ?f37 ?f33 ?f38 ?f39 ?f38 ?f28 ?f40 ?f28 ?f40 ?f30 ?f41 ?f32 ?f42 ?f43 ?f44 ?f25 ?f45 ?f36 ?f46 ?f11 ?f47 ?f48 ?f49 ?f50 ?f12 ?f39 ?f12 ?f28 ?f8 ?f28 ?f8 ?f9" draw:type="non-primitive" draw:enhanced-path="M 0 2 C 11 2 11 2 11 2 11 13 11 13 11 13 12 13 12 13 12 13 17 4 25 0 36 0 40 0 45 1 48 3 52 5 55 8 56 13 59 9 62 5 66 3 71 1 75 0 80 0 84 0 87 0 90 1 93 2 96 3 98 5 100 7 102 9 103 12 104 14 105 18 105 22 105 77 105 77 105 77 93 77 93 77 93 77 93 27 93 27 93 27 93 25 92 23 92 21 92 19 91 17 90 16 89 14 87 13 85 12 84 11 81 11 78 11 72 11 67 13 64 16 60 19 59 24 59 30 59 77 59 77 59 77 46 77 46 77 46 77 46 27 46 27 46 27 46 25 46 23 45 21 45 19 44 17 43 15 42 14 41 13 39 12 37 11 35 11 32 11 28 11 25 11 23 13 20 14 18 16 17 18 15 20 14 22 13 25 12 27 12 28 12 30 12 77 12 77 12 77 0 77 0 77 0 77 L 0 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
            <draw:equation draw:name="f7" draw:formula="?f4 / 77"/>
            <draw:equation draw:name="f8" draw:formula="0 / ?f6"/>
            <draw:equation draw:name="f9" draw:formula="2 / ?f7"/>
            <draw:equation draw:name="f10" draw:formula="11 / ?f6"/>
            <draw:equation draw:name="f11" draw:formula="13 / ?f7"/>
            <draw:equation draw:name="f12" draw:formula="12 / ?f6"/>
            <draw:equation draw:name="f13" draw:formula="36 / ?f6"/>
            <draw:equation draw:name="f14" draw:formula="0 / ?f7"/>
            <draw:equation draw:name="f15" draw:formula="48 / ?f6"/>
            <draw:equation draw:name="f16" draw:formula="3 / ?f7"/>
            <draw:equation draw:name="f17" draw:formula="56 / ?f6"/>
            <draw:equation draw:name="f18" draw:formula="66 / ?f6"/>
            <draw:equation draw:name="f19" draw:formula="80 / ?f6"/>
            <draw:equation draw:name="f20" draw:formula="90 / ?f6"/>
            <draw:equation draw:name="f21" draw:formula="1 / ?f7"/>
            <draw:equation draw:name="f22" draw:formula="98 / ?f6"/>
            <draw:equation draw:name="f23" draw:formula="5 / ?f7"/>
            <draw:equation draw:name="f24" draw:formula="103 / ?f6"/>
            <draw:equation draw:name="f25" draw:formula="12 / ?f7"/>
            <draw:equation draw:name="f26" draw:formula="105 / ?f6"/>
            <draw:equation draw:name="f27" draw:formula="22 / ?f7"/>
            <draw:equation draw:name="f28" draw:formula="77 / ?f7"/>
            <draw:equation draw:name="f29" draw:formula="93 / ?f6"/>
            <draw:equation draw:name="f30" draw:formula="27 / ?f7"/>
            <draw:equation draw:name="f31" draw:formula="92 / ?f6"/>
            <draw:equation draw:name="f32" draw:formula="21 / ?f7"/>
            <draw:equation draw:name="f33" draw:formula="16 / ?f7"/>
            <draw:equation draw:name="f34" draw:formula="85 / ?f6"/>
            <draw:equation draw:name="f35" draw:formula="78 / ?f6"/>
            <draw:equation draw:name="f36" draw:formula="11 / ?f7"/>
            <draw:equation draw:name="f37" draw:formula="64 / ?f6"/>
            <draw:equation draw:name="f38" draw:formula="59 / ?f6"/>
            <draw:equation draw:name="f39" draw:formula="30 / ?f7"/>
            <draw:equation draw:name="f40" draw:formula="46 / ?f6"/>
            <draw:equation draw:name="f41" draw:formula="45 / ?f6"/>
            <draw:equation draw:name="f42" draw:formula="43 / ?f6"/>
            <draw:equation draw:name="f43" draw:formula="15 / ?f7"/>
            <draw:equation draw:name="f44" draw:formula="39 / ?f6"/>
            <draw:equation draw:name="f45" draw:formula="32 / ?f6"/>
            <draw:equation draw:name="f46" draw:formula="23 / ?f6"/>
            <draw:equation draw:name="f47" draw:formula="17 / ?f6"/>
            <draw:equation draw:name="f48" draw:formula="18 / ?f7"/>
            <draw:equation draw:name="f49" draw:formula="13 / ?f6"/>
            <draw:equation draw:name="f50" draw:formula="25 / ?f7"/>
            <draw:equation draw:name="f51" draw:formula="?f1 / ?f6"/>
            <draw:equation draw:name="f52" draw:formula="?f3 / ?f7"/>
          </draw:enhanced-geometry>
        </draw:custom-shape>
        <draw:custom-shape draw:name="Freeform 25" draw:style-name="Mgr14" draw:text-style-name="MP4" draw:layer="layout" svg:width="0.034cm" svg:height="0.29cm" svg:x="23.092cm" svg:y="18.196cm">
          <text:p/>
          <draw:enhanced-geometry svg:viewBox="0 0 29 246" draw:text-areas="?f10 ?f11 ?f14 ?f15" draw:glue-points="?f8 ?f9 ?f10 ?f9 ?f10 ?f11 ?f8 ?f11 ?f8 ?f9 ?f10 ?f12 ?f8 ?f12 ?f8 ?f13 ?f10 ?f13 ?f10 ?f12" draw:type="non-primitive" draw:enhanced-path="M 29 35 L 0 35 0 0 29 0 29 35 Z M 0 69 L 29 69 29 246 0 246 0 6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246"/>
            <draw:equation draw:name="f8" draw:formula="29 / ?f6"/>
            <draw:equation draw:name="f9" draw:formula="35 / ?f7"/>
            <draw:equation draw:name="f10" draw:formula="0 / ?f6"/>
            <draw:equation draw:name="f11" draw:formula="0 / ?f7"/>
            <draw:equation draw:name="f12" draw:formula="69 / ?f7"/>
            <draw:equation draw:name="f13" draw:formula="246 / ?f7"/>
            <draw:equation draw:name="f14" draw:formula="?f1 / ?f6"/>
            <draw:equation draw:name="f15" draw:formula="?f3 / ?f7"/>
          </draw:enhanced-geometry>
        </draw:custom-shape>
        <draw:custom-shape draw:name="Freeform 26" draw:style-name="Mgr14" draw:text-style-name="MP4" draw:layer="layout" svg:width="0.111cm" svg:height="0.274cm" svg:x="23.157cm" svg:y="18.213cm">
          <text:p/>
          <draw:enhanced-geometry svg:viewBox="0 0 40 98" draw:text-areas="?f29 ?f30 ?f31 ?f32" draw:glue-points="?f8 ?f9 ?f10 ?f9 ?f10 ?f11 ?f8 ?f11 ?f8 ?f12 ?f8 ?f13 ?f14 ?f15 ?f16 ?f17 ?f18 ?f17 ?f10 ?f17 ?f10 ?f19 ?f20 ?f19 ?f21 ?f22 ?f23 ?f24 ?f25 ?f26 ?f27 ?f28 ?f27 ?f11 ?f29 ?f11 ?f29 ?f9 ?f27 ?f9 ?f27 ?f30 ?f8 ?f30 ?f8 ?f9" draw:type="non-primitive" draw:enhanced-path="M 25 23 C 40 23 40 23 40 23 40 34 40 34 40 34 25 34 25 34 25 34 25 80 25 80 25 80 25 82 25 83 25 84 25 85 26 85 27 86 27 86 28 86 29 87 31 87 32 87 34 87 40 87 40 87 40 87 40 98 40 98 40 98 30 98 30 98 30 98 27 98 24 98 22 97 20 97 18 96 17 95 15 94 14 92 14 90 13 88 12 85 12 81 12 34 12 34 12 34 0 34 0 34 0 34 0 23 0 23 0 23 12 23 12 23 12 23 12 0 12 0 12 0 25 0 25 0 25 0 L 25 2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98"/>
            <draw:equation draw:name="f8" draw:formula="25 / ?f6"/>
            <draw:equation draw:name="f9" draw:formula="23 / ?f7"/>
            <draw:equation draw:name="f10" draw:formula="40 / ?f6"/>
            <draw:equation draw:name="f11" draw:formula="34 / ?f7"/>
            <draw:equation draw:name="f12" draw:formula="80 / ?f7"/>
            <draw:equation draw:name="f13" draw:formula="84 / ?f7"/>
            <draw:equation draw:name="f14" draw:formula="27 / ?f6"/>
            <draw:equation draw:name="f15" draw:formula="86 / ?f7"/>
            <draw:equation draw:name="f16" draw:formula="29 / ?f6"/>
            <draw:equation draw:name="f17" draw:formula="87 / ?f7"/>
            <draw:equation draw:name="f18" draw:formula="34 / ?f6"/>
            <draw:equation draw:name="f19" draw:formula="98 / ?f7"/>
            <draw:equation draw:name="f20" draw:formula="30 / ?f6"/>
            <draw:equation draw:name="f21" draw:formula="22 / ?f6"/>
            <draw:equation draw:name="f22" draw:formula="97 / ?f7"/>
            <draw:equation draw:name="f23" draw:formula="17 / ?f6"/>
            <draw:equation draw:name="f24" draw:formula="95 / ?f7"/>
            <draw:equation draw:name="f25" draw:formula="14 / ?f6"/>
            <draw:equation draw:name="f26" draw:formula="90 / ?f7"/>
            <draw:equation draw:name="f27" draw:formula="12 / ?f6"/>
            <draw:equation draw:name="f28" draw:formula="81 / ?f7"/>
            <draw:equation draw:name="f29" draw:formula="0 / ?f6"/>
            <draw:equation draw:name="f30" draw:formula="0 / ?f7"/>
            <draw:equation draw:name="f31" draw:formula="?f1 / ?f6"/>
            <draw:equation draw:name="f32" draw:formula="?f3 / ?f7"/>
          </draw:enhanced-geometry>
        </draw:custom-shape>
        <draw:custom-shape draw:name="Freeform 27" draw:style-name="Mgr14" draw:text-style-name="MP4" draw:layer="layout" svg:width="0.292cm" svg:height="0.215cm" svg:x="23.304cm" svg:y="18.272cm">
          <text:p/>
          <draw:enhanced-geometry svg:viewBox="0 0 105 77" draw:text-areas="?f8 ?f13 ?f49 ?f50" draw:glue-points="?f8 ?f9 ?f10 ?f9 ?f10 ?f11 ?f10 ?f11 ?f12 ?f13 ?f14 ?f15 ?f16 ?f11 ?f17 ?f15 ?f18 ?f13 ?f19 ?f20 ?f21 ?f22 ?f23 ?f24 ?f25 ?f26 ?f25 ?f27 ?f28 ?f27 ?f28 ?f29 ?f30 ?f31 ?f19 ?f32 ?f33 ?f24 ?f34 ?f35 ?f36 ?f32 ?f37 ?f38 ?f37 ?f27 ?f39 ?f27 ?f39 ?f29 ?f39 ?f31 ?f40 ?f41 ?f42 ?f24 ?f43 ?f35 ?f44 ?f11 ?f45 ?f46 ?f47 ?f48 ?f10 ?f38 ?f10 ?f27 ?f8 ?f27 ?f8 ?f9" draw:type="non-primitive" draw:enhanced-path="M 0 2 C 12 2 12 2 12 2 12 13 12 13 12 13 12 13 12 13 12 13 17 4 26 0 36 0 41 0 45 1 49 3 52 5 55 8 57 13 59 9 63 5 67 3 71 1 75 0 80 0 84 0 87 0 90 1 94 2 96 3 98 5 101 7 102 9 103 12 105 14 105 18 105 22 105 77 105 77 105 77 93 77 93 77 93 77 93 27 93 27 93 27 93 25 93 23 92 21 92 19 91 17 90 16 89 14 88 13 86 12 84 11 81 11 78 11 72 11 68 13 64 16 61 19 59 24 59 30 59 77 59 77 59 77 46 77 46 77 46 77 46 27 46 27 46 27 46 25 46 23 46 21 45 19 45 17 43 15 42 14 41 13 39 12 37 11 35 11 32 11 29 11 26 11 23 13 20 14 18 16 17 18 15 20 14 22 13 25 13 27 12 28 12 30 12 77 12 77 12 77 0 77 0 77 0 77 L 0 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
            <draw:equation draw:name="f7" draw:formula="?f4 / 77"/>
            <draw:equation draw:name="f8" draw:formula="0 / ?f6"/>
            <draw:equation draw:name="f9" draw:formula="2 / ?f7"/>
            <draw:equation draw:name="f10" draw:formula="12 / ?f6"/>
            <draw:equation draw:name="f11" draw:formula="13 / ?f7"/>
            <draw:equation draw:name="f12" draw:formula="36 / ?f6"/>
            <draw:equation draw:name="f13" draw:formula="0 / ?f7"/>
            <draw:equation draw:name="f14" draw:formula="49 / ?f6"/>
            <draw:equation draw:name="f15" draw:formula="3 / ?f7"/>
            <draw:equation draw:name="f16" draw:formula="57 / ?f6"/>
            <draw:equation draw:name="f17" draw:formula="67 / ?f6"/>
            <draw:equation draw:name="f18" draw:formula="80 / ?f6"/>
            <draw:equation draw:name="f19" draw:formula="90 / ?f6"/>
            <draw:equation draw:name="f20" draw:formula="1 / ?f7"/>
            <draw:equation draw:name="f21" draw:formula="98 / ?f6"/>
            <draw:equation draw:name="f22" draw:formula="5 / ?f7"/>
            <draw:equation draw:name="f23" draw:formula="103 / ?f6"/>
            <draw:equation draw:name="f24" draw:formula="12 / ?f7"/>
            <draw:equation draw:name="f25" draw:formula="105 / ?f6"/>
            <draw:equation draw:name="f26" draw:formula="22 / ?f7"/>
            <draw:equation draw:name="f27" draw:formula="77 / ?f7"/>
            <draw:equation draw:name="f28" draw:formula="93 / ?f6"/>
            <draw:equation draw:name="f29" draw:formula="27 / ?f7"/>
            <draw:equation draw:name="f30" draw:formula="92 / ?f6"/>
            <draw:equation draw:name="f31" draw:formula="21 / ?f7"/>
            <draw:equation draw:name="f32" draw:formula="16 / ?f7"/>
            <draw:equation draw:name="f33" draw:formula="86 / ?f6"/>
            <draw:equation draw:name="f34" draw:formula="78 / ?f6"/>
            <draw:equation draw:name="f35" draw:formula="11 / ?f7"/>
            <draw:equation draw:name="f36" draw:formula="64 / ?f6"/>
            <draw:equation draw:name="f37" draw:formula="59 / ?f6"/>
            <draw:equation draw:name="f38" draw:formula="30 / ?f7"/>
            <draw:equation draw:name="f39" draw:formula="46 / ?f6"/>
            <draw:equation draw:name="f40" draw:formula="43 / ?f6"/>
            <draw:equation draw:name="f41" draw:formula="15 / ?f7"/>
            <draw:equation draw:name="f42" draw:formula="39 / ?f6"/>
            <draw:equation draw:name="f43" draw:formula="32 / ?f6"/>
            <draw:equation draw:name="f44" draw:formula="23 / ?f6"/>
            <draw:equation draw:name="f45" draw:formula="17 / ?f6"/>
            <draw:equation draw:name="f46" draw:formula="18 / ?f7"/>
            <draw:equation draw:name="f47" draw:formula="13 / ?f6"/>
            <draw:equation draw:name="f48" draw:formula="25 / ?f7"/>
            <draw:equation draw:name="f49" draw:formula="?f1 / ?f6"/>
            <draw:equation draw:name="f50" draw:formula="?f3 / ?f7"/>
          </draw:enhanced-geometry>
        </draw:custom-shape>
        <draw:custom-shape draw:name="Freeform 28" draw:style-name="Mgr14" draw:text-style-name="MP4" draw:layer="layout" svg:width="0.196cm" svg:height="0.218cm" svg:x="23.636cm" svg:y="18.272cm">
          <text:p/>
          <draw:enhanced-geometry svg:viewBox="0 0 70 78" draw:text-areas="?f20 ?f26 ?f56 ?f57" draw:glue-points="?f8 ?f9 ?f10 ?f11 ?f12 ?f13 ?f14 ?f15 ?f16 ?f17 ?f18 ?f19 ?f20 ?f21 ?f18 ?f22 ?f23 ?f24 ?f14 ?f25 ?f12 ?f26 ?f27 ?f28 ?f29 ?f30 ?f8 ?f31 ?f32 ?f33 ?f34 ?f33 ?f35 ?f36 ?f37 ?f38 ?f39 ?f40 ?f41 ?f42 ?f43 ?f44 ?f45 ?f9 ?f8 ?f9 ?f45 ?f46 ?f47 ?f48 ?f49 ?f50 ?f51 ?f52 ?f53 ?f24 ?f39 ?f52 ?f54 ?f50 ?f55 ?f48 ?f34 ?f46 ?f45 ?f46" draw:type="non-primitive" draw:enhanced-path="M 68 53 C 67 61 63 68 57 72 52 76 45 78 36 78 30 78 25 77 21 76 16 74 12 71 9 67 6 64 4 60 3 55 1 50 0 45 0 39 0 33 1 28 3 23 5 19 7 14 10 11 13 7 17 5 21 3 26 1 30 0 36 0 42 0 48 1 52 4 57 7 60 10 63 15 65 19 67 23 68 28 69 34 70 38 70 43 13 43 13 43 13 43 13 46 14 49 14 52 15 55 17 58 19 60 21 62 23 64 26 66 29 67 33 68 37 68 42 68 46 66 49 64 53 62 55 58 56 53 L 68 53 Z M 56 32 C 56 29 56 26 54 24 53 21 52 19 50 17 48 15 46 14 43 12 41 11 38 11 35 11 32 11 29 11 26 12 24 14 21 15 20 17 18 19 16 21 15 24 14 26 13 29 13 32 L 56 3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
            <draw:equation draw:name="f7" draw:formula="?f4 / 78"/>
            <draw:equation draw:name="f8" draw:formula="68 / ?f6"/>
            <draw:equation draw:name="f9" draw:formula="53 / ?f7"/>
            <draw:equation draw:name="f10" draw:formula="57 / ?f6"/>
            <draw:equation draw:name="f11" draw:formula="72 / ?f7"/>
            <draw:equation draw:name="f12" draw:formula="36 / ?f6"/>
            <draw:equation draw:name="f13" draw:formula="78 / ?f7"/>
            <draw:equation draw:name="f14" draw:formula="21 / ?f6"/>
            <draw:equation draw:name="f15" draw:formula="76 / ?f7"/>
            <draw:equation draw:name="f16" draw:formula="9 / ?f6"/>
            <draw:equation draw:name="f17" draw:formula="67 / ?f7"/>
            <draw:equation draw:name="f18" draw:formula="3 / ?f6"/>
            <draw:equation draw:name="f19" draw:formula="55 / ?f7"/>
            <draw:equation draw:name="f20" draw:formula="0 / ?f6"/>
            <draw:equation draw:name="f21" draw:formula="39 / ?f7"/>
            <draw:equation draw:name="f22" draw:formula="23 / ?f7"/>
            <draw:equation draw:name="f23" draw:formula="10 / ?f6"/>
            <draw:equation draw:name="f24" draw:formula="11 / ?f7"/>
            <draw:equation draw:name="f25" draw:formula="3 / ?f7"/>
            <draw:equation draw:name="f26" draw:formula="0 / ?f7"/>
            <draw:equation draw:name="f27" draw:formula="52 / ?f6"/>
            <draw:equation draw:name="f28" draw:formula="4 / ?f7"/>
            <draw:equation draw:name="f29" draw:formula="63 / ?f6"/>
            <draw:equation draw:name="f30" draw:formula="15 / ?f7"/>
            <draw:equation draw:name="f31" draw:formula="28 / ?f7"/>
            <draw:equation draw:name="f32" draw:formula="70 / ?f6"/>
            <draw:equation draw:name="f33" draw:formula="43 / ?f7"/>
            <draw:equation draw:name="f34" draw:formula="13 / ?f6"/>
            <draw:equation draw:name="f35" draw:formula="14 / ?f6"/>
            <draw:equation draw:name="f36" draw:formula="52 / ?f7"/>
            <draw:equation draw:name="f37" draw:formula="19 / ?f6"/>
            <draw:equation draw:name="f38" draw:formula="60 / ?f7"/>
            <draw:equation draw:name="f39" draw:formula="26 / ?f6"/>
            <draw:equation draw:name="f40" draw:formula="66 / ?f7"/>
            <draw:equation draw:name="f41" draw:formula="37 / ?f6"/>
            <draw:equation draw:name="f42" draw:formula="68 / ?f7"/>
            <draw:equation draw:name="f43" draw:formula="49 / ?f6"/>
            <draw:equation draw:name="f44" draw:formula="64 / ?f7"/>
            <draw:equation draw:name="f45" draw:formula="56 / ?f6"/>
            <draw:equation draw:name="f46" draw:formula="32 / ?f7"/>
            <draw:equation draw:name="f47" draw:formula="54 / ?f6"/>
            <draw:equation draw:name="f48" draw:formula="24 / ?f7"/>
            <draw:equation draw:name="f49" draw:formula="50 / ?f6"/>
            <draw:equation draw:name="f50" draw:formula="17 / ?f7"/>
            <draw:equation draw:name="f51" draw:formula="43 / ?f6"/>
            <draw:equation draw:name="f52" draw:formula="12 / ?f7"/>
            <draw:equation draw:name="f53" draw:formula="35 / ?f6"/>
            <draw:equation draw:name="f54" draw:formula="20 / ?f6"/>
            <draw:equation draw:name="f55" draw:formula="15 / ?f6"/>
            <draw:equation draw:name="f56" draw:formula="?f1 / ?f6"/>
            <draw:equation draw:name="f57" draw:formula="?f3 / ?f7"/>
          </draw:enhanced-geometry>
        </draw:custom-shape>
        <draw:custom-shape draw:name="Freeform 29" draw:style-name="Mgr14" draw:text-style-name="MP4" draw:layer="layout" svg:width="0.173cm" svg:height="0.215cm" svg:x="23.865cm" svg:y="18.272cm">
          <text:p/>
          <draw:enhanced-geometry svg:viewBox="0 0 62 77" draw:text-areas="?f8 ?f16 ?f38 ?f39" draw:glue-points="?f8 ?f9 ?f10 ?f9 ?f10 ?f11 ?f12 ?f11 ?f13 ?f14 ?f15 ?f16 ?f17 ?f9 ?f18 ?f19 ?f20 ?f21 ?f22 ?f23 ?f22 ?f24 ?f25 ?f24 ?f25 ?f26 ?f27 ?f28 ?f29 ?f30 ?f31 ?f32 ?f33 ?f34 ?f35 ?f36 ?f12 ?f37 ?f12 ?f24 ?f8 ?f24 ?f8 ?f9" draw:type="non-primitive" draw:enhanced-path="M 0 2 C 11 2 11 2 11 2 11 14 11 14 11 14 12 14 12 14 12 14 14 9 18 5 22 3 26 1 31 0 36 0 41 0 45 1 48 2 52 3 54 5 56 8 58 10 60 13 61 16 61 20 62 23 62 27 62 77 62 77 62 77 50 77 50 77 50 77 50 26 50 26 50 26 50 21 48 18 45 15 43 12 39 11 34 11 31 11 27 11 24 13 22 14 19 15 18 17 16 20 14 22 13 25 13 28 12 31 12 34 12 77 12 77 12 77 0 77 0 77 0 77 L 0 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
            <draw:equation draw:name="f7" draw:formula="?f4 / 77"/>
            <draw:equation draw:name="f8" draw:formula="0 / ?f6"/>
            <draw:equation draw:name="f9" draw:formula="2 / ?f7"/>
            <draw:equation draw:name="f10" draw:formula="11 / ?f6"/>
            <draw:equation draw:name="f11" draw:formula="14 / ?f7"/>
            <draw:equation draw:name="f12" draw:formula="12 / ?f6"/>
            <draw:equation draw:name="f13" draw:formula="22 / ?f6"/>
            <draw:equation draw:name="f14" draw:formula="3 / ?f7"/>
            <draw:equation draw:name="f15" draw:formula="36 / ?f6"/>
            <draw:equation draw:name="f16" draw:formula="0 / ?f7"/>
            <draw:equation draw:name="f17" draw:formula="48 / ?f6"/>
            <draw:equation draw:name="f18" draw:formula="56 / ?f6"/>
            <draw:equation draw:name="f19" draw:formula="8 / ?f7"/>
            <draw:equation draw:name="f20" draw:formula="61 / ?f6"/>
            <draw:equation draw:name="f21" draw:formula="16 / ?f7"/>
            <draw:equation draw:name="f22" draw:formula="62 / ?f6"/>
            <draw:equation draw:name="f23" draw:formula="27 / ?f7"/>
            <draw:equation draw:name="f24" draw:formula="77 / ?f7"/>
            <draw:equation draw:name="f25" draw:formula="50 / ?f6"/>
            <draw:equation draw:name="f26" draw:formula="26 / ?f7"/>
            <draw:equation draw:name="f27" draw:formula="45 / ?f6"/>
            <draw:equation draw:name="f28" draw:formula="15 / ?f7"/>
            <draw:equation draw:name="f29" draw:formula="34 / ?f6"/>
            <draw:equation draw:name="f30" draw:formula="11 / ?f7"/>
            <draw:equation draw:name="f31" draw:formula="24 / ?f6"/>
            <draw:equation draw:name="f32" draw:formula="13 / ?f7"/>
            <draw:equation draw:name="f33" draw:formula="18 / ?f6"/>
            <draw:equation draw:name="f34" draw:formula="17 / ?f7"/>
            <draw:equation draw:name="f35" draw:formula="13 / ?f6"/>
            <draw:equation draw:name="f36" draw:formula="25 / ?f7"/>
            <draw:equation draw:name="f37" draw:formula="34 / ?f7"/>
            <draw:equation draw:name="f38" draw:formula="?f1 / ?f6"/>
            <draw:equation draw:name="f39" draw:formula="?f3 / ?f7"/>
          </draw:enhanced-geometry>
        </draw:custom-shape>
        <draw:custom-shape draw:name="Freeform 30" draw:style-name="Mgr14" draw:text-style-name="MP4" draw:layer="layout" svg:width="0.111cm" svg:height="0.274cm" svg:x="24.066cm" svg:y="18.213cm">
          <text:p/>
          <draw:enhanced-geometry svg:viewBox="0 0 40 98" draw:text-areas="?f29 ?f30 ?f31 ?f32" draw:glue-points="?f8 ?f9 ?f10 ?f9 ?f10 ?f11 ?f8 ?f11 ?f8 ?f12 ?f8 ?f13 ?f14 ?f15 ?f16 ?f17 ?f18 ?f17 ?f10 ?f17 ?f10 ?f19 ?f20 ?f19 ?f21 ?f22 ?f23 ?f24 ?f25 ?f26 ?f27 ?f28 ?f27 ?f11 ?f29 ?f11 ?f29 ?f9 ?f27 ?f9 ?f27 ?f30 ?f8 ?f30 ?f8 ?f9" draw:type="non-primitive" draw:enhanced-path="M 25 23 C 40 23 40 23 40 23 40 34 40 34 40 34 25 34 25 34 25 34 25 80 25 80 25 80 25 82 25 83 25 84 26 85 26 85 27 86 27 86 28 86 30 87 31 87 32 87 34 87 40 87 40 87 40 87 40 98 40 98 40 98 31 98 31 98 31 98 27 98 25 98 22 97 20 97 18 96 17 95 15 94 14 92 14 90 13 88 13 85 13 81 13 34 13 34 13 34 0 34 0 34 0 34 0 23 0 23 0 23 13 23 13 23 13 23 13 0 13 0 13 0 25 0 25 0 25 0 L 25 2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
            <draw:equation draw:name="f7" draw:formula="?f4 / 98"/>
            <draw:equation draw:name="f8" draw:formula="25 / ?f6"/>
            <draw:equation draw:name="f9" draw:formula="23 / ?f7"/>
            <draw:equation draw:name="f10" draw:formula="40 / ?f6"/>
            <draw:equation draw:name="f11" draw:formula="34 / ?f7"/>
            <draw:equation draw:name="f12" draw:formula="80 / ?f7"/>
            <draw:equation draw:name="f13" draw:formula="84 / ?f7"/>
            <draw:equation draw:name="f14" draw:formula="27 / ?f6"/>
            <draw:equation draw:name="f15" draw:formula="86 / ?f7"/>
            <draw:equation draw:name="f16" draw:formula="30 / ?f6"/>
            <draw:equation draw:name="f17" draw:formula="87 / ?f7"/>
            <draw:equation draw:name="f18" draw:formula="34 / ?f6"/>
            <draw:equation draw:name="f19" draw:formula="98 / ?f7"/>
            <draw:equation draw:name="f20" draw:formula="31 / ?f6"/>
            <draw:equation draw:name="f21" draw:formula="22 / ?f6"/>
            <draw:equation draw:name="f22" draw:formula="97 / ?f7"/>
            <draw:equation draw:name="f23" draw:formula="17 / ?f6"/>
            <draw:equation draw:name="f24" draw:formula="95 / ?f7"/>
            <draw:equation draw:name="f25" draw:formula="14 / ?f6"/>
            <draw:equation draw:name="f26" draw:formula="90 / ?f7"/>
            <draw:equation draw:name="f27" draw:formula="13 / ?f6"/>
            <draw:equation draw:name="f28" draw:formula="81 / ?f7"/>
            <draw:equation draw:name="f29" draw:formula="0 / ?f6"/>
            <draw:equation draw:name="f30" draw:formula="0 / ?f7"/>
            <draw:equation draw:name="f31" draw:formula="?f1 / ?f6"/>
            <draw:equation draw:name="f32" draw:formula="?f3 / ?f7"/>
          </draw:enhanced-geometry>
        </draw:custom-shape>
        <draw:custom-shape draw:name="Freeform 31" draw:style-name="Mgr14" draw:text-style-name="MP4" draw:layer="layout" svg:width="0.235cm" svg:height="0.235cm" svg:x="24.197cm" svg:y="18.166cm">
          <text:p/>
          <draw:enhanced-geometry svg:viewBox="0 0 84 84" draw:text-areas="?f25 ?f15 ?f69 ?f70" draw:glue-points="?f8 ?f9 ?f10 ?f11 ?f12 ?f13 ?f14 ?f15 ?f16 ?f13 ?f17 ?f11 ?f18 ?f9 ?f19 ?f20 ?f18 ?f21 ?f17 ?f22 ?f16 ?f23 ?f14 ?f24 ?f12 ?f23 ?f10 ?f22 ?f8 ?f21 ?f25 ?f20 ?f8 ?f9 ?f26 ?f27 ?f28 ?f29 ?f30 ?f31 ?f14 ?f32 ?f33 ?f31 ?f34 ?f29 ?f35 ?f27 ?f36 ?f20 ?f35 ?f37 ?f34 ?f38 ?f33 ?f39 ?f14 ?f40 ?f30 ?f39 ?f28 ?f38 ?f26 ?f37 ?f41 ?f20 ?f26 ?f27 ?f12 ?f42 ?f43 ?f42 ?f16 ?f44 ?f45 ?f46 ?f16 ?f47 ?f48 ?f49 ?f50 ?f51 ?f52 ?f51 ?f53 ?f54 ?f55 ?f54 ?f55 ?f51 ?f12 ?f51 ?f12 ?f42 ?f55 ?f56 ?f53 ?f56 ?f57 ?f56 ?f58 ?f59 ?f60 ?f61 ?f62 ?f63 ?f60 ?f64 ?f65 ?f9 ?f66 ?f67 ?f68 ?f67 ?f55 ?f67 ?f55 ?f56" draw:type="non-primitive" draw:enhanced-path="M 3 25 C 5 20 8 16 12 12 16 8 21 5 26 3 31 1 36 0 42 0 48 0 53 1 58 3 64 5 68 8 72 12 76 16 79 20 81 25 83 30 84 36 84 42 84 48 83 54 81 59 79 64 76 68 72 72 68 76 64 79 58 81 53 83 48 84 42 84 36 84 31 83 26 81 21 79 16 76 12 72 8 68 5 64 3 59 1 54 0 48 0 42 0 36 1 30 3 25 Z M 10 56 C 12 61 14 65 17 68 20 71 24 74 28 75 33 77 37 78 42 78 47 78 52 77 56 75 60 74 64 71 67 68 70 65 72 61 74 56 76 52 77 47 77 42 77 37 76 32 74 28 72 23 70 20 67 16 64 13 60 11 56 9 52 7 47 6 42 6 37 6 33 7 28 9 24 11 20 13 17 16 14 20 12 23 10 28 8 32 7 37 7 42 7 47 8 52 10 56 Z M 26 17 C 45 17 45 17 45 17 51 17 55 19 58 21 61 23 62 27 62 32 62 36 61 39 58 41 56 43 53 45 49 45 63 67 63 67 63 67 55 67 55 67 55 67 41 46 41 46 41 46 33 46 33 46 33 46 33 67 33 67 33 67 26 67 26 67 26 67 L 26 17 Z M 33 39 C 41 39 41 39 41 39 43 39 45 39 46 39 48 39 49 39 50 38 52 38 53 37 53 36 54 35 54 33 54 31 54 30 54 28 53 27 53 26 52 26 51 25 50 24 49 24 47 24 46 24 45 24 43 24 33 24 33 24 33 24 L 33 3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4"/>
            <draw:equation draw:name="f7" draw:formula="?f4 / 84"/>
            <draw:equation draw:name="f8" draw:formula="3 / ?f6"/>
            <draw:equation draw:name="f9" draw:formula="25 / ?f7"/>
            <draw:equation draw:name="f10" draw:formula="12 / ?f6"/>
            <draw:equation draw:name="f11" draw:formula="12 / ?f7"/>
            <draw:equation draw:name="f12" draw:formula="26 / ?f6"/>
            <draw:equation draw:name="f13" draw:formula="3 / ?f7"/>
            <draw:equation draw:name="f14" draw:formula="42 / ?f6"/>
            <draw:equation draw:name="f15" draw:formula="0 / ?f7"/>
            <draw:equation draw:name="f16" draw:formula="58 / ?f6"/>
            <draw:equation draw:name="f17" draw:formula="72 / ?f6"/>
            <draw:equation draw:name="f18" draw:formula="81 / ?f6"/>
            <draw:equation draw:name="f19" draw:formula="84 / ?f6"/>
            <draw:equation draw:name="f20" draw:formula="42 / ?f7"/>
            <draw:equation draw:name="f21" draw:formula="59 / ?f7"/>
            <draw:equation draw:name="f22" draw:formula="72 / ?f7"/>
            <draw:equation draw:name="f23" draw:formula="81 / ?f7"/>
            <draw:equation draw:name="f24" draw:formula="84 / ?f7"/>
            <draw:equation draw:name="f25" draw:formula="0 / ?f6"/>
            <draw:equation draw:name="f26" draw:formula="10 / ?f6"/>
            <draw:equation draw:name="f27" draw:formula="56 / ?f7"/>
            <draw:equation draw:name="f28" draw:formula="17 / ?f6"/>
            <draw:equation draw:name="f29" draw:formula="68 / ?f7"/>
            <draw:equation draw:name="f30" draw:formula="28 / ?f6"/>
            <draw:equation draw:name="f31" draw:formula="75 / ?f7"/>
            <draw:equation draw:name="f32" draw:formula="78 / ?f7"/>
            <draw:equation draw:name="f33" draw:formula="56 / ?f6"/>
            <draw:equation draw:name="f34" draw:formula="67 / ?f6"/>
            <draw:equation draw:name="f35" draw:formula="74 / ?f6"/>
            <draw:equation draw:name="f36" draw:formula="77 / ?f6"/>
            <draw:equation draw:name="f37" draw:formula="28 / ?f7"/>
            <draw:equation draw:name="f38" draw:formula="16 / ?f7"/>
            <draw:equation draw:name="f39" draw:formula="9 / ?f7"/>
            <draw:equation draw:name="f40" draw:formula="6 / ?f7"/>
            <draw:equation draw:name="f41" draw:formula="7 / ?f6"/>
            <draw:equation draw:name="f42" draw:formula="17 / ?f7"/>
            <draw:equation draw:name="f43" draw:formula="45 / ?f6"/>
            <draw:equation draw:name="f44" draw:formula="21 / ?f7"/>
            <draw:equation draw:name="f45" draw:formula="62 / ?f6"/>
            <draw:equation draw:name="f46" draw:formula="32 / ?f7"/>
            <draw:equation draw:name="f47" draw:formula="41 / ?f7"/>
            <draw:equation draw:name="f48" draw:formula="49 / ?f6"/>
            <draw:equation draw:name="f49" draw:formula="45 / ?f7"/>
            <draw:equation draw:name="f50" draw:formula="63 / ?f6"/>
            <draw:equation draw:name="f51" draw:formula="67 / ?f7"/>
            <draw:equation draw:name="f52" draw:formula="55 / ?f6"/>
            <draw:equation draw:name="f53" draw:formula="41 / ?f6"/>
            <draw:equation draw:name="f54" draw:formula="46 / ?f7"/>
            <draw:equation draw:name="f55" draw:formula="33 / ?f6"/>
            <draw:equation draw:name="f56" draw:formula="39 / ?f7"/>
            <draw:equation draw:name="f57" draw:formula="46 / ?f6"/>
            <draw:equation draw:name="f58" draw:formula="50 / ?f6"/>
            <draw:equation draw:name="f59" draw:formula="38 / ?f7"/>
            <draw:equation draw:name="f60" draw:formula="53 / ?f6"/>
            <draw:equation draw:name="f61" draw:formula="36 / ?f7"/>
            <draw:equation draw:name="f62" draw:formula="54 / ?f6"/>
            <draw:equation draw:name="f63" draw:formula="31 / ?f7"/>
            <draw:equation draw:name="f64" draw:formula="27 / ?f7"/>
            <draw:equation draw:name="f65" draw:formula="51 / ?f6"/>
            <draw:equation draw:name="f66" draw:formula="47 / ?f6"/>
            <draw:equation draw:name="f67" draw:formula="24 / ?f7"/>
            <draw:equation draw:name="f68" draw:formula="43 / ?f6"/>
            <draw:equation draw:name="f69" draw:formula="?f1 / ?f6"/>
            <draw:equation draw:name="f70" draw:formula="?f3 / ?f7"/>
          </draw:enhanced-geometry>
        </draw:custom-shape>
      </draw:g>
      <draw:frame draw:name="Title 1" presentation:style-name="Mpr39" draw:text-style-name="MP4" draw:layer="backgroundobjects" svg:width="22.917cm" svg:height="3.458cm" svg:x="1.248cm" svg:y="11.679cm" presentation:class="title">
        <draw:text-box>
          <text:p text:style-name="MP16"><text:span text:style-name="MT7">Click to edit Master </text:span><text:span text:style-name="MT7"><text:line-break/></text:span><text:span text:style-name="MT7">title style</text:span></text:p>
        </draw:text-box>
      </draw:frame>
      <draw:frame draw:name="Subtitle 2" presentation:style-name="Mpr40" draw:text-style-name="MP4" draw:layer="backgroundobjects" svg:width="16.337cm" svg:height="1.887cm" svg:x="1.244cm" svg:y="15.893cm" presentation:class="subtitle">
        <draw:text-box>
          <text:p text:style-name="MP16"><text:span text:style-name="MT8">Click to edit Master subtitle style</text:span></text:p>
        </draw:text-box>
      </draw:frame>
      <draw:frame draw:name="TextBox 19" draw:style-name="Mgr15" draw:text-style-name="MP18" draw:layer="backgroundobjects" svg:width="6.313cm" svg:height="0.951cm" svg:x="1.248cm" svg:y="18.099cm">
        <draw:text-box>
          <text:p text:style-name="MP17"><text:span text:style-name="MT9">© CGI Group Inc. CONFIDENTIAL</text:span></text:p>
        </draw:text-box>
      </draw:frame>
      <draw:frame draw:style-name="standard" draw:layer="backgroundobjects" svg:width="22.351cm" svg:height="11.299cm" svg:x="1.27cm" svg:y="4.457cm" presentation:class="outline" presentation:placeholder="true">
        <draw:text-box/>
      </draw:frame>
      <presentation:notes style:page-layout-name="PM0">
        <draw:frame draw:name="Header Placeholder 1" presentation:style-name="Mpr41" draw:text-style-name="MP4" draw:layer="backgroundobjects" svg:width="8.255cm" svg:height="1.27cm" svg:x="0cm" svg:y="0cm" presentation:class="header">
          <draw:text-box>
            <text:p/>
          </draw:text-box>
        </draw:frame>
        <draw:frame draw:name="Date Placeholder 2" presentation:style-name="Mpr41" draw:text-style-name="MP4" draw:layer="backgroundobjects" svg:width="8.255cm" svg:height="1.27cm" svg:x="10.791cm" svg:y="0cm" presentation:class="date-time">
          <draw:text-box>
            <text:p text:style-name="MP19"><text:span text:style-name="MT10"><text:date style:data-style-name="D1" text:date-value="2014-02-19">2/19/14</text:date></text:span></text:p>
          </draw:text-box>
        </draw:frame>
        <draw:page-thumbnail draw:name="Slide Image Placeholder 3" presentation:style-name="Default-title" draw:layer="backgroundobjects" svg:width="12.7cm" svg:height="9.525cm" svg:x="3.175cm" svg:y="1.905cm" presentation:class="page"/>
        <draw:frame draw:name="Notes Placeholder 4" presentation:style-name="Mpr42" draw:text-style-name="MP4" draw:layer="backgroundobjects" svg:width="15.24cm" svg:height="11.43cm" svg:x="1.905cm" svg:y="12.065cm" presentation:class="notes">
          <draw:text-box>
            <text:p text:style-name="MP16"><text:span text:style-name="MT10">Click to edit Master text styles</text:span></text:p>
            <text:list text:style-name="ML7">
              <text:list-item>
                <text:list>
                  <text:list-item>
                    <text:p text:style-name="MP20"><text:span text:style-name="MT10">Second level</text:span></text:p>
                    <text:list>
                      <text:list-item>
                        <text:p text:style-name="MP21"><text:span text:style-name="MT10">Third level</text:span></text:p>
                        <text:list>
                          <text:list-item>
                            <text:p text:style-name="MP22"><text:span text:style-name="MT10">Fourth level</text:span></text:p>
                            <text:list>
                              <text:list-item>
                                <text:p text:style-name="MP23"><text:span text:style-name="MT10">Fifth level</text:span></text:p>
                              </text:list-item>
                            </text:list>
                          </text:list-item>
                        </text:list>
                      </text:list-item>
                    </text:list>
                  </text:list-item>
                </text:list>
              </text:list-item>
            </text:list>
          </draw:text-box>
        </draw:frame>
        <draw:frame draw:name="Footer Placeholder 5" presentation:style-name="Mpr43" draw:text-style-name="MP4" draw:layer="backgroundobjects" svg:width="8.255cm" svg:height="1.27cm" svg:x="0cm" svg:y="24.126cm" presentation:class="footer">
          <draw:text-box>
            <text:p/>
          </draw:text-box>
        </draw:frame>
        <draw:frame draw:name="Slide Number Placeholder 6" presentation:style-name="Mpr43" draw:text-style-name="MP4" draw:layer="backgroundobjects" svg:width="8.255cm" svg:height="1.27cm" svg:x="10.791cm" svg:y="24.126cm" presentation:class="page-number">
          <draw:text-box>
            <text:p text:style-name="MP19"><text:span text:style-name="MT10"><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gent technology and grids</dc:title>
    <dc:subject>Agent technology and grids</dc:subject>
    <meta:initial-creator>Eduard Drenth</meta:initial-creator>
    <meta:creation-date>2009-11-27T10:20:22</meta:creation-date>
    <dc:creator>Eduard Drenth</dc:creator>
    <dc:date>2014-02-19T15:20:26.858661171</dc:date>
    <meta:editing-cycles>181</meta:editing-cycles>
    <meta:editing-duration>P3DT18H26M49S</meta:editing-duration>
    <meta:generator>LibreOffice/4.1.3.2$Linux_X86_64 LibreOffice_project/410m0$Build-2</meta:generator>
    <meta:document-statistic meta:object-count="428"/>
  </office:meta>
</office:document-meta>
</file>